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2.529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974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3.057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279cm"/>
    </style:style>
    <style:style style:name="co17" style:family="table-column">
      <style:table-column-properties fo:break-before="auto" style:column-width="1.836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2.447cm"/>
    </style:style>
    <style:style style:name="co21" style:family="table-column">
      <style:table-column-properties fo:break-before="auto" style:column-width="2.002cm"/>
    </style:style>
    <style:style style:name="co22" style:family="table-column">
      <style:table-column-properties fo:break-before="auto" style:column-width="2.91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2.641cm"/>
    </style:style>
    <style:style style:name="co25" style:family="table-column">
      <style:table-column-properties fo:break-before="auto" style:column-width="3.417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3.639cm"/>
    </style:style>
    <style:style style:name="co28" style:family="table-column">
      <style:table-column-properties fo:break-before="auto" style:column-width="3.584cm"/>
    </style:style>
    <style:style style:name="co29" style:family="table-column">
      <style:table-column-properties fo:break-before="auto" style:column-width="3.362cm"/>
    </style:style>
    <style:style style:name="co30" style:family="table-column">
      <style:table-column-properties fo:break-before="auto" style:column-width="3.667cm"/>
    </style:style>
    <style:style style:name="co31" style:family="table-column">
      <style:table-column-properties fo:break-before="auto" style:column-width="3.612cm"/>
    </style:style>
    <style:style style:name="co32" style:family="table-column">
      <style:table-column-properties fo:break-before="auto" style:column-width="4.417cm"/>
    </style:style>
    <style:style style:name="co33" style:family="table-column">
      <style:table-column-properties fo:break-before="auto" style:column-width="2.835cm"/>
    </style:style>
    <style:style style:name="co34" style:family="table-column">
      <style:table-column-properties fo:break-before="auto" style:column-width="3.833cm"/>
    </style:style>
    <style:style style:name="co35" style:family="table-column">
      <style:table-column-properties fo:break-before="auto" style:column-width="4.223cm"/>
    </style:style>
    <style:style style:name="co36" style:family="table-column">
      <style:table-column-properties fo:break-before="auto" style:column-width="3.806cm"/>
    </style:style>
    <style:style style:name="co37" style:family="table-column">
      <style:table-column-properties fo:break-before="auto" style:column-width="2.335cm"/>
    </style:style>
    <style:style style:name="co38" style:family="table-column">
      <style:table-column-properties fo:break-before="auto" style:column-width="2.558cm"/>
    </style:style>
    <style:style style:name="co39" style:family="table-column">
      <style:table-column-properties fo:break-before="auto" style:column-width="2.39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3.223cm"/>
    </style:style>
    <style:style style:name="co43" style:family="table-column">
      <style:table-column-properties fo:break-before="auto" style:column-width="3.14cm"/>
    </style:style>
    <style:style style:name="co44" style:family="table-column">
      <style:table-column-properties fo:break-before="auto" style:column-width="5.166cm"/>
    </style:style>
    <style:style style:name="co45" style:family="table-column">
      <style:table-column-properties fo:break-before="auto" style:column-width="2.475cm"/>
    </style:style>
    <style:style style:name="co46" style:family="table-column">
      <style:table-column-properties fo:break-before="auto" style:column-width="3.112cm"/>
    </style:style>
    <style:style style:name="co47" style:family="table-column">
      <style:table-column-properties fo:break-before="auto" style:column-width="4.112cm"/>
    </style:style>
    <style:style style:name="co48" style:family="table-column">
      <style:table-column-properties fo:break-before="auto" style:column-width="3.39cm"/>
    </style:style>
    <style:style style:name="co49" style:family="table-column">
      <style:table-column-properties fo:break-before="auto" style:column-width="2.946cm"/>
    </style:style>
    <style:style style:name="co50" style:family="table-column">
      <style:table-column-properties fo:break-before="auto" style:column-width="3.445cm"/>
    </style:style>
    <style:style style:name="co51" style:family="table-column">
      <style:table-column-properties fo:break-before="auto" style:column-width="2.141cm"/>
    </style:style>
    <style:style style:name="co52" style:family="table-column">
      <style:table-column-properties fo:break-before="auto" style:column-width="2.307cm"/>
    </style:style>
    <style:style style:name="co53" style:family="table-column">
      <style:table-column-properties fo:break-before="auto" style:column-width="2.501cm"/>
    </style:style>
    <style:style style:name="co54" style:family="table-column">
      <style:table-column-properties fo:break-before="auto" style:column-width="4.334cm"/>
    </style:style>
    <style:style style:name="co55" style:family="table-column">
      <style:table-column-properties fo:break-before="auto" style:column-width="3.251cm"/>
    </style:style>
    <style:style style:name="co56" style:family="table-column">
      <style:table-column-properties fo:break-before="auto" style:column-width="4.554cm"/>
    </style:style>
    <style:style style:name="co57" style:family="table-column">
      <style:table-column-properties fo:break-before="auto" style:column-width="2.08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75cm"/>
    </style:style>
    <style:style style:name="co60" style:family="table-column">
      <style:table-column-properties fo:break-before="auto" style:column-width="3.501cm"/>
    </style:style>
    <style:style style:name="co61" style:family="table-column">
      <style:table-column-properties fo:break-before="auto" style:column-width="2.612cm"/>
    </style:style>
    <style:style style:name="co62" style:family="table-column">
      <style:table-column-properties fo:break-before="auto" style:column-width="3.029cm"/>
    </style:style>
    <style:style style:name="co63" style:family="table-column">
      <style:table-column-properties fo:break-before="auto" style:column-width="4.389cm"/>
    </style:style>
    <style:style style:name="co64" style:family="table-column">
      <style:table-column-properties fo:break-before="auto" style:column-width="4.029cm"/>
    </style:style>
    <style:style style:name="co65" style:family="table-column">
      <style:table-column-properties fo:break-before="auto" style:column-width="3.196cm"/>
    </style:style>
    <style:style style:name="co66" style:family="table-column">
      <style:table-column-properties fo:break-before="auto" style:column-width="2.891cm"/>
    </style:style>
    <style:style style:name="co67" style:family="table-column">
      <style:table-column-properties fo:break-before="auto" style:column-width="2.03cm"/>
    </style:style>
    <style:style style:name="co68" style:family="table-column">
      <style:table-column-properties fo:break-before="auto" style:column-width="3.861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4.001cm"/>
    </style:style>
    <style:style style:name="co71" style:family="table-column">
      <style:table-column-properties fo:break-before="auto" style:column-width="3.695cm"/>
    </style:style>
    <style:style style:name="co72" style:family="table-column">
      <style:table-column-properties fo:break-before="auto" style:column-width="2.168cm"/>
    </style:style>
    <style:style style:name="co73" style:family="table-column">
      <style:table-column-properties fo:break-before="auto" style:column-width="2.224cm"/>
    </style:style>
    <style:style style:name="co74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6.1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2" style:apply-style-name="Sans_20_nom2" style:base-cell-address="Feuille1.G2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45" table:default-cell-style-name="Default"/>
        <table:table-column table:style-name="co2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54" table:default-cell-style-name="Default"/>
        <table:table-column table:style-name="co7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56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47" table:default-cell-style-name="Default"/>
        <table:table-column table:style-name="co2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58" table:default-cell-style-name="Default"/>
        <table:table-column table:style-name="co40" table:default-cell-style-name="Default"/>
        <table:table-column table:style-name="co2" table:default-cell-style-name="Default"/>
        <table:table-column table:style-name="co45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37" table:default-cell-style-name="Default"/>
        <table:table-column table:style-name="co59" table:default-cell-style-name="Default"/>
        <table:table-column table:style-name="co32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63" table:default-cell-style-name="Default"/>
        <table:table-column table:style-name="co7" table:default-cell-style-name="Default"/>
        <table:table-column table:style-name="co64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1" table:default-cell-style-name="Default"/>
        <table:table-column table:style-name="co66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9" table:default-cell-style-name="Default"/>
        <table:table-column table:style-name="co67" table:default-cell-style-name="Default"/>
        <table:table-column table:style-name="co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69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0" table:default-cell-style-name="Default"/>
        <table:table-column table:style-name="co65" table:default-cell-style-name="Default"/>
        <table:table-column table:style-name="co2" table:default-cell-style-name="Default"/>
        <table:table-column table:style-name="co38" table:default-cell-style-name="Default"/>
        <table:table-column table:style-name="co7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24" table:default-cell-style-name="Default"/>
        <table:table-column table:style-name="co60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71" table:default-cell-style-name="Default"/>
        <table:table-column table:style-name="co61" table:default-cell-style-name="Default"/>
        <table:table-column table:style-name="co4" table:default-cell-style-name="Default"/>
        <table:table-column table:style-name="co38" table:default-cell-style-name="Default"/>
        <table:table-column table:style-name="co7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pute</text:p>
          </table:table-cell>
          <table:table-cell office:value-type="string">
            <text:p>appeldes100</text:p>
          </table:table-cell>
          <table:table-cell office:value-type="string">
            <text:p>confiance</text:p>
          </table:table-cell>
          <table:table-cell office:value-type="string">
            <text:p>stabilite</text:p>
          </table:table-cell>
          <table:table-cell office:value-type="string">
            <text:p>PLFR</text:p>
          </table:table-cell>
          <table:table-cell office:value-type="string">
            <text:p>PLFRSS</text:p>
          </table:table-cell>
          <table:table-cell office:value-type="string">
            <text:p>appeldes200</text:p>
          </table:table-cell>
          <table:table-cell office:value-type="string">
            <text:p>confiance2</text:p>
          </table:table-cell>
          <table:table-cell office:value-type="string">
            <text:p>plfrecettes</text:p>
          </table:table-cell>
          <table:table-cell/>
          <table:table-cell office:value-type="string">
            <text:p>http://www.lejdd.fr/Politique/La-liste-des-90-frondeurs-du-PS-pour-un-nouveau-contrat-de-majorite-660292</text:p>
          </table:table-cell>
          <table:table-cell office:value-type="string">
            <text:p>Appel des 100 (0 : signataire ; 1 : pas signataire)</text:p>
          </table:table-cell>
          <table:table-cell/>
          <table:table-cell office:value-type="string">
            <text:p>http://www.assemblee-nationale.fr/14/scrutins/jo0785.asp</text:p>
          </table:table-cell>
          <table:table-cell office:value-type="string">
            <text:p>Vote de confiance (0 : abstention ; 1 : pour)</text:p>
          </table:table-cell>
          <table:table-cell/>
          <table:table-cell office:value-type="string">
            <text:p>http://www.assemblee-nationale.fr/14/scrutins/jo0786.asp</text:p>
          </table:table-cell>
          <table:table-cell office:value-type="string">
            <text:p>Programme stabilité budgétaire (0 : abstention ou contre ; 1 : pour)</text:p>
          </table:table-cell>
          <table:table-cell/>
          <table:table-cell office:value-type="string">
            <text:p>http://www.assemblee-nationale.fr/14/scrutins/jo0868.asp</text:p>
          </table:table-cell>
          <table:table-cell office:value-type="string">
            <text:p>PLFRSS (0 : abstention ou contre ; 1 : pour)</text:p>
          </table:table-cell>
          <table:table-cell/>
          <table:table-cell office:value-type="string">
            <text:p>http://www.assemblee-nationale.fr/14/scrutins/jo0849.asp</text:p>
          </table:table-cell>
          <table:table-cell office:value-type="string">
            <text:p>PLFR (0 : abstention ou contre ; 1 : pour)</text:p>
          </table:table-cell>
          <table:table-cell/>
          <table:table-cell office:value-type="string">
            <text:p>www.lemonde.fr/idees/article/2014/08/28/l-appel-des-200-deputes-socialistes-ni-godillots-ni-deloyaux_4477879_3232.html</text:p>
          </table:table-cell>
          <table:table-cell office:value-type="string">
            <text:p>Appel des 200 (0 : pas signataire ; 1 : signataire)</text:p>
          </table:table-cell>
          <table:table-cell/>
          <table:table-cell office:value-type="string">
            <text:p>http://www.assemblee-nationale.fr/14/scrutins/jo0901.asp</text:p>
          </table:table-cell>
          <table:table-cell office:value-type="string">
            <text:p>Vote de confiance 2</text:p>
          </table:table-cell>
          <table:table-cell/>
          <table:table-cell office:value-type="string">
            <text:p>http://www2.assemblee-nationale.fr/scrutins/detail/%28legislature%29/14/%28num%29/930</text:p>
          </table:table-cell>
          <table:table-cell office:value-type="string">
            <text:p>PLF Recettes</text:p>
          </table:table-cell>
          <table:table-cell table:number-columns-repeated="18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ain Calmette</text:p>
          </table:table-cell>
          <table:table-cell table:formula="of:=IF(ISNUMBER(VLOOKUP([.B2];[.$L$2:.$M$202];2;0));VLOOKUP([.B2];[.$L$2:.$M$202];2;0);1)" office:value-type="float" office:value="1">
            <text:p>1</text:p>
          </table:table-cell>
          <table:table-cell table:formula="of:=IF(ISNUMBER(VLOOKUP([.B2];[.$O$2:.$P$12];2;0));VLOOKUP([.B2];[.$O$2:.$P$12];2;0);1)" office:value-type="float" office:value="1">
            <text:p>1</text:p>
          </table:table-cell>
          <table:table-cell table:formula="of:=IF(ISNUMBER(VLOOKUP([.B2];[.$R$2:.$S$46];2;0));VLOOKUP([.B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];[.$U$2:.$V$100];2;0));VLOOKUP([.B2];[.$U$2:.$V$100];2;0);1)" office:value-type="float" office:value="1">
            <text:p>1</text:p>
          </table:table-cell>
          <table:table-cell table:formula="of:=IF(ISNUMBER(VLOOKUP([.B2];[.$AA$2:.$AB$302];2;0));VLOOKUP([.B2];[.$AA$2:.$AB$302];2;0);0)" office:value-type="float" office:value="1">
            <text:p>1</text:p>
          </table:table-cell>
          <table:table-cell table:formula="of:=IF(ISNUMBER(VLOOKUP([.B2];[.$AD$2:.$AE$33];2;0));VLOOKUP([.B2];[.$AD$2:.$AE$33];2;0);1)" office:value-type="float" office:value="1">
            <text:p>1</text:p>
          </table:table-cell>
          <table:table-cell table:formula="of:=IF(ISNUMBER(VLOOKUP([.B2];[.$AG$2:.$AH$41];2;0));VLOOKUP([.B2];[.$AG$2:.$AH$41];2;0);1)" office:value-type="float" office:value="1">
            <text:p>1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ain Calmet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ne-Lise Dufour-Toni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nne-Lise Dufour-Tonini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 Claeys</text:p>
          </table:table-cell>
          <table:table-cell table:formula="of:=IF(ISNUMBER(VLOOKUP([.B3];[.$L$2:.$M$202];2;0));VLOOKUP([.B3];[.$L$2:.$M$202];2;0);1)" office:value-type="float" office:value="1">
            <text:p>1</text:p>
          </table:table-cell>
          <table:table-cell table:formula="of:=IF(ISNUMBER(VLOOKUP([.B3];[.$O$2:.$P$12];2;0));VLOOKUP([.B3];[.$O$2:.$P$12];2;0);1)" office:value-type="float" office:value="1">
            <text:p>1</text:p>
          </table:table-cell>
          <table:table-cell table:formula="of:=IF(ISNUMBER(VLOOKUP([.B3];[.$R$2:.$S$46];2;0));VLOOKUP([.B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];[.$U$2:.$V$100];2;0));VLOOKUP([.B3];[.$U$2:.$V$100];2;0);1)" office:value-type="float" office:value="1">
            <text:p>1</text:p>
          </table:table-cell>
          <table:table-cell table:formula="of:=IF(ISNUMBER(VLOOKUP([.B3];[.$AA$2:.$AB$302];2;0));VLOOKUP([.B3];[.$AA$2:.$AB$302];2;0);0)" office:value-type="float" office:value="1">
            <text:p>1</text:p>
          </table:table-cell>
          <table:table-cell table:formula="of:=IF(ISNUMBER(VLOOKUP([.B3];[.$AD$2:.$AE$33];2;0));VLOOKUP([.B3];[.$AD$2:.$AE$33];2;0);1)" office:value-type="float" office:value="1">
            <text:p>1</text:p>
          </table:table-cell>
          <table:table-cell table:formula="of:=IF(ISNUMBER(VLOOKUP([.B3];[.$AG$2:.$AH$41];2;0));VLOOKUP([.B3];[.$AG$2:.$AH$41];2;0);1)" office:value-type="float" office:value="1">
            <text:p>1</text:p>
          </table:table-cell>
          <table:table-cell/>
          <table:table-cell office:value-type="string">
            <text:p>Audrey Linkenhel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Claey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rbara 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ain Fauré</text:p>
          </table:table-cell>
          <table:table-cell table:formula="of:=IF(ISNUMBER(VLOOKUP([.B4];[.$L$2:.$M$202];2;0));VLOOKUP([.B4];[.$L$2:.$M$202];2;0);1)" office:value-type="float" office:value="1">
            <text:p>1</text:p>
          </table:table-cell>
          <table:table-cell table:formula="of:=IF(ISNUMBER(VLOOKUP([.B4];[.$O$2:.$P$12];2;0));VLOOKUP([.B4];[.$O$2:.$P$12];2;0);1)" office:value-type="float" office:value="1">
            <text:p>1</text:p>
          </table:table-cell>
          <table:table-cell table:formula="of:=IF(ISNUMBER(VLOOKUP([.B4];[.$R$2:.$S$46];2;0));VLOOKUP([.B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];[.$U$2:.$V$100];2;0));VLOOKUP([.B4];[.$U$2:.$V$100];2;0);1)" office:value-type="float" office:value="1">
            <text:p>1</text:p>
          </table:table-cell>
          <table:table-cell table:formula="of:=IF(ISNUMBER(VLOOKUP([.B4];[.$AA$2:.$AB$302];2;0));VLOOKUP([.B4];[.$AA$2:.$AB$302];2;0);0)" office:value-type="float" office:value="1">
            <text:p>1</text:p>
          </table:table-cell>
          <table:table-cell table:formula="of:=IF(ISNUMBER(VLOOKUP([.B4];[.$AD$2:.$AE$33];2;0));VLOOKUP([.B4];[.$AD$2:.$AE$33];2;0);1)" office:value-type="float" office:value="1">
            <text:p>1</text:p>
          </table:table-cell>
          <table:table-cell table:formula="of:=IF(ISNUMBER(VLOOKUP([.B4];[.$AG$2:.$AH$41];2;0));VLOOKUP([.B4];[.$AG$2:.$AH$41];2;0);1)" office:value-type="float" office:value="1">
            <text:p>1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Fauré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urélie Filippetti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ain Rodet</text:p>
          </table:table-cell>
          <table:table-cell table:formula="of:=IF(ISNUMBER(VLOOKUP([.B5];[.$L$2:.$M$202];2;0));VLOOKUP([.B5];[.$L$2:.$M$202];2;0);1)" office:value-type="float" office:value="1">
            <text:p>1</text:p>
          </table:table-cell>
          <table:table-cell table:formula="of:=IF(ISNUMBER(VLOOKUP([.B5];[.$O$2:.$P$12];2;0));VLOOKUP([.B5];[.$O$2:.$P$12];2;0);1)" office:value-type="float" office:value="1">
            <text:p>1</text:p>
          </table:table-cell>
          <table:table-cell table:formula="of:=IF(ISNUMBER(VLOOKUP([.B5];[.$R$2:.$S$46];2;0));VLOOKUP([.B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];[.$U$2:.$V$100];2;0));VLOOKUP([.B5];[.$U$2:.$V$100];2;0);1)" office:value-type="float" office:value="1">
            <text:p>1</text:p>
          </table:table-cell>
          <table:table-cell table:formula="of:=IF(ISNUMBER(VLOOKUP([.B5];[.$AA$2:.$AB$302];2;0));VLOOKUP([.B5];[.$AA$2:.$AB$302];2;0);0)" office:value-type="float" office:value="1">
            <text:p>1</text:p>
          </table:table-cell>
          <table:table-cell table:formula="of:=IF(ISNUMBER(VLOOKUP([.B5];[.$AD$2:.$AE$33];2;0));VLOOKUP([.B5];[.$AD$2:.$AE$33];2;0);1)" office:value-type="float" office:value="1">
            <text:p>1</text:p>
          </table:table-cell>
          <table:table-cell table:formula="of:=IF(ISNUMBER(VLOOKUP([.B5];[.$AG$2:.$AH$41];2;0));VLOOKUP([.B5];[.$AG$2:.$AH$41];2;0);1)" office:value-type="float" office:value="1">
            <text:p>1</text:p>
          </table:table-cell>
          <table:table-cell/>
          <table:table-cell office:value-type="string">
            <text:p>Bernard Lesterl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phine Batho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d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 Romagnan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ain Rousset</text:p>
          </table:table-cell>
          <table:table-cell table:formula="of:=IF(ISNUMBER(VLOOKUP([.B6];[.$L$2:.$M$202];2;0));VLOOKUP([.B6];[.$L$2:.$M$202];2;0);1)" office:value-type="float" office:value="1">
            <text:p>1</text:p>
          </table:table-cell>
          <table:table-cell table:formula="of:=IF(ISNUMBER(VLOOKUP([.B6];[.$O$2:.$P$12];2;0));VLOOKUP([.B6];[.$O$2:.$P$12];2;0);1)" office:value-type="float" office:value="1">
            <text:p>1</text:p>
          </table:table-cell>
          <table:table-cell table:formula="of:=IF(ISNUMBER(VLOOKUP([.B6];[.$R$2:.$S$46];2;0));VLOOKUP([.B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];[.$U$2:.$V$100];2;0));VLOOKUP([.B6];[.$U$2:.$V$100];2;0);1)" office:value-type="float" office:value="1">
            <text:p>1</text:p>
          </table:table-cell>
          <table:table-cell table:formula="of:=IF(ISNUMBER(VLOOKUP([.B6];[.$AA$2:.$AB$302];2;0));VLOOKUP([.B6];[.$AA$2:.$AB$302];2;0);0)" office:value-type="float" office:value="1">
            <text:p>1</text:p>
          </table:table-cell>
          <table:table-cell table:formula="of:=IF(ISNUMBER(VLOOKUP([.B6];[.$AD$2:.$AE$33];2;0));VLOOKUP([.B6];[.$AD$2:.$AE$33];2;0);1)" office:value-type="float" office:value="1">
            <text:p>1</text:p>
          </table:table-cell>
          <table:table-cell table:formula="of:=IF(ISNUMBER(VLOOKUP([.B6];[.$AG$2:.$AH$41];2;0));VLOOKUP([.B6];[.$AG$2:.$AH$41];2;0);1)" office:value-type="float" office:value="1">
            <text:p>1</text:p>
          </table:table-cell>
          <table:table-cell/>
          <table:table-cell office:value-type="string">
            <text:p>Brigitte Bourguign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lain Rousse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oît Hamon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ain Vidalies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7];[.$U$2:.$V$100];2;0));VLOOKUP([.B7];[.$U$2:.$V$100];2;0);1)" office:value-type="float" office:value="1">
            <text:p>1</text:p>
          </table:table-cell>
          <table:table-cell table:formula="of:=IF(ISNUMBER(VLOOKUP([.B7];[.$AA$2:.$AB$302];2;0));VLOOKUP([.B7];[.$AA$2:.$AB$302];2;0);0)" office:value-type="float" office:value="0">
            <text:p>0</text:p>
          </table:table-cell>
          <table:table-cell table:formula="of:=IF(ISNUMBER(VLOOKUP([.B7];[.$AD$2:.$AE$33];2;0));VLOOKUP([.B7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herine Coute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Christine La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exis Bachelay</text:p>
          </table:table-cell>
          <table:table-cell table:formula="of:=IF(ISNUMBER(VLOOKUP([.B8];[.$L$2:.$M$202];2;0));VLOOKUP([.B8];[.$L$2:.$M$202];2;0);1)" office:value-type="float" office:value="1">
            <text:p>1</text:p>
          </table:table-cell>
          <table:table-cell table:formula="of:=IF(ISNUMBER(VLOOKUP([.B8];[.$O$2:.$P$12];2;0));VLOOKUP([.B8];[.$O$2:.$P$12];2;0);1)" office:value-type="float" office:value="1">
            <text:p>1</text:p>
          </table:table-cell>
          <table:table-cell table:formula="of:=IF(ISNUMBER(VLOOKUP([.B8];[.$R$2:.$S$46];2;0));VLOOKUP([.B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];[.$U$2:.$V$100];2;0));VLOOKUP([.B8];[.$U$2:.$V$100];2;0);1)" office:value-type="float" office:value="1">
            <text:p>1</text:p>
          </table:table-cell>
          <table:table-cell table:formula="of:=IF(ISNUMBER(VLOOKUP([.B8];[.$AA$2:.$AB$302];2;0));VLOOKUP([.B8];[.$AA$2:.$AB$302];2;0);0)" office:value-type="float" office:value="0">
            <text:p>0</text:p>
          </table:table-cell>
          <table:table-cell table:formula="of:=IF(ISNUMBER(VLOOKUP([.B8];[.$AD$2:.$AE$33];2;0));VLOOKUP([.B8];[.$AD$2:.$AE$33];2;0);1)" office:value-type="float" office:value="1">
            <text:p>1</text:p>
          </table:table-cell>
          <table:table-cell table:formula="of:=IF(ISNUMBER(VLOOKUP([.B8];[.$AG$2:.$AH$41];2;0));VLOOKUP([.B8];[.$AG$2:.$AH$41];2;0);1)" office:value-type="float" office:value="1">
            <text:p>1</text:p>
          </table:table-cell>
          <table:table-cell/>
          <table:table-cell office:value-type="string">
            <text:p>Catherine Lemo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Lise Dufour-Tonin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ne-Christine Lang</text:p>
          </table:table-cell>
          <table:table-cell table:formula="of:=IF(ISNUMBER(VLOOKUP([.B9];[.$L$2:.$M$202];2;0));VLOOKUP([.B9];[.$L$2:.$M$202];2;0);1)" office:value-type="float" office:value="1">
            <text:p>1</text:p>
          </table:table-cell>
          <table:table-cell table:formula="of:=IF(ISNUMBER(VLOOKUP([.B9];[.$O$2:.$P$12];2;0));VLOOKUP([.B9];[.$O$2:.$P$12];2;0);1)" office:value-type="float" office:value="1">
            <text:p>1</text:p>
          </table:table-cell>
          <table:table-cell table:formula="of:=IF(ISNUMBER(VLOOKUP([.B9];[.$R$2:.$S$46];2;0));VLOOKUP([.B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];[.$U$2:.$V$100];2;0));VLOOKUP([.B9];[.$U$2:.$V$100];2;0);1)" office:value-type="float" office:value="1">
            <text:p>1</text:p>
          </table:table-cell>
          <table:table-cell table:formula="of:=IF(ISNUMBER(VLOOKUP([.B9];[.$AA$2:.$AB$302];2;0));VLOOKUP([.B9];[.$AA$2:.$AB$302];2;0);0)" office:value-type="float" office:value="1">
            <text:p>1</text:p>
          </table:table-cell>
          <table:table-cell table:formula="of:=IF(ISNUMBER(VLOOKUP([.B9];[.$AD$2:.$AE$33];2;0));VLOOKUP([.B9];[.$AD$2:.$AE$33];2;0);1)" office:value-type="float" office:value="1">
            <text:p>1</text:p>
          </table:table-cell>
          <table:table-cell table:formula="of:=IF(ISNUMBER(VLOOKUP([.B9];[.$AG$2:.$AH$41];2;0));VLOOKUP([.B9];[.$AG$2:.$AH$41];2;0);1)" office:value-type="float" office:value="1">
            <text:p>1</text:p>
          </table:table-cell>
          <table:table-cell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e-Yvonne Le Da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ne-Lise Dufour-Tonini</text:p>
          </table:table-cell>
          <table:table-cell table:formula="of:=IF(ISNUMBER(VLOOKUP([.B10];[.$L$2:.$M$202];2;0));VLOOKUP([.B10];[.$L$2:.$M$202];2;0);1)" office:value-type="float" office:value="1">
            <text:p>1</text:p>
          </table:table-cell>
          <table:table-cell table:formula="of:=IF(ISNUMBER(VLOOKUP([.B10];[.$O$2:.$P$12];2;0));VLOOKUP([.B10];[.$O$2:.$P$12];2;0);1)" office:value-type="float" office:value="1">
            <text:p>1</text:p>
          </table:table-cell>
          <table:table-cell table:formula="of:=IF(ISNUMBER(VLOOKUP([.B10];[.$R$2:.$S$46];2;0));VLOOKUP([.B1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];[.$U$2:.$V$100];2;0));VLOOKUP([.B10];[.$U$2:.$V$100];2;0);1)" office:value-type="float" office:value="1">
            <text:p>1</text:p>
          </table:table-cell>
          <table:table-cell table:formula="of:=IF(ISNUMBER(VLOOKUP([.B10];[.$AA$2:.$AB$302];2;0));VLOOKUP([.B10];[.$AA$2:.$AB$302];2;0);0)" office:value-type="float" office:value="1">
            <text:p>1</text:p>
          </table:table-cell>
          <table:table-cell table:formula="of:=IF(ISNUMBER(VLOOKUP([.B10];[.$AD$2:.$AE$33];2;0));VLOOKUP([.B10];[.$AD$2:.$AE$33];2;0);1)" office:value-type="float" office:value="0">
            <text:p>0</text:p>
          </table:table-cell>
          <table:table-cell table:formula="of:=IF(ISNUMBER(VLOOKUP([.B10];[.$AG$2:.$AH$41];2;0));VLOOKUP([.B10];[.$AG$2:.$AH$41];2;0);1)"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 Lo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lphine Batho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ne-Yvonne Le Dain</text:p>
          </table:table-cell>
          <table:table-cell table:formula="of:=IF(ISNUMBER(VLOOKUP([.B11];[.$L$2:.$M$202];2;0));VLOOKUP([.B11];[.$L$2:.$M$202];2;0);1)" office:value-type="float" office:value="1">
            <text:p>1</text:p>
          </table:table-cell>
          <table:table-cell table:formula="of:=IF(ISNUMBER(VLOOKUP([.B11];[.$O$2:.$P$12];2;0));VLOOKUP([.B11];[.$O$2:.$P$12];2;0);1)" office:value-type="float" office:value="1">
            <text:p>1</text:p>
          </table:table-cell>
          <table:table-cell table:formula="of:=IF(ISNUMBER(VLOOKUP([.B11];[.$R$2:.$S$46];2;0));VLOOKUP([.B1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];[.$U$2:.$V$100];2;0));VLOOKUP([.B11];[.$U$2:.$V$100];2;0);1)" office:value-type="float" office:value="1">
            <text:p>1</text:p>
          </table:table-cell>
          <table:table-cell table:formula="of:=IF(ISNUMBER(VLOOKUP([.B11];[.$AA$2:.$AB$302];2;0));VLOOKUP([.B11];[.$AA$2:.$AB$302];2;0);0)" office:value-type="float" office:value="1">
            <text:p>1</text:p>
          </table:table-cell>
          <table:table-cell table:formula="of:=IF(ISNUMBER(VLOOKUP([.B11];[.$AD$2:.$AE$33];2;0));VLOOKUP([.B11];[.$AD$2:.$AE$33];2;0);1)" office:value-type="float" office:value="1">
            <text:p>1</text:p>
          </table:table-cell>
          <table:table-cell table:formula="of:=IF(ISNUMBER(VLOOKUP([.B11];[.$AG$2:.$AH$41];2;0));VLOOKUP([.B11];[.$AG$2:.$AH$41];2;0);1)" office:value-type="float" office:value="1">
            <text:p>1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ck Lepeti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nick Le Loch</text:p>
          </table:table-cell>
          <table:table-cell table:formula="of:=IF(ISNUMBER(VLOOKUP([.B12];[.$L$2:.$M$202];2;0));VLOOKUP([.B12];[.$L$2:.$M$202];2;0);1)" office:value-type="float" office:value="1">
            <text:p>1</text:p>
          </table:table-cell>
          <table:table-cell table:formula="of:=IF(ISNUMBER(VLOOKUP([.B12];[.$O$2:.$P$12];2;0));VLOOKUP([.B12];[.$O$2:.$P$12];2;0);1)" office:value-type="float" office:value="1">
            <text:p>1</text:p>
          </table:table-cell>
          <table:table-cell table:formula="of:=IF(ISNUMBER(VLOOKUP([.B12];[.$R$2:.$S$46];2;0));VLOOKUP([.B1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];[.$U$2:.$V$100];2;0));VLOOKUP([.B12];[.$U$2:.$V$100];2;0);1)" office:value-type="float" office:value="1">
            <text:p>1</text:p>
          </table:table-cell>
          <table:table-cell table:formula="of:=IF(ISNUMBER(VLOOKUP([.B12];[.$AA$2:.$AB$302];2;0));VLOOKUP([.B12];[.$AA$2:.$AB$302];2;0);0)" office:value-type="float" office:value="1">
            <text:p>1</text:p>
          </table:table-cell>
          <table:table-cell table:formula="of:=IF(ISNUMBER(VLOOKUP([.B12];[.$AD$2:.$AE$33];2;0));VLOOKUP([.B12];[.$AD$2:.$AE$33];2;0);1)" office:value-type="float" office:value="1">
            <text:p>1</text:p>
          </table:table-cell>
          <table:table-cell table:formula="of:=IF(ISNUMBER(VLOOKUP([.B12];[.$AG$2:.$AH$41];2;0));VLOOKUP([.B12];[.$AG$2:.$AH$41];2;0);1)" office:value-type="float" office:value="1">
            <text:p>1</text:p>
          </table:table-cell>
          <table:table-cell/>
          <table:table-cell office:value-type="string">
            <text:p>Christian Assa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nie Le Houér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ançois Lam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nnick Lepetit</text:p>
          </table:table-cell>
          <table:table-cell table:formula="of:=IF(ISNUMBER(VLOOKUP([.B13];[.$L$2:.$M$202];2;0));VLOOKUP([.B13];[.$L$2:.$M$202];2;0);1)" office:value-type="float" office:value="1">
            <text:p>1</text:p>
          </table:table-cell>
          <table:table-cell table:formula="of:=IF(ISNUMBER(VLOOKUP([.B13];[.$O$2:.$P$12];2;0));VLOOKUP([.B13];[.$O$2:.$P$12];2;0);1)" office:value-type="float" office:value="1">
            <text:p>1</text:p>
          </table:table-cell>
          <table:table-cell table:formula="of:=IF(ISNUMBER(VLOOKUP([.B13];[.$R$2:.$S$46];2;0));VLOOKUP([.B1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];[.$U$2:.$V$100];2;0));VLOOKUP([.B13];[.$U$2:.$V$100];2;0);1)" office:value-type="float" office:value="1">
            <text:p>1</text:p>
          </table:table-cell>
          <table:table-cell table:formula="of:=IF(ISNUMBER(VLOOKUP([.B13];[.$AA$2:.$AB$302];2;0));VLOOKUP([.B13];[.$AA$2:.$AB$302];2;0);0)" office:value-type="float" office:value="1">
            <text:p>1</text:p>
          </table:table-cell>
          <table:table-cell table:formula="of:=IF(ISNUMBER(VLOOKUP([.B13];[.$AD$2:.$AE$33];2;0));VLOOKUP([.B13];[.$AD$2:.$AE$33];2;0);1)" office:value-type="float" office:value="1">
            <text:p>1</text:p>
          </table:table-cell>
          <table:table-cell table:formula="of:=IF(ISNUMBER(VLOOKUP([.B13];[.$AG$2:.$AH$41];2;0));VLOOKUP([.B13];[.$AG$2:.$AH$41];2;0);1)" office:value-type="float" office:value="1">
            <text:p>1</text:p>
          </table:table-cell>
          <table:table-cell/>
          <table:table-cell office:value-type="string">
            <text:p>Christian Bata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mand Ju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nie Le Houérou</text:p>
          </table:table-cell>
          <table:table-cell table:formula="of:=IF(ISNUMBER(VLOOKUP([.B14];[.$L$2:.$M$202];2;0));VLOOKUP([.B14];[.$L$2:.$M$202];2;0);1)" office:value-type="float" office:value="1">
            <text:p>1</text:p>
          </table:table-cell>
          <table:table-cell table:formula="of:=IF(ISNUMBER(VLOOKUP([.B14];[.$O$2:.$P$12];2;0));VLOOKUP([.B14];[.$O$2:.$P$12];2;0);1)" office:value-type="float" office:value="1">
            <text:p>1</text:p>
          </table:table-cell>
          <table:table-cell table:formula="of:=IF(ISNUMBER(VLOOKUP([.B14];[.$R$2:.$S$46];2;0));VLOOKUP([.B1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];[.$U$2:.$V$100];2;0));VLOOKUP([.B14];[.$U$2:.$V$100];2;0);1)" office:value-type="float" office:value="1">
            <text:p>1</text:p>
          </table:table-cell>
          <table:table-cell table:formula="of:=IF(ISNUMBER(VLOOKUP([.B14];[.$AA$2:.$AB$302];2;0));VLOOKUP([.B14];[.$AA$2:.$AB$302];2;0);0)" office:value-type="float" office:value="1">
            <text:p>1</text:p>
          </table:table-cell>
          <table:table-cell table:formula="of:=IF(ISNUMBER(VLOOKUP([.B14];[.$AD$2:.$AE$33];2;0));VLOOKUP([.B14];[.$AD$2:.$AE$33];2;0);1)" office:value-type="float" office:value="1">
            <text:p>1</text:p>
          </table:table-cell>
          <table:table-cell table:formula="of:=IF(ISNUMBER(VLOOKUP([.B14];[.$AG$2:.$AH$41];2;0));VLOOKUP([.B14];[.$AG$2:.$AH$41];2;0);1)" office:value-type="float" office:value="1">
            <text:p>1</text:p>
          </table:table-cell>
          <table:table-cell/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éatrice Santa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mand Jung</text:p>
          </table:table-cell>
          <table:table-cell table:formula="of:=IF(ISNUMBER(VLOOKUP([.B15];[.$L$2:.$M$202];2;0));VLOOKUP([.B15];[.$L$2:.$M$202];2;0);1)" office:value-type="float" office:value="1">
            <text:p>1</text:p>
          </table:table-cell>
          <table:table-cell table:formula="of:=IF(ISNUMBER(VLOOKUP([.B15];[.$O$2:.$P$12];2;0));VLOOKUP([.B15];[.$O$2:.$P$12];2;0);1)" office:value-type="float" office:value="1">
            <text:p>1</text:p>
          </table:table-cell>
          <table:table-cell table:formula="of:=IF(ISNUMBER(VLOOKUP([.B15];[.$R$2:.$S$46];2;0));VLOOKUP([.B1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];[.$U$2:.$V$100];2;0));VLOOKUP([.B15];[.$U$2:.$V$100];2;0);1)" office:value-type="float" office:value="1">
            <text:p>1</text:p>
          </table:table-cell>
          <table:table-cell table:formula="of:=IF(ISNUMBER(VLOOKUP([.B15];[.$AA$2:.$AB$302];2;0));VLOOKUP([.B15];[.$AA$2:.$AB$302];2;0);0)" office:value-type="float" office:value="1">
            <text:p>1</text:p>
          </table:table-cell>
          <table:table-cell table:formula="of:=IF(ISNUMBER(VLOOKUP([.B15];[.$AD$2:.$AE$33];2;0));VLOOKUP([.B15];[.$AD$2:.$AE$33];2;0);1)" office:value-type="float" office:value="1">
            <text:p>1</text:p>
          </table:table-cell>
          <table:table-cell table:formula="of:=IF(ISNUMBER(VLOOKUP([.B15];[.$AG$2:.$AH$41];2;0));VLOOKUP([.B15];[.$AG$2:.$AH$41];2;0);1)" office:value-type="float" office:value="1">
            <text:p>1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lorence Delaun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dette Lacla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eneviève Gaillard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naud Leroy</text:p>
          </table:table-cell>
          <table:table-cell table:formula="of:=IF(ISNUMBER(VLOOKUP([.B16];[.$L$2:.$M$202];2;0));VLOOKUP([.B16];[.$L$2:.$M$202];2;0);1)" office:value-type="float" office:value="0">
            <text:p>0</text:p>
          </table:table-cell>
          <table:table-cell table:formula="of:=IF(ISNUMBER(VLOOKUP([.B16];[.$O$2:.$P$12];2;0));VLOOKUP([.B16];[.$O$2:.$P$12];2;0);1)" office:value-type="float" office:value="1">
            <text:p>1</text:p>
          </table:table-cell>
          <table:table-cell table:formula="of:=IF(ISNUMBER(VLOOKUP([.B16];[.$R$2:.$S$46];2;0));VLOOKUP([.B16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6];[.$U$2:.$V$100];2;0));VLOOKUP([.B16];[.$U$2:.$V$100];2;0);1)" office:value-type="float" office:value="0">
            <text:p>0</text:p>
          </table:table-cell>
          <table:table-cell table:formula="of:=IF(ISNUMBER(VLOOKUP([.B16];[.$AA$2:.$AB$302];2;0));VLOOKUP([.B16];[.$AA$2:.$AB$302];2;0);0)" office:value-type="float" office:value="0">
            <text:p>0</text:p>
          </table:table-cell>
          <table:table-cell table:formula="of:=IF(ISNUMBER(VLOOKUP([.B16];[.$AD$2:.$AE$33];2;0));VLOOKUP([.B16];[.$AD$2:.$AE$33];2;0);1)" office:value-type="float" office:value="1">
            <text:p>1</text:p>
          </table:table-cell>
          <table:table-cell table:formula="of:=IF(ISNUMBER(VLOOKUP([.B16];[.$AG$2:.$AH$41];2;0));VLOOKUP([.B16];[.$AG$2:.$AH$41];2;0);1)" office:value-type="float" office:value="0">
            <text:p>0</text:p>
          </table:table-cell>
          <table:table-cell/>
          <table:table-cell office:value-type="string">
            <text:p>Christophe Bouill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Lester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Luc Lauren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drey Linkenheld</text:p>
          </table:table-cell>
          <table:table-cell table:formula="of:=IF(ISNUMBER(VLOOKUP([.B17];[.$L$2:.$M$202];2;0));VLOOKUP([.B17];[.$L$2:.$M$202];2;0);1)" office:value-type="float" office:value="0">
            <text:p>0</text:p>
          </table:table-cell>
          <table:table-cell table:formula="of:=IF(ISNUMBER(VLOOKUP([.B17];[.$O$2:.$P$12];2;0));VLOOKUP([.B17];[.$O$2:.$P$12];2;0);1)" office:value-type="float" office:value="1">
            <text:p>1</text:p>
          </table:table-cell>
          <table:table-cell table:formula="of:=IF(ISNUMBER(VLOOKUP([.B17];[.$R$2:.$S$46];2;0));VLOOKUP([.B1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];[.$U$2:.$V$100];2;0));VLOOKUP([.B17];[.$U$2:.$V$100];2;0);1)" office:value-type="float" office:value="1">
            <text:p>1</text:p>
          </table:table-cell>
          <table:table-cell table:formula="of:=IF(ISNUMBER(VLOOKUP([.B17];[.$AA$2:.$AB$302];2;0));VLOOKUP([.B17];[.$AA$2:.$AB$302];2;0);0)" office:value-type="float" office:value="0">
            <text:p>0</text:p>
          </table:table-cell>
          <table:table-cell table:formula="of:=IF(ISNUMBER(VLOOKUP([.B17];[.$AD$2:.$AE$33];2;0));VLOOKUP([.B17];[.$AD$2:.$AE$33];2;0);1)" office:value-type="float" office:value="1">
            <text:p>1</text:p>
          </table:table-cell>
          <table:table-cell table:formula="of:=IF(ISNUMBER(VLOOKUP([.B17];[.$AG$2:.$AH$41];2;0));VLOOKUP([.B17];[.$AG$2:.$AH$41];2;0);1)" office:value-type="float" office:value="1">
            <text:p>1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rnard Rom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urélie Filippetti</text:p>
          </table:table-cell>
          <table:table-cell table:number-columns-repeated="7" office:value-type="float" office:value="2">
            <text:p>2</text:p>
          </table:table-cell>
          <table:table-cell table:formula="of:=IF(ISNUMBER(VLOOKUP([.B18];[.$AG$2:.$AH$41];2;0));VLOOKUP([.B18];[.$AG$2:.$AH$41];2;0);1)" office:value-type="float" office:value="0">
            <text:p>0</text:p>
          </table:table-cell>
          <table:table-cell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oinali Sa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rbara Romagnan</text:p>
          </table:table-cell>
          <table:table-cell table:formula="of:=IF(ISNUMBER(VLOOKUP([.B19];[.$L$2:.$M$202];2;0));VLOOKUP([.B19];[.$L$2:.$M$202];2;0);1)" office:value-type="float" office:value="1">
            <text:p>1</text:p>
          </table:table-cell>
          <table:table-cell table:formula="of:=IF(ISNUMBER(VLOOKUP([.B19];[.$O$2:.$P$12];2;0));VLOOKUP([.B19];[.$O$2:.$P$12];2;0);1)" office:value-type="float" office:value="1">
            <text:p>1</text:p>
          </table:table-cell>
          <table:table-cell table:formula="of:=IF(ISNUMBER(VLOOKUP([.B19];[.$R$2:.$S$46];2;0));VLOOKUP([.B1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];[.$U$2:.$V$100];2;0));VLOOKUP([.B19];[.$U$2:.$V$100];2;0);1)" office:value-type="float" office:value="1">
            <text:p>1</text:p>
          </table:table-cell>
          <table:table-cell table:formula="of:=IF(ISNUMBER(VLOOKUP([.B19];[.$AA$2:.$AB$302];2;0));VLOOKUP([.B19];[.$AA$2:.$AB$302];2;0);0)" office:value-type="float" office:value="0">
            <text:p>0</text:p>
          </table:table-cell>
          <table:table-cell table:formula="of:=IF(ISNUMBER(VLOOKUP([.B19];[.$AD$2:.$AE$33];2;0));VLOOKUP([.B19];[.$AD$2:.$AE$33];2;0);1)" office:value-type="float" office:value="0">
            <text:p>0</text:p>
          </table:table-cell>
          <table:table-cell table:formula="of:=IF(ISNUMBER(VLOOKUP([.B19];[.$AG$2:.$AH$41];2;0));VLOOKUP([.B19];[.$AG$2:.$AH$41];2;0);1)"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ntal Guitt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igitte Bourguign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Louis Bricout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éatrice Santais</text:p>
          </table:table-cell>
          <table:table-cell table:formula="of:=IF(ISNUMBER(VLOOKUP([.B20];[.$L$2:.$M$202];2;0));VLOOKUP([.B20];[.$L$2:.$M$202];2;0);1)" office:value-type="float" office:value="1">
            <text:p>1</text:p>
          </table:table-cell>
          <table:table-cell table:formula="of:=IF(ISNUMBER(VLOOKUP([.B20];[.$O$2:.$P$12];2;0));VLOOKUP([.B20];[.$O$2:.$P$12];2;0);1)" office:value-type="float" office:value="1">
            <text:p>1</text:p>
          </table:table-cell>
          <table:table-cell table:formula="of:=IF(ISNUMBER(VLOOKUP([.B20];[.$R$2:.$S$46];2;0));VLOOKUP([.B2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];[.$U$2:.$V$100];2;0));VLOOKUP([.B20];[.$U$2:.$V$100];2;0);1)" office:value-type="float" office:value="1">
            <text:p>1</text:p>
          </table:table-cell>
          <table:table-cell table:formula="of:=IF(ISNUMBER(VLOOKUP([.B20];[.$AA$2:.$AB$302];2;0));VLOOKUP([.B20];[.$AA$2:.$AB$302];2;0);0)" office:value-type="float" office:value="1">
            <text:p>1</text:p>
          </table:table-cell>
          <table:table-cell table:formula="of:=IF(ISNUMBER(VLOOKUP([.B20];[.$AD$2:.$AE$33];2;0));VLOOKUP([.B20];[.$AD$2:.$AE$33];2;0);1)" office:value-type="float" office:value="1">
            <text:p>1</text:p>
          </table:table-cell>
          <table:table-cell table:formula="of:=IF(ISNUMBER(VLOOKUP([.B20];[.$AG$2:.$AH$41];2;0));VLOOKUP([.B20];[.$AG$2:.$AH$41];2;0);1)" office:value-type="float" office:value="1">
            <text:p>1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runo Le Rou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noît Hamon</text:p>
          </table:table-cell>
          <table:table-cell table:number-columns-repeated="7" office:value-type="float" office:value="2">
            <text:p>2</text:p>
          </table:table-cell>
          <table:table-cell table:formula="of:=IF(ISNUMBER(VLOOKUP([.B21];[.$AG$2:.$AH$41];2;0));VLOOKUP([.B21];[.$AG$2:.$AH$41];2;0);1)" office:value-type="float" office:value="0">
            <text:p>0</text:p>
          </table:table-cell>
          <table:table-cell/>
          <table:table-cell office:value-type="string">
            <text:p>Dominique Potier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rlos Da Silv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rnadette Laclais</text:p>
          </table:table-cell>
          <table:table-cell table:formula="of:=IF(ISNUMBER(VLOOKUP([.B22];[.$L$2:.$M$202];2;0));VLOOKUP([.B22];[.$L$2:.$M$202];2;0);1)" office:value-type="float" office:value="1">
            <text:p>1</text:p>
          </table:table-cell>
          <table:table-cell table:formula="of:=IF(ISNUMBER(VLOOKUP([.B22];[.$O$2:.$P$12];2;0));VLOOKUP([.B22];[.$O$2:.$P$12];2;0);1)" office:value-type="float" office:value="1">
            <text:p>1</text:p>
          </table:table-cell>
          <table:table-cell table:formula="of:=IF(ISNUMBER(VLOOKUP([.B22];[.$R$2:.$S$46];2;0));VLOOKUP([.B2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];[.$U$2:.$V$100];2;0));VLOOKUP([.B22];[.$U$2:.$V$100];2;0);1)" office:value-type="float" office:value="1">
            <text:p>1</text:p>
          </table:table-cell>
          <table:table-cell table:formula="of:=IF(ISNUMBER(VLOOKUP([.B22];[.$AA$2:.$AB$302];2;0));VLOOKUP([.B22];[.$AA$2:.$AB$302];2;0);0)" office:value-type="float" office:value="1">
            <text:p>1</text:p>
          </table:table-cell>
          <table:table-cell table:formula="of:=IF(ISNUMBER(VLOOKUP([.B22];[.$AD$2:.$AE$33];2;0));VLOOKUP([.B22];[.$AD$2:.$AE$33];2;0);1)" office:value-type="float" office:value="1">
            <text:p>1</text:p>
          </table:table-cell>
          <table:table-cell table:formula="of:=IF(ISNUMBER(VLOOKUP([.B22];[.$AG$2:.$AH$41];2;0));VLOOKUP([.B22];[.$AG$2:.$AH$41];2;0);1)" office:value-type="float" office:value="1">
            <text:p>1</text:p>
          </table:table-cell>
          <table:table-cell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aniel Goldber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Beaubati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ernard Lesterlin</text:p>
          </table:table-cell>
          <table:table-cell table:formula="of:=IF(ISNUMBER(VLOOKUP([.B23];[.$L$2:.$M$202];2;0));VLOOKUP([.B23];[.$L$2:.$M$202];2;0);1)" office:value-type="float" office:value="0">
            <text:p>0</text:p>
          </table:table-cell>
          <table:table-cell table:formula="of:=IF(ISNUMBER(VLOOKUP([.B23];[.$O$2:.$P$12];2;0));VLOOKUP([.B23];[.$O$2:.$P$12];2;0);1)" office:value-type="float" office:value="1">
            <text:p>1</text:p>
          </table:table-cell>
          <table:table-cell table:formula="of:=IF(ISNUMBER(VLOOKUP([.B23];[.$R$2:.$S$46];2;0));VLOOKUP([.B2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];[.$U$2:.$V$100];2;0));VLOOKUP([.B23];[.$U$2:.$V$100];2;0);1)" office:value-type="float" office:value="1">
            <text:p>1</text:p>
          </table:table-cell>
          <table:table-cell table:formula="of:=IF(ISNUMBER(VLOOKUP([.B23];[.$AA$2:.$AB$302];2;0));VLOOKUP([.B23];[.$AA$2:.$AB$302];2;0);0)" office:value-type="float" office:value="1">
            <text:p>1</text:p>
          </table:table-cell>
          <table:table-cell table:formula="of:=IF(ISNUMBER(VLOOKUP([.B23];[.$AD$2:.$AE$33];2;0));VLOOKUP([.B23];[.$AD$2:.$AE$33];2;0);1)" office:value-type="float" office:value="1">
            <text:p>1</text:p>
          </table:table-cell>
          <table:table-cell table:formula="of:=IF(ISNUMBER(VLOOKUP([.B23];[.$AG$2:.$AH$41];2;0));VLOOKUP([.B23];[.$AG$2:.$AH$41];2;0);1)" office:value-type="float" office:value="1">
            <text:p>1</text:p>
          </table:table-cell>
          <table:table-cell/>
          <table:table-cell office:value-type="string">
            <text:p>Emmanuel Maur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Lemo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rnard Roman</text:p>
          </table:table-cell>
          <table:table-cell table:formula="of:=IF(ISNUMBER(VLOOKUP([.B24];[.$L$2:.$M$202];2;0));VLOOKUP([.B24];[.$L$2:.$M$202];2;0);1)" office:value-type="float" office:value="1">
            <text:p>1</text:p>
          </table:table-cell>
          <table:table-cell table:formula="of:=IF(ISNUMBER(VLOOKUP([.B24];[.$O$2:.$P$12];2;0));VLOOKUP([.B24];[.$O$2:.$P$12];2;0);1)" office:value-type="float" office:value="1">
            <text:p>1</text:p>
          </table:table-cell>
          <table:table-cell table:formula="of:=IF(ISNUMBER(VLOOKUP([.B24];[.$R$2:.$S$46];2;0));VLOOKUP([.B2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];[.$U$2:.$V$100];2;0));VLOOKUP([.B24];[.$U$2:.$V$100];2;0);1)" office:value-type="float" office:value="1">
            <text:p>1</text:p>
          </table:table-cell>
          <table:table-cell table:formula="of:=IF(ISNUMBER(VLOOKUP([.B24];[.$AA$2:.$AB$302];2;0));VLOOKUP([.B24];[.$AA$2:.$AB$302];2;0);0)" office:value-type="float" office:value="1">
            <text:p>1</text:p>
          </table:table-cell>
          <table:table-cell table:formula="of:=IF(ISNUMBER(VLOOKUP([.B24];[.$AD$2:.$AE$33];2;0));VLOOKUP([.B24];[.$AD$2:.$AE$33];2;0);1)" office:value-type="float" office:value="1">
            <text:p>1</text:p>
          </table:table-cell>
          <table:table-cell table:formula="of:=IF(ISNUMBER(VLOOKUP([.B24];[.$AG$2:.$AH$41];2;0));VLOOKUP([.B24];[.$AG$2:.$AH$41];2;0);1)" office:value-type="float" office:value="1">
            <text:p>1</text:p>
          </table:table-cell>
          <table:table-cell/>
          <table:table-cell office:value-type="string">
            <text:p>Éric Jalt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Quéré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rie-Françoise Bechte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oinali Said</text:p>
          </table:table-cell>
          <table:table-cell table:formula="of:=IF(ISNUMBER(VLOOKUP([.B25];[.$L$2:.$M$202];2;0));VLOOKUP([.B25];[.$L$2:.$M$202];2;0);1)" office:value-type="float" office:value="1">
            <text:p>1</text:p>
          </table:table-cell>
          <table:table-cell table:formula="of:=IF(ISNUMBER(VLOOKUP([.B25];[.$O$2:.$P$12];2;0));VLOOKUP([.B25];[.$O$2:.$P$12];2;0);1)" office:value-type="float" office:value="1">
            <text:p>1</text:p>
          </table:table-cell>
          <table:table-cell table:formula="of:=IF(ISNUMBER(VLOOKUP([.B25];[.$R$2:.$S$46];2;0));VLOOKUP([.B2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];[.$U$2:.$V$100];2;0));VLOOKUP([.B25];[.$U$2:.$V$100];2;0);1)" office:value-type="float" office:value="1">
            <text:p>1</text:p>
          </table:table-cell>
          <table:table-cell table:formula="of:=IF(ISNUMBER(VLOOKUP([.B25];[.$AA$2:.$AB$302];2;0));VLOOKUP([.B25];[.$AA$2:.$AB$302];2;0);0)" office:value-type="float" office:value="1">
            <text:p>1</text:p>
          </table:table-cell>
          <table:table-cell table:formula="of:=IF(ISNUMBER(VLOOKUP([.B25];[.$AD$2:.$AE$33];2;0));VLOOKUP([.B25];[.$AD$2:.$AE$33];2;0);1)" office:value-type="float" office:value="1">
            <text:p>1</text:p>
          </table:table-cell>
          <table:table-cell table:formula="of:=IF(ISNUMBER(VLOOKUP([.B25];[.$AG$2:.$AH$41];2;0));VLOOKUP([.B25];[.$AG$2:.$AH$41];2;0);1)" office:value-type="float" office:value="1">
            <text:p>1</text:p>
          </table:table-cell>
          <table:table-cell/>
          <table:table-cell office:value-type="string">
            <text:p>Fanélie Carrey-Cont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dith Gueugneau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igitte Bourguignon</text:p>
          </table:table-cell>
          <table:table-cell table:formula="of:=IF(ISNUMBER(VLOOKUP([.B26];[.$L$2:.$M$202];2;0));VLOOKUP([.B26];[.$L$2:.$M$202];2;0);1)" office:value-type="float" office:value="0">
            <text:p>0</text:p>
          </table:table-cell>
          <table:table-cell table:formula="of:=IF(ISNUMBER(VLOOKUP([.B26];[.$O$2:.$P$12];2;0));VLOOKUP([.B26];[.$O$2:.$P$12];2;0);1)" office:value-type="float" office:value="1">
            <text:p>1</text:p>
          </table:table-cell>
          <table:table-cell table:formula="of:=IF(ISNUMBER(VLOOKUP([.B26];[.$R$2:.$S$46];2;0));VLOOKUP([.B2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];[.$U$2:.$V$100];2;0));VLOOKUP([.B26];[.$U$2:.$V$100];2;0);1)" office:value-type="float" office:value="1">
            <text:p>1</text:p>
          </table:table-cell>
          <table:table-cell table:formula="of:=IF(ISNUMBER(VLOOKUP([.B26];[.$AA$2:.$AB$302];2;0));VLOOKUP([.B26];[.$AA$2:.$AB$302];2;0);0)" office:value-type="float" office:value="1">
            <text:p>1</text:p>
          </table:table-cell>
          <table:table-cell table:formula="of:=IF(ISNUMBER(VLOOKUP([.B26];[.$AD$2:.$AE$33];2;0));VLOOKUP([.B26];[.$AD$2:.$AE$33];2;0);1)" office:value-type="float" office:value="1">
            <text:p>1</text:p>
          </table:table-cell>
          <table:table-cell table:formula="of:=IF(ISNUMBER(VLOOKUP([.B26];[.$AG$2:.$AH$41];2;0));VLOOKUP([.B26];[.$AG$2:.$AH$41];2;0);1)" office:value-type="float" office:value="1">
            <text:p>1</text:p>
          </table:table-cell>
          <table:table-cell/>
          <table:table-cell office:value-type="string">
            <text:p>François Kalf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écile Unterma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runo Le Roux</text:p>
          </table:table-cell>
          <table:table-cell table:formula="of:=IF(ISNUMBER(VLOOKUP([.B27];[.$L$2:.$M$202];2;0));VLOOKUP([.B27];[.$L$2:.$M$202];2;0);1)" office:value-type="float" office:value="1">
            <text:p>1</text:p>
          </table:table-cell>
          <table:table-cell table:formula="of:=IF(ISNUMBER(VLOOKUP([.B27];[.$O$2:.$P$12];2;0));VLOOKUP([.B27];[.$O$2:.$P$12];2;0);1)" office:value-type="float" office:value="1">
            <text:p>1</text:p>
          </table:table-cell>
          <table:table-cell table:formula="of:=IF(ISNUMBER(VLOOKUP([.B27];[.$R$2:.$S$46];2;0));VLOOKUP([.B2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];[.$U$2:.$V$100];2;0));VLOOKUP([.B27];[.$U$2:.$V$100];2;0);1)" office:value-type="float" office:value="1">
            <text:p>1</text:p>
          </table:table-cell>
          <table:table-cell table:formula="of:=IF(ISNUMBER(VLOOKUP([.B27];[.$AA$2:.$AB$302];2;0));VLOOKUP([.B27];[.$AA$2:.$AB$302];2;0);0)" office:value-type="float" office:value="1">
            <text:p>1</text:p>
          </table:table-cell>
          <table:table-cell table:formula="of:=IF(ISNUMBER(VLOOKUP([.B27];[.$AD$2:.$AE$33];2;0));VLOOKUP([.B27];[.$AD$2:.$AE$33];2;0);1)" office:value-type="float" office:value="1">
            <text:p>1</text:p>
          </table:table-cell>
          <table:table-cell table:formula="of:=IF(ISNUMBER(VLOOKUP([.B27];[.$AG$2:.$AH$41];2;0));VLOOKUP([.B27];[.$AG$2:.$AH$41];2;0);1)" office:value-type="float" office:value="1">
            <text:p>1</text:p>
          </table:table-cell>
          <table:table-cell/>
          <table:table-cell office:value-type="string">
            <text:p>Geneviève Gai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ynesse Khiroun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antal Berthelo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rlos Da Silva</text:p>
          </table:table-cell>
          <table:table-cell table:formula="of:=IF(ISNUMBER(VLOOKUP([.B28];[.$L$2:.$M$202];2;0));VLOOKUP([.B28];[.$L$2:.$M$202];2;0);1)" office:value-type="float" office:value="1">
            <text:p>1</text:p>
          </table:table-cell>
          <table:table-cell table:formula="of:=IF(ISNUMBER(VLOOKUP([.B28];[.$O$2:.$P$12];2;0));VLOOKUP([.B28];[.$O$2:.$P$12];2;0);1)" office:value-type="float" office:value="1">
            <text:p>1</text:p>
          </table:table-cell>
          <table:table-cell table:formula="of:=IF(ISNUMBER(VLOOKUP([.B28];[.$R$2:.$S$46];2;0));VLOOKUP([.B2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];[.$U$2:.$V$100];2;0));VLOOKUP([.B28];[.$U$2:.$V$100];2;0);1)" office:value-type="float" office:value="1">
            <text:p>1</text:p>
          </table:table-cell>
          <table:table-cell table:formula="of:=IF(ISNUMBER(VLOOKUP([.B28];[.$AA$2:.$AB$302];2;0));VLOOKUP([.B28];[.$AA$2:.$AB$302];2;0);0)" office:value-type="float" office:value="1">
            <text:p>1</text:p>
          </table:table-cell>
          <table:table-cell table:formula="of:=IF(ISNUMBER(VLOOKUP([.B28];[.$AD$2:.$AE$33];2;0));VLOOKUP([.B28];[.$AD$2:.$AE$33];2;0);1)" office:value-type="float" office:value="1">
            <text:p>1</text:p>
          </table:table-cell>
          <table:table-cell table:formula="of:=IF(ISNUMBER(VLOOKUP([.B28];[.$AG$2:.$AH$41];2;0));VLOOKUP([.B28];[.$AG$2:.$AH$41];2;0);1)" office:value-type="float" office:value="1">
            <text:p>1</text:p>
          </table:table-cell>
          <table:table-cell/>
          <table:table-cell office:value-type="string">
            <text:p>Gérard Bap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Léon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Franquevill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therine Beaubatie</text:p>
          </table:table-cell>
          <table:table-cell table:formula="of:=IF(ISNUMBER(VLOOKUP([.B29];[.$L$2:.$M$202];2;0));VLOOKUP([.B29];[.$L$2:.$M$202];2;0);1)" office:value-type="float" office:value="1">
            <text:p>1</text:p>
          </table:table-cell>
          <table:table-cell table:formula="of:=IF(ISNUMBER(VLOOKUP([.B29];[.$O$2:.$P$12];2;0));VLOOKUP([.B29];[.$O$2:.$P$12];2;0);1)" office:value-type="float" office:value="1">
            <text:p>1</text:p>
          </table:table-cell>
          <table:table-cell table:formula="of:=IF(ISNUMBER(VLOOKUP([.B29];[.$R$2:.$S$46];2;0));VLOOKUP([.B2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];[.$U$2:.$V$100];2;0));VLOOKUP([.B29];[.$U$2:.$V$100];2;0);1)" office:value-type="float" office:value="1">
            <text:p>1</text:p>
          </table:table-cell>
          <table:table-cell table:formula="of:=IF(ISNUMBER(VLOOKUP([.B29];[.$AA$2:.$AB$302];2;0));VLOOKUP([.B29];[.$AA$2:.$AB$302];2;0);0)" office:value-type="float" office:value="1">
            <text:p>1</text:p>
          </table:table-cell>
          <table:table-cell table:formula="of:=IF(ISNUMBER(VLOOKUP([.B29];[.$AD$2:.$AE$33];2;0));VLOOKUP([.B29];[.$AD$2:.$AE$33];2;0);1)" office:value-type="float" office:value="1">
            <text:p>1</text:p>
          </table:table-cell>
          <table:table-cell table:formula="of:=IF(ISNUMBER(VLOOKUP([.B29];[.$AG$2:.$AH$41];2;0));VLOOKUP([.B29];[.$AG$2:.$AH$41];2;0);1)" office:value-type="float" office:value="1">
            <text:p>1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rnaud Lero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ne Pires Beau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therine Coutelle</text:p>
          </table:table-cell>
          <table:table-cell table:formula="of:=IF(ISNUMBER(VLOOKUP([.B30];[.$L$2:.$M$202];2;0));VLOOKUP([.B30];[.$L$2:.$M$202];2;0);1)" office:value-type="float" office:value="0">
            <text:p>0</text:p>
          </table:table-cell>
          <table:table-cell table:formula="of:=IF(ISNUMBER(VLOOKUP([.B30];[.$O$2:.$P$12];2;0));VLOOKUP([.B30];[.$O$2:.$P$12];2;0);1)" office:value-type="float" office:value="1">
            <text:p>1</text:p>
          </table:table-cell>
          <table:table-cell table:formula="of:=IF(ISNUMBER(VLOOKUP([.B30];[.$R$2:.$S$46];2;0));VLOOKUP([.B3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];[.$U$2:.$V$100];2;0));VLOOKUP([.B30];[.$U$2:.$V$100];2;0);1)" office:value-type="float" office:value="1">
            <text:p>1</text:p>
          </table:table-cell>
          <table:table-cell table:formula="of:=IF(ISNUMBER(VLOOKUP([.B30];[.$AA$2:.$AB$302];2;0));VLOOKUP([.B30];[.$AA$2:.$AB$302];2;0);0)" office:value-type="float" office:value="0">
            <text:p>0</text:p>
          </table:table-cell>
          <table:table-cell table:formula="of:=IF(ISNUMBER(VLOOKUP([.B30];[.$AD$2:.$AE$33];2;0));VLOOKUP([.B30];[.$AD$2:.$AE$33];2;0);1)" office:value-type="float" office:value="1">
            <text:p>1</text:p>
          </table:table-cell>
          <table:table-cell table:formula="of:=IF(ISNUMBER(VLOOKUP([.B30];[.$AG$2:.$AH$41];2;0));VLOOKUP([.B30];[.$AG$2:.$AH$41];2;0);1)" office:value-type="float" office:value="1">
            <text:p>1</text:p>
          </table:table-cell>
          <table:table-cell/>
          <table:table-cell office:value-type="string">
            <text:p>Gilbert Le Bri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Kléber Mesquida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rg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therine Lemorton</text:p>
          </table:table-cell>
          <table:table-cell table:formula="of:=IF(ISNUMBER(VLOOKUP([.B31];[.$L$2:.$M$202];2;0));VLOOKUP([.B31];[.$L$2:.$M$202];2;0);1)" office:value-type="float" office:value="0">
            <text:p>0</text:p>
          </table:table-cell>
          <table:table-cell table:formula="of:=IF(ISNUMBER(VLOOKUP([.B31];[.$O$2:.$P$12];2;0));VLOOKUP([.B31];[.$O$2:.$P$12];2;0);1)" office:value-type="float" office:value="1">
            <text:p>1</text:p>
          </table:table-cell>
          <table:table-cell table:formula="of:=IF(ISNUMBER(VLOOKUP([.B31];[.$R$2:.$S$46];2;0));VLOOKUP([.B3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1];[.$U$2:.$V$100];2;0));VLOOKUP([.B31];[.$U$2:.$V$100];2;0);1)" office:value-type="float" office:value="1">
            <text:p>1</text:p>
          </table:table-cell>
          <table:table-cell table:formula="of:=IF(ISNUMBER(VLOOKUP([.B31];[.$AA$2:.$AB$302];2;0));VLOOKUP([.B31];[.$AA$2:.$AB$302];2;0);0)" office:value-type="float" office:value="1">
            <text:p>1</text:p>
          </table:table-cell>
          <table:table-cell table:formula="of:=IF(ISNUMBER(VLOOKUP([.B31];[.$AD$2:.$AE$33];2;0));VLOOKUP([.B31];[.$AD$2:.$AE$33];2;0);1)" office:value-type="float" office:value="1">
            <text:p>1</text:p>
          </table:table-cell>
          <table:table-cell table:formula="of:=IF(ISNUMBER(VLOOKUP([.B31];[.$AG$2:.$AH$41];2;0));VLOOKUP([.B31];[.$AG$2:.$AH$41];2;0);1)" office:value-type="float" office:value="1">
            <text:p>1</text:p>
          </table:table-cell>
          <table:table-cell/>
          <table:table-cell office:value-type="string">
            <text:p>Gilles Pargneau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Franck Montaugé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Bouil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therine Quéré</text:p>
          </table:table-cell>
          <table:table-cell table:formula="of:=IF(ISNUMBER(VLOOKUP([.B32];[.$L$2:.$M$202];2;0));VLOOKUP([.B32];[.$L$2:.$M$202];2;0);1)" office:value-type="float" office:value="1">
            <text:p>1</text:p>
          </table:table-cell>
          <table:table-cell table:formula="of:=IF(ISNUMBER(VLOOKUP([.B32];[.$O$2:.$P$12];2;0));VLOOKUP([.B32];[.$O$2:.$P$12];2;0);1)" office:value-type="float" office:value="1">
            <text:p>1</text:p>
          </table:table-cell>
          <table:table-cell table:formula="of:=IF(ISNUMBER(VLOOKUP([.B32];[.$R$2:.$S$46];2;0));VLOOKUP([.B3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2];[.$U$2:.$V$100];2;0));VLOOKUP([.B32];[.$U$2:.$V$100];2;0);1)" office:value-type="float" office:value="1">
            <text:p>1</text:p>
          </table:table-cell>
          <table:table-cell table:formula="of:=IF(ISNUMBER(VLOOKUP([.B32];[.$AA$2:.$AB$302];2;0));VLOOKUP([.B32];[.$AA$2:.$AB$302];2;0);0)" office:value-type="float" office:value="1">
            <text:p>1</text:p>
          </table:table-cell>
          <table:table-cell table:formula="of:=IF(ISNUMBER(VLOOKUP([.B32];[.$AD$2:.$AE$33];2;0));VLOOKUP([.B32];[.$AD$2:.$AE$33];2;0);1)" office:value-type="float" office:value="1">
            <text:p>1</text:p>
          </table:table-cell>
          <table:table-cell table:formula="of:=IF(ISNUMBER(VLOOKUP([.B32];[.$AG$2:.$AH$41];2;0));VLOOKUP([.B32];[.$AG$2:.$AH$41];2;0);1)" office:value-type="float" office:value="1">
            <text:p>1</text:p>
          </table:table-cell>
          <table:table-cell/>
          <table:table-cell office:value-type="string">
            <text:p>Guillaume Bal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resch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herine Troallic</text:p>
          </table:table-cell>
          <table:table-cell table:formula="of:=IF(ISNUMBER(VLOOKUP([.B33];[.$L$2:.$M$202];2;0));VLOOKUP([.B33];[.$L$2:.$M$202];2;0);1)" office:value-type="float" office:value="0">
            <text:p>0</text:p>
          </table:table-cell>
          <table:table-cell table:formula="of:=IF(ISNUMBER(VLOOKUP([.B33];[.$O$2:.$P$12];2;0));VLOOKUP([.B33];[.$O$2:.$P$12];2;0);1)" office:value-type="float" office:value="1">
            <text:p>1</text:p>
          </table:table-cell>
          <table:table-cell table:formula="of:=IF(ISNUMBER(VLOOKUP([.B33];[.$R$2:.$S$46];2;0));VLOOKUP([.B3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3];[.$U$2:.$V$100];2;0));VLOOKUP([.B33];[.$U$2:.$V$100];2;0);1)" office:value-type="float" office:value="1">
            <text:p>1</text:p>
          </table:table-cell>
          <table:table-cell table:formula="of:=IF(ISNUMBER(VLOOKUP([.B33];[.$AA$2:.$AB$302];2;0));VLOOKUP([.B33];[.$AA$2:.$AB$302];2;0);0)" office:value-type="float" office:value="1">
            <text:p>1</text:p>
          </table:table-cell>
          <table:table-cell table:formula="of:=IF(ISNUMBER(VLOOKUP([.B33];[.$AD$2:.$AE$33];2;0));VLOOKUP([.B33];[.$AD$2:.$AE$33];2;0);1)" office:value-type="float" office:value="1">
            <text:p>1</text:p>
          </table:table-cell>
          <table:table-cell table:formula="of:=IF(ISNUMBER(VLOOKUP([.B33];[.$AG$2:.$AH$41];2;0));VLOOKUP([.B33];[.$AG$2:.$AH$41];2;0);1)" office:value-type="float" office:value="1">
            <text:p>1</text:p>
          </table:table-cell>
          <table:table-cell/>
          <table:table-cell office:value-type="string">
            <text:p>Gwenegan Bu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Casta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trice Prat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écile Untermaier</text:p>
          </table:table-cell>
          <table:table-cell table:formula="of:=IF(ISNUMBER(VLOOKUP([.B34];[.$L$2:.$M$202];2;0));VLOOKUP([.B34];[.$L$2:.$M$202];2;0);1)" office:value-type="float" office:value="1">
            <text:p>1</text:p>
          </table:table-cell>
          <table:table-cell table:formula="of:=IF(ISNUMBER(VLOOKUP([.B34];[.$O$2:.$P$12];2;0));VLOOKUP([.B34];[.$O$2:.$P$12];2;0);1)" office:value-type="float" office:value="1">
            <text:p>1</text:p>
          </table:table-cell>
          <table:table-cell table:formula="of:=IF(ISNUMBER(VLOOKUP([.B34];[.$R$2:.$S$46];2;0));VLOOKUP([.B3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4];[.$U$2:.$V$100];2;0));VLOOKUP([.B34];[.$U$2:.$V$100];2;0);1)" office:value-type="float" office:value="1">
            <text:p>1</text:p>
          </table:table-cell>
          <table:table-cell table:formula="of:=IF(ISNUMBER(VLOOKUP([.B34];[.$AA$2:.$AB$302];2;0));VLOOKUP([.B34];[.$AA$2:.$AB$302];2;0);0)" office:value-type="float" office:value="1">
            <text:p>1</text:p>
          </table:table-cell>
          <table:table-cell table:formula="of:=IF(ISNUMBER(VLOOKUP([.B34];[.$AD$2:.$AE$33];2;0));VLOOKUP([.B34];[.$AD$2:.$AE$33];2;0);1)" office:value-type="float" office:value="1">
            <text:p>1</text:p>
          </table:table-cell>
          <table:table-cell table:formula="of:=IF(ISNUMBER(VLOOKUP([.B34];[.$AG$2:.$AH$41];2;0));VLOOKUP([.B34];[.$AG$2:.$AH$41];2;0);1)" office:value-type="float" office:value="1">
            <text:p>1</text:p>
          </table:table-cell>
          <table:table-cell/>
          <table:table-cell office:value-type="string">
            <text:p>Henri Emmanuell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 Pau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Prem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hantal Berthelot</text:p>
          </table:table-cell>
          <table:table-cell table:formula="of:=IF(ISNUMBER(VLOOKUP([.B35];[.$L$2:.$M$202];2;0));VLOOKUP([.B35];[.$L$2:.$M$202];2;0);1)" office:value-type="float" office:value="1">
            <text:p>1</text:p>
          </table:table-cell>
          <table:table-cell table:formula="of:=IF(ISNUMBER(VLOOKUP([.B35];[.$O$2:.$P$12];2;0));VLOOKUP([.B35];[.$O$2:.$P$12];2;0);1)" office:value-type="float" office:value="1">
            <text:p>1</text:p>
          </table:table-cell>
          <table:table-cell table:formula="of:=IF(ISNUMBER(VLOOKUP([.B35];[.$R$2:.$S$46];2;0));VLOOKUP([.B3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5];[.$U$2:.$V$100];2;0));VLOOKUP([.B35];[.$U$2:.$V$100];2;0);1)" office:value-type="float" office:value="1">
            <text:p>1</text:p>
          </table:table-cell>
          <table:table-cell table:formula="of:=IF(ISNUMBER(VLOOKUP([.B35];[.$AA$2:.$AB$302];2;0));VLOOKUP([.B35];[.$AA$2:.$AB$302];2;0);0)" office:value-type="float" office:value="1">
            <text:p>1</text:p>
          </table:table-cell>
          <table:table-cell table:formula="of:=IF(ISNUMBER(VLOOKUP([.B35];[.$AD$2:.$AE$33];2;0));VLOOKUP([.B35];[.$AD$2:.$AE$33];2;0);1)" office:value-type="float" office:value="1">
            <text:p>1</text:p>
          </table:table-cell>
          <table:table-cell table:formula="of:=IF(ISNUMBER(VLOOKUP([.B35];[.$AG$2:.$AH$41];2;0));VLOOKUP([.B35];[.$AG$2:.$AH$41];2;0);1)" office:value-type="float" office:value="1">
            <text:p>1</text:p>
          </table:table-cell>
          <table:table-cell/>
          <table:table-cell office:value-type="string">
            <text:p>Hervé Féro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minique Chauv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ophe Sirugu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hantal Guittet</text:p>
          </table:table-cell>
          <table:table-cell table:formula="of:=IF(ISNUMBER(VLOOKUP([.B36];[.$L$2:.$M$202];2;0));VLOOKUP([.B36];[.$L$2:.$M$202];2;0);1)" office:value-type="float" office:value="0">
            <text:p>0</text:p>
          </table:table-cell>
          <table:table-cell table:formula="of:=IF(ISNUMBER(VLOOKUP([.B36];[.$O$2:.$P$12];2;0));VLOOKUP([.B36];[.$O$2:.$P$12];2;0);1)" office:value-type="float" office:value="1">
            <text:p>1</text:p>
          </table:table-cell>
          <table:table-cell table:formula="of:=IF(ISNUMBER(VLOOKUP([.B36];[.$R$2:.$S$46];2;0));VLOOKUP([.B3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6];[.$U$2:.$V$100];2;0));VLOOKUP([.B36];[.$U$2:.$V$100];2;0);1)" office:value-type="float" office:value="0">
            <text:p>0</text:p>
          </table:table-cell>
          <table:table-cell table:formula="of:=IF(ISNUMBER(VLOOKUP([.B36];[.$AA$2:.$AB$302];2;0));VLOOKUP([.B36];[.$AA$2:.$AB$302];2;0);0)" office:value-type="float" office:value="0">
            <text:p>0</text:p>
          </table:table-cell>
          <table:table-cell table:formula="of:=IF(ISNUMBER(VLOOKUP([.B36];[.$AD$2:.$AE$33];2;0));VLOOKUP([.B36];[.$AD$2:.$AE$33];2;0);1)" office:value-type="float" office:value="1">
            <text:p>1</text:p>
          </table:table-cell>
          <table:table-cell table:formula="of:=IF(ISNUMBER(VLOOKUP([.B36];[.$AG$2:.$AH$41];2;0));VLOOKUP([.B36];[.$AG$2:.$AH$41];2;0);1)" office:value-type="float" office:value="1">
            <text:p>1</text:p>
          </table:table-cell>
          <table:table-cell/>
          <table:table-cell office:value-type="string">
            <text:p>Isabelle Brune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Denys Robiliar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laude Bartolon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haynesse Khirouni</text:p>
          </table:table-cell>
          <table:table-cell table:formula="of:=IF(ISNUMBER(VLOOKUP([.B37];[.$L$2:.$M$202];2;0));VLOOKUP([.B37];[.$L$2:.$M$202];2;0);1)" office:value-type="float" office:value="0">
            <text:p>0</text:p>
          </table:table-cell>
          <table:table-cell table:formula="of:=IF(ISNUMBER(VLOOKUP([.B37];[.$O$2:.$P$12];2;0));VLOOKUP([.B37];[.$O$2:.$P$12];2;0);1)" office:value-type="float" office:value="1">
            <text:p>1</text:p>
          </table:table-cell>
          <table:table-cell table:formula="of:=IF(ISNUMBER(VLOOKUP([.B37];[.$R$2:.$S$46];2;0));VLOOKUP([.B37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7];[.$U$2:.$V$100];2;0));VLOOKUP([.B37];[.$U$2:.$V$100];2;0);1)" office:value-type="float" office:value="0">
            <text:p>0</text:p>
          </table:table-cell>
          <table:table-cell table:formula="of:=IF(ISNUMBER(VLOOKUP([.B37];[.$AA$2:.$AB$302];2;0));VLOOKUP([.B37];[.$AA$2:.$AB$302];2;0);0)" office:value-type="float" office:value="0">
            <text:p>0</text:p>
          </table:table-cell>
          <table:table-cell table:formula="of:=IF(ISNUMBER(VLOOKUP([.B37];[.$AD$2:.$AE$33];2;0));VLOOKUP([.B37];[.$AD$2:.$AE$33];2;0);1)" office:value-type="float" office:value="1">
            <text:p>1</text:p>
          </table:table-cell>
          <table:table-cell table:formula="of:=IF(ISNUMBER(VLOOKUP([.B37];[.$AG$2:.$AH$41];2;0));VLOOKUP([.B37];[.$AG$2:.$AH$41];2;0);1)" office:value-type="float" office:value="1">
            <text:p>1</text:p>
          </table:table-cell>
          <table:table-cell/>
          <table:table-cell office:value-type="string">
            <text:p>Isabelle Thoma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arbara Romagna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lotilde Valte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hristian Assaf</text:p>
          </table:table-cell>
          <table:table-cell table:formula="of:=IF(ISNUMBER(VLOOKUP([.B38];[.$L$2:.$M$202];2;0));VLOOKUP([.B38];[.$L$2:.$M$202];2;0);1)" office:value-type="float" office:value="0">
            <text:p>0</text:p>
          </table:table-cell>
          <table:table-cell table:formula="of:=IF(ISNUMBER(VLOOKUP([.B38];[.$O$2:.$P$12];2;0));VLOOKUP([.B38];[.$O$2:.$P$12];2;0);1)" office:value-type="float" office:value="1">
            <text:p>1</text:p>
          </table:table-cell>
          <table:table-cell table:formula="of:=IF(ISNUMBER(VLOOKUP([.B38];[.$R$2:.$S$46];2;0));VLOOKUP([.B38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38];[.$U$2:.$V$100];2;0));VLOOKUP([.B38];[.$U$2:.$V$100];2;0);1)" office:value-type="float" office:value="0">
            <text:p>0</text:p>
          </table:table-cell>
          <table:table-cell table:formula="of:=IF(ISNUMBER(VLOOKUP([.B38];[.$AA$2:.$AB$302];2;0));VLOOKUP([.B38];[.$AA$2:.$AB$302];2;0);0)" office:value-type="float" office:value="0">
            <text:p>0</text:p>
          </table:table-cell>
          <table:table-cell table:formula="of:=IF(ISNUMBER(VLOOKUP([.B38];[.$AD$2:.$AE$33];2;0));VLOOKUP([.B38];[.$AD$2:.$AE$33];2;0);1)" office:value-type="float" office:value="1">
            <text:p>1</text:p>
          </table:table-cell>
          <table:table-cell table:formula="of:=IF(ISNUMBER(VLOOKUP([.B38];[.$AG$2:.$AH$41];2;0));VLOOKUP([.B38];[.$AG$2:.$AH$41];2;0);1)" office:value-type="float" office:value="1">
            <text:p>1</text:p>
          </table:table-cell>
          <table:table-cell/>
          <table:table-cell office:value-type="string">
            <text:p>Jacques Valax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Gérard Sebaou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Capdeviell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hristian Bataille</text:p>
          </table:table-cell>
          <table:table-cell table:formula="of:=IF(ISNUMBER(VLOOKUP([.B39];[.$L$2:.$M$202];2;0));VLOOKUP([.B39];[.$L$2:.$M$202];2;0);1)" office:value-type="float" office:value="0">
            <text:p>0</text:p>
          </table:table-cell>
          <table:table-cell table:formula="of:=IF(ISNUMBER(VLOOKUP([.B39];[.$O$2:.$P$12];2;0));VLOOKUP([.B39];[.$O$2:.$P$12];2;0);1)" office:value-type="float" office:value="1">
            <text:p>1</text:p>
          </table:table-cell>
          <table:table-cell table:formula="of:=IF(ISNUMBER(VLOOKUP([.B39];[.$R$2:.$S$46];2;0));VLOOKUP([.B3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9];[.$U$2:.$V$100];2;0));VLOOKUP([.B39];[.$U$2:.$V$100];2;0);1)" office:value-type="float" office:value="1">
            <text:p>1</text:p>
          </table:table-cell>
          <table:table-cell table:formula="of:=IF(ISNUMBER(VLOOKUP([.B39];[.$AA$2:.$AB$302];2;0));VLOOKUP([.B39];[.$AA$2:.$AB$302];2;0);0)" office:value-type="float" office:value="0">
            <text:p>0</text:p>
          </table:table-cell>
          <table:table-cell table:formula="of:=IF(ISNUMBER(VLOOKUP([.B39];[.$AD$2:.$AE$33];2;0));VLOOKUP([.B39];[.$AD$2:.$AE$33];2;0);1)" office:value-type="float" office:value="1">
            <text:p>1</text:p>
          </table:table-cell>
          <table:table-cell table:formula="of:=IF(ISNUMBER(VLOOKUP([.B39];[.$AG$2:.$AH$41];2;0));VLOOKUP([.B39];[.$AG$2:.$AH$41];2;0);1)" office:value-type="float" office:value="1">
            <text:p>1</text:p>
          </table:table-cell>
          <table:table-cell/>
          <table:table-cell office:value-type="string">
            <text:p>Jean-Jacques Cott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lette Langlad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hristian Eckert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string">
            <text:p>Jean-Louis Destan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orinne Erhel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8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hristian Franqueville</text:p>
          </table:table-cell>
          <table:table-cell table:formula="of:=IF(ISNUMBER(VLOOKUP([.B41];[.$L$2:.$M$202];2;0));VLOOKUP([.B41];[.$L$2:.$M$202];2;0);1)" office:value-type="float" office:value="1">
            <text:p>1</text:p>
          </table:table-cell>
          <table:table-cell table:formula="of:=IF(ISNUMBER(VLOOKUP([.B41];[.$O$2:.$P$12];2;0));VLOOKUP([.B41];[.$O$2:.$P$12];2;0);1)" office:value-type="float" office:value="1">
            <text:p>1</text:p>
          </table:table-cell>
          <table:table-cell table:formula="of:=IF(ISNUMBER(VLOOKUP([.B41];[.$R$2:.$S$46];2;0));VLOOKUP([.B4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1];[.$U$2:.$V$100];2;0));VLOOKUP([.B41];[.$U$2:.$V$100];2;0);1)" office:value-type="float" office:value="1">
            <text:p>1</text:p>
          </table:table-cell>
          <table:table-cell table:formula="of:=IF(ISNUMBER(VLOOKUP([.B41];[.$AA$2:.$AB$302];2;0));VLOOKUP([.B41];[.$AA$2:.$AB$302];2;0);0)" office:value-type="float" office:value="1">
            <text:p>1</text:p>
          </table:table-cell>
          <table:table-cell table:formula="of:=IF(ISNUMBER(VLOOKUP([.B41];[.$AD$2:.$AE$33];2;0));VLOOKUP([.B41];[.$AD$2:.$AE$33];2;0);1)" office:value-type="float" office:value="1">
            <text:p>1</text:p>
          </table:table-cell>
          <table:table-cell table:formula="of:=IF(ISNUMBER(VLOOKUP([.B41];[.$AG$2:.$AH$41];2;0));VLOOKUP([.B41];[.$AG$2:.$AH$41];2;0);1)" office:value-type="float" office:value="1">
            <text:p>1</text:p>
          </table:table-cell>
          <table:table-cell/>
          <table:table-cell office:value-type="string">
            <text:p>Jean-Luc Bleunve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therine Troallic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Boisseri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hristian Hutin</text:p>
          </table:table-cell>
          <table:table-cell table:formula="of:=IF(ISNUMBER(VLOOKUP([.B42];[.$L$2:.$M$202];2;0));VLOOKUP([.B42];[.$L$2:.$M$202];2;0);1)" office:value-type="float" office:value="1">
            <text:p>1</text:p>
          </table:table-cell>
          <table:table-cell table:formula="of:=IF(ISNUMBER(VLOOKUP([.B42];[.$O$2:.$P$12];2;0));VLOOKUP([.B42];[.$O$2:.$P$12];2;0);1)" office:value-type="float" office:value="1">
            <text:p>1</text:p>
          </table:table-cell>
          <table:table-cell table:formula="of:=IF(ISNUMBER(VLOOKUP([.B42];[.$R$2:.$S$46];2;0));VLOOKUP([.B42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2];[.$U$2:.$V$100];2;0));VLOOKUP([.B42];[.$U$2:.$V$100];2;0);1)" office:value-type="float" office:value="1">
            <text:p>1</text:p>
          </table:table-cell>
          <table:table-cell table:formula="of:=IF(ISNUMBER(VLOOKUP([.B42];[.$AA$2:.$AB$302];2;0));VLOOKUP([.B42];[.$AA$2:.$AB$302];2;0);0)" office:value-type="float" office:value="0">
            <text:p>0</text:p>
          </table:table-cell>
          <table:table-cell table:formula="of:=IF(ISNUMBER(VLOOKUP([.B42];[.$AD$2:.$AE$33];2;0));VLOOKUP([.B42];[.$AD$2:.$AE$33];2;0);1)" office:value-type="float" office:value="0">
            <text:p>0</text:p>
          </table:table-cell>
          <table:table-cell table:formula="of:=IF(ISNUMBER(VLOOKUP([.B42];[.$AG$2:.$AH$41];2;0));VLOOKUP([.B42];[.$AG$2:.$AH$41];2;0);1)" office:value-type="float" office:value="1">
            <text:p>1</text:p>
          </table:table-cell>
          <table:table-cell/>
          <table:table-cell office:value-type="string">
            <text:p>Jean-Marc Germain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niel Vailla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hristian Paul</text:p>
          </table:table-cell>
          <table:table-cell table:formula="of:=IF(ISNUMBER(VLOOKUP([.B43];[.$L$2:.$M$202];2;0));VLOOKUP([.B43];[.$L$2:.$M$202];2;0);1)" office:value-type="float" office:value="0">
            <text:p>0</text:p>
          </table:table-cell>
          <table:table-cell table:formula="of:=IF(ISNUMBER(VLOOKUP([.B43];[.$O$2:.$P$12];2;0));VLOOKUP([.B43];[.$O$2:.$P$12];2;0);1)" office:value-type="float" office:value="1">
            <text:p>1</text:p>
          </table:table-cell>
          <table:table-cell table:formula="of:=IF(ISNUMBER(VLOOKUP([.B43];[.$R$2:.$S$46];2;0));VLOOKUP([.B4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43];[.$U$2:.$V$100];2;0));VLOOKUP([.B43];[.$U$2:.$V$100];2;0);1)" office:value-type="float" office:value="0">
            <text:p>0</text:p>
          </table:table-cell>
          <table:table-cell table:formula="of:=IF(ISNUMBER(VLOOKUP([.B43];[.$AA$2:.$AB$302];2;0));VLOOKUP([.B43];[.$AA$2:.$AB$302];2;0);0)" office:value-type="float" office:value="0">
            <text:p>0</text:p>
          </table:table-cell>
          <table:table-cell table:formula="of:=IF(ISNUMBER(VLOOKUP([.B43];[.$AD$2:.$AE$33];2;0));VLOOKUP([.B43];[.$AD$2:.$AE$33];2;0);1)" office:value-type="float" office:value="0">
            <text:p>0</text:p>
          </table:table-cell>
          <table:table-cell table:formula="of:=IF(ISNUMBER(VLOOKUP([.B43];[.$AG$2:.$AH$41];2;0));VLOOKUP([.B43];[.$AG$2:.$AH$41];2;0);1)" office:value-type="float" office:value="0">
            <text:p>0</text:p>
          </table:table-cell>
          <table:table-cell/>
          <table:table-cell office:value-type="string">
            <text:p>Jean-Michel Clément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Marie-Françoise Bechtel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avid Habib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hristine Pires Beaune</text:p>
          </table:table-cell>
          <table:table-cell table:formula="of:=IF(ISNUMBER(VLOOKUP([.B44];[.$L$2:.$M$202];2;0));VLOOKUP([.B44];[.$L$2:.$M$202];2;0);1)" office:value-type="float" office:value="1">
            <text:p>1</text:p>
          </table:table-cell>
          <table:table-cell table:formula="of:=IF(ISNUMBER(VLOOKUP([.B44];[.$O$2:.$P$12];2;0));VLOOKUP([.B44];[.$O$2:.$P$12];2;0);1)" office:value-type="float" office:value="1">
            <text:p>1</text:p>
          </table:table-cell>
          <table:table-cell table:formula="of:=IF(ISNUMBER(VLOOKUP([.B44];[.$R$2:.$S$46];2;0));VLOOKUP([.B4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4];[.$U$2:.$V$100];2;0));VLOOKUP([.B44];[.$U$2:.$V$100];2;0);1)" office:value-type="float" office:value="1">
            <text:p>1</text:p>
          </table:table-cell>
          <table:table-cell table:formula="of:=IF(ISNUMBER(VLOOKUP([.B44];[.$AA$2:.$AB$302];2;0));VLOOKUP([.B44];[.$AA$2:.$AB$302];2;0);0)" office:value-type="float" office:value="1">
            <text:p>1</text:p>
          </table:table-cell>
          <table:table-cell table:formula="of:=IF(ISNUMBER(VLOOKUP([.B44];[.$AD$2:.$AE$33];2;0));VLOOKUP([.B44];[.$AD$2:.$AE$33];2;0);1)" office:value-type="float" office:value="1">
            <text:p>1</text:p>
          </table:table-cell>
          <table:table-cell table:formula="of:=IF(ISNUMBER(VLOOKUP([.B44];[.$AG$2:.$AH$41];2;0));VLOOKUP([.B44];[.$AG$2:.$AH$41];2;0);1)" office:value-type="float" office:value="1">
            <text:p>1</text:p>
          </table:table-cell>
          <table:table-cell/>
          <table:table-cell office:value-type="string">
            <text:p>Jean-Patrick Gille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hristian Hutin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Ba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hristophe Borgel</text:p>
          </table:table-cell>
          <table:table-cell table:formula="of:=IF(ISNUMBER(VLOOKUP([.B45];[.$L$2:.$M$202];2;0));VLOOKUP([.B45];[.$L$2:.$M$202];2;0);1)" office:value-type="float" office:value="1">
            <text:p>1</text:p>
          </table:table-cell>
          <table:table-cell table:formula="of:=IF(ISNUMBER(VLOOKUP([.B45];[.$O$2:.$P$12];2;0));VLOOKUP([.B45];[.$O$2:.$P$12];2;0);1)" office:value-type="float" office:value="1">
            <text:p>1</text:p>
          </table:table-cell>
          <table:table-cell table:formula="of:=IF(ISNUMBER(VLOOKUP([.B45];[.$R$2:.$S$46];2;0));VLOOKUP([.B4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5];[.$U$2:.$V$100];2;0));VLOOKUP([.B45];[.$U$2:.$V$100];2;0);1)" office:value-type="float" office:value="1">
            <text:p>1</text:p>
          </table:table-cell>
          <table:table-cell table:formula="of:=IF(ISNUMBER(VLOOKUP([.B45];[.$AA$2:.$AB$302];2;0));VLOOKUP([.B45];[.$AA$2:.$AB$302];2;0);0)" office:value-type="float" office:value="1">
            <text:p>1</text:p>
          </table:table-cell>
          <table:table-cell table:formula="of:=IF(ISNUMBER(VLOOKUP([.B45];[.$AD$2:.$AE$33];2;0));VLOOKUP([.B45];[.$AD$2:.$AE$33];2;0);1)" office:value-type="float" office:value="1">
            <text:p>1</text:p>
          </table:table-cell>
          <table:table-cell table:formula="of:=IF(ISNUMBER(VLOOKUP([.B45];[.$AG$2:.$AH$41];2;0));VLOOKUP([.B45];[.$AG$2:.$AH$41];2;0);1)" office:value-type="float" office:value="1">
            <text:p>1</text:p>
          </table:table-cell>
          <table:table-cell/>
          <table:table-cell office:value-type="string">
            <text:p>Jean-Philippe Mallé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Jean-Luc Laurent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Dominique Lefebv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hristophe Bouillon</text:p>
          </table:table-cell>
          <table:table-cell table:formula="of:=IF(ISNUMBER(VLOOKUP([.B46];[.$L$2:.$M$202];2;0));VLOOKUP([.B46];[.$L$2:.$M$202];2;0);1)" office:value-type="float" office:value="0">
            <text:p>0</text:p>
          </table:table-cell>
          <table:table-cell table:formula="of:=IF(ISNUMBER(VLOOKUP([.B46];[.$O$2:.$P$12];2;0));VLOOKUP([.B46];[.$O$2:.$P$12];2;0);1)" office:value-type="float" office:value="1">
            <text:p>1</text:p>
          </table:table-cell>
          <table:table-cell table:formula="of:=IF(ISNUMBER(VLOOKUP([.B46];[.$R$2:.$S$46];2;0));VLOOKUP([.B4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6];[.$U$2:.$V$100];2;0));VLOOKUP([.B46];[.$U$2:.$V$100];2;0);1)" office:value-type="float" office:value="1">
            <text:p>1</text:p>
          </table:table-cell>
          <table:table-cell table:formula="of:=IF(ISNUMBER(VLOOKUP([.B46];[.$AA$2:.$AB$302];2;0));VLOOKUP([.B46];[.$AA$2:.$AB$302];2;0);0)" office:value-type="float" office:value="1">
            <text:p>1</text:p>
          </table:table-cell>
          <table:table-cell table:formula="of:=IF(ISNUMBER(VLOOKUP([.B46];[.$AD$2:.$AE$33];2;0));VLOOKUP([.B46];[.$AD$2:.$AE$33];2;0);1)" office:value-type="float" office:value="1">
            <text:p>1</text:p>
          </table:table-cell>
          <table:table-cell table:formula="of:=IF(ISNUMBER(VLOOKUP([.B46];[.$AG$2:.$AH$41];2;0));VLOOKUP([.B46];[.$AG$2:.$AH$41];2;0);1)" office:value-type="float" office:value="1">
            <text:p>1</text:p>
          </table:table-cell>
          <table:table-cell/>
          <table:table-cell office:value-type="string">
            <text:p>Jean-Pierre Blaz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Dominique Raimbour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hristophe Caresche</text:p>
          </table:table-cell>
          <table:table-cell table:formula="of:=IF(ISNUMBER(VLOOKUP([.B47];[.$L$2:.$M$202];2;0));VLOOKUP([.B47];[.$L$2:.$M$202];2;0);1)" office:value-type="float" office:value="1">
            <text:p>1</text:p>
          </table:table-cell>
          <table:table-cell table:formula="of:=IF(ISNUMBER(VLOOKUP([.B47];[.$O$2:.$P$12];2;0));VLOOKUP([.B47];[.$O$2:.$P$12];2;0);1)" office:value-type="float" office:value="1">
            <text:p>1</text:p>
          </table:table-cell>
          <table:table-cell table:formula="of:=IF(ISNUMBER(VLOOKUP([.B47];[.$R$2:.$S$46];2;0));VLOOKUP([.B4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7];[.$U$2:.$V$100];2;0));VLOOKUP([.B47];[.$U$2:.$V$100];2;0);1)" office:value-type="float" office:value="1">
            <text:p>1</text:p>
          </table:table-cell>
          <table:table-cell table:formula="of:=IF(ISNUMBER(VLOOKUP([.B47];[.$AA$2:.$AB$302];2;0));VLOOKUP([.B47];[.$AA$2:.$AB$302];2;0);0)" office:value-type="float" office:value="1">
            <text:p>1</text:p>
          </table:table-cell>
          <table:table-cell table:formula="of:=IF(ISNUMBER(VLOOKUP([.B47];[.$AD$2:.$AE$33];2;0));VLOOKUP([.B47];[.$AD$2:.$AE$33];2;0);1)" office:value-type="float" office:value="1">
            <text:p>1</text:p>
          </table:table-cell>
          <table:table-cell table:formula="of:=IF(ISNUMBER(VLOOKUP([.B47];[.$AG$2:.$AH$41];2;0));VLOOKUP([.B47];[.$AG$2:.$AH$41];2;0);1)" office:value-type="float" office:value="1">
            <text:p>1</text:p>
          </table:table-cell>
          <table:table-cell/>
          <table:table-cell office:value-type="string">
            <text:p>Jean-Pierre Duf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duardo Rihan Cyp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hristophe Castaner</text:p>
          </table:table-cell>
          <table:table-cell table:formula="of:=IF(ISNUMBER(VLOOKUP([.B48];[.$L$2:.$M$202];2;0));VLOOKUP([.B48];[.$L$2:.$M$202];2;0);1)" office:value-type="float" office:value="1">
            <text:p>1</text:p>
          </table:table-cell>
          <table:table-cell table:formula="of:=IF(ISNUMBER(VLOOKUP([.B48];[.$O$2:.$P$12];2;0));VLOOKUP([.B48];[.$O$2:.$P$12];2;0);1)" office:value-type="float" office:value="1">
            <text:p>1</text:p>
          </table:table-cell>
          <table:table-cell table:formula="of:=IF(ISNUMBER(VLOOKUP([.B48];[.$R$2:.$S$46];2;0));VLOOKUP([.B4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48];[.$U$2:.$V$100];2;0));VLOOKUP([.B48];[.$U$2:.$V$100];2;0);1)" office:value-type="float" office:value="1">
            <text:p>1</text:p>
          </table:table-cell>
          <table:table-cell table:formula="of:=IF(ISNUMBER(VLOOKUP([.B48];[.$AA$2:.$AB$302];2;0));VLOOKUP([.B48];[.$AA$2:.$AB$302];2;0);0)" office:value-type="float" office:value="1">
            <text:p>1</text:p>
          </table:table-cell>
          <table:table-cell table:formula="of:=IF(ISNUMBER(VLOOKUP([.B48];[.$AD$2:.$AE$33];2;0));VLOOKUP([.B48];[.$AD$2:.$AE$33];2;0);1)" office:value-type="float" office:value="1">
            <text:p>1</text:p>
          </table:table-cell>
          <table:table-cell table:formula="of:=IF(ISNUMBER(VLOOKUP([.B48];[.$AG$2:.$AH$41];2;0));VLOOKUP([.B48];[.$AG$2:.$AH$41];2;0);1)" office:value-type="float" office:value="1">
            <text:p>1</text:p>
          </table:table-cell>
          <table:table-cell/>
          <table:table-cell office:value-type="string">
            <text:p>Jean-Pierre Magg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lisabeth Guig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hristophe Léonard</text:p>
          </table:table-cell>
          <table:table-cell table:formula="of:=IF(ISNUMBER(VLOOKUP([.B49];[.$L$2:.$M$202];2;0));VLOOKUP([.B49];[.$L$2:.$M$202];2;0);1)" office:value-type="float" office:value="0">
            <text:p>0</text:p>
          </table:table-cell>
          <table:table-cell table:formula="of:=IF(ISNUMBER(VLOOKUP([.B49];[.$O$2:.$P$12];2;0));VLOOKUP([.B49];[.$O$2:.$P$12];2;0);1)" office:value-type="float" office:value="1">
            <text:p>1</text:p>
          </table:table-cell>
          <table:table-cell table:formula="of:=IF(ISNUMBER(VLOOKUP([.B49];[.$R$2:.$S$46];2;0));VLOOKUP([.B49];[.$R$2:.$S$46];2;0);1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ISNUMBER(VLOOKUP([.B49];[.$U$2:.$V$100];2;0));VLOOKUP([.B49];[.$U$2:.$V$100];2;0);1)" office:value-type="float" office:value="0">
            <text:p>0</text:p>
          </table:table-cell>
          <table:table-cell table:formula="of:=IF(ISNUMBER(VLOOKUP([.B49];[.$AA$2:.$AB$302];2;0));VLOOKUP([.B49];[.$AA$2:.$AB$302];2;0);0)" office:value-type="float" office:value="0">
            <text:p>0</text:p>
          </table:table-cell>
          <table:table-cell table:formula="of:=IF(ISNUMBER(VLOOKUP([.B49];[.$AD$2:.$AE$33];2;0));VLOOKUP([.B49];[.$AD$2:.$AE$33];2;0);1)" office:value-type="float" office:value="0">
            <text:p>0</text:p>
          </table:table-cell>
          <table:table-cell table:formula="of:=IF(ISNUMBER(VLOOKUP([.B49];[.$AG$2:.$AH$41];2;0));VLOOKUP([.B49];[.$AG$2:.$AH$41];2;0);1)" office:value-type="float" office:value="0">
            <text:p>0</text:p>
          </table:table-cell>
          <table:table-cell/>
          <table:table-cell office:value-type="string">
            <text:p>Jean-René Marsac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lisabeth Poch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hristophe Premat</text:p>
          </table:table-cell>
          <table:table-cell table:formula="of:=IF(ISNUMBER(VLOOKUP([.B50];[.$L$2:.$M$202];2;0));VLOOKUP([.B50];[.$L$2:.$M$202];2;0);1)" office:value-type="float" office:value="1">
            <text:p>1</text:p>
          </table:table-cell>
          <table:table-cell table:formula="of:=IF(ISNUMBER(VLOOKUP([.B50];[.$O$2:.$P$12];2;0));VLOOKUP([.B50];[.$O$2:.$P$12];2;0);1)" office:value-type="float" office:value="1">
            <text:p>1</text:p>
          </table:table-cell>
          <table:table-cell table:formula="of:=IF(ISNUMBER(VLOOKUP([.B50];[.$R$2:.$S$46];2;0));VLOOKUP([.B5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0];[.$U$2:.$V$100];2;0));VLOOKUP([.B50];[.$U$2:.$V$100];2;0);1)" office:value-type="float" office:value="1">
            <text:p>1</text:p>
          </table:table-cell>
          <table:table-cell table:formula="of:=IF(ISNUMBER(VLOOKUP([.B50];[.$AA$2:.$AB$302];2;0));VLOOKUP([.B50];[.$AA$2:.$AB$302];2;0);0)" office:value-type="float" office:value="1">
            <text:p>1</text:p>
          </table:table-cell>
          <table:table-cell table:formula="of:=IF(ISNUMBER(VLOOKUP([.B50];[.$AD$2:.$AE$33];2;0));VLOOKUP([.B50];[.$AD$2:.$AE$33];2;0);1)" office:value-type="float" office:value="1">
            <text:p>1</text:p>
          </table:table-cell>
          <table:table-cell table:formula="of:=IF(ISNUMBER(VLOOKUP([.B50];[.$AG$2:.$AH$41];2;0));VLOOKUP([.B50];[.$AG$2:.$AH$41];2;0);1)" office:value-type="float" office:value="1">
            <text:p>1</text:p>
          </table:table-cell>
          <table:table-cell/>
          <table:table-cell office:value-type="string">
            <text:p>Jérôme Guedj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meric Bréh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hristophe Sirugue</text:p>
          </table:table-cell>
          <table:table-cell table:formula="of:=IF(ISNUMBER(VLOOKUP([.B51];[.$L$2:.$M$202];2;0));VLOOKUP([.B51];[.$L$2:.$M$202];2;0);1)" office:value-type="float" office:value="1">
            <text:p>1</text:p>
          </table:table-cell>
          <table:table-cell table:formula="of:=IF(ISNUMBER(VLOOKUP([.B51];[.$O$2:.$P$12];2;0));VLOOKUP([.B51];[.$O$2:.$P$12];2;0);1)" office:value-type="float" office:value="1">
            <text:p>1</text:p>
          </table:table-cell>
          <table:table-cell table:formula="of:=IF(ISNUMBER(VLOOKUP([.B51];[.$R$2:.$S$46];2;0));VLOOKUP([.B5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1];[.$U$2:.$V$100];2;0));VLOOKUP([.B51];[.$U$2:.$V$100];2;0);1)" office:value-type="float" office:value="1">
            <text:p>1</text:p>
          </table:table-cell>
          <table:table-cell table:formula="of:=IF(ISNUMBER(VLOOKUP([.B51];[.$AA$2:.$AB$302];2;0));VLOOKUP([.B51];[.$AA$2:.$AB$302];2;0);0)" office:value-type="float" office:value="1">
            <text:p>1</text:p>
          </table:table-cell>
          <table:table-cell table:formula="of:=IF(ISNUMBER(VLOOKUP([.B51];[.$AD$2:.$AE$33];2;0));VLOOKUP([.B51];[.$AD$2:.$AE$33];2;0);1)" office:value-type="float" office:value="1">
            <text:p>1</text:p>
          </table:table-cell>
          <table:table-cell table:formula="of:=IF(ISNUMBER(VLOOKUP([.B51];[.$AG$2:.$AH$41];2;0));VLOOKUP([.B51];[.$AG$2:.$AH$41];2;0);1)" office:value-type="float" office:value="1">
            <text:p>1</text:p>
          </table:table-cell>
          <table:table-cell/>
          <table:table-cell office:value-type="string">
            <text:p>Jérôme Lamb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Émilienne Poumiro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laude Bartolone</text:p>
          </table:table-cell>
          <table:table-cell table:formula="of:=IF(ISNUMBER(VLOOKUP([.B52];[.$L$2:.$M$202];2;0));VLOOKUP([.B52];[.$L$2:.$M$202];2;0);1)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formula="of:=IF(ISNUMBER(VLOOKUP([.B52];[.$AA$2:.$AB$302];2;0));VLOOKUP([.B52];[.$AA$2:.$AB$302];2;0);0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Julie Sommaruga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icka Bareigt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lotilde Valter</text:p>
          </table:table-cell>
          <table:table-cell table:formula="of:=IF(ISNUMBER(VLOOKUP([.B53];[.$L$2:.$M$202];2;0));VLOOKUP([.B53];[.$L$2:.$M$202];2;0);1)" office:value-type="float" office:value="1">
            <text:p>1</text:p>
          </table:table-cell>
          <table:table-cell table:formula="of:=IF(ISNUMBER(VLOOKUP([.B53];[.$O$2:.$P$12];2;0));VLOOKUP([.B53];[.$O$2:.$P$12];2;0);1)" office:value-type="float" office:value="1">
            <text:p>1</text:p>
          </table:table-cell>
          <table:table-cell table:formula="of:=IF(ISNUMBER(VLOOKUP([.B53];[.$R$2:.$S$46];2;0));VLOOKUP([.B5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3];[.$U$2:.$V$100];2;0));VLOOKUP([.B53];[.$U$2:.$V$100];2;0);1)" office:value-type="float" office:value="1">
            <text:p>1</text:p>
          </table:table-cell>
          <table:table-cell table:formula="of:=IF(ISNUMBER(VLOOKUP([.B53];[.$AA$2:.$AB$302];2;0));VLOOKUP([.B53];[.$AA$2:.$AB$302];2;0);0)" office:value-type="float" office:value="1">
            <text:p>1</text:p>
          </table:table-cell>
          <table:table-cell table:formula="of:=IF(ISNUMBER(VLOOKUP([.B53];[.$AD$2:.$AE$33];2;0));VLOOKUP([.B53];[.$AD$2:.$AE$33];2;0);1)" office:value-type="float" office:value="1">
            <text:p>1</text:p>
          </table:table-cell>
          <table:table-cell table:formula="of:=IF(ISNUMBER(VLOOKUP([.B53];[.$AG$2:.$AH$41];2;0));VLOOKUP([.B53];[.$AG$2:.$AH$41];2;0);1)" office:value-type="float" office:value="1">
            <text:p>1</text:p>
          </table:table-cell>
          <table:table-cell/>
          <table:table-cell office:value-type="string">
            <text:p>Kheira Bouzia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rwann Bi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olette Capdevielle</text:p>
          </table:table-cell>
          <table:table-cell table:formula="of:=IF(ISNUMBER(VLOOKUP([.B54];[.$L$2:.$M$202];2;0));VLOOKUP([.B54];[.$L$2:.$M$202];2;0);1)" office:value-type="float" office:value="1">
            <text:p>1</text:p>
          </table:table-cell>
          <table:table-cell table:formula="of:=IF(ISNUMBER(VLOOKUP([.B54];[.$O$2:.$P$12];2;0));VLOOKUP([.B54];[.$O$2:.$P$12];2;0);1)" office:value-type="float" office:value="1">
            <text:p>1</text:p>
          </table:table-cell>
          <table:table-cell table:formula="of:=IF(ISNUMBER(VLOOKUP([.B54];[.$R$2:.$S$46];2;0));VLOOKUP([.B5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4];[.$U$2:.$V$100];2;0));VLOOKUP([.B54];[.$U$2:.$V$100];2;0);1)" office:value-type="float" office:value="1">
            <text:p>1</text:p>
          </table:table-cell>
          <table:table-cell table:formula="of:=IF(ISNUMBER(VLOOKUP([.B54];[.$AA$2:.$AB$302];2;0));VLOOKUP([.B54];[.$AA$2:.$AB$302];2;0);0)" office:value-type="float" office:value="1">
            <text:p>1</text:p>
          </table:table-cell>
          <table:table-cell table:formula="of:=IF(ISNUMBER(VLOOKUP([.B54];[.$AD$2:.$AE$33];2;0));VLOOKUP([.B54];[.$AD$2:.$AE$33];2;0);1)" office:value-type="float" office:value="1">
            <text:p>1</text:p>
          </table:table-cell>
          <table:table-cell table:formula="of:=IF(ISNUMBER(VLOOKUP([.B54];[.$AG$2:.$AH$41];2;0));VLOOKUP([.B54];[.$AG$2:.$AH$41];2;0);1)" office:value-type="float" office:value="1">
            <text:p>1</text:p>
          </table:table-cell>
          <table:table-cell/>
          <table:table-cell office:value-type="string">
            <text:p>Laurence Dumon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Estelle Gre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lette Langlade</text:p>
          </table:table-cell>
          <table:table-cell table:formula="of:=IF(ISNUMBER(VLOOKUP([.B55];[.$L$2:.$M$202];2;0));VLOOKUP([.B55];[.$L$2:.$M$202];2;0);1)" office:value-type="float" office:value="1">
            <text:p>1</text:p>
          </table:table-cell>
          <table:table-cell table:formula="of:=IF(ISNUMBER(VLOOKUP([.B55];[.$O$2:.$P$12];2;0));VLOOKUP([.B55];[.$O$2:.$P$12];2;0);1)" office:value-type="float" office:value="1">
            <text:p>1</text:p>
          </table:table-cell>
          <table:table-cell table:formula="of:=IF(ISNUMBER(VLOOKUP([.B55];[.$R$2:.$S$46];2;0));VLOOKUP([.B5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5];[.$U$2:.$V$100];2;0));VLOOKUP([.B55];[.$U$2:.$V$100];2;0);1)" office:value-type="float" office:value="1">
            <text:p>1</text:p>
          </table:table-cell>
          <table:table-cell table:formula="of:=IF(ISNUMBER(VLOOKUP([.B55];[.$AA$2:.$AB$302];2;0));VLOOKUP([.B55];[.$AA$2:.$AB$302];2;0);0)" office:value-type="float" office:value="1">
            <text:p>1</text:p>
          </table:table-cell>
          <table:table-cell table:formula="of:=IF(ISNUMBER(VLOOKUP([.B55];[.$AD$2:.$AE$33];2;0));VLOOKUP([.B55];[.$AD$2:.$AE$33];2;0);1)" office:value-type="float" office:value="1">
            <text:p>1</text:p>
          </table:table-cell>
          <table:table-cell table:formula="of:=IF(ISNUMBER(VLOOKUP([.B55];[.$AG$2:.$AH$41];2;0));VLOOKUP([.B55];[.$AG$2:.$AH$41];2;0);1)" office:value-type="float" office:value="1">
            <text:p>1</text:p>
          </table:table-cell>
          <table:table-cell/>
          <table:table-cell office:value-type="string">
            <text:p>Laurent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brice Verd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onchita Lacuey</text:p>
          </table:table-cell>
          <table:table-cell table:formula="of:=IF(ISNUMBER(VLOOKUP([.B56];[.$L$2:.$M$202];2;0));VLOOKUP([.B56];[.$L$2:.$M$202];2;0);1)" office:value-type="float" office:value="1">
            <text:p>1</text:p>
          </table:table-cell>
          <table:table-cell table:formula="of:=IF(ISNUMBER(VLOOKUP([.B56];[.$O$2:.$P$12];2;0));VLOOKUP([.B56];[.$O$2:.$P$12];2;0);1)" office:value-type="float" office:value="1">
            <text:p>1</text:p>
          </table:table-cell>
          <table:table-cell table:formula="of:=IF(ISNUMBER(VLOOKUP([.B56];[.$R$2:.$S$46];2;0));VLOOKUP([.B5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6];[.$U$2:.$V$100];2;0));VLOOKUP([.B56];[.$U$2:.$V$100];2;0);1)" office:value-type="float" office:value="1">
            <text:p>1</text:p>
          </table:table-cell>
          <table:table-cell table:formula="of:=IF(ISNUMBER(VLOOKUP([.B56];[.$AA$2:.$AB$302];2;0));VLOOKUP([.B56];[.$AA$2:.$AB$302];2;0);0)" office:value-type="float" office:value="0">
            <text:p>0</text:p>
          </table:table-cell>
          <table:table-cell table:formula="of:=IF(ISNUMBER(VLOOKUP([.B56];[.$AD$2:.$AE$33];2;0));VLOOKUP([.B56];[.$AD$2:.$AE$33];2;0);1)" office:value-type="float" office:value="1">
            <text:p>1</text:p>
          </table:table-cell>
          <table:table-cell table:formula="of:=IF(ISNUMBER(VLOOKUP([.B56];[.$AG$2:.$AH$41];2;0));VLOOKUP([.B56];[.$AG$2:.$AH$41];2;0);1)" office:value-type="float" office:value="1">
            <text:p>1</text:p>
          </table:table-cell>
          <table:table-cell/>
          <table:table-cell office:value-type="string">
            <text:p>Laurent Kalinows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anny Dombre Cos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orinne Erhel</text:p>
          </table:table-cell>
          <table:table-cell table:formula="of:=IF(ISNUMBER(VLOOKUP([.B57];[.$L$2:.$M$202];2;0));VLOOKUP([.B57];[.$L$2:.$M$202];2;0);1)" office:value-type="float" office:value="1">
            <text:p>1</text:p>
          </table:table-cell>
          <table:table-cell table:formula="of:=IF(ISNUMBER(VLOOKUP([.B57];[.$O$2:.$P$12];2;0));VLOOKUP([.B57];[.$O$2:.$P$12];2;0);1)" office:value-type="float" office:value="1">
            <text:p>1</text:p>
          </table:table-cell>
          <table:table-cell table:formula="of:=IF(ISNUMBER(VLOOKUP([.B57];[.$R$2:.$S$46];2;0));VLOOKUP([.B5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7];[.$U$2:.$V$100];2;0));VLOOKUP([.B57];[.$U$2:.$V$100];2;0);1)" office:value-type="float" office:value="1">
            <text:p>1</text:p>
          </table:table-cell>
          <table:table-cell table:formula="of:=IF(ISNUMBER(VLOOKUP([.B57];[.$AA$2:.$AB$302];2;0));VLOOKUP([.B57];[.$AA$2:.$AB$302];2;0);0)" office:value-type="float" office:value="1">
            <text:p>1</text:p>
          </table:table-cell>
          <table:table-cell table:formula="of:=IF(ISNUMBER(VLOOKUP([.B57];[.$AD$2:.$AE$33];2;0));VLOOKUP([.B57];[.$AD$2:.$AE$33];2;0);1)" office:value-type="float" office:value="1">
            <text:p>1</text:p>
          </table:table-cell>
          <table:table-cell table:formula="of:=IF(ISNUMBER(VLOOKUP([.B57];[.$AG$2:.$AH$41];2;0));VLOOKUP([.B57];[.$AG$2:.$AH$41];2;0);1)" office:value-type="float" office:value="1">
            <text:p>1</text:p>
          </table:table-cell>
          <table:table-cell/>
          <table:table-cell office:value-type="string">
            <text:p>Linda Gourjad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lorent Boudi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aniel Boisserie</text:p>
          </table:table-cell>
          <table:table-cell table:formula="of:=IF(ISNUMBER(VLOOKUP([.B58];[.$L$2:.$M$202];2;0));VLOOKUP([.B58];[.$L$2:.$M$202];2;0);1)" office:value-type="float" office:value="1">
            <text:p>1</text:p>
          </table:table-cell>
          <table:table-cell table:formula="of:=IF(ISNUMBER(VLOOKUP([.B58];[.$O$2:.$P$12];2;0));VLOOKUP([.B58];[.$O$2:.$P$12];2;0);1)" office:value-type="float" office:value="1">
            <text:p>1</text:p>
          </table:table-cell>
          <table:table-cell table:formula="of:=IF(ISNUMBER(VLOOKUP([.B58];[.$R$2:.$S$46];2;0));VLOOKUP([.B5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58];[.$U$2:.$V$100];2;0));VLOOKUP([.B58];[.$U$2:.$V$100];2;0);1)" office:value-type="float" office:value="1">
            <text:p>1</text:p>
          </table:table-cell>
          <table:table-cell table:formula="of:=IF(ISNUMBER(VLOOKUP([.B58];[.$AA$2:.$AB$302];2;0));VLOOKUP([.B58];[.$AA$2:.$AB$302];2;0);0)" office:value-type="float" office:value="1">
            <text:p>1</text:p>
          </table:table-cell>
          <table:table-cell table:formula="of:=IF(ISNUMBER(VLOOKUP([.B58];[.$AD$2:.$AE$33];2;0));VLOOKUP([.B58];[.$AD$2:.$AE$33];2;0);1)" office:value-type="float" office:value="1">
            <text:p>1</text:p>
          </table:table-cell>
          <table:table-cell table:formula="of:=IF(ISNUMBER(VLOOKUP([.B58];[.$AG$2:.$AH$41];2;0));VLOOKUP([.B58];[.$AG$2:.$AH$41];2;0);1)" office:value-type="float" office:value="1">
            <text:p>1</text:p>
          </table:table-cell>
          <table:table-cell/>
          <table:table-cell office:value-type="string">
            <text:p>Lucette Lousteau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And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aniel Goldberg</text:p>
          </table:table-cell>
          <table:table-cell table:formula="of:=IF(ISNUMBER(VLOOKUP([.B59];[.$L$2:.$M$202];2;0));VLOOKUP([.B59];[.$L$2:.$M$202];2;0);1)" office:value-type="float" office:value="0">
            <text:p>0</text:p>
          </table:table-cell>
          <table:table-cell table:formula="of:=IF(ISNUMBER(VLOOKUP([.B59];[.$O$2:.$P$12];2;0));VLOOKUP([.B59];[.$O$2:.$P$12];2;0);1)" office:value-type="float" office:value="1">
            <text:p>1</text:p>
          </table:table-cell>
          <table:table-cell table:formula="of:=IF(ISNUMBER(VLOOKUP([.B59];[.$R$2:.$S$46];2;0));VLOOKUP([.B59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59];[.$U$2:.$V$100];2;0));VLOOKUP([.B59];[.$U$2:.$V$100];2;0);1)" office:value-type="float" office:value="0">
            <text:p>0</text:p>
          </table:table-cell>
          <table:table-cell table:formula="of:=IF(ISNUMBER(VLOOKUP([.B59];[.$AA$2:.$AB$302];2;0));VLOOKUP([.B59];[.$AA$2:.$AB$302];2;0);0)" office:value-type="float" office:value="0">
            <text:p>0</text:p>
          </table:table-cell>
          <table:table-cell table:formula="of:=IF(ISNUMBER(VLOOKUP([.B59];[.$AD$2:.$AE$33];2;0));VLOOKUP([.B59];[.$AD$2:.$AE$33];2;0);1)" office:value-type="float" office:value="0">
            <text:p>0</text:p>
          </table:table-cell>
          <table:table-cell table:formula="of:=IF(ISNUMBER(VLOOKUP([.B59];[.$AG$2:.$AH$41];2;0));VLOOKUP([.B59];[.$AG$2:.$AH$41];2;0);1)" office:value-type="float" office:value="0">
            <text:p>0</text:p>
          </table:table-cell>
          <table:table-cell/>
          <table:table-cell office:value-type="string">
            <text:p>Marie-Line Reynau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Brott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aniel Vaillant</text:p>
          </table:table-cell>
          <table:table-cell table:formula="of:=IF(ISNUMBER(VLOOKUP([.B60];[.$L$2:.$M$202];2;0));VLOOKUP([.B60];[.$L$2:.$M$202];2;0);1)" office:value-type="float" office:value="1">
            <text:p>1</text:p>
          </table:table-cell>
          <table:table-cell table:formula="of:=IF(ISNUMBER(VLOOKUP([.B60];[.$O$2:.$P$12];2;0));VLOOKUP([.B60];[.$O$2:.$P$12];2;0);1)" office:value-type="float" office:value="1">
            <text:p>1</text:p>
          </table:table-cell>
          <table:table-cell table:formula="of:=IF(ISNUMBER(VLOOKUP([.B60];[.$R$2:.$S$46];2;0));VLOOKUP([.B6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0];[.$U$2:.$V$100];2;0));VLOOKUP([.B60];[.$U$2:.$V$100];2;0);1)" office:value-type="float" office:value="1">
            <text:p>1</text:p>
          </table:table-cell>
          <table:table-cell table:formula="of:=IF(ISNUMBER(VLOOKUP([.B60];[.$AA$2:.$AB$302];2;0));VLOOKUP([.B60];[.$AA$2:.$AB$302];2;0);0)" office:value-type="float" office:value="1">
            <text:p>1</text:p>
          </table:table-cell>
          <table:table-cell table:formula="of:=IF(ISNUMBER(VLOOKUP([.B60];[.$AD$2:.$AE$33];2;0));VLOOKUP([.B60];[.$AD$2:.$AE$33];2;0);1)" office:value-type="float" office:value="1">
            <text:p>1</text:p>
          </table:table-cell>
          <table:table-cell table:formula="of:=IF(ISNUMBER(VLOOKUP([.B60];[.$AG$2:.$AH$41];2;0));VLOOKUP([.B60];[.$AG$2:.$AH$41];2;0);1)" office:value-type="float" office:value="1">
            <text:p>1</text:p>
          </table:table-cell>
          <table:table-cell/>
          <table:table-cell office:value-type="string">
            <text:p>Marie-Lou Marc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Lonc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avid Habib</text:p>
          </table:table-cell>
          <table:table-cell table:formula="of:=IF(ISNUMBER(VLOOKUP([.B61];[.$L$2:.$M$202];2;0));VLOOKUP([.B61];[.$L$2:.$M$202];2;0);1)" office:value-type="float" office:value="1">
            <text:p>1</text:p>
          </table:table-cell>
          <table:table-cell table:formula="of:=IF(ISNUMBER(VLOOKUP([.B61];[.$O$2:.$P$12];2;0));VLOOKUP([.B61];[.$O$2:.$P$12];2;0);1)" office:value-type="float" office:value="1">
            <text:p>1</text:p>
          </table:table-cell>
          <table:table-cell table:formula="of:=IF(ISNUMBER(VLOOKUP([.B61];[.$R$2:.$S$46];2;0));VLOOKUP([.B6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1];[.$U$2:.$V$100];2;0));VLOOKUP([.B61];[.$U$2:.$V$100];2;0);1)" office:value-type="float" office:value="1">
            <text:p>1</text:p>
          </table:table-cell>
          <table:table-cell table:formula="of:=IF(ISNUMBER(VLOOKUP([.B61];[.$AA$2:.$AB$302];2;0));VLOOKUP([.B61];[.$AA$2:.$AB$302];2;0);0)" office:value-type="float" office:value="1">
            <text:p>1</text:p>
          </table:table-cell>
          <table:table-cell table:formula="of:=IF(ISNUMBER(VLOOKUP([.B61];[.$AD$2:.$AE$33];2;0));VLOOKUP([.B61];[.$AD$2:.$AE$33];2;0);1)" office:value-type="float" office:value="1">
            <text:p>1</text:p>
          </table:table-cell>
          <table:table-cell table:formula="of:=IF(ISNUMBER(VLOOKUP([.B61];[.$AG$2:.$AH$41];2;0));VLOOKUP([.B61];[.$AG$2:.$AH$41];2;0);1)" office:value-type="float" office:value="1">
            <text:p>1</text:p>
          </table:table-cell>
          <table:table-cell/>
          <table:table-cell office:value-type="string">
            <text:p>Marie-Noëlle Lieneman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 Pupp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elphine Batho</text:p>
          </table:table-cell>
          <table:table-cell table:formula="of:=IF(ISNUMBER(VLOOKUP([.B62];[.$L$2:.$M$202];2;0));VLOOKUP([.B62];[.$L$2:.$M$202];2;0);1)" office:value-type="float" office:value="1">
            <text:p>1</text:p>
          </table:table-cell>
          <table:table-cell table:formula="of:=IF(ISNUMBER(VLOOKUP([.B62];[.$O$2:.$P$12];2;0));VLOOKUP([.B62];[.$O$2:.$P$12];2;0);1)" office:value-type="float" office:value="1">
            <text:p>1</text:p>
          </table:table-cell>
          <table:table-cell table:formula="of:=IF(ISNUMBER(VLOOKUP([.B62];[.$R$2:.$S$46];2;0));VLOOKUP([.B62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2];[.$U$2:.$V$100];2;0));VLOOKUP([.B62];[.$U$2:.$V$100];2;0);1)" office:value-type="float" office:value="1">
            <text:p>1</text:p>
          </table:table-cell>
          <table:table-cell table:formula="of:=IF(ISNUMBER(VLOOKUP([.B62];[.$AA$2:.$AB$302];2;0));VLOOKUP([.B62];[.$AA$2:.$AB$302];2;0);0)" office:value-type="float" office:value="0">
            <text:p>0</text:p>
          </table:table-cell>
          <table:table-cell table:formula="of:=IF(ISNUMBER(VLOOKUP([.B62];[.$AD$2:.$AE$33];2;0));VLOOKUP([.B62];[.$AD$2:.$AE$33];2;0);1)" office:value-type="float" office:value="1">
            <text:p>1</text:p>
          </table:table-cell>
          <table:table-cell table:formula="of:=IF(ISNUMBER(VLOOKUP([.B62];[.$AG$2:.$AH$41];2;0));VLOOKUP([.B62];[.$AG$2:.$AH$41];2;0);1)" office:value-type="float" office:value="0">
            <text:p>0</text:p>
          </table:table-cell>
          <table:table-cell/>
          <table:table-cell office:value-type="string">
            <text:p>Mathieu Hanot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escamps-Crosn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enys Robiliard</text:p>
          </table:table-cell>
          <table:table-cell table:formula="of:=IF(ISNUMBER(VLOOKUP([.B63];[.$L$2:.$M$202];2;0));VLOOKUP([.B63];[.$L$2:.$M$202];2;0);1)" office:value-type="float" office:value="0">
            <text:p>0</text:p>
          </table:table-cell>
          <table:table-cell table:formula="of:=IF(ISNUMBER(VLOOKUP([.B63];[.$O$2:.$P$12];2;0));VLOOKUP([.B63];[.$O$2:.$P$12];2;0);1)" office:value-type="float" office:value="1">
            <text:p>1</text:p>
          </table:table-cell>
          <table:table-cell table:formula="of:=IF(ISNUMBER(VLOOKUP([.B63];[.$R$2:.$S$46];2;0));VLOOKUP([.B6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3];[.$U$2:.$V$100];2;0));VLOOKUP([.B63];[.$U$2:.$V$100];2;0);1)" office:value-type="float" office:value="0">
            <text:p>0</text:p>
          </table:table-cell>
          <table:table-cell table:formula="of:=IF(ISNUMBER(VLOOKUP([.B63];[.$AA$2:.$AB$302];2;0));VLOOKUP([.B63];[.$AA$2:.$AB$302];2;0);0)" office:value-type="float" office:value="0">
            <text:p>0</text:p>
          </table:table-cell>
          <table:table-cell table:formula="of:=IF(ISNUMBER(VLOOKUP([.B63];[.$AD$2:.$AE$33];2;0));VLOOKUP([.B63];[.$AD$2:.$AE$33];2;0);1)" office:value-type="float" office:value="0">
            <text:p>0</text:p>
          </table:table-cell>
          <table:table-cell table:formula="of:=IF(ISNUMBER(VLOOKUP([.B63];[.$AG$2:.$AH$41];2;0));VLOOKUP([.B63];[.$AG$2:.$AH$41];2;0);1)" office:value-type="float" office:value="0">
            <text:p>0</text:p>
          </table:table-cell>
          <table:table-cell/>
          <table:table-cell office:value-type="string">
            <text:p>Maud Oliv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b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ominique Baert</text:p>
          </table:table-cell>
          <table:table-cell table:formula="of:=IF(ISNUMBER(VLOOKUP([.B64];[.$L$2:.$M$202];2;0));VLOOKUP([.B64];[.$L$2:.$M$202];2;0);1)" office:value-type="float" office:value="1">
            <text:p>1</text:p>
          </table:table-cell>
          <table:table-cell table:formula="of:=IF(ISNUMBER(VLOOKUP([.B64];[.$O$2:.$P$12];2;0));VLOOKUP([.B64];[.$O$2:.$P$12];2;0);1)" office:value-type="float" office:value="1">
            <text:p>1</text:p>
          </table:table-cell>
          <table:table-cell table:formula="of:=IF(ISNUMBER(VLOOKUP([.B64];[.$R$2:.$S$46];2;0));VLOOKUP([.B6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4];[.$U$2:.$V$100];2;0));VLOOKUP([.B64];[.$U$2:.$V$100];2;0);1)" office:value-type="float" office:value="1">
            <text:p>1</text:p>
          </table:table-cell>
          <table:table-cell table:formula="of:=IF(ISNUMBER(VLOOKUP([.B64];[.$AA$2:.$AB$302];2;0));VLOOKUP([.B64];[.$AA$2:.$AB$302];2;0);0)" office:value-type="float" office:value="1">
            <text:p>1</text:p>
          </table:table-cell>
          <table:table-cell table:formula="of:=IF(ISNUMBER(VLOOKUP([.B64];[.$AD$2:.$AE$33];2;0));VLOOKUP([.B64];[.$AD$2:.$AE$33];2;0);1)" office:value-type="float" office:value="1">
            <text:p>1</text:p>
          </table:table-cell>
          <table:table-cell table:formula="of:=IF(ISNUMBER(VLOOKUP([.B64];[.$AG$2:.$AH$41];2;0));VLOOKUP([.B64];[.$AG$2:.$AH$41];2;0);1)" office:value-type="float" office:value="1">
            <text:p>1</text:p>
          </table:table-cell>
          <table:table-cell/>
          <table:table-cell office:value-type="string">
            <text:p>Michel Lefai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ominique Chauvel</text:p>
          </table:table-cell>
          <table:table-cell table:formula="of:=IF(ISNUMBER(VLOOKUP([.B65];[.$L$2:.$M$202];2;0));VLOOKUP([.B65];[.$L$2:.$M$202];2;0);1)" office:value-type="float" office:value="0">
            <text:p>0</text:p>
          </table:table-cell>
          <table:table-cell table:formula="of:=IF(ISNUMBER(VLOOKUP([.B65];[.$O$2:.$P$12];2;0));VLOOKUP([.B65];[.$O$2:.$P$12];2;0);1)" office:value-type="float" office:value="1">
            <text:p>1</text:p>
          </table:table-cell>
          <table:table-cell table:formula="of:=IF(ISNUMBER(VLOOKUP([.B65];[.$R$2:.$S$46];2;0));VLOOKUP([.B65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5];[.$U$2:.$V$100];2;0));VLOOKUP([.B65];[.$U$2:.$V$100];2;0);1)" office:value-type="float" office:value="0">
            <text:p>0</text:p>
          </table:table-cell>
          <table:table-cell table:formula="of:=IF(ISNUMBER(VLOOKUP([.B65];[.$AA$2:.$AB$302];2;0));VLOOKUP([.B65];[.$AA$2:.$AB$302];2;0);0)" office:value-type="float" office:value="0">
            <text:p>0</text:p>
          </table:table-cell>
          <table:table-cell table:formula="of:=IF(ISNUMBER(VLOOKUP([.B65];[.$AD$2:.$AE$33];2;0));VLOOKUP([.B65];[.$AD$2:.$AE$33];2;0);1)" office:value-type="float" office:value="0">
            <text:p>0</text:p>
          </table:table-cell>
          <table:table-cell table:formula="of:=IF(ISNUMBER(VLOOKUP([.B65];[.$AG$2:.$AH$41];2;0));VLOOKUP([.B65];[.$AG$2:.$AH$41];2;0);1)" office:value-type="float" office:value="0">
            <text:p>0</text:p>
          </table:table-cell>
          <table:table-cell/>
          <table:table-cell office:value-type="string">
            <text:p>Michel Lesag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ançoise Im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ominique Lefebvre</text:p>
          </table:table-cell>
          <table:table-cell table:formula="of:=IF(ISNUMBER(VLOOKUP([.B66];[.$L$2:.$M$202];2;0));VLOOKUP([.B66];[.$L$2:.$M$202];2;0);1)" office:value-type="float" office:value="1">
            <text:p>1</text:p>
          </table:table-cell>
          <table:table-cell table:formula="of:=IF(ISNUMBER(VLOOKUP([.B66];[.$O$2:.$P$12];2;0));VLOOKUP([.B66];[.$O$2:.$P$12];2;0);1)" office:value-type="float" office:value="1">
            <text:p>1</text:p>
          </table:table-cell>
          <table:table-cell table:formula="of:=IF(ISNUMBER(VLOOKUP([.B66];[.$R$2:.$S$46];2;0));VLOOKUP([.B6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6];[.$U$2:.$V$100];2;0));VLOOKUP([.B66];[.$U$2:.$V$100];2;0);1)" office:value-type="float" office:value="1">
            <text:p>1</text:p>
          </table:table-cell>
          <table:table-cell table:formula="of:=IF(ISNUMBER(VLOOKUP([.B66];[.$AA$2:.$AB$302];2;0));VLOOKUP([.B66];[.$AA$2:.$AB$302];2;0);0)" office:value-type="float" office:value="1">
            <text:p>1</text:p>
          </table:table-cell>
          <table:table-cell table:formula="of:=IF(ISNUMBER(VLOOKUP([.B66];[.$AD$2:.$AE$33];2;0));VLOOKUP([.B66];[.$AD$2:.$AE$33];2;0);1)" office:value-type="float" office:value="1">
            <text:p>1</text:p>
          </table:table-cell>
          <table:table-cell table:formula="of:=IF(ISNUMBER(VLOOKUP([.B66];[.$AG$2:.$AH$41];2;0));VLOOKUP([.B66];[.$AG$2:.$AH$41];2;0);1)" office:value-type="float" office:value="1">
            <text:p>1</text:p>
          </table:table-cell>
          <table:table-cell/>
          <table:table-cell office:value-type="string">
            <text:p>Michel Pouzo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Barb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minique Potier</text:p>
          </table:table-cell>
          <table:table-cell table:formula="of:=IF(ISNUMBER(VLOOKUP([.B67];[.$L$2:.$M$202];2;0));VLOOKUP([.B67];[.$L$2:.$M$202];2;0);1)" office:value-type="float" office:value="0">
            <text:p>0</text:p>
          </table:table-cell>
          <table:table-cell table:formula="of:=IF(ISNUMBER(VLOOKUP([.B67];[.$O$2:.$P$12];2;0));VLOOKUP([.B67];[.$O$2:.$P$12];2;0);1)" office:value-type="float" office:value="1">
            <text:p>1</text:p>
          </table:table-cell>
          <table:table-cell table:formula="of:=IF(ISNUMBER(VLOOKUP([.B67];[.$R$2:.$S$46];2;0));VLOOKUP([.B6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7];[.$U$2:.$V$100];2;0));VLOOKUP([.B67];[.$U$2:.$V$100];2;0);1)" office:value-type="float" office:value="1">
            <text:p>1</text:p>
          </table:table-cell>
          <table:table-cell table:formula="of:=IF(ISNUMBER(VLOOKUP([.B67];[.$AA$2:.$AB$302];2;0));VLOOKUP([.B67];[.$AA$2:.$AB$302];2;0);0)" office:value-type="float" office:value="0">
            <text:p>0</text:p>
          </table:table-cell>
          <table:table-cell table:formula="of:=IF(ISNUMBER(VLOOKUP([.B67];[.$AD$2:.$AE$33];2;0));VLOOKUP([.B67];[.$AD$2:.$AE$33];2;0);1)" office:value-type="float" office:value="1">
            <text:p>1</text:p>
          </table:table-cell>
          <table:table-cell table:formula="of:=IF(ISNUMBER(VLOOKUP([.B67];[.$AG$2:.$AH$41];2;0));VLOOKUP([.B67];[.$AG$2:.$AH$41];2;0);1)" office:value-type="float" office:value="1">
            <text:p>1</text:p>
          </table:table-cell>
          <table:table-cell/>
          <table:table-cell office:value-type="string">
            <text:p>Michel Vergnier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c Roig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minique Raimbourg</text:p>
          </table:table-cell>
          <table:table-cell table:formula="of:=IF(ISNUMBER(VLOOKUP([.B68];[.$L$2:.$M$202];2;0));VLOOKUP([.B68];[.$L$2:.$M$202];2;0);1)" office:value-type="float" office:value="1">
            <text:p>1</text:p>
          </table:table-cell>
          <table:table-cell table:formula="of:=IF(ISNUMBER(VLOOKUP([.B68];[.$O$2:.$P$12];2;0));VLOOKUP([.B68];[.$O$2:.$P$12];2;0);1)" office:value-type="float" office:value="1">
            <text:p>1</text:p>
          </table:table-cell>
          <table:table-cell table:formula="of:=IF(ISNUMBER(VLOOKUP([.B68];[.$R$2:.$S$46];2;0));VLOOKUP([.B6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68];[.$U$2:.$V$100];2;0));VLOOKUP([.B68];[.$U$2:.$V$100];2;0);1)" office:value-type="float" office:value="1">
            <text:p>1</text:p>
          </table:table-cell>
          <table:table-cell table:formula="of:=IF(ISNUMBER(VLOOKUP([.B68];[.$AA$2:.$AB$302];2;0));VLOOKUP([.B68];[.$AA$2:.$AB$302];2;0);0)" office:value-type="float" office:value="1">
            <text:p>1</text:p>
          </table:table-cell>
          <table:table-cell table:formula="of:=IF(ISNUMBER(VLOOKUP([.B68];[.$AD$2:.$AE$33];2;0));VLOOKUP([.B68];[.$AD$2:.$AE$33];2;0);1)" office:value-type="float" office:value="1">
            <text:p>1</text:p>
          </table:table-cell>
          <table:table-cell table:formula="of:=IF(ISNUMBER(VLOOKUP([.B68];[.$AG$2:.$AH$41];2;0));VLOOKUP([.B68];[.$AG$2:.$AH$41];2;0);1)" office:value-type="float" office:value="1">
            <text:p>1</text:p>
          </table:table-cell>
          <table:table-cell/>
          <table:table-cell office:value-type="string">
            <text:p>Nathalie Chabann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Frédérique Massa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dith Gueugneau</text:p>
          </table:table-cell>
          <table:table-cell table:formula="of:=IF(ISNUMBER(VLOOKUP([.B69];[.$L$2:.$M$202];2;0));VLOOKUP([.B69];[.$L$2:.$M$202];2;0);1)" office:value-type="float" office:value="0">
            <text:p>0</text:p>
          </table:table-cell>
          <table:table-cell table:formula="of:=IF(ISNUMBER(VLOOKUP([.B69];[.$O$2:.$P$12];2;0));VLOOKUP([.B69];[.$O$2:.$P$12];2;0);1)" office:value-type="float" office:value="1">
            <text:p>1</text:p>
          </table:table-cell>
          <table:table-cell table:formula="of:=IF(ISNUMBER(VLOOKUP([.B69];[.$R$2:.$S$46];2;0));VLOOKUP([.B69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69];[.$U$2:.$V$100];2;0));VLOOKUP([.B69];[.$U$2:.$V$100];2;0);1)" office:value-type="float" office:value="0">
            <text:p>0</text:p>
          </table:table-cell>
          <table:table-cell table:formula="of:=IF(ISNUMBER(VLOOKUP([.B69];[.$AA$2:.$AB$302];2;0));VLOOKUP([.B69];[.$AA$2:.$AB$302];2;0);0)" office:value-type="float" office:value="0">
            <text:p>0</text:p>
          </table:table-cell>
          <table:table-cell table:formula="of:=IF(ISNUMBER(VLOOKUP([.B69];[.$AD$2:.$AE$33];2;0));VLOOKUP([.B69];[.$AD$2:.$AE$33];2;0);1)" office:value-type="float" office:value="0">
            <text:p>0</text:p>
          </table:table-cell>
          <table:table-cell table:formula="of:=IF(ISNUMBER(VLOOKUP([.B69];[.$AG$2:.$AH$41];2;0));VLOOKUP([.B69];[.$AG$2:.$AH$41];2;0);1)" office:value-type="float" office:value="0">
            <text:p>0</text:p>
          </table:table-cell>
          <table:table-cell/>
          <table:table-cell office:value-type="string">
            <text:p>Olivier Dussop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abrielle Louis-Ca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duardo Rihan Cypel</text:p>
          </table:table-cell>
          <table:table-cell table:formula="of:=IF(ISNUMBER(VLOOKUP([.B70];[.$L$2:.$M$202];2;0));VLOOKUP([.B70];[.$L$2:.$M$202];2;0);1)" office:value-type="float" office:value="1">
            <text:p>1</text:p>
          </table:table-cell>
          <table:table-cell table:formula="of:=IF(ISNUMBER(VLOOKUP([.B70];[.$O$2:.$P$12];2;0));VLOOKUP([.B70];[.$O$2:.$P$12];2;0);1)" office:value-type="float" office:value="1">
            <text:p>1</text:p>
          </table:table-cell>
          <table:table-cell table:formula="of:=IF(ISNUMBER(VLOOKUP([.B70];[.$R$2:.$S$46];2;0));VLOOKUP([.B7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0];[.$U$2:.$V$100];2;0));VLOOKUP([.B70];[.$U$2:.$V$100];2;0);1)" office:value-type="float" office:value="1">
            <text:p>1</text:p>
          </table:table-cell>
          <table:table-cell table:formula="of:=IF(ISNUMBER(VLOOKUP([.B70];[.$AA$2:.$AB$302];2;0));VLOOKUP([.B70];[.$AA$2:.$AB$302];2;0);0)" office:value-type="float" office:value="1">
            <text:p>1</text:p>
          </table:table-cell>
          <table:table-cell table:formula="of:=IF(ISNUMBER(VLOOKUP([.B70];[.$AD$2:.$AE$33];2;0));VLOOKUP([.B70];[.$AD$2:.$AE$33];2;0);1)" office:value-type="float" office:value="1">
            <text:p>1</text:p>
          </table:table-cell>
          <table:table-cell table:formula="of:=IF(ISNUMBER(VLOOKUP([.B70];[.$AG$2:.$AH$41];2;0));VLOOKUP([.B70];[.$AG$2:.$AH$41];2;0);1)" office:value-type="float" office:value="1">
            <text:p>1</text:p>
          </table:table-cell>
          <table:table-cell/>
          <table:table-cell office:value-type="string">
            <text:p>Paola Zanett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a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Élisabeth Guigou</text:p>
          </table:table-cell>
          <table:table-cell table:formula="of:=IF(ISNUMBER(VLOOKUP([.B71];[.$L$2:.$M$202];2;0));VLOOKUP([.B71];[.$L$2:.$M$202];2;0);1)" office:value-type="float" office:value="1">
            <text:p>1</text:p>
          </table:table-cell>
          <table:table-cell table:formula="of:=IF(ISNUMBER(VLOOKUP([.B71];[.$O$2:.$P$12];2;0));VLOOKUP([.B71];[.$O$2:.$P$12];2;0);1)" office:value-type="float" office:value="1">
            <text:p>1</text:p>
          </table:table-cell>
          <table:table-cell table:formula="of:=IF(ISNUMBER(VLOOKUP([.B71];[.$R$2:.$S$46];2;0));VLOOKUP([.B7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1];[.$U$2:.$V$100];2;0));VLOOKUP([.B71];[.$U$2:.$V$100];2;0);1)" office:value-type="float" office:value="1">
            <text:p>1</text:p>
          </table:table-cell>
          <table:table-cell table:formula="of:=IF(ISNUMBER(VLOOKUP([.B71];[.$AA$2:.$AB$302];2;0));VLOOKUP([.B71];[.$AA$2:.$AB$302];2;0);0)" office:value-type="float" office:value="1">
            <text:p>1</text:p>
          </table:table-cell>
          <table:table-cell table:formula="of:=IF(ISNUMBER(VLOOKUP([.B71];[.$AD$2:.$AE$33];2;0));VLOOKUP([.B71];[.$AD$2:.$AE$33];2;0);1)" office:value-type="float" office:value="1">
            <text:p>1</text:p>
          </table:table-cell>
          <table:table-cell table:formula="of:=IF(ISNUMBER(VLOOKUP([.B71];[.$AG$2:.$AH$41];2;0));VLOOKUP([.B71];[.$AG$2:.$AH$41];2;0);1)" office:value-type="float" office:value="1">
            <text:p>1</text:p>
          </table:table-cell>
          <table:table-cell/>
          <table:table-cell office:value-type="string">
            <text:p>Pascal Cherk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neviève Gosselin-Fleu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Elisabeth Pochon</text:p>
          </table:table-cell>
          <table:table-cell table:formula="of:=IF(ISNUMBER(VLOOKUP([.B72];[.$L$2:.$M$202];2;0));VLOOKUP([.B72];[.$L$2:.$M$202];2;0);1)" office:value-type="float" office:value="1">
            <text:p>1</text:p>
          </table:table-cell>
          <table:table-cell table:formula="of:=IF(ISNUMBER(VLOOKUP([.B72];[.$O$2:.$P$12];2;0));VLOOKUP([.B72];[.$O$2:.$P$12];2;0);1)" office:value-type="float" office:value="1">
            <text:p>1</text:p>
          </table:table-cell>
          <table:table-cell table:formula="of:=IF(ISNUMBER(VLOOKUP([.B72];[.$R$2:.$S$46];2;0));VLOOKUP([.B7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2];[.$U$2:.$V$100];2;0));VLOOKUP([.B72];[.$U$2:.$V$100];2;0);1)" office:value-type="float" office:value="1">
            <text:p>1</text:p>
          </table:table-cell>
          <table:table-cell table:formula="of:=IF(ISNUMBER(VLOOKUP([.B72];[.$AA$2:.$AB$302];2;0));VLOOKUP([.B72];[.$AA$2:.$AB$302];2;0);0)" office:value-type="float" office:value="1">
            <text:p>1</text:p>
          </table:table-cell>
          <table:table-cell table:formula="of:=IF(ISNUMBER(VLOOKUP([.B72];[.$AD$2:.$AE$33];2;0));VLOOKUP([.B72];[.$AD$2:.$AE$33];2;0);1)" office:value-type="float" office:value="1">
            <text:p>1</text:p>
          </table:table-cell>
          <table:table-cell table:formula="of:=IF(ISNUMBER(VLOOKUP([.B72];[.$AG$2:.$AH$41];2;0));VLOOKUP([.B72];[.$AG$2:.$AH$41];2;0);1)" office:value-type="float" office:value="1">
            <text:p>1</text:p>
          </table:table-cell>
          <table:table-cell/>
          <table:table-cell office:value-type="string">
            <text:p>Pascale Crozo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Bap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Emeric Bréhier</text:p>
          </table:table-cell>
          <table:table-cell table:formula="of:=IF(ISNUMBER(VLOOKUP([.B73];[.$L$2:.$M$202];2;0));VLOOKUP([.B73];[.$L$2:.$M$202];2;0);1)" office:value-type="float" office:value="1">
            <text:p>1</text:p>
          </table:table-cell>
          <table:table-cell table:formula="of:=IF(ISNUMBER(VLOOKUP([.B73];[.$O$2:.$P$12];2;0));VLOOKUP([.B73];[.$O$2:.$P$12];2;0);1)" office:value-type="float" office:value="1">
            <text:p>1</text:p>
          </table:table-cell>
          <table:table-cell table:formula="of:=IF(ISNUMBER(VLOOKUP([.B73];[.$R$2:.$S$46];2;0));VLOOKUP([.B7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3];[.$U$2:.$V$100];2;0));VLOOKUP([.B73];[.$U$2:.$V$100];2;0);1)" office:value-type="float" office:value="1">
            <text:p>1</text:p>
          </table:table-cell>
          <table:table-cell table:formula="of:=IF(ISNUMBER(VLOOKUP([.B73];[.$AA$2:.$AB$302];2;0));VLOOKUP([.B73];[.$AA$2:.$AB$302];2;0);0)" office:value-type="float" office:value="1">
            <text:p>1</text:p>
          </table:table-cell>
          <table:table-cell table:formula="of:=IF(ISNUMBER(VLOOKUP([.B73];[.$AD$2:.$AE$33];2;0));VLOOKUP([.B73];[.$AD$2:.$AE$33];2;0);1)" office:value-type="float" office:value="1">
            <text:p>1</text:p>
          </table:table-cell>
          <table:table-cell table:formula="of:=IF(ISNUMBER(VLOOKUP([.B73];[.$AG$2:.$AH$41];2;0));VLOOKUP([.B73];[.$AG$2:.$AH$41];2;0);1)" office:value-type="float" office:value="1">
            <text:p>1</text:p>
          </table:table-cell>
          <table:table-cell/>
          <table:table-cell office:value-type="string">
            <text:p>Patrick Bloche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érard Terr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Émilienne Poumirol</text:p>
          </table:table-cell>
          <table:table-cell table:formula="of:=IF(ISNUMBER(VLOOKUP([.B74];[.$L$2:.$M$202];2;0));VLOOKUP([.B74];[.$L$2:.$M$202];2;0);1)" office:value-type="float" office:value="1">
            <text:p>1</text:p>
          </table:table-cell>
          <table:table-cell table:formula="of:=IF(ISNUMBER(VLOOKUP([.B74];[.$O$2:.$P$12];2;0));VLOOKUP([.B74];[.$O$2:.$P$12];2;0);1)" office:value-type="float" office:value="1">
            <text:p>1</text:p>
          </table:table-cell>
          <table:table-cell table:formula="of:=IF(ISNUMBER(VLOOKUP([.B74];[.$R$2:.$S$46];2;0));VLOOKUP([.B7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4];[.$U$2:.$V$100];2;0));VLOOKUP([.B74];[.$U$2:.$V$100];2;0);1)" office:value-type="float" office:value="1">
            <text:p>1</text:p>
          </table:table-cell>
          <table:table-cell table:formula="of:=IF(ISNUMBER(VLOOKUP([.B74];[.$AA$2:.$AB$302];2;0));VLOOKUP([.B74];[.$AA$2:.$AB$302];2;0);0)" office:value-type="float" office:value="1">
            <text:p>1</text:p>
          </table:table-cell>
          <table:table-cell table:formula="of:=IF(ISNUMBER(VLOOKUP([.B74];[.$AD$2:.$AE$33];2;0));VLOOKUP([.B74];[.$AD$2:.$AE$33];2;0);1)" office:value-type="float" office:value="1">
            <text:p>1</text:p>
          </table:table-cell>
          <table:table-cell table:formula="of:=IF(ISNUMBER(VLOOKUP([.B74];[.$AG$2:.$AH$41];2;0));VLOOKUP([.B74];[.$AG$2:.$AH$41];2;0);1)" office:value-type="float" office:value="1">
            <text:p>1</text:p>
          </table:table-cell>
          <table:table-cell/>
          <table:table-cell office:value-type="string">
            <text:p>Pervenche Bere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erminal Peir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Éric Jalton</text:p>
          </table:table-cell>
          <table:table-cell table:formula="of:=IF(ISNUMBER(VLOOKUP([.B75];[.$L$2:.$M$202];2;0));VLOOKUP([.B75];[.$L$2:.$M$202];2;0);1)" office:value-type="float" office:value="0">
            <text:p>0</text:p>
          </table:table-cell>
          <table:table-cell table:formula="of:=IF(ISNUMBER(VLOOKUP([.B75];[.$O$2:.$P$12];2;0));VLOOKUP([.B75];[.$O$2:.$P$12];2;0);1)" office:value-type="float" office:value="1">
            <text:p>1</text:p>
          </table:table-cell>
          <table:table-cell table:formula="of:=IF(ISNUMBER(VLOOKUP([.B75];[.$R$2:.$S$46];2;0));VLOOKUP([.B7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5];[.$U$2:.$V$100];2;0));VLOOKUP([.B75];[.$U$2:.$V$100];2;0);1)" office:value-type="float" office:value="1">
            <text:p>1</text:p>
          </table:table-cell>
          <table:table-cell table:formula="of:=IF(ISNUMBER(VLOOKUP([.B75];[.$AA$2:.$AB$302];2;0));VLOOKUP([.B75];[.$AA$2:.$AB$302];2;0);0)" office:value-type="float" office:value="0">
            <text:p>0</text:p>
          </table:table-cell>
          <table:table-cell table:formula="of:=IF(ISNUMBER(VLOOKUP([.B75];[.$AD$2:.$AE$33];2;0));VLOOKUP([.B75];[.$AD$2:.$AE$33];2;0);1)" office:value-type="float" office:value="1">
            <text:p>1</text:p>
          </table:table-cell>
          <table:table-cell table:formula="of:=IF(ISNUMBER(VLOOKUP([.B75];[.$AG$2:.$AH$41];2;0));VLOOKUP([.B75];[.$AG$2:.$AH$41];2;0);1)" office:value-type="float" office:value="1">
            <text:p>1</text:p>
          </table:table-cell>
          <table:table-cell/>
          <table:table-cell office:value-type="string">
            <text:p>Philippe Bau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bert Sauv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ricka Bareigts</text:p>
          </table:table-cell>
          <table:table-cell table:formula="of:=IF(ISNUMBER(VLOOKUP([.B76];[.$L$2:.$M$202];2;0));VLOOKUP([.B76];[.$L$2:.$M$202];2;0);1)" office:value-type="float" office:value="1">
            <text:p>1</text:p>
          </table:table-cell>
          <table:table-cell table:formula="of:=IF(ISNUMBER(VLOOKUP([.B76];[.$O$2:.$P$12];2;0));VLOOKUP([.B76];[.$O$2:.$P$12];2;0);1)" office:value-type="float" office:value="1">
            <text:p>1</text:p>
          </table:table-cell>
          <table:table-cell table:formula="of:=IF(ISNUMBER(VLOOKUP([.B76];[.$R$2:.$S$46];2;0));VLOOKUP([.B7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6];[.$U$2:.$V$100];2;0));VLOOKUP([.B76];[.$U$2:.$V$100];2;0);1)" office:value-type="float" office:value="1">
            <text:p>1</text:p>
          </table:table-cell>
          <table:table-cell table:formula="of:=IF(ISNUMBER(VLOOKUP([.B76];[.$AA$2:.$AB$302];2;0));VLOOKUP([.B76];[.$AA$2:.$AB$302];2;0);0)" office:value-type="float" office:value="1">
            <text:p>1</text:p>
          </table:table-cell>
          <table:table-cell table:formula="of:=IF(ISNUMBER(VLOOKUP([.B76];[.$AD$2:.$AE$33];2;0));VLOOKUP([.B76];[.$AD$2:.$AE$33];2;0);1)" office:value-type="float" office:value="1">
            <text:p>1</text:p>
          </table:table-cell>
          <table:table-cell table:formula="of:=IF(ISNUMBER(VLOOKUP([.B76];[.$AG$2:.$AH$41];2;0));VLOOKUP([.B76];[.$AG$2:.$AH$41];2;0);1)" office:value-type="float" office:value="1">
            <text:p>1</text:p>
          </table:table-cell>
          <table:table-cell/>
          <table:table-cell office:value-type="string">
            <text:p>Philipp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lles Sava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Erwann Binet</text:p>
          </table:table-cell>
          <table:table-cell table:formula="of:=IF(ISNUMBER(VLOOKUP([.B77];[.$L$2:.$M$202];2;0));VLOOKUP([.B77];[.$L$2:.$M$202];2;0);1)" office:value-type="float" office:value="1">
            <text:p>1</text:p>
          </table:table-cell>
          <table:table-cell table:formula="of:=IF(ISNUMBER(VLOOKUP([.B77];[.$O$2:.$P$12];2;0));VLOOKUP([.B77];[.$O$2:.$P$12];2;0);1)" office:value-type="float" office:value="1">
            <text:p>1</text:p>
          </table:table-cell>
          <table:table-cell table:formula="of:=IF(ISNUMBER(VLOOKUP([.B77];[.$R$2:.$S$46];2;0));VLOOKUP([.B7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7];[.$U$2:.$V$100];2;0));VLOOKUP([.B77];[.$U$2:.$V$100];2;0);1)" office:value-type="float" office:value="1">
            <text:p>1</text:p>
          </table:table-cell>
          <table:table-cell table:formula="of:=IF(ISNUMBER(VLOOKUP([.B77];[.$AA$2:.$AB$302];2;0));VLOOKUP([.B77];[.$AA$2:.$AB$302];2;0);0)" office:value-type="float" office:value="1">
            <text:p>1</text:p>
          </table:table-cell>
          <table:table-cell table:formula="of:=IF(ISNUMBER(VLOOKUP([.B77];[.$AD$2:.$AE$33];2;0));VLOOKUP([.B77];[.$AD$2:.$AE$33];2;0);1)" office:value-type="float" office:value="1">
            <text:p>1</text:p>
          </table:table-cell>
          <table:table-cell table:formula="of:=IF(ISNUMBER(VLOOKUP([.B77];[.$AG$2:.$AH$41];2;0));VLOOKUP([.B77];[.$AG$2:.$AH$41];2;0);1)" office:value-type="float" office:value="1">
            <text:p>1</text:p>
          </table:table-cell>
          <table:table-cell/>
          <table:table-cell office:value-type="string">
            <text:p>Philippe Kem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isèle Biémour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stelle Grelier</text:p>
          </table:table-cell>
          <table:table-cell table:formula="of:=IF(ISNUMBER(VLOOKUP([.B78];[.$L$2:.$M$202];2;0));VLOOKUP([.B78];[.$L$2:.$M$202];2;0);1)" office:value-type="float" office:value="1">
            <text:p>1</text:p>
          </table:table-cell>
          <table:table-cell table:formula="of:=IF(ISNUMBER(VLOOKUP([.B78];[.$O$2:.$P$12];2;0));VLOOKUP([.B78];[.$O$2:.$P$12];2;0);1)" office:value-type="float" office:value="1">
            <text:p>1</text:p>
          </table:table-cell>
          <table:table-cell table:formula="of:=IF(ISNUMBER(VLOOKUP([.B78];[.$R$2:.$S$46];2;0));VLOOKUP([.B7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8];[.$U$2:.$V$100];2;0));VLOOKUP([.B78];[.$U$2:.$V$100];2;0);1)" office:value-type="float" office:value="1">
            <text:p>1</text:p>
          </table:table-cell>
          <table:table-cell table:formula="of:=IF(ISNUMBER(VLOOKUP([.B78];[.$AA$2:.$AB$302];2;0));VLOOKUP([.B78];[.$AA$2:.$AB$302];2;0);0)" office:value-type="float" office:value="1">
            <text:p>1</text:p>
          </table:table-cell>
          <table:table-cell table:formula="of:=IF(ISNUMBER(VLOOKUP([.B78];[.$AD$2:.$AE$33];2;0));VLOOKUP([.B78];[.$AD$2:.$AE$33];2;0);1)" office:value-type="float" office:value="1">
            <text:p>1</text:p>
          </table:table-cell>
          <table:table-cell table:formula="of:=IF(ISNUMBER(VLOOKUP([.B78];[.$AG$2:.$AH$41];2;0));VLOOKUP([.B78];[.$AG$2:.$AH$41];2;0);1)" office:value-type="float" office:value="1">
            <text:p>1</text:p>
          </table:table-cell>
          <table:table-cell/>
          <table:table-cell office:value-type="string">
            <text:p>Philippe Noguès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Bachel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abrice Verdier</text:p>
          </table:table-cell>
          <table:table-cell table:formula="of:=IF(ISNUMBER(VLOOKUP([.B79];[.$L$2:.$M$202];2;0));VLOOKUP([.B79];[.$L$2:.$M$202];2;0);1)" office:value-type="float" office:value="1">
            <text:p>1</text:p>
          </table:table-cell>
          <table:table-cell table:formula="of:=IF(ISNUMBER(VLOOKUP([.B79];[.$O$2:.$P$12];2;0));VLOOKUP([.B79];[.$O$2:.$P$12];2;0);1)" office:value-type="float" office:value="1">
            <text:p>1</text:p>
          </table:table-cell>
          <table:table-cell table:formula="of:=IF(ISNUMBER(VLOOKUP([.B79];[.$R$2:.$S$46];2;0));VLOOKUP([.B7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79];[.$U$2:.$V$100];2;0));VLOOKUP([.B79];[.$U$2:.$V$100];2;0);1)" office:value-type="float" office:value="1">
            <text:p>1</text:p>
          </table:table-cell>
          <table:table-cell table:formula="of:=IF(ISNUMBER(VLOOKUP([.B79];[.$AA$2:.$AB$302];2;0));VLOOKUP([.B79];[.$AA$2:.$AB$302];2;0);0)" office:value-type="float" office:value="1">
            <text:p>1</text:p>
          </table:table-cell>
          <table:table-cell table:formula="of:=IF(ISNUMBER(VLOOKUP([.B79];[.$AD$2:.$AE$33];2;0));VLOOKUP([.B79];[.$AD$2:.$AE$33];2;0);1)" office:value-type="float" office:value="1">
            <text:p>1</text:p>
          </table:table-cell>
          <table:table-cell table:formula="of:=IF(ISNUMBER(VLOOKUP([.B79];[.$AG$2:.$AH$41];2;0));VLOOKUP([.B79];[.$AG$2:.$AH$41];2;0);1)" office:value-type="float" office:value="1">
            <text:p>1</text:p>
          </table:table-cell>
          <table:table-cell/>
          <table:table-cell office:value-type="string">
            <text:p>Pierre-Alain Mu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illaume Gar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anélie Carrey-Conte</text:p>
          </table:table-cell>
          <table:table-cell table:formula="of:=IF(ISNUMBER(VLOOKUP([.B80];[.$L$2:.$M$202];2;0));VLOOKUP([.B80];[.$L$2:.$M$202];2;0);1)" office:value-type="float" office:value="0">
            <text:p>0</text:p>
          </table:table-cell>
          <table:table-cell table:formula="of:=IF(ISNUMBER(VLOOKUP([.B80];[.$O$2:.$P$12];2;0));VLOOKUP([.B80];[.$O$2:.$P$12];2;0);1)" office:value-type="float" office:value="0">
            <text:p>0</text:p>
          </table:table-cell>
          <table:table-cell table:formula="of:=IF(ISNUMBER(VLOOKUP([.B80];[.$R$2:.$S$46];2;0));VLOOKUP([.B80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80];[.$U$2:.$V$100];2;0));VLOOKUP([.B80];[.$U$2:.$V$100];2;0);1)" office:value-type="float" office:value="0">
            <text:p>0</text:p>
          </table:table-cell>
          <table:table-cell table:formula="of:=IF(ISNUMBER(VLOOKUP([.B80];[.$AA$2:.$AB$302];2;0));VLOOKUP([.B80];[.$AA$2:.$AB$302];2;0);0)" office:value-type="float" office:value="0">
            <text:p>0</text:p>
          </table:table-cell>
          <table:table-cell table:formula="of:=IF(ISNUMBER(VLOOKUP([.B80];[.$AD$2:.$AE$33];2;0));VLOOKUP([.B80];[.$AD$2:.$AE$33];2;0);1)" office:value-type="float" office:value="0">
            <text:p>0</text:p>
          </table:table-cell>
          <table:table-cell table:formula="of:=IF(ISNUMBER(VLOOKUP([.B80];[.$AG$2:.$AH$41];2;0));VLOOKUP([.B80];[.$AG$2:.$AH$41];2;0);1)" office:value-type="float" office:value="0">
            <text:p>0</text:p>
          </table:table-cell>
          <table:table-cell/>
          <table:table-cell office:value-type="string">
            <text:p>Pouria Amirshah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Chambefo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Fanny Dombre Coste</text:p>
          </table:table-cell>
          <table:table-cell table:formula="of:=IF(ISNUMBER(VLOOKUP([.B81];[.$L$2:.$M$202];2;0));VLOOKUP([.B81];[.$L$2:.$M$202];2;0);1)" office:value-type="float" office:value="1">
            <text:p>1</text:p>
          </table:table-cell>
          <table:table-cell table:formula="of:=IF(ISNUMBER(VLOOKUP([.B81];[.$O$2:.$P$12];2;0));VLOOKUP([.B81];[.$O$2:.$P$12];2;0);1)" office:value-type="float" office:value="1">
            <text:p>1</text:p>
          </table:table-cell>
          <table:table-cell table:formula="of:=IF(ISNUMBER(VLOOKUP([.B81];[.$R$2:.$S$46];2;0));VLOOKUP([.B8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1];[.$U$2:.$V$100];2;0));VLOOKUP([.B81];[.$U$2:.$V$100];2;0);1)" office:value-type="float" office:value="1">
            <text:p>1</text:p>
          </table:table-cell>
          <table:table-cell table:formula="of:=IF(ISNUMBER(VLOOKUP([.B81];[.$AA$2:.$AB$302];2;0));VLOOKUP([.B81];[.$AA$2:.$AB$302];2;0);0)" office:value-type="float" office:value="1">
            <text:p>1</text:p>
          </table:table-cell>
          <table:table-cell table:formula="of:=IF(ISNUMBER(VLOOKUP([.B81];[.$AD$2:.$AE$33];2;0));VLOOKUP([.B81];[.$AD$2:.$AE$33];2;0);1)" office:value-type="float" office:value="1">
            <text:p>1</text:p>
          </table:table-cell>
          <table:table-cell table:formula="of:=IF(ISNUMBER(VLOOKUP([.B81];[.$AG$2:.$AH$41];2;0));VLOOKUP([.B81];[.$AG$2:.$AH$41];2;0);1)" office:value-type="float" office:value="1">
            <text:p>1</text:p>
          </table:table-cell>
          <table:table-cell/>
          <table:table-cell office:value-type="string">
            <text:p>Razzy Hammadi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 Delcou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Florence Delaunay</text:p>
          </table:table-cell>
          <table:table-cell table:formula="of:=IF(ISNUMBER(VLOOKUP([.B82];[.$L$2:.$M$202];2;0));VLOOKUP([.B82];[.$L$2:.$M$202];2;0);1)" office:value-type="float" office:value="1">
            <text:p>1</text:p>
          </table:table-cell>
          <table:table-cell table:formula="of:=IF(ISNUMBER(VLOOKUP([.B82];[.$O$2:.$P$12];2;0));VLOOKUP([.B82];[.$O$2:.$P$12];2;0);1)" office:value-type="float" office:value="1">
            <text:p>1</text:p>
          </table:table-cell>
          <table:table-cell table:formula="of:=IF(ISNUMBER(VLOOKUP([.B82];[.$R$2:.$S$46];2;0));VLOOKUP([.B82];[.$R$2:.$S$46];2;0);1)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formula="of:=IF(ISNUMBER(VLOOKUP([.B82];[.$AG$2:.$AH$41];2;0));VLOOKUP([.B82];[.$AG$2:.$AH$41];2;0);1)" office:value-type="float" office:value="1">
            <text:p>1</text:p>
          </table:table-cell>
          <table:table-cell/>
          <table:table-cell office:value-type="string">
            <text:p>Régis Juanico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uy-Michel Chauv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Florent Boudié</text:p>
          </table:table-cell>
          <table:table-cell table:formula="of:=IF(ISNUMBER(VLOOKUP([.B83];[.$L$2:.$M$202];2;0));VLOOKUP([.B83];[.$L$2:.$M$202];2;0);1)" office:value-type="float" office:value="1">
            <text:p>1</text:p>
          </table:table-cell>
          <table:table-cell table:formula="of:=IF(ISNUMBER(VLOOKUP([.B83];[.$O$2:.$P$12];2;0));VLOOKUP([.B83];[.$O$2:.$P$12];2;0);1)" office:value-type="float" office:value="1">
            <text:p>1</text:p>
          </table:table-cell>
          <table:table-cell table:formula="of:=IF(ISNUMBER(VLOOKUP([.B83];[.$R$2:.$S$46];2;0));VLOOKUP([.B8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3];[.$U$2:.$V$100];2;0));VLOOKUP([.B83];[.$U$2:.$V$100];2;0);1)" office:value-type="float" office:value="1">
            <text:p>1</text:p>
          </table:table-cell>
          <table:table-cell table:formula="of:=IF(ISNUMBER(VLOOKUP([.B83];[.$AA$2:.$AB$302];2;0));VLOOKUP([.B83];[.$AA$2:.$AB$302];2;0);0)" office:value-type="float" office:value="1">
            <text:p>1</text:p>
          </table:table-cell>
          <table:table-cell table:formula="of:=IF(ISNUMBER(VLOOKUP([.B83];[.$AD$2:.$AE$33];2;0));VLOOKUP([.B83];[.$AD$2:.$AE$33];2;0);1)" office:value-type="float" office:value="1">
            <text:p>1</text:p>
          </table:table-cell>
          <table:table-cell table:formula="of:=IF(ISNUMBER(VLOOKUP([.B83];[.$AG$2:.$AH$41];2;0));VLOOKUP([.B83];[.$AG$2:.$AH$41];2;0);1)" office:value-type="float" office:value="1">
            <text:p>1</text:p>
          </table:table-cell>
          <table:table-cell/>
          <table:table-cell office:value-type="string">
            <text:p>Richard Ferran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Gwendal Rouill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ranck Montaugé</text:p>
          </table:table-cell>
          <table:table-cell table:formula="of:=IF(ISNUMBER(VLOOKUP([.B84];[.$L$2:.$M$202];2;0));VLOOKUP([.B84];[.$L$2:.$M$202];2;0);1)" office:value-type="float" office:value="1">
            <text:p>1</text:p>
          </table:table-cell>
          <table:table-cell table:formula="of:=IF(ISNUMBER(VLOOKUP([.B84];[.$O$2:.$P$12];2;0));VLOOKUP([.B84];[.$O$2:.$P$12];2;0);1)" office:value-type="float" office:value="1">
            <text:p>1</text:p>
          </table:table-cell>
          <table:table-cell table:formula="of:=IF(ISNUMBER(VLOOKUP([.B84];[.$R$2:.$S$46];2;0));VLOOKUP([.B84];[.$R$2:.$S$46];2;0);1)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/>
          <table:table-cell office:value-type="string">
            <text:p>Sandrine Douce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élène Geoffro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rançois André</text:p>
          </table:table-cell>
          <table:table-cell table:formula="of:=IF(ISNUMBER(VLOOKUP([.B85];[.$L$2:.$M$202];2;0));VLOOKUP([.B85];[.$L$2:.$M$202];2;0);1)" office:value-type="float" office:value="1">
            <text:p>1</text:p>
          </table:table-cell>
          <table:table-cell table:formula="of:=IF(ISNUMBER(VLOOKUP([.B85];[.$O$2:.$P$12];2;0));VLOOKUP([.B85];[.$O$2:.$P$12];2;0);1)" office:value-type="float" office:value="1">
            <text:p>1</text:p>
          </table:table-cell>
          <table:table-cell table:formula="of:=IF(ISNUMBER(VLOOKUP([.B85];[.$R$2:.$S$46];2;0));VLOOKUP([.B8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5];[.$U$2:.$V$100];2;0));VLOOKUP([.B85];[.$U$2:.$V$100];2;0);1)" office:value-type="float" office:value="1">
            <text:p>1</text:p>
          </table:table-cell>
          <table:table-cell table:formula="of:=IF(ISNUMBER(VLOOKUP([.B85];[.$AA$2:.$AB$302];2;0));VLOOKUP([.B85];[.$AA$2:.$AB$302];2;0);0)" office:value-type="float" office:value="1">
            <text:p>1</text:p>
          </table:table-cell>
          <table:table-cell table:formula="of:=IF(ISNUMBER(VLOOKUP([.B85];[.$AD$2:.$AE$33];2;0));VLOOKUP([.B85];[.$AD$2:.$AE$33];2;0);1)" office:value-type="float" office:value="1">
            <text:p>1</text:p>
          </table:table-cell>
          <table:table-cell table:formula="of:=IF(ISNUMBER(VLOOKUP([.B85];[.$AG$2:.$AH$41];2;0));VLOOKUP([.B85];[.$AG$2:.$AH$41];2;0);1)" office:value-type="float" office:value="1">
            <text:p>1</text:p>
          </table:table-cell>
          <table:table-cell/>
          <table:table-cell office:value-type="string">
            <text:p>Sandrine Hur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nri Jibray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François Brottes</text:p>
          </table:table-cell>
          <table:table-cell table:formula="of:=IF(ISNUMBER(VLOOKUP([.B86];[.$L$2:.$M$202];2;0));VLOOKUP([.B86];[.$L$2:.$M$202];2;0);1)" office:value-type="float" office:value="1">
            <text:p>1</text:p>
          </table:table-cell>
          <table:table-cell table:formula="of:=IF(ISNUMBER(VLOOKUP([.B86];[.$O$2:.$P$12];2;0));VLOOKUP([.B86];[.$O$2:.$P$12];2;0);1)" office:value-type="float" office:value="1">
            <text:p>1</text:p>
          </table:table-cell>
          <table:table-cell table:formula="of:=IF(ISNUMBER(VLOOKUP([.B86];[.$R$2:.$S$46];2;0));VLOOKUP([.B8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6];[.$U$2:.$V$100];2;0));VLOOKUP([.B86];[.$U$2:.$V$100];2;0);1)" office:value-type="float" office:value="1">
            <text:p>1</text:p>
          </table:table-cell>
          <table:table-cell table:formula="of:=IF(ISNUMBER(VLOOKUP([.B86];[.$AA$2:.$AB$302];2;0));VLOOKUP([.B86];[.$AA$2:.$AB$302];2;0);0)" office:value-type="float" office:value="1">
            <text:p>1</text:p>
          </table:table-cell>
          <table:table-cell table:formula="of:=IF(ISNUMBER(VLOOKUP([.B86];[.$AD$2:.$AE$33];2;0));VLOOKUP([.B86];[.$AD$2:.$AE$33];2;0);1)" office:value-type="float" office:value="1">
            <text:p>1</text:p>
          </table:table-cell>
          <table:table-cell table:formula="of:=IF(ISNUMBER(VLOOKUP([.B86];[.$AG$2:.$AH$41];2;0));VLOOKUP([.B86];[.$AG$2:.$AH$41];2;0);1)" office:value-type="float" office:value="1">
            <text:p>1</text:p>
          </table:table-cell>
          <table:table-cell/>
          <table:table-cell office:value-type="string">
            <text:p>Serge Bardy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ervé Pello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rançois Lamy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87];[.$U$2:.$V$100];2;0));VLOOKUP([.B87];[.$U$2:.$V$100];2;0);1)" office:value-type="float" office:value="1">
            <text:p>1</text:p>
          </table:table-cell>
          <table:table-cell table:formula="of:=IF(ISNUMBER(VLOOKUP([.B87];[.$AA$2:.$AB$302];2;0));VLOOKUP([.B87];[.$AA$2:.$AB$302];2;0);0)" office:value-type="float" office:value="0">
            <text:p>0</text:p>
          </table:table-cell>
          <table:table-cell table:formula="of:=IF(ISNUMBER(VLOOKUP([.B87];[.$AD$2:.$AE$33];2;0));VLOOKUP([.B87];[.$AD$2:.$AE$33];2;0);1)" office:value-type="float" office:value="0">
            <text:p>0</text:p>
          </table:table-cell>
          <table:table-cell table:formula="of:=IF(ISNUMBER(VLOOKUP([.B87];[.$AG$2:.$AH$41];2;0));VLOOKUP([.B87];[.$AG$2:.$AH$41];2;0);1)" office:value-type="float" office:value="1">
            <text:p>1</text:p>
          </table:table-cell>
          <table:table-cell/>
          <table:table-cell office:value-type="string">
            <text:p>Serge Janquin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Hugues Fourag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rançois Loncle</text:p>
          </table:table-cell>
          <table:table-cell table:formula="of:=IF(ISNUMBER(VLOOKUP([.B88];[.$L$2:.$M$202];2;0));VLOOKUP([.B88];[.$L$2:.$M$202];2;0);1)" office:value-type="float" office:value="1">
            <text:p>1</text:p>
          </table:table-cell>
          <table:table-cell table:formula="of:=IF(ISNUMBER(VLOOKUP([.B88];[.$O$2:.$P$12];2;0));VLOOKUP([.B88];[.$O$2:.$P$12];2;0);1)" office:value-type="float" office:value="1">
            <text:p>1</text:p>
          </table:table-cell>
          <table:table-cell table:formula="of:=IF(ISNUMBER(VLOOKUP([.B88];[.$R$2:.$S$46];2;0));VLOOKUP([.B8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8];[.$U$2:.$V$100];2;0));VLOOKUP([.B88];[.$U$2:.$V$100];2;0);1)" office:value-type="float" office:value="1">
            <text:p>1</text:p>
          </table:table-cell>
          <table:table-cell table:formula="of:=IF(ISNUMBER(VLOOKUP([.B88];[.$AA$2:.$AB$302];2;0));VLOOKUP([.B88];[.$AA$2:.$AB$302];2;0);0)" office:value-type="float" office:value="1">
            <text:p>1</text:p>
          </table:table-cell>
          <table:table-cell table:formula="of:=IF(ISNUMBER(VLOOKUP([.B88];[.$AD$2:.$AE$33];2;0));VLOOKUP([.B88];[.$AD$2:.$AE$33];2;0);1)" office:value-type="float" office:value="1">
            <text:p>1</text:p>
          </table:table-cell>
          <table:table-cell table:formula="of:=IF(ISNUMBER(VLOOKUP([.B88];[.$AG$2:.$AH$41];2;0));VLOOKUP([.B88];[.$AG$2:.$AH$41];2;0);1)" office:value-type="float" office:value="1">
            <text:p>1</text:p>
          </table:table-cell>
          <table:table-cell/>
          <table:table-cell office:value-type="string">
            <text:p>Stéphane Travert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Ibrahim Aboubaca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ançois Pupponi</text:p>
          </table:table-cell>
          <table:table-cell table:formula="of:=IF(ISNUMBER(VLOOKUP([.B89];[.$L$2:.$M$202];2;0));VLOOKUP([.B89];[.$L$2:.$M$202];2;0);1)" office:value-type="float" office:value="1">
            <text:p>1</text:p>
          </table:table-cell>
          <table:table-cell table:formula="of:=IF(ISNUMBER(VLOOKUP([.B89];[.$O$2:.$P$12];2;0));VLOOKUP([.B89];[.$O$2:.$P$12];2;0);1)" office:value-type="float" office:value="1">
            <text:p>1</text:p>
          </table:table-cell>
          <table:table-cell table:formula="of:=IF(ISNUMBER(VLOOKUP([.B89];[.$R$2:.$S$46];2;0));VLOOKUP([.B8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89];[.$U$2:.$V$100];2;0));VLOOKUP([.B89];[.$U$2:.$V$100];2;0);1)" office:value-type="float" office:value="1">
            <text:p>1</text:p>
          </table:table-cell>
          <table:table-cell table:formula="of:=IF(ISNUMBER(VLOOKUP([.B89];[.$AA$2:.$AB$302];2;0));VLOOKUP([.B89];[.$AA$2:.$AB$302];2;0);0)" office:value-type="float" office:value="1">
            <text:p>1</text:p>
          </table:table-cell>
          <table:table-cell table:formula="of:=IF(ISNUMBER(VLOOKUP([.B89];[.$AD$2:.$AE$33];2;0));VLOOKUP([.B89];[.$AD$2:.$AE$33];2;0);1)" office:value-type="float" office:value="1">
            <text:p>1</text:p>
          </table:table-cell>
          <table:table-cell table:formula="of:=IF(ISNUMBER(VLOOKUP([.B89];[.$AG$2:.$AH$41];2;0));VLOOKUP([.B89];[.$AG$2:.$AH$41];2;0);1)" office:value-type="float" office:value="1">
            <text:p>1</text:p>
          </table:table-cell>
          <table:table-cell/>
          <table:table-cell office:value-type="string">
            <text:p>Suzanne Tallard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line Ma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rançoise Descamps-Crosnier</text:p>
          </table:table-cell>
          <table:table-cell table:formula="of:=IF(ISNUMBER(VLOOKUP([.B90];[.$L$2:.$M$202];2;0));VLOOKUP([.B90];[.$L$2:.$M$202];2;0);1)" office:value-type="float" office:value="1">
            <text:p>1</text:p>
          </table:table-cell>
          <table:table-cell table:formula="of:=IF(ISNUMBER(VLOOKUP([.B90];[.$O$2:.$P$12];2;0));VLOOKUP([.B90];[.$O$2:.$P$12];2;0);1)" office:value-type="float" office:value="1">
            <text:p>1</text:p>
          </table:table-cell>
          <table:table-cell table:formula="of:=IF(ISNUMBER(VLOOKUP([.B90];[.$R$2:.$S$46];2;0));VLOOKUP([.B9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0];[.$U$2:.$V$100];2;0));VLOOKUP([.B90];[.$U$2:.$V$100];2;0);1)" office:value-type="float" office:value="1">
            <text:p>1</text:p>
          </table:table-cell>
          <table:table-cell table:formula="of:=IF(ISNUMBER(VLOOKUP([.B90];[.$AA$2:.$AB$302];2;0));VLOOKUP([.B90];[.$AA$2:.$AB$302];2;0);0)" office:value-type="float" office:value="1">
            <text:p>1</text:p>
          </table:table-cell>
          <table:table-cell table:formula="of:=IF(ISNUMBER(VLOOKUP([.B90];[.$AD$2:.$AE$33];2;0));VLOOKUP([.B90];[.$AD$2:.$AE$33];2;0);1)" office:value-type="float" office:value="1">
            <text:p>1</text:p>
          </table:table-cell>
          <table:table-cell table:formula="of:=IF(ISNUMBER(VLOOKUP([.B90];[.$AG$2:.$AH$41];2;0));VLOOKUP([.B90];[.$AG$2:.$AH$41];2;0);1)" office:value-type="float" office:value="1">
            <text:p>1</text:p>
          </table:table-cell>
          <table:table-cell/>
          <table:table-cell office:value-type="string">
            <text:p>Viviane Le Dissez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Cres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rançoise Dubois</text:p>
          </table:table-cell>
          <table:table-cell table:formula="of:=IF(ISNUMBER(VLOOKUP([.B91];[.$L$2:.$M$202];2;0));VLOOKUP([.B91];[.$L$2:.$M$202];2;0);1)" office:value-type="float" office:value="1">
            <text:p>1</text:p>
          </table:table-cell>
          <table:table-cell table:formula="of:=IF(ISNUMBER(VLOOKUP([.B91];[.$O$2:.$P$12];2;0));VLOOKUP([.B91];[.$O$2:.$P$12];2;0);1)" office:value-type="float" office:value="1">
            <text:p>1</text:p>
          </table:table-cell>
          <table:table-cell table:formula="of:=IF(ISNUMBER(VLOOKUP([.B91];[.$R$2:.$S$46];2;0));VLOOKUP([.B9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1];[.$U$2:.$V$100];2;0));VLOOKUP([.B91];[.$U$2:.$V$100];2;0);1)" office:value-type="float" office:value="1">
            <text:p>1</text:p>
          </table:table-cell>
          <table:table-cell table:formula="of:=IF(ISNUMBER(VLOOKUP([.B91];[.$AA$2:.$AB$302];2;0));VLOOKUP([.B91];[.$AA$2:.$AB$302];2;0);0)" office:value-type="float" office:value="1">
            <text:p>1</text:p>
          </table:table-cell>
          <table:table-cell table:formula="of:=IF(ISNUMBER(VLOOKUP([.B91];[.$AD$2:.$AE$33];2;0));VLOOKUP([.B91];[.$AD$2:.$AE$33];2;0);1)" office:value-type="float" office:value="1">
            <text:p>1</text:p>
          </table:table-cell>
          <table:table-cell table:formula="of:=IF(ISNUMBER(VLOOKUP([.B91];[.$AG$2:.$AH$41];2;0));VLOOKUP([.B91];[.$AG$2:.$AH$41];2;0);1)" office:value-type="float" office:value="1">
            <text:p>1</text:p>
          </table:table-cell>
          <table:table-cell/>
          <table:table-cell office:value-type="string">
            <text:p>Yves Daniel</text:p>
          </table:table-cell>
          <table:table-cell office:value-type="float" office:value="0">
            <text:p>0</text:p>
          </table:table-cell>
          <table:table-cell table:number-columns-repeated="13"/>
          <table:table-cell office:value-type="string">
            <text:p>Jacques Vala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Françoise Dumas</text:p>
          </table:table-cell>
          <table:table-cell table:formula="of:=IF(ISNUMBER(VLOOKUP([.B92];[.$L$2:.$M$202];2;0));VLOOKUP([.B92];[.$L$2:.$M$202];2;0);1)" office:value-type="float" office:value="1">
            <text:p>1</text:p>
          </table:table-cell>
          <table:table-cell table:formula="of:=IF(ISNUMBER(VLOOKUP([.B92];[.$O$2:.$P$12];2;0));VLOOKUP([.B92];[.$O$2:.$P$12];2;0);1)" office:value-type="float" office:value="1">
            <text:p>1</text:p>
          </table:table-cell>
          <table:table-cell table:formula="of:=IF(ISNUMBER(VLOOKUP([.B92];[.$R$2:.$S$46];2;0));VLOOKUP([.B9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2];[.$U$2:.$V$100];2;0));VLOOKUP([.B92];[.$U$2:.$V$100];2;0);1)" office:value-type="float" office:value="1">
            <text:p>1</text:p>
          </table:table-cell>
          <table:table-cell table:formula="of:=IF(ISNUMBER(VLOOKUP([.B92];[.$AA$2:.$AB$302];2;0));VLOOKUP([.B92];[.$AA$2:.$AB$302];2;0);0)" office:value-type="float" office:value="1">
            <text:p>1</text:p>
          </table:table-cell>
          <table:table-cell table:formula="of:=IF(ISNUMBER(VLOOKUP([.B92];[.$AD$2:.$AE$33];2;0));VLOOKUP([.B92];[.$AD$2:.$AE$33];2;0);1)" office:value-type="float" office:value="1">
            <text:p>1</text:p>
          </table:table-cell>
          <table:table-cell table:formula="of:=IF(ISNUMBER(VLOOKUP([.B92];[.$AG$2:.$AH$41];2;0));VLOOKUP([.B92];[.$AG$2:.$AH$41];2;0);1)" office:value-type="float" office:value="1">
            <text:p>1</text:p>
          </table:table-cell>
          <table:table-cell table:number-columns-repeated="16"/>
          <table:table-cell office:value-type="string">
            <text:p>Jean Glavan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Françoise Imbert</text:p>
          </table:table-cell>
          <table:table-cell table:formula="of:=IF(ISNUMBER(VLOOKUP([.B93];[.$L$2:.$M$202];2;0));VLOOKUP([.B93];[.$L$2:.$M$202];2;0);1)" office:value-type="float" office:value="1">
            <text:p>1</text:p>
          </table:table-cell>
          <table:table-cell table:formula="of:=IF(ISNUMBER(VLOOKUP([.B93];[.$O$2:.$P$12];2;0));VLOOKUP([.B93];[.$O$2:.$P$12];2;0);1)" office:value-type="float" office:value="1">
            <text:p>1</text:p>
          </table:table-cell>
          <table:table-cell table:formula="of:=IF(ISNUMBER(VLOOKUP([.B93];[.$R$2:.$S$46];2;0));VLOOKUP([.B9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3];[.$U$2:.$V$100];2;0));VLOOKUP([.B93];[.$U$2:.$V$100];2;0);1)" office:value-type="float" office:value="1">
            <text:p>1</text:p>
          </table:table-cell>
          <table:table-cell table:formula="of:=IF(ISNUMBER(VLOOKUP([.B93];[.$AA$2:.$AB$302];2;0));VLOOKUP([.B93];[.$AA$2:.$AB$302];2;0);0)" office:value-type="float" office:value="1">
            <text:p>1</text:p>
          </table:table-cell>
          <table:table-cell table:formula="of:=IF(ISNUMBER(VLOOKUP([.B93];[.$AD$2:.$AE$33];2;0));VLOOKUP([.B93];[.$AD$2:.$AE$33];2;0);1)" office:value-type="float" office:value="1">
            <text:p>1</text:p>
          </table:table-cell>
          <table:table-cell table:formula="of:=IF(ISNUMBER(VLOOKUP([.B93];[.$AG$2:.$AH$41];2;0));VLOOKUP([.B93];[.$AG$2:.$AH$41];2;0);1)" office:value-type="float" office:value="1">
            <text:p>1</text:p>
          </table:table-cell>
          <table:table-cell table:number-columns-repeated="16"/>
          <table:table-cell office:value-type="string">
            <text:p>Jean Gre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rédéric Barbier</text:p>
          </table:table-cell>
          <table:table-cell table:formula="of:=IF(ISNUMBER(VLOOKUP([.B94];[.$L$2:.$M$202];2;0));VLOOKUP([.B94];[.$L$2:.$M$202];2;0);1)" office:value-type="float" office:value="1">
            <text:p>1</text:p>
          </table:table-cell>
          <table:table-cell table:formula="of:=IF(ISNUMBER(VLOOKUP([.B94];[.$O$2:.$P$12];2;0));VLOOKUP([.B94];[.$O$2:.$P$12];2;0);1)" office:value-type="float" office:value="1">
            <text:p>1</text:p>
          </table:table-cell>
          <table:table-cell table:formula="of:=IF(ISNUMBER(VLOOKUP([.B94];[.$R$2:.$S$46];2;0));VLOOKUP([.B94];[.$R$2:.$S$46];2;0);1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IF(ISNUMBER(VLOOKUP([.B94];[.$AA$2:.$AB$302];2;0));VLOOKUP([.B94];[.$AA$2:.$AB$302];2;0);0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6"/>
          <table:table-cell office:value-type="string">
            <text:p>Jean 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rédéric Cuvillier</text:p>
          </table:table-cell>
          <table:table-cell table:number-columns-repeated="4"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IF(ISNUMBER(VLOOKUP([.B95];[.$AG$2:.$AH$41];2;0));VLOOKUP([.B95];[.$AG$2:.$AH$41];2;0);1)" office:value-type="float" office:value="1">
            <text:p>1</text:p>
          </table:table-cell>
          <table:table-cell table:number-columns-repeated="16"/>
          <table:table-cell office:value-type="string">
            <text:p>Jean-Claude Buis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Frédéric Roig</text:p>
          </table:table-cell>
          <table:table-cell table:formula="of:=IF(ISNUMBER(VLOOKUP([.B96];[.$L$2:.$M$202];2;0));VLOOKUP([.B96];[.$L$2:.$M$202];2;0);1)" office:value-type="float" office:value="1">
            <text:p>1</text:p>
          </table:table-cell>
          <table:table-cell table:formula="of:=IF(ISNUMBER(VLOOKUP([.B96];[.$O$2:.$P$12];2;0));VLOOKUP([.B96];[.$O$2:.$P$12];2;0);1)" office:value-type="float" office:value="1">
            <text:p>1</text:p>
          </table:table-cell>
          <table:table-cell table:formula="of:=IF(ISNUMBER(VLOOKUP([.B96];[.$R$2:.$S$46];2;0));VLOOKUP([.B9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6];[.$U$2:.$V$100];2;0));VLOOKUP([.B96];[.$U$2:.$V$100];2;0);1)" office:value-type="float" office:value="1">
            <text:p>1</text:p>
          </table:table-cell>
          <table:table-cell table:formula="of:=IF(ISNUMBER(VLOOKUP([.B96];[.$AA$2:.$AB$302];2;0));VLOOKUP([.B96];[.$AA$2:.$AB$302];2;0);0)" office:value-type="float" office:value="1">
            <text:p>1</text:p>
          </table:table-cell>
          <table:table-cell table:formula="of:=IF(ISNUMBER(VLOOKUP([.B96];[.$AD$2:.$AE$33];2;0));VLOOKUP([.B96];[.$AD$2:.$AE$33];2;0);1)" office:value-type="float" office:value="1">
            <text:p>1</text:p>
          </table:table-cell>
          <table:table-cell table:formula="of:=IF(ISNUMBER(VLOOKUP([.B96];[.$AG$2:.$AH$41];2;0));VLOOKUP([.B96];[.$AG$2:.$AH$41];2;0);1)" office:value-type="float" office:value="1">
            <text:p>1</text:p>
          </table:table-cell>
          <table:table-cell table:number-columns-repeated="16"/>
          <table:table-cell office:value-type="string">
            <text:p>Jean-Claude Fru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rédérique Massat</text:p>
          </table:table-cell>
          <table:table-cell table:formula="of:=IF(ISNUMBER(VLOOKUP([.B97];[.$L$2:.$M$202];2;0));VLOOKUP([.B97];[.$L$2:.$M$202];2;0);1)" office:value-type="float" office:value="1">
            <text:p>1</text:p>
          </table:table-cell>
          <table:table-cell table:formula="of:=IF(ISNUMBER(VLOOKUP([.B97];[.$O$2:.$P$12];2;0));VLOOKUP([.B97];[.$O$2:.$P$12];2;0);1)" office:value-type="float" office:value="1">
            <text:p>1</text:p>
          </table:table-cell>
          <table:table-cell table:formula="of:=IF(ISNUMBER(VLOOKUP([.B97];[.$R$2:.$S$46];2;0));VLOOKUP([.B9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7];[.$U$2:.$V$100];2;0));VLOOKUP([.B97];[.$U$2:.$V$100];2;0);1)" office:value-type="float" office:value="1">
            <text:p>1</text:p>
          </table:table-cell>
          <table:table-cell table:formula="of:=IF(ISNUMBER(VLOOKUP([.B97];[.$AA$2:.$AB$302];2;0));VLOOKUP([.B97];[.$AA$2:.$AB$302];2;0);0)" office:value-type="float" office:value="1">
            <text:p>1</text:p>
          </table:table-cell>
          <table:table-cell table:formula="of:=IF(ISNUMBER(VLOOKUP([.B97];[.$AD$2:.$AE$33];2;0));VLOOKUP([.B97];[.$AD$2:.$AE$33];2;0);1)" office:value-type="float" office:value="1">
            <text:p>1</text:p>
          </table:table-cell>
          <table:table-cell table:formula="of:=IF(ISNUMBER(VLOOKUP([.B97];[.$AG$2:.$AH$41];2;0));VLOOKUP([.B97];[.$AG$2:.$AH$41];2;0);1)" office:value-type="float" office:value="1">
            <text:p>1</text:p>
          </table:table-cell>
          <table:table-cell table:number-columns-repeated="16"/>
          <table:table-cell office:value-type="string">
            <text:p>Jean-Claude Perez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abrielle Louis-Carabin</text:p>
          </table:table-cell>
          <table:table-cell table:formula="of:=IF(ISNUMBER(VLOOKUP([.B98];[.$L$2:.$M$202];2;0));VLOOKUP([.B98];[.$L$2:.$M$202];2;0);1)" office:value-type="float" office:value="1">
            <text:p>1</text:p>
          </table:table-cell>
          <table:table-cell table:formula="of:=IF(ISNUMBER(VLOOKUP([.B98];[.$O$2:.$P$12];2;0));VLOOKUP([.B98];[.$O$2:.$P$12];2;0);1)" office:value-type="float" office:value="1">
            <text:p>1</text:p>
          </table:table-cell>
          <table:table-cell table:formula="of:=IF(ISNUMBER(VLOOKUP([.B98];[.$R$2:.$S$46];2;0));VLOOKUP([.B9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8];[.$U$2:.$V$100];2;0));VLOOKUP([.B98];[.$U$2:.$V$100];2;0);1)" office:value-type="float" office:value="1">
            <text:p>1</text:p>
          </table:table-cell>
          <table:table-cell table:formula="of:=IF(ISNUMBER(VLOOKUP([.B98];[.$AA$2:.$AB$302];2;0));VLOOKUP([.B98];[.$AA$2:.$AB$302];2;0);0)" office:value-type="float" office:value="1">
            <text:p>1</text:p>
          </table:table-cell>
          <table:table-cell table:formula="of:=IF(ISNUMBER(VLOOKUP([.B98];[.$AD$2:.$AE$33];2;0));VLOOKUP([.B98];[.$AD$2:.$AE$33];2;0);1)" office:value-type="float" office:value="1">
            <text:p>1</text:p>
          </table:table-cell>
          <table:table-cell table:formula="of:=IF(ISNUMBER(VLOOKUP([.B98];[.$AG$2:.$AH$41];2;0));VLOOKUP([.B98];[.$AG$2:.$AH$41];2;0);1)" office:value-type="float" office:value="1">
            <text:p>1</text:p>
          </table:table-cell>
          <table:table-cell table:number-columns-repeated="16"/>
          <table:table-cell office:value-type="string">
            <text:p>Jean-David Ci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Geneviève Gaillard</text:p>
          </table:table-cell>
          <table:table-cell table:formula="of:=IF(ISNUMBER(VLOOKUP([.B99];[.$L$2:.$M$202];2;0));VLOOKUP([.B99];[.$L$2:.$M$202];2;0);1)" office:value-type="float" office:value="0">
            <text:p>0</text:p>
          </table:table-cell>
          <table:table-cell table:formula="of:=IF(ISNUMBER(VLOOKUP([.B99];[.$O$2:.$P$12];2;0));VLOOKUP([.B99];[.$O$2:.$P$12];2;0);1)" office:value-type="float" office:value="1">
            <text:p>1</text:p>
          </table:table-cell>
          <table:table-cell table:formula="of:=IF(ISNUMBER(VLOOKUP([.B99];[.$R$2:.$S$46];2;0));VLOOKUP([.B9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99];[.$U$2:.$V$100];2;0));VLOOKUP([.B99];[.$U$2:.$V$100];2;0);1)" office:value-type="float" office:value="1">
            <text:p>1</text:p>
          </table:table-cell>
          <table:table-cell table:formula="of:=IF(ISNUMBER(VLOOKUP([.B99];[.$AA$2:.$AB$302];2;0));VLOOKUP([.B99];[.$AA$2:.$AB$302];2;0);0)" office:value-type="float" office:value="1">
            <text:p>1</text:p>
          </table:table-cell>
          <table:table-cell table:formula="of:=IF(ISNUMBER(VLOOKUP([.B99];[.$AD$2:.$AE$33];2;0));VLOOKUP([.B99];[.$AD$2:.$AE$33];2;0);1)" office:value-type="float" office:value="1">
            <text:p>1</text:p>
          </table:table-cell>
          <table:table-cell table:formula="of:=IF(ISNUMBER(VLOOKUP([.B99];[.$AG$2:.$AH$41];2;0));VLOOKUP([.B99];[.$AG$2:.$AH$41];2;0);1)" office:value-type="float" office:value="0">
            <text:p>0</text:p>
          </table:table-cell>
          <table:table-cell table:number-columns-repeated="16"/>
          <table:table-cell office:value-type="string">
            <text:p>Jean-Jacques Bride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Geneviève Gosselin-Fleury</text:p>
          </table:table-cell>
          <table:table-cell table:formula="of:=IF(ISNUMBER(VLOOKUP([.B100];[.$L$2:.$M$202];2;0));VLOOKUP([.B100];[.$L$2:.$M$202];2;0);1)" office:value-type="float" office:value="1">
            <text:p>1</text:p>
          </table:table-cell>
          <table:table-cell table:formula="of:=IF(ISNUMBER(VLOOKUP([.B100];[.$O$2:.$P$12];2;0));VLOOKUP([.B100];[.$O$2:.$P$12];2;0);1)" office:value-type="float" office:value="1">
            <text:p>1</text:p>
          </table:table-cell>
          <table:table-cell table:formula="of:=IF(ISNUMBER(VLOOKUP([.B100];[.$R$2:.$S$46];2;0));VLOOKUP([.B10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0];[.$U$2:.$V$100];2;0));VLOOKUP([.B100];[.$U$2:.$V$100];2;0);1)" office:value-type="float" office:value="1">
            <text:p>1</text:p>
          </table:table-cell>
          <table:table-cell table:formula="of:=IF(ISNUMBER(VLOOKUP([.B100];[.$AA$2:.$AB$302];2;0));VLOOKUP([.B100];[.$AA$2:.$AB$302];2;0);0)" office:value-type="float" office:value="1">
            <text:p>1</text:p>
          </table:table-cell>
          <table:table-cell table:formula="of:=IF(ISNUMBER(VLOOKUP([.B100];[.$AD$2:.$AE$33];2;0));VLOOKUP([.B100];[.$AD$2:.$AE$33];2;0);1)" office:value-type="float" office:value="1">
            <text:p>1</text:p>
          </table:table-cell>
          <table:table-cell table:formula="of:=IF(ISNUMBER(VLOOKUP([.B100];[.$AG$2:.$AH$41];2;0));VLOOKUP([.B100];[.$AG$2:.$AH$41];2;0);1)" office:value-type="float" office:value="1">
            <text:p>1</text:p>
          </table:table-cell>
          <table:table-cell table:number-columns-repeated="16"/>
          <table:table-cell office:value-type="string">
            <text:p>Jean-Jacques Urvo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Gérard Bapt</text:p>
          </table:table-cell>
          <table:table-cell table:formula="of:=IF(ISNUMBER(VLOOKUP([.B101];[.$L$2:.$M$202];2;0));VLOOKUP([.B101];[.$L$2:.$M$202];2;0);1)" office:value-type="float" office:value="0">
            <text:p>0</text:p>
          </table:table-cell>
          <table:table-cell table:formula="of:=IF(ISNUMBER(VLOOKUP([.B101];[.$O$2:.$P$12];2;0));VLOOKUP([.B101];[.$O$2:.$P$12];2;0);1)" office:value-type="float" office:value="1">
            <text:p>1</text:p>
          </table:table-cell>
          <table:table-cell table:formula="of:=IF(ISNUMBER(VLOOKUP([.B101];[.$R$2:.$S$46];2;0));VLOOKUP([.B10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1];[.$U$2:.$V$100];2;0));VLOOKUP([.B101];[.$U$2:.$V$100];2;0);1)" office:value-type="float" office:value="1">
            <text:p>1</text:p>
          </table:table-cell>
          <table:table-cell table:formula="of:=IF(ISNUMBER(VLOOKUP([.B101];[.$AA$2:.$AB$302];2;0));VLOOKUP([.B101];[.$AA$2:.$AB$302];2;0);0)" office:value-type="float" office:value="1">
            <text:p>1</text:p>
          </table:table-cell>
          <table:table-cell table:formula="of:=IF(ISNUMBER(VLOOKUP([.B101];[.$AD$2:.$AE$33];2;0));VLOOKUP([.B101];[.$AD$2:.$AE$33];2;0);1)" office:value-type="float" office:value="1">
            <text:p>1</text:p>
          </table:table-cell>
          <table:table-cell table:formula="of:=IF(ISNUMBER(VLOOKUP([.B101];[.$AG$2:.$AH$41];2;0));VLOOKUP([.B101];[.$AG$2:.$AH$41];2;0);1)" office:value-type="float" office:value="1">
            <text:p>1</text:p>
          </table:table-cell>
          <table:table-cell table:number-columns-repeated="16"/>
          <table:table-cell office:value-type="string">
            <text:p>Jean-Jacques Vlod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Gérard Sebaoun</text:p>
          </table:table-cell>
          <table:table-cell table:formula="of:=IF(ISNUMBER(VLOOKUP([.B102];[.$L$2:.$M$202];2;0));VLOOKUP([.B102];[.$L$2:.$M$202];2;0);1)" office:value-type="float" office:value="0">
            <text:p>0</text:p>
          </table:table-cell>
          <table:table-cell table:formula="of:=IF(ISNUMBER(VLOOKUP([.B102];[.$O$2:.$P$12];2;0));VLOOKUP([.B102];[.$O$2:.$P$12];2;0);1)" office:value-type="float" office:value="0">
            <text:p>0</text:p>
          </table:table-cell>
          <table:table-cell table:formula="of:=IF(ISNUMBER(VLOOKUP([.B102];[.$R$2:.$S$46];2;0));VLOOKUP([.B102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02];[.$U$2:.$V$100];2;0));VLOOKUP([.B102];[.$U$2:.$V$100];2;0);1)" office:value-type="float" office:value="0">
            <text:p>0</text:p>
          </table:table-cell>
          <table:table-cell table:formula="of:=IF(ISNUMBER(VLOOKUP([.B102];[.$AA$2:.$AB$302];2;0));VLOOKUP([.B102];[.$AA$2:.$AB$302];2;0);0)" office:value-type="float" office:value="0">
            <text:p>0</text:p>
          </table:table-cell>
          <table:table-cell table:formula="of:=IF(ISNUMBER(VLOOKUP([.B102];[.$AD$2:.$AE$33];2;0));VLOOKUP([.B102];[.$AD$2:.$AE$33];2;0);1)" office:value-type="float" office:value="0">
            <text:p>0</text:p>
          </table:table-cell>
          <table:table-cell table:formula="of:=IF(ISNUMBER(VLOOKUP([.B102];[.$AG$2:.$AH$41];2;0));VLOOKUP([.B102];[.$AG$2:.$AH$41];2;0);1)" office:value-type="float" office:value="0">
            <text:p>0</text:p>
          </table:table-cell>
          <table:table-cell table:number-columns-repeated="16"/>
          <table:table-cell office:value-type="string">
            <text:p>Jean-Louis Brico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Gérard Terrier</text:p>
          </table:table-cell>
          <table:table-cell table:formula="of:=IF(ISNUMBER(VLOOKUP([.B103];[.$L$2:.$M$202];2;0));VLOOKUP([.B103];[.$L$2:.$M$202];2;0);1)" office:value-type="float" office:value="1">
            <text:p>1</text:p>
          </table:table-cell>
          <table:table-cell table:formula="of:=IF(ISNUMBER(VLOOKUP([.B103];[.$O$2:.$P$12];2;0));VLOOKUP([.B103];[.$O$2:.$P$12];2;0);1)" office:value-type="float" office:value="1">
            <text:p>1</text:p>
          </table:table-cell>
          <table:table-cell table:formula="of:=IF(ISNUMBER(VLOOKUP([.B103];[.$R$2:.$S$46];2;0));VLOOKUP([.B10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3];[.$U$2:.$V$100];2;0));VLOOKUP([.B103];[.$U$2:.$V$100];2;0);1)" office:value-type="float" office:value="1">
            <text:p>1</text:p>
          </table:table-cell>
          <table:table-cell table:formula="of:=IF(ISNUMBER(VLOOKUP([.B103];[.$AA$2:.$AB$302];2;0));VLOOKUP([.B103];[.$AA$2:.$AB$302];2;0);0)" office:value-type="float" office:value="1">
            <text:p>1</text:p>
          </table:table-cell>
          <table:table-cell table:formula="of:=IF(ISNUMBER(VLOOKUP([.B103];[.$AD$2:.$AE$33];2;0));VLOOKUP([.B103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string">
            <text:p>Jean-Louis Du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erminal Peiro</text:p>
          </table:table-cell>
          <table:table-cell table:formula="of:=IF(ISNUMBER(VLOOKUP([.B104];[.$L$2:.$M$202];2;0));VLOOKUP([.B104];[.$L$2:.$M$202];2;0);1)" office:value-type="float" office:value="1">
            <text:p>1</text:p>
          </table:table-cell>
          <table:table-cell table:formula="of:=IF(ISNUMBER(VLOOKUP([.B104];[.$O$2:.$P$12];2;0));VLOOKUP([.B104];[.$O$2:.$P$12];2;0);1)" office:value-type="float" office:value="1">
            <text:p>1</text:p>
          </table:table-cell>
          <table:table-cell table:formula="of:=IF(ISNUMBER(VLOOKUP([.B104];[.$R$2:.$S$46];2;0));VLOOKUP([.B10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4];[.$U$2:.$V$100];2;0));VLOOKUP([.B104];[.$U$2:.$V$100];2;0);1)" office:value-type="float" office:value="1">
            <text:p>1</text:p>
          </table:table-cell>
          <table:table-cell table:formula="of:=IF(ISNUMBER(VLOOKUP([.B104];[.$AA$2:.$AB$302];2;0));VLOOKUP([.B104];[.$AA$2:.$AB$302];2;0);0)" office:value-type="float" office:value="1">
            <text:p>1</text:p>
          </table:table-cell>
          <table:table-cell table:formula="of:=IF(ISNUMBER(VLOOKUP([.B104];[.$AD$2:.$AE$33];2;0));VLOOKUP([.B104];[.$AD$2:.$AE$33];2;0);1)" office:value-type="float" office:value="1">
            <text:p>1</text:p>
          </table:table-cell>
          <table:table-cell table:formula="of:=IF(ISNUMBER(VLOOKUP([.B104];[.$AG$2:.$AH$41];2;0));VLOOKUP([.B104];[.$AG$2:.$AH$41];2;0);1)" office:value-type="float" office:value="1">
            <text:p>1</text:p>
          </table:table-cell>
          <table:table-cell table:number-columns-repeated="16"/>
          <table:table-cell office:value-type="string">
            <text:p>Jean-Louis Gagnai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Gilbert Le Bris</text:p>
          </table:table-cell>
          <table:table-cell table:formula="of:=IF(ISNUMBER(VLOOKUP([.B105];[.$L$2:.$M$202];2;0));VLOOKUP([.B105];[.$L$2:.$M$202];2;0);1)" office:value-type="float" office:value="0">
            <text:p>0</text:p>
          </table:table-cell>
          <table:table-cell table:formula="of:=IF(ISNUMBER(VLOOKUP([.B105];[.$O$2:.$P$12];2;0));VLOOKUP([.B105];[.$O$2:.$P$12];2;0);1)" office:value-type="float" office:value="1">
            <text:p>1</text:p>
          </table:table-cell>
          <table:table-cell table:formula="of:=IF(ISNUMBER(VLOOKUP([.B105];[.$R$2:.$S$46];2;0));VLOOKUP([.B10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5];[.$U$2:.$V$100];2;0));VLOOKUP([.B105];[.$U$2:.$V$100];2;0);1)" office:value-type="float" office:value="1">
            <text:p>1</text:p>
          </table:table-cell>
          <table:table-cell table:formula="of:=IF(ISNUMBER(VLOOKUP([.B105];[.$AA$2:.$AB$302];2;0));VLOOKUP([.B105];[.$AA$2:.$AB$302];2;0);0)" office:value-type="float" office:value="0">
            <text:p>0</text:p>
          </table:table-cell>
          <table:table-cell table:formula="of:=IF(ISNUMBER(VLOOKUP([.B105];[.$AD$2:.$AE$33];2;0));VLOOKUP([.B105];[.$AD$2:.$AE$33];2;0);1)" office:value-type="float" office:value="1">
            <text:p>1</text:p>
          </table:table-cell>
          <table:table-cell table:formula="of:=IF(ISNUMBER(VLOOKUP([.B105];[.$AG$2:.$AH$41];2;0));VLOOKUP([.B105];[.$AG$2:.$AH$41];2;0);1)" office:value-type="float" office:value="1">
            <text:p>1</text:p>
          </table:table-cell>
          <table:table-cell table:number-columns-repeated="16"/>
          <table:table-cell office:value-type="string">
            <text:p>Jean-Louis Tour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ilbert Sauvan</text:p>
          </table:table-cell>
          <table:table-cell table:formula="of:=IF(ISNUMBER(VLOOKUP([.B106];[.$L$2:.$M$202];2;0));VLOOKUP([.B106];[.$L$2:.$M$202];2;0);1)" office:value-type="float" office:value="1">
            <text:p>1</text:p>
          </table:table-cell>
          <table:table-cell table:formula="of:=IF(ISNUMBER(VLOOKUP([.B106];[.$O$2:.$P$12];2;0));VLOOKUP([.B106];[.$O$2:.$P$12];2;0);1)" office:value-type="float" office:value="1">
            <text:p>1</text:p>
          </table:table-cell>
          <table:table-cell table:formula="of:=IF(ISNUMBER(VLOOKUP([.B106];[.$R$2:.$S$46];2;0));VLOOKUP([.B10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6];[.$U$2:.$V$100];2;0));VLOOKUP([.B106];[.$U$2:.$V$100];2;0);1)" office:value-type="float" office:value="1">
            <text:p>1</text:p>
          </table:table-cell>
          <table:table-cell table:formula="of:=IF(ISNUMBER(VLOOKUP([.B106];[.$AA$2:.$AB$302];2;0));VLOOKUP([.B106];[.$AA$2:.$AB$302];2;0);0)" office:value-type="float" office:value="1">
            <text:p>1</text:p>
          </table:table-cell>
          <table:table-cell table:formula="of:=IF(ISNUMBER(VLOOKUP([.B106];[.$AD$2:.$AE$33];2;0));VLOOKUP([.B106];[.$AD$2:.$AE$33];2;0);1)" office:value-type="float" office:value="1">
            <text:p>1</text:p>
          </table:table-cell>
          <table:table-cell table:formula="of:=IF(ISNUMBER(VLOOKUP([.B106];[.$AG$2:.$AH$41];2;0));VLOOKUP([.B106];[.$AG$2:.$AH$41];2;0);1)" office:value-type="float" office:value="1">
            <text:p>1</text:p>
          </table:table-cell>
          <table:table-cell table:number-columns-repeated="16"/>
          <table:table-cell office:value-type="string">
            <text:p>Jean-Luc Bleunve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Gilles Savary</text:p>
          </table:table-cell>
          <table:table-cell table:formula="of:=IF(ISNUMBER(VLOOKUP([.B107];[.$L$2:.$M$202];2;0));VLOOKUP([.B107];[.$L$2:.$M$202];2;0);1)" office:value-type="float" office:value="1">
            <text:p>1</text:p>
          </table:table-cell>
          <table:table-cell table:formula="of:=IF(ISNUMBER(VLOOKUP([.B107];[.$O$2:.$P$12];2;0));VLOOKUP([.B107];[.$O$2:.$P$12];2;0);1)" office:value-type="float" office:value="1">
            <text:p>1</text:p>
          </table:table-cell>
          <table:table-cell table:formula="of:=IF(ISNUMBER(VLOOKUP([.B107];[.$R$2:.$S$46];2;0));VLOOKUP([.B10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7];[.$U$2:.$V$100];2;0));VLOOKUP([.B107];[.$U$2:.$V$100];2;0);1)" office:value-type="float" office:value="1">
            <text:p>1</text:p>
          </table:table-cell>
          <table:table-cell table:formula="of:=IF(ISNUMBER(VLOOKUP([.B107];[.$AA$2:.$AB$302];2;0));VLOOKUP([.B107];[.$AA$2:.$AB$302];2;0);0)" office:value-type="float" office:value="1">
            <text:p>1</text:p>
          </table:table-cell>
          <table:table-cell table:formula="of:=IF(ISNUMBER(VLOOKUP([.B107];[.$AD$2:.$AE$33];2;0));VLOOKUP([.B107];[.$AD$2:.$AE$33];2;0);1)" office:value-type="float" office:value="1">
            <text:p>1</text:p>
          </table:table-cell>
          <table:table-cell table:formula="of:=IF(ISNUMBER(VLOOKUP([.B107];[.$AG$2:.$AH$41];2;0));VLOOKUP([.B107];[.$AG$2:.$AH$41];2;0);1)" office:value-type="float" office:value="1">
            <text:p>1</text:p>
          </table:table-cell>
          <table:table-cell table:number-columns-repeated="16"/>
          <table:table-cell office:value-type="string">
            <text:p>Jean-Marc Four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isèle Biémouret</text:p>
          </table:table-cell>
          <table:table-cell table:formula="of:=IF(ISNUMBER(VLOOKUP([.B108];[.$L$2:.$M$202];2;0));VLOOKUP([.B108];[.$L$2:.$M$202];2;0);1)" office:value-type="float" office:value="1">
            <text:p>1</text:p>
          </table:table-cell>
          <table:table-cell table:formula="of:=IF(ISNUMBER(VLOOKUP([.B108];[.$O$2:.$P$12];2;0));VLOOKUP([.B108];[.$O$2:.$P$12];2;0);1)" office:value-type="float" office:value="1">
            <text:p>1</text:p>
          </table:table-cell>
          <table:table-cell table:formula="of:=IF(ISNUMBER(VLOOKUP([.B108];[.$R$2:.$S$46];2;0));VLOOKUP([.B10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8];[.$U$2:.$V$100];2;0));VLOOKUP([.B108];[.$U$2:.$V$100];2;0);1)" office:value-type="float" office:value="1">
            <text:p>1</text:p>
          </table:table-cell>
          <table:table-cell table:formula="of:=IF(ISNUMBER(VLOOKUP([.B108];[.$AA$2:.$AB$302];2;0));VLOOKUP([.B108];[.$AA$2:.$AB$302];2;0);0)" office:value-type="float" office:value="1">
            <text:p>1</text:p>
          </table:table-cell>
          <table:table-cell table:formula="of:=IF(ISNUMBER(VLOOKUP([.B108];[.$AD$2:.$AE$33];2;0));VLOOKUP([.B108];[.$AD$2:.$AE$33];2;0);1)" office:value-type="float" office:value="1">
            <text:p>1</text:p>
          </table:table-cell>
          <table:table-cell table:formula="of:=IF(ISNUMBER(VLOOKUP([.B108];[.$AG$2:.$AH$41];2;0));VLOOKUP([.B108];[.$AG$2:.$AH$41];2;0);1)" office:value-type="float" office:value="1">
            <text:p>1</text:p>
          </table:table-cell>
          <table:table-cell table:number-columns-repeated="16"/>
          <table:table-cell office:value-type="string">
            <text:p>Jean-Marie Beffa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Guillaume Bachelay</text:p>
          </table:table-cell>
          <table:table-cell table:formula="of:=IF(ISNUMBER(VLOOKUP([.B109];[.$L$2:.$M$202];2;0));VLOOKUP([.B109];[.$L$2:.$M$202];2;0);1)" office:value-type="float" office:value="1">
            <text:p>1</text:p>
          </table:table-cell>
          <table:table-cell table:formula="of:=IF(ISNUMBER(VLOOKUP([.B109];[.$O$2:.$P$12];2;0));VLOOKUP([.B109];[.$O$2:.$P$12];2;0);1)" office:value-type="float" office:value="1">
            <text:p>1</text:p>
          </table:table-cell>
          <table:table-cell table:formula="of:=IF(ISNUMBER(VLOOKUP([.B109];[.$R$2:.$S$46];2;0));VLOOKUP([.B10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09];[.$U$2:.$V$100];2;0));VLOOKUP([.B109];[.$U$2:.$V$100];2;0);1)" office:value-type="float" office:value="1">
            <text:p>1</text:p>
          </table:table-cell>
          <table:table-cell table:formula="of:=IF(ISNUMBER(VLOOKUP([.B109];[.$AA$2:.$AB$302];2;0));VLOOKUP([.B109];[.$AA$2:.$AB$302];2;0);0)" office:value-type="float" office:value="1">
            <text:p>1</text:p>
          </table:table-cell>
          <table:table-cell table:formula="of:=IF(ISNUMBER(VLOOKUP([.B109];[.$AD$2:.$AE$33];2;0));VLOOKUP([.B109];[.$AD$2:.$AE$33];2;0);1)" office:value-type="float" office:value="1">
            <text:p>1</text:p>
          </table:table-cell>
          <table:table-cell table:formula="of:=IF(ISNUMBER(VLOOKUP([.B109];[.$AG$2:.$AH$41];2;0));VLOOKUP([.B109];[.$AG$2:.$AH$41];2;0);1)" office:value-type="float" office:value="1">
            <text:p>1</text:p>
          </table:table-cell>
          <table:table-cell table:number-columns-repeated="16"/>
          <table:table-cell office:value-type="string">
            <text:p>Jean-Michel Cléme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Guillaume Garot</text:p>
          </table:table-cell>
          <table:table-cell table:formula="of:=IF(ISNUMBER(VLOOKUP([.B110];[.$L$2:.$M$202];2;0));VLOOKUP([.B110];[.$L$2:.$M$202];2;0);1)" office:value-type="float" office:value="1">
            <text:p>1</text:p>
          </table:table-cell>
          <table:table-cell table:formula="of:=IF(ISNUMBER(VLOOKUP([.B110];[.$O$2:.$P$12];2;0));VLOOKUP([.B110];[.$O$2:.$P$12];2;0);1)" office:value-type="float" office:value="1">
            <text:p>1</text:p>
          </table:table-cell>
          <table:table-cell table:formula="of:=IF(ISNUMBER(VLOOKUP([.B110];[.$R$2:.$S$46];2;0));VLOOKUP([.B11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0];[.$U$2:.$V$100];2;0));VLOOKUP([.B110];[.$U$2:.$V$100];2;0);1)" office:value-type="float" office:value="1">
            <text:p>1</text:p>
          </table:table-cell>
          <table:table-cell table:formula="of:=IF(ISNUMBER(VLOOKUP([.B110];[.$AA$2:.$AB$302];2;0));VLOOKUP([.B110];[.$AA$2:.$AB$302];2;0);0)" office:value-type="float" office:value="1">
            <text:p>1</text:p>
          </table:table-cell>
          <table:table-cell table:formula="of:=IF(ISNUMBER(VLOOKUP([.B110];[.$AD$2:.$AE$33];2;0));VLOOKUP([.B110];[.$AD$2:.$AE$33];2;0);1)" office:value-type="float" office:value="1">
            <text:p>1</text:p>
          </table:table-cell>
          <table:table-cell table:formula="of:=IF(ISNUMBER(VLOOKUP([.B110];[.$AG$2:.$AH$41];2;0));VLOOKUP([.B110];[.$AG$2:.$AH$41];2;0);1)" office:value-type="float" office:value="1">
            <text:p>1</text:p>
          </table:table-cell>
          <table:table-cell table:number-columns-repeated="16"/>
          <table:table-cell office:value-type="string">
            <text:p>Jean-Michel Villaum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Guy Chambefort</text:p>
          </table:table-cell>
          <table:table-cell table:formula="of:=IF(ISNUMBER(VLOOKUP([.B111];[.$L$2:.$M$202];2;0));VLOOKUP([.B111];[.$L$2:.$M$202];2;0);1)" office:value-type="float" office:value="1">
            <text:p>1</text:p>
          </table:table-cell>
          <table:table-cell table:formula="of:=IF(ISNUMBER(VLOOKUP([.B111];[.$O$2:.$P$12];2;0));VLOOKUP([.B111];[.$O$2:.$P$12];2;0);1)" office:value-type="float" office:value="1">
            <text:p>1</text:p>
          </table:table-cell>
          <table:table-cell table:formula="of:=IF(ISNUMBER(VLOOKUP([.B111];[.$R$2:.$S$46];2;0));VLOOKUP([.B11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1];[.$U$2:.$V$100];2;0));VLOOKUP([.B111];[.$U$2:.$V$100];2;0);1)" office:value-type="float" office:value="1">
            <text:p>1</text:p>
          </table:table-cell>
          <table:table-cell table:formula="of:=IF(ISNUMBER(VLOOKUP([.B111];[.$AA$2:.$AB$302];2;0));VLOOKUP([.B111];[.$AA$2:.$AB$302];2;0);0)" office:value-type="float" office:value="1">
            <text:p>1</text:p>
          </table:table-cell>
          <table:table-cell table:formula="of:=IF(ISNUMBER(VLOOKUP([.B111];[.$AD$2:.$AE$33];2;0));VLOOKUP([.B111];[.$AD$2:.$AE$33];2;0);1)" office:value-type="float" office:value="1">
            <text:p>1</text:p>
          </table:table-cell>
          <table:table-cell table:formula="of:=IF(ISNUMBER(VLOOKUP([.B111];[.$AG$2:.$AH$41];2;0));VLOOKUP([.B111];[.$AG$2:.$AH$41];2;0);1)" office:value-type="float" office:value="1">
            <text:p>1</text:p>
          </table:table-cell>
          <table:table-cell table:number-columns-repeated="16"/>
          <table:table-cell office:value-type="string">
            <text:p>Jean-Paul Bac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Guy Delcourt</text:p>
          </table:table-cell>
          <table:table-cell table:formula="of:=IF(ISNUMBER(VLOOKUP([.B112];[.$L$2:.$M$202];2;0));VLOOKUP([.B112];[.$L$2:.$M$202];2;0);1)" office:value-type="float" office:value="1">
            <text:p>1</text:p>
          </table:table-cell>
          <table:table-cell table:formula="of:=IF(ISNUMBER(VLOOKUP([.B112];[.$O$2:.$P$12];2;0));VLOOKUP([.B112];[.$O$2:.$P$12];2;0);1)" office:value-type="float" office:value="1">
            <text:p>1</text:p>
          </table:table-cell>
          <table:table-cell table:formula="of:=IF(ISNUMBER(VLOOKUP([.B112];[.$R$2:.$S$46];2;0));VLOOKUP([.B11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2];[.$U$2:.$V$100];2;0));VLOOKUP([.B112];[.$U$2:.$V$100];2;0);1)" office:value-type="float" office:value="1">
            <text:p>1</text:p>
          </table:table-cell>
          <table:table-cell table:formula="of:=IF(ISNUMBER(VLOOKUP([.B112];[.$AA$2:.$AB$302];2;0));VLOOKUP([.B112];[.$AA$2:.$AB$302];2;0);0)" office:value-type="float" office:value="1">
            <text:p>1</text:p>
          </table:table-cell>
          <table:table-cell table:formula="of:=IF(ISNUMBER(VLOOKUP([.B112];[.$AD$2:.$AE$33];2;0));VLOOKUP([.B112];[.$AD$2:.$AE$33];2;0);1)" office:value-type="float" office:value="1">
            <text:p>1</text:p>
          </table:table-cell>
          <table:table-cell table:formula="of:=IF(ISNUMBER(VLOOKUP([.B112];[.$AG$2:.$AH$41];2;0));VLOOKUP([.B112];[.$AG$2:.$AH$41];2;0);1)" office:value-type="float" office:value="1">
            <text:p>1</text:p>
          </table:table-cell>
          <table:table-cell table:number-columns-repeated="16"/>
          <table:table-cell office:value-type="string">
            <text:p>Jean-Paul Chanteg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Guy-Michel Chauveau</text:p>
          </table:table-cell>
          <table:table-cell table:formula="of:=IF(ISNUMBER(VLOOKUP([.B113];[.$L$2:.$M$202];2;0));VLOOKUP([.B113];[.$L$2:.$M$202];2;0);1)" office:value-type="float" office:value="1">
            <text:p>1</text:p>
          </table:table-cell>
          <table:table-cell table:formula="of:=IF(ISNUMBER(VLOOKUP([.B113];[.$O$2:.$P$12];2;0));VLOOKUP([.B113];[.$O$2:.$P$12];2;0);1)" office:value-type="float" office:value="1">
            <text:p>1</text:p>
          </table:table-cell>
          <table:table-cell table:formula="of:=IF(ISNUMBER(VLOOKUP([.B113];[.$R$2:.$S$46];2;0));VLOOKUP([.B11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3];[.$U$2:.$V$100];2;0));VLOOKUP([.B113];[.$U$2:.$V$100];2;0);1)" office:value-type="float" office:value="1">
            <text:p>1</text:p>
          </table:table-cell>
          <table:table-cell table:formula="of:=IF(ISNUMBER(VLOOKUP([.B113];[.$AA$2:.$AB$302];2;0));VLOOKUP([.B113];[.$AA$2:.$AB$302];2;0);0)" office:value-type="float" office:value="1">
            <text:p>1</text:p>
          </table:table-cell>
          <table:table-cell table:formula="of:=IF(ISNUMBER(VLOOKUP([.B113];[.$AD$2:.$AE$33];2;0));VLOOKUP([.B113];[.$AD$2:.$AE$33];2;0);1)" office:value-type="float" office:value="1">
            <text:p>1</text:p>
          </table:table-cell>
          <table:table-cell table:formula="of:=IF(ISNUMBER(VLOOKUP([.B113];[.$AG$2:.$AH$41];2;0));VLOOKUP([.B113];[.$AG$2:.$AH$41];2;0);1)" office:value-type="float" office:value="1">
            <text:p>1</text:p>
          </table:table-cell>
          <table:table-cell table:number-columns-repeated="16"/>
          <table:table-cell office:value-type="string">
            <text:p>Jean-Paul Dup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Gwendal Rouillard</text:p>
          </table:table-cell>
          <table:table-cell table:formula="of:=IF(ISNUMBER(VLOOKUP([.B114];[.$L$2:.$M$202];2;0));VLOOKUP([.B114];[.$L$2:.$M$202];2;0);1)" office:value-type="float" office:value="1">
            <text:p>1</text:p>
          </table:table-cell>
          <table:table-cell table:formula="of:=IF(ISNUMBER(VLOOKUP([.B114];[.$O$2:.$P$12];2;0));VLOOKUP([.B114];[.$O$2:.$P$12];2;0);1)" office:value-type="float" office:value="1">
            <text:p>1</text:p>
          </table:table-cell>
          <table:table-cell table:formula="of:=IF(ISNUMBER(VLOOKUP([.B114];[.$R$2:.$S$46];2;0));VLOOKUP([.B11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4];[.$U$2:.$V$100];2;0));VLOOKUP([.B114];[.$U$2:.$V$100];2;0);1)" office:value-type="float" office:value="1">
            <text:p>1</text:p>
          </table:table-cell>
          <table:table-cell table:formula="of:=IF(ISNUMBER(VLOOKUP([.B114];[.$AA$2:.$AB$302];2;0));VLOOKUP([.B114];[.$AA$2:.$AB$302];2;0);0)" office:value-type="float" office:value="1">
            <text:p>1</text:p>
          </table:table-cell>
          <table:table-cell table:formula="of:=IF(ISNUMBER(VLOOKUP([.B114];[.$AD$2:.$AE$33];2;0));VLOOKUP([.B114];[.$AD$2:.$AE$33];2;0);1)" office:value-type="float" office:value="1">
            <text:p>1</text:p>
          </table:table-cell>
          <table:table-cell table:formula="of:=IF(ISNUMBER(VLOOKUP([.B114];[.$AG$2:.$AH$41];2;0));VLOOKUP([.B114];[.$AG$2:.$AH$41];2;0);1)" office:value-type="float" office:value="1">
            <text:p>1</text:p>
          </table:table-cell>
          <table:table-cell table:number-columns-repeated="16"/>
          <table:table-cell office:value-type="string">
            <text:p>Jean-Pierre Alloss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Gwenegan Bui</text:p>
          </table:table-cell>
          <table:table-cell table:formula="of:=IF(ISNUMBER(VLOOKUP([.B115];[.$L$2:.$M$202];2;0));VLOOKUP([.B115];[.$L$2:.$M$202];2;0);1)" office:value-type="float" office:value="0">
            <text:p>0</text:p>
          </table:table-cell>
          <table:table-cell table:formula="of:=IF(ISNUMBER(VLOOKUP([.B115];[.$O$2:.$P$12];2;0));VLOOKUP([.B115];[.$O$2:.$P$12];2;0);1)" office:value-type="float" office:value="1">
            <text:p>1</text:p>
          </table:table-cell>
          <table:table-cell table:formula="of:=IF(ISNUMBER(VLOOKUP([.B115];[.$R$2:.$S$46];2;0));VLOOKUP([.B11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5];[.$U$2:.$V$100];2;0));VLOOKUP([.B115];[.$U$2:.$V$100];2;0);1)" office:value-type="float" office:value="1">
            <text:p>1</text:p>
          </table:table-cell>
          <table:table-cell table:formula="of:=IF(ISNUMBER(VLOOKUP([.B115];[.$AA$2:.$AB$302];2;0));VLOOKUP([.B115];[.$AA$2:.$AB$302];2;0);0)" office:value-type="float" office:value="0">
            <text:p>0</text:p>
          </table:table-cell>
          <table:table-cell table:formula="of:=IF(ISNUMBER(VLOOKUP([.B115];[.$AD$2:.$AE$33];2;0));VLOOKUP([.B115];[.$AD$2:.$AE$33];2;0);1)" office:value-type="float" office:value="1">
            <text:p>1</text:p>
          </table:table-cell>
          <table:table-cell table:formula="of:=IF(ISNUMBER(VLOOKUP([.B115];[.$AG$2:.$AH$41];2;0));VLOOKUP([.B115];[.$AG$2:.$AH$41];2;0);1)" office:value-type="float" office:value="1">
            <text:p>1</text:p>
          </table:table-cell>
          <table:table-cell table:number-columns-repeated="16"/>
          <table:table-cell office:value-type="string">
            <text:p>Jean-Pierre Le Roch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Hélène Geoffroy</text:p>
          </table:table-cell>
          <table:table-cell table:formula="of:=IF(ISNUMBER(VLOOKUP([.B116];[.$L$2:.$M$202];2;0));VLOOKUP([.B116];[.$L$2:.$M$202];2;0);1)" office:value-type="float" office:value="1">
            <text:p>1</text:p>
          </table:table-cell>
          <table:table-cell table:formula="of:=IF(ISNUMBER(VLOOKUP([.B116];[.$O$2:.$P$12];2;0));VLOOKUP([.B116];[.$O$2:.$P$12];2;0);1)" office:value-type="float" office:value="1">
            <text:p>1</text:p>
          </table:table-cell>
          <table:table-cell table:formula="of:=IF(ISNUMBER(VLOOKUP([.B116];[.$R$2:.$S$46];2;0));VLOOKUP([.B11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6];[.$U$2:.$V$100];2;0));VLOOKUP([.B116];[.$U$2:.$V$100];2;0);1)" office:value-type="float" office:value="1">
            <text:p>1</text:p>
          </table:table-cell>
          <table:table-cell table:formula="of:=IF(ISNUMBER(VLOOKUP([.B116];[.$AA$2:.$AB$302];2;0));VLOOKUP([.B116];[.$AA$2:.$AB$302];2;0);0)" office:value-type="float" office:value="1">
            <text:p>1</text:p>
          </table:table-cell>
          <table:table-cell table:formula="of:=IF(ISNUMBER(VLOOKUP([.B116];[.$AD$2:.$AE$33];2;0));VLOOKUP([.B116];[.$AD$2:.$AE$33];2;0);1)" office:value-type="float" office:value="1">
            <text:p>1</text:p>
          </table:table-cell>
          <table:table-cell table:formula="of:=IF(ISNUMBER(VLOOKUP([.B116];[.$AG$2:.$AH$41];2;0));VLOOKUP([.B116];[.$AG$2:.$AH$41];2;0);1)" office:value-type="float" office:value="1">
            <text:p>1</text:p>
          </table:table-cell>
          <table:table-cell table:number-columns-repeated="16"/>
          <table:table-cell office:value-type="string">
            <text:p>Jean-Pierre Magg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Henri Emmanuelli</text:p>
          </table:table-cell>
          <table:table-cell table:formula="of:=IF(ISNUMBER(VLOOKUP([.B117];[.$L$2:.$M$202];2;0));VLOOKUP([.B117];[.$L$2:.$M$202];2;0);1)" office:value-type="float" office:value="0">
            <text:p>0</text:p>
          </table:table-cell>
          <table:table-cell table:formula="of:=IF(ISNUMBER(VLOOKUP([.B117];[.$O$2:.$P$12];2;0));VLOOKUP([.B117];[.$O$2:.$P$12];2;0);1)" office:value-type="float" office:value="0">
            <text:p>0</text:p>
          </table:table-cell>
          <table:table-cell table:formula="of:=IF(ISNUMBER(VLOOKUP([.B117];[.$R$2:.$S$46];2;0));VLOOKUP([.B117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7];[.$U$2:.$V$100];2;0));VLOOKUP([.B117];[.$U$2:.$V$100];2;0);1)" office:value-type="float" office:value="0">
            <text:p>0</text:p>
          </table:table-cell>
          <table:table-cell table:formula="of:=IF(ISNUMBER(VLOOKUP([.B117];[.$AA$2:.$AB$302];2;0));VLOOKUP([.B117];[.$AA$2:.$AB$302];2;0);0)" office:value-type="float" office:value="0">
            <text:p>0</text:p>
          </table:table-cell>
          <table:table-cell table:formula="of:=IF(ISNUMBER(VLOOKUP([.B117];[.$AD$2:.$AE$33];2;0));VLOOKUP([.B117];[.$AD$2:.$AE$33];2;0);1)" office:value-type="float" office:value="0">
            <text:p>0</text:p>
          </table:table-cell>
          <table:table-cell table:formula="of:=IF(ISNUMBER(VLOOKUP([.B117];[.$AG$2:.$AH$41];2;0));VLOOKUP([.B117];[.$AG$2:.$AH$41];2;0);1)" office:value-type="float" office:value="0">
            <text:p>0</text:p>
          </table:table-cell>
          <table:table-cell table:number-columns-repeated="16"/>
          <table:table-cell office:value-type="string">
            <text:p>Jean-Yves Caull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enri Jibrayel</text:p>
          </table:table-cell>
          <table:table-cell table:formula="of:=IF(ISNUMBER(VLOOKUP([.B118];[.$L$2:.$M$202];2;0));VLOOKUP([.B118];[.$L$2:.$M$202];2;0);1)" office:value-type="float" office:value="1">
            <text:p>1</text:p>
          </table:table-cell>
          <table:table-cell table:formula="of:=IF(ISNUMBER(VLOOKUP([.B118];[.$O$2:.$P$12];2;0));VLOOKUP([.B118];[.$O$2:.$P$12];2;0);1)" office:value-type="float" office:value="1">
            <text:p>1</text:p>
          </table:table-cell>
          <table:table-cell table:formula="of:=IF(ISNUMBER(VLOOKUP([.B118];[.$R$2:.$S$46];2;0));VLOOKUP([.B11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18];[.$U$2:.$V$100];2;0));VLOOKUP([.B118];[.$U$2:.$V$100];2;0);1)" office:value-type="float" office:value="1">
            <text:p>1</text:p>
          </table:table-cell>
          <table:table-cell table:formula="of:=IF(ISNUMBER(VLOOKUP([.B118];[.$AA$2:.$AB$302];2;0));VLOOKUP([.B118];[.$AA$2:.$AB$302];2;0);0)" office:value-type="float" office:value="1">
            <text:p>1</text:p>
          </table:table-cell>
          <table:table-cell table:formula="of:=IF(ISNUMBER(VLOOKUP([.B118];[.$AD$2:.$AE$33];2;0));VLOOKUP([.B118];[.$AD$2:.$AE$33];2;0);1)" office:value-type="float" office:value="1">
            <text:p>1</text:p>
          </table:table-cell>
          <table:table-cell table:formula="of:=IF(ISNUMBER(VLOOKUP([.B118];[.$AG$2:.$AH$41];2;0));VLOOKUP([.B118];[.$AG$2:.$AH$41];2;0);1)" office:value-type="float" office:value="1">
            <text:p>1</text:p>
          </table:table-cell>
          <table:table-cell table:number-columns-repeated="16"/>
          <table:table-cell office:value-type="string">
            <text:p>Jean-Yves Le Bouillonnec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Hervé Féron</text:p>
          </table:table-cell>
          <table:table-cell table:formula="of:=IF(ISNUMBER(VLOOKUP([.B119];[.$L$2:.$M$202];2;0));VLOOKUP([.B119];[.$L$2:.$M$202];2;0);1)" office:value-type="float" office:value="0">
            <text:p>0</text:p>
          </table:table-cell>
          <table:table-cell table:formula="of:=IF(ISNUMBER(VLOOKUP([.B119];[.$O$2:.$P$12];2;0));VLOOKUP([.B119];[.$O$2:.$P$12];2;0);1)" office:value-type="float" office:value="1">
            <text:p>1</text:p>
          </table:table-cell>
          <table:table-cell table:formula="of:=IF(ISNUMBER(VLOOKUP([.B119];[.$R$2:.$S$46];2;0));VLOOKUP([.B119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19];[.$U$2:.$V$100];2;0));VLOOKUP([.B119];[.$U$2:.$V$100];2;0);1)" office:value-type="float" office:value="0">
            <text:p>0</text:p>
          </table:table-cell>
          <table:table-cell table:formula="of:=IF(ISNUMBER(VLOOKUP([.B119];[.$AA$2:.$AB$302];2;0));VLOOKUP([.B119];[.$AA$2:.$AB$302];2;0);0)" office:value-type="float" office:value="0">
            <text:p>0</text:p>
          </table:table-cell>
          <table:table-cell table:formula="of:=IF(ISNUMBER(VLOOKUP([.B119];[.$AD$2:.$AE$33];2;0));VLOOKUP([.B119];[.$AD$2:.$AE$33];2;0);1)" office:value-type="float" office:value="0">
            <text:p>0</text:p>
          </table:table-cell>
          <table:table-cell table:formula="of:=IF(ISNUMBER(VLOOKUP([.B119];[.$AG$2:.$AH$41];2;0));VLOOKUP([.B119];[.$AG$2:.$AH$41];2;0);1)" office:value-type="float" office:value="0">
            <text:p>0</text:p>
          </table:table-cell>
          <table:table-cell table:number-columns-repeated="16"/>
          <table:table-cell office:value-type="string">
            <text:p>Jean-Yves Le Déau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Hervé Pellois</text:p>
          </table:table-cell>
          <table:table-cell table:formula="of:=IF(ISNUMBER(VLOOKUP([.B120];[.$L$2:.$M$202];2;0));VLOOKUP([.B120];[.$L$2:.$M$202];2;0);1)" office:value-type="float" office:value="1">
            <text:p>1</text:p>
          </table:table-cell>
          <table:table-cell table:formula="of:=IF(ISNUMBER(VLOOKUP([.B120];[.$O$2:.$P$12];2;0));VLOOKUP([.B120];[.$O$2:.$P$12];2;0);1)" office:value-type="float" office:value="1">
            <text:p>1</text:p>
          </table:table-cell>
          <table:table-cell table:formula="of:=IF(ISNUMBER(VLOOKUP([.B120];[.$R$2:.$S$46];2;0));VLOOKUP([.B12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0];[.$U$2:.$V$100];2;0));VLOOKUP([.B120];[.$U$2:.$V$100];2;0);1)" office:value-type="float" office:value="1">
            <text:p>1</text:p>
          </table:table-cell>
          <table:table-cell table:formula="of:=IF(ISNUMBER(VLOOKUP([.B120];[.$AA$2:.$AB$302];2;0));VLOOKUP([.B120];[.$AA$2:.$AB$302];2;0);0)" office:value-type="float" office:value="1">
            <text:p>1</text:p>
          </table:table-cell>
          <table:table-cell table:formula="of:=IF(ISNUMBER(VLOOKUP([.B120];[.$AD$2:.$AE$33];2;0));VLOOKUP([.B120];[.$AD$2:.$AE$33];2;0);1)" office:value-type="float" office:value="1">
            <text:p>1</text:p>
          </table:table-cell>
          <table:table-cell table:formula="of:=IF(ISNUMBER(VLOOKUP([.B120];[.$AG$2:.$AH$41];2;0));VLOOKUP([.B120];[.$AG$2:.$AH$41];2;0);1)" office:value-type="float" office:value="1">
            <text:p>1</text:p>
          </table:table-cell>
          <table:table-cell table:number-columns-repeated="16"/>
          <table:table-cell office:value-type="string">
            <text:p>Joaquim Pueyo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Hugues Fourage</text:p>
          </table:table-cell>
          <table:table-cell table:formula="of:=IF(ISNUMBER(VLOOKUP([.B121];[.$L$2:.$M$202];2;0));VLOOKUP([.B121];[.$L$2:.$M$202];2;0);1)" office:value-type="float" office:value="1">
            <text:p>1</text:p>
          </table:table-cell>
          <table:table-cell table:formula="of:=IF(ISNUMBER(VLOOKUP([.B121];[.$O$2:.$P$12];2;0));VLOOKUP([.B121];[.$O$2:.$P$12];2;0);1)" office:value-type="float" office:value="1">
            <text:p>1</text:p>
          </table:table-cell>
          <table:table-cell table:formula="of:=IF(ISNUMBER(VLOOKUP([.B121];[.$R$2:.$S$46];2;0));VLOOKUP([.B12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1];[.$U$2:.$V$100];2;0));VLOOKUP([.B121];[.$U$2:.$V$100];2;0);1)" office:value-type="float" office:value="1">
            <text:p>1</text:p>
          </table:table-cell>
          <table:table-cell table:formula="of:=IF(ISNUMBER(VLOOKUP([.B121];[.$AA$2:.$AB$302];2;0));VLOOKUP([.B121];[.$AA$2:.$AB$302];2;0);0)" office:value-type="float" office:value="1">
            <text:p>1</text:p>
          </table:table-cell>
          <table:table-cell table:formula="of:=IF(ISNUMBER(VLOOKUP([.B121];[.$AD$2:.$AE$33];2;0));VLOOKUP([.B121];[.$AD$2:.$AE$33];2;0);1)" office:value-type="float" office:value="1">
            <text:p>1</text:p>
          </table:table-cell>
          <table:table-cell table:formula="of:=IF(ISNUMBER(VLOOKUP([.B121];[.$AG$2:.$AH$41];2;0));VLOOKUP([.B121];[.$AG$2:.$AH$41];2;0);1)" office:value-type="float" office:value="1">
            <text:p>1</text:p>
          </table:table-cell>
          <table:table-cell table:number-columns-repeated="16"/>
          <table:table-cell office:value-type="string">
            <text:p>Joël Aviragn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Ibrahim Aboubacar</text:p>
          </table:table-cell>
          <table:table-cell table:formula="of:=IF(ISNUMBER(VLOOKUP([.B122];[.$L$2:.$M$202];2;0));VLOOKUP([.B122];[.$L$2:.$M$202];2;0);1)" office:value-type="float" office:value="1">
            <text:p>1</text:p>
          </table:table-cell>
          <table:table-cell table:formula="of:=IF(ISNUMBER(VLOOKUP([.B122];[.$O$2:.$P$12];2;0));VLOOKUP([.B122];[.$O$2:.$P$12];2;0);1)" office:value-type="float" office:value="1">
            <text:p>1</text:p>
          </table:table-cell>
          <table:table-cell table:formula="of:=IF(ISNUMBER(VLOOKUP([.B122];[.$R$2:.$S$46];2;0));VLOOKUP([.B12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2];[.$U$2:.$V$100];2;0));VLOOKUP([.B122];[.$U$2:.$V$100];2;0);1)" office:value-type="float" office:value="1">
            <text:p>1</text:p>
          </table:table-cell>
          <table:table-cell table:formula="of:=IF(ISNUMBER(VLOOKUP([.B122];[.$AA$2:.$AB$302];2;0));VLOOKUP([.B122];[.$AA$2:.$AB$302];2;0);0)" office:value-type="float" office:value="1">
            <text:p>1</text:p>
          </table:table-cell>
          <table:table-cell table:formula="of:=IF(ISNUMBER(VLOOKUP([.B122];[.$AD$2:.$AE$33];2;0));VLOOKUP([.B122];[.$AD$2:.$AE$33];2;0);1)" office:value-type="float" office:value="1">
            <text:p>1</text:p>
          </table:table-cell>
          <table:table-cell table:formula="of:=IF(ISNUMBER(VLOOKUP([.B122];[.$AG$2:.$AH$41];2;0));VLOOKUP([.B122];[.$AG$2:.$AH$41];2;0);1)" office:value-type="float" office:value="1">
            <text:p>1</text:p>
          </table:table-cell>
          <table:table-cell table:number-columns-repeated="16"/>
          <table:table-cell office:value-type="string">
            <text:p>Joëlle Huill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sabelle Bruneau</text:p>
          </table:table-cell>
          <table:table-cell table:formula="of:=IF(ISNUMBER(VLOOKUP([.B123];[.$L$2:.$M$202];2;0));VLOOKUP([.B123];[.$L$2:.$M$202];2;0);1)" office:value-type="float" office:value="0">
            <text:p>0</text:p>
          </table:table-cell>
          <table:table-cell table:formula="of:=IF(ISNUMBER(VLOOKUP([.B123];[.$O$2:.$P$12];2;0));VLOOKUP([.B123];[.$O$2:.$P$12];2;0);1)" office:value-type="float" office:value="1">
            <text:p>1</text:p>
          </table:table-cell>
          <table:table-cell table:formula="of:=IF(ISNUMBER(VLOOKUP([.B123];[.$R$2:.$S$46];2;0));VLOOKUP([.B12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23];[.$U$2:.$V$100];2;0));VLOOKUP([.B123];[.$U$2:.$V$100];2;0);1)" office:value-type="float" office:value="1">
            <text:p>1</text:p>
          </table:table-cell>
          <table:table-cell table:formula="of:=IF(ISNUMBER(VLOOKUP([.B123];[.$AA$2:.$AB$302];2;0));VLOOKUP([.B123];[.$AA$2:.$AB$302];2;0);0)" office:value-type="float" office:value="0">
            <text:p>0</text:p>
          </table:table-cell>
          <table:table-cell table:formula="of:=IF(ISNUMBER(VLOOKUP([.B123];[.$AD$2:.$AE$33];2;0));VLOOKUP([.B123];[.$AD$2:.$AE$33];2;0);1)" office:value-type="float" office:value="1">
            <text:p>1</text:p>
          </table:table-cell>
          <table:table-cell table:formula="of:=IF(ISNUMBER(VLOOKUP([.B123];[.$AG$2:.$AH$41];2;0));VLOOKUP([.B123];[.$AG$2:.$AH$41];2;0);1)" office:value-type="float" office:value="1">
            <text:p>1</text:p>
          </table:table-cell>
          <table:table-cell table:number-columns-repeated="16"/>
          <table:table-cell office:value-type="string">
            <text:p>Julie Sommarug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acqueline Maquet</text:p>
          </table:table-cell>
          <table:table-cell table:formula="of:=IF(ISNUMBER(VLOOKUP([.B124];[.$L$2:.$M$202];2;0));VLOOKUP([.B124];[.$L$2:.$M$202];2;0);1)" office:value-type="float" office:value="1">
            <text:p>1</text:p>
          </table:table-cell>
          <table:table-cell table:formula="of:=IF(ISNUMBER(VLOOKUP([.B124];[.$O$2:.$P$12];2;0));VLOOKUP([.B124];[.$O$2:.$P$12];2;0);1)" office:value-type="float" office:value="1">
            <text:p>1</text:p>
          </table:table-cell>
          <table:table-cell table:formula="of:=IF(ISNUMBER(VLOOKUP([.B124];[.$R$2:.$S$46];2;0));VLOOKUP([.B12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4];[.$U$2:.$V$100];2;0));VLOOKUP([.B124];[.$U$2:.$V$100];2;0);1)" office:value-type="float" office:value="1">
            <text:p>1</text:p>
          </table:table-cell>
          <table:table-cell table:formula="of:=IF(ISNUMBER(VLOOKUP([.B124];[.$AA$2:.$AB$302];2;0));VLOOKUP([.B124];[.$AA$2:.$AB$302];2;0);0)" office:value-type="float" office:value="1">
            <text:p>1</text:p>
          </table:table-cell>
          <table:table-cell table:formula="of:=IF(ISNUMBER(VLOOKUP([.B124];[.$AD$2:.$AE$33];2;0));VLOOKUP([.B124];[.$AD$2:.$AE$33];2;0);1)" office:value-type="float" office:value="1">
            <text:p>1</text:p>
          </table:table-cell>
          <table:table-cell table:formula="of:=IF(ISNUMBER(VLOOKUP([.B124];[.$AG$2:.$AH$41];2;0));VLOOKUP([.B124];[.$AG$2:.$AH$41];2;0);1)" office:value-type="float" office:value="1">
            <text:p>1</text:p>
          </table:table-cell>
          <table:table-cell table:number-columns-repeated="16"/>
          <table:table-cell office:value-type="string">
            <text:p>Laurent Cathal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Jacques Cresta</text:p>
          </table:table-cell>
          <table:table-cell table:formula="of:=IF(ISNUMBER(VLOOKUP([.B125];[.$L$2:.$M$202];2;0));VLOOKUP([.B125];[.$L$2:.$M$202];2;0);1)" office:value-type="float" office:value="1">
            <text:p>1</text:p>
          </table:table-cell>
          <table:table-cell table:formula="of:=IF(ISNUMBER(VLOOKUP([.B125];[.$O$2:.$P$12];2;0));VLOOKUP([.B125];[.$O$2:.$P$12];2;0);1)" office:value-type="float" office:value="1">
            <text:p>1</text:p>
          </table:table-cell>
          <table:table-cell table:formula="of:=IF(ISNUMBER(VLOOKUP([.B125];[.$R$2:.$S$46];2;0));VLOOKUP([.B12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5];[.$U$2:.$V$100];2;0));VLOOKUP([.B125];[.$U$2:.$V$100];2;0);1)" office:value-type="float" office:value="1">
            <text:p>1</text:p>
          </table:table-cell>
          <table:table-cell table:formula="of:=IF(ISNUMBER(VLOOKUP([.B125];[.$AA$2:.$AB$302];2;0));VLOOKUP([.B125];[.$AA$2:.$AB$302];2;0);0)" office:value-type="float" office:value="1">
            <text:p>1</text:p>
          </table:table-cell>
          <table:table-cell table:formula="of:=IF(ISNUMBER(VLOOKUP([.B125];[.$AD$2:.$AE$33];2;0));VLOOKUP([.B125];[.$AD$2:.$AE$33];2;0);1)" office:value-type="float" office:value="1">
            <text:p>1</text:p>
          </table:table-cell>
          <table:table-cell table:formula="of:=IF(ISNUMBER(VLOOKUP([.B125];[.$AG$2:.$AH$41];2;0));VLOOKUP([.B125];[.$AG$2:.$AH$41];2;0);1)" office:value-type="float" office:value="1">
            <text:p>1</text:p>
          </table:table-cell>
          <table:table-cell table:number-columns-repeated="16"/>
          <table:table-cell office:value-type="string">
            <text:p>Laurent Grandguillaum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Jacques Valax</text:p>
          </table:table-cell>
          <table:table-cell table:formula="of:=IF(ISNUMBER(VLOOKUP([.B126];[.$L$2:.$M$202];2;0));VLOOKUP([.B126];[.$L$2:.$M$202];2;0);1)" office:value-type="float" office:value="0">
            <text:p>0</text:p>
          </table:table-cell>
          <table:table-cell table:formula="of:=IF(ISNUMBER(VLOOKUP([.B126];[.$O$2:.$P$12];2;0));VLOOKUP([.B126];[.$O$2:.$P$12];2;0);1)" office:value-type="float" office:value="1">
            <text:p>1</text:p>
          </table:table-cell>
          <table:table-cell table:formula="of:=IF(ISNUMBER(VLOOKUP([.B126];[.$R$2:.$S$46];2;0));VLOOKUP([.B12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6];[.$U$2:.$V$100];2;0));VLOOKUP([.B126];[.$U$2:.$V$100];2;0);1)" office:value-type="float" office:value="1">
            <text:p>1</text:p>
          </table:table-cell>
          <table:table-cell table:formula="of:=IF(ISNUMBER(VLOOKUP([.B126];[.$AA$2:.$AB$302];2;0));VLOOKUP([.B126];[.$AA$2:.$AB$302];2;0);0)" office:value-type="float" office:value="1">
            <text:p>1</text:p>
          </table:table-cell>
          <table:table-cell table:formula="of:=IF(ISNUMBER(VLOOKUP([.B126];[.$AD$2:.$AE$33];2;0));VLOOKUP([.B126];[.$AD$2:.$AE$33];2;0);1)" office:value-type="float" office:value="1">
            <text:p>1</text:p>
          </table:table-cell>
          <table:table-cell table:formula="of:=IF(ISNUMBER(VLOOKUP([.B126];[.$AG$2:.$AH$41];2;0));VLOOKUP([.B126];[.$AG$2:.$AH$41];2;0);1)" office:value-type="float" office:value="1">
            <text:p>1</text:p>
          </table:table-cell>
          <table:table-cell table:number-columns-repeated="16"/>
          <table:table-cell office:value-type="string">
            <text:p>Luc Bel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ean Glavany</text:p>
          </table:table-cell>
          <table:table-cell table:formula="of:=IF(ISNUMBER(VLOOKUP([.B127];[.$L$2:.$M$202];2;0));VLOOKUP([.B127];[.$L$2:.$M$202];2;0);1)" office:value-type="float" office:value="1">
            <text:p>1</text:p>
          </table:table-cell>
          <table:table-cell table:formula="of:=IF(ISNUMBER(VLOOKUP([.B127];[.$O$2:.$P$12];2;0));VLOOKUP([.B127];[.$O$2:.$P$12];2;0);1)" office:value-type="float" office:value="1">
            <text:p>1</text:p>
          </table:table-cell>
          <table:table-cell table:formula="of:=IF(ISNUMBER(VLOOKUP([.B127];[.$R$2:.$S$46];2;0));VLOOKUP([.B12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7];[.$U$2:.$V$100];2;0));VLOOKUP([.B127];[.$U$2:.$V$100];2;0);1)" office:value-type="float" office:value="1">
            <text:p>1</text:p>
          </table:table-cell>
          <table:table-cell table:formula="of:=IF(ISNUMBER(VLOOKUP([.B127];[.$AA$2:.$AB$302];2;0));VLOOKUP([.B127];[.$AA$2:.$AB$302];2;0);0)" office:value-type="float" office:value="1">
            <text:p>1</text:p>
          </table:table-cell>
          <table:table-cell table:formula="of:=IF(ISNUMBER(VLOOKUP([.B127];[.$AD$2:.$AE$33];2;0));VLOOKUP([.B127];[.$AD$2:.$AE$33];2;0);1)" office:value-type="float" office:value="1">
            <text:p>1</text:p>
          </table:table-cell>
          <table:table-cell table:formula="of:=IF(ISNUMBER(VLOOKUP([.B127];[.$AG$2:.$AH$41];2;0));VLOOKUP([.B127];[.$AG$2:.$AH$41];2;0);1)" office:value-type="float" office:value="1">
            <text:p>1</text:p>
          </table:table-cell>
          <table:table-cell table:number-columns-repeated="16"/>
          <table:table-cell office:value-type="string">
            <text:p>Luce Pa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Jean Grellier</text:p>
          </table:table-cell>
          <table:table-cell table:formula="of:=IF(ISNUMBER(VLOOKUP([.B128];[.$L$2:.$M$202];2;0));VLOOKUP([.B128];[.$L$2:.$M$202];2;0);1)" office:value-type="float" office:value="1">
            <text:p>1</text:p>
          </table:table-cell>
          <table:table-cell table:formula="of:=IF(ISNUMBER(VLOOKUP([.B128];[.$O$2:.$P$12];2;0));VLOOKUP([.B128];[.$O$2:.$P$12];2;0);1)" office:value-type="float" office:value="1">
            <text:p>1</text:p>
          </table:table-cell>
          <table:table-cell table:formula="of:=IF(ISNUMBER(VLOOKUP([.B128];[.$R$2:.$S$46];2;0));VLOOKUP([.B12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8];[.$U$2:.$V$100];2;0));VLOOKUP([.B128];[.$U$2:.$V$100];2;0);1)" office:value-type="float" office:value="1">
            <text:p>1</text:p>
          </table:table-cell>
          <table:table-cell table:formula="of:=IF(ISNUMBER(VLOOKUP([.B128];[.$AA$2:.$AB$302];2;0));VLOOKUP([.B128];[.$AA$2:.$AB$302];2;0);0)" office:value-type="float" office:value="1">
            <text:p>1</text:p>
          </table:table-cell>
          <table:table-cell table:formula="of:=IF(ISNUMBER(VLOOKUP([.B128];[.$AD$2:.$AE$33];2;0));VLOOKUP([.B128];[.$AD$2:.$AE$33];2;0);1)" office:value-type="float" office:value="1">
            <text:p>1</text:p>
          </table:table-cell>
          <table:table-cell table:formula="of:=IF(ISNUMBER(VLOOKUP([.B128];[.$AG$2:.$AH$41];2;0));VLOOKUP([.B128];[.$AG$2:.$AH$41];2;0);1)" office:value-type="float" office:value="1">
            <text:p>1</text:p>
          </table:table-cell>
          <table:table-cell table:number-columns-repeated="16"/>
          <table:table-cell office:value-type="string">
            <text:p>Marc Gou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Jean-Jacques Vlody</text:p>
          </table:table-cell>
          <table:table-cell table:formula="of:=IF(ISNUMBER(VLOOKUP([.B129];[.$L$2:.$M$202];2;0));VLOOKUP([.B129];[.$L$2:.$M$202];2;0);1)" office:value-type="float" office:value="1">
            <text:p>1</text:p>
          </table:table-cell>
          <table:table-cell table:formula="of:=IF(ISNUMBER(VLOOKUP([.B129];[.$O$2:.$P$12];2;0));VLOOKUP([.B129];[.$O$2:.$P$12];2;0);1)" office:value-type="float" office:value="1">
            <text:p>1</text:p>
          </table:table-cell>
          <table:table-cell table:formula="of:=IF(ISNUMBER(VLOOKUP([.B129];[.$R$2:.$S$46];2;0));VLOOKUP([.B12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29];[.$U$2:.$V$100];2;0));VLOOKUP([.B129];[.$U$2:.$V$100];2;0);1)" office:value-type="float" office:value="1">
            <text:p>1</text:p>
          </table:table-cell>
          <table:table-cell table:formula="of:=IF(ISNUMBER(VLOOKUP([.B129];[.$AA$2:.$AB$302];2;0));VLOOKUP([.B129];[.$AA$2:.$AB$302];2;0);0)" office:value-type="float" office:value="1">
            <text:p>1</text:p>
          </table:table-cell>
          <table:table-cell table:formula="of:=IF(ISNUMBER(VLOOKUP([.B129];[.$AD$2:.$AE$33];2;0));VLOOKUP([.B129];[.$AD$2:.$AE$33];2;0);1)" office:value-type="float" office:value="1">
            <text:p>1</text:p>
          </table:table-cell>
          <table:table-cell table:formula="of:=IF(ISNUMBER(VLOOKUP([.B129];[.$AG$2:.$AH$41];2;0));VLOOKUP([.B129];[.$AG$2:.$AH$41];2;0);1)" office:value-type="float" office:value="1">
            <text:p>1</text:p>
          </table:table-cell>
          <table:table-cell table:number-columns-repeated="16"/>
          <table:table-cell office:value-type="string">
            <text:p>Marcel Roge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Jean Launay</text:p>
          </table:table-cell>
          <table:table-cell table:formula="of:=IF(ISNUMBER(VLOOKUP([.B130];[.$L$2:.$M$202];2;0));VLOOKUP([.B130];[.$L$2:.$M$202];2;0);1)" office:value-type="float" office:value="1">
            <text:p>1</text:p>
          </table:table-cell>
          <table:table-cell table:formula="of:=IF(ISNUMBER(VLOOKUP([.B130];[.$O$2:.$P$12];2;0));VLOOKUP([.B130];[.$O$2:.$P$12];2;0);1)" office:value-type="float" office:value="1">
            <text:p>1</text:p>
          </table:table-cell>
          <table:table-cell table:formula="of:=IF(ISNUMBER(VLOOKUP([.B130];[.$R$2:.$S$46];2;0));VLOOKUP([.B13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0];[.$U$2:.$V$100];2;0));VLOOKUP([.B130];[.$U$2:.$V$100];2;0);1)" office:value-type="float" office:value="1">
            <text:p>1</text:p>
          </table:table-cell>
          <table:table-cell table:formula="of:=IF(ISNUMBER(VLOOKUP([.B130];[.$AA$2:.$AB$302];2;0));VLOOKUP([.B130];[.$AA$2:.$AB$302];2;0);0)" office:value-type="float" office:value="1">
            <text:p>1</text:p>
          </table:table-cell>
          <table:table-cell table:formula="of:=IF(ISNUMBER(VLOOKUP([.B130];[.$AD$2:.$AE$33];2;0));VLOOKUP([.B130];[.$AD$2:.$AE$33];2;0);1)" office:value-type="float" office:value="1">
            <text:p>1</text:p>
          </table:table-cell>
          <table:table-cell table:formula="of:=IF(ISNUMBER(VLOOKUP([.B130];[.$AG$2:.$AH$41];2;0));VLOOKUP([.B130];[.$AG$2:.$AH$41];2;0);1)" office:value-type="float" office:value="1">
            <text:p>1</text:p>
          </table:table-cell>
          <table:table-cell table:number-columns-repeated="16"/>
          <table:table-cell office:value-type="string">
            <text:p>Marie Récald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Jean-Christophe Cambadélis</text:p>
          </table:table-cell>
          <table:table-cell table:formula="of:=IF(ISNUMBER(VLOOKUP([.B131];[.$L$2:.$M$202];2;0));VLOOKUP([.B131];[.$L$2:.$M$202];2;0);1)" office:value-type="float" office:value="1">
            <text:p>1</text:p>
          </table:table-cell>
          <table:table-cell table:formula="of:=IF(ISNUMBER(VLOOKUP([.B131];[.$O$2:.$P$12];2;0));VLOOKUP([.B131];[.$O$2:.$P$12];2;0);1)" office:value-type="float" office:value="1">
            <text:p>1</text:p>
          </table:table-cell>
          <table:table-cell table:formula="of:=IF(ISNUMBER(VLOOKUP([.B131];[.$R$2:.$S$46];2;0));VLOOKUP([.B13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1];[.$U$2:.$V$100];2;0));VLOOKUP([.B131];[.$U$2:.$V$100];2;0);1)" office:value-type="float" office:value="1">
            <text:p>1</text:p>
          </table:table-cell>
          <table:table-cell table:formula="of:=IF(ISNUMBER(VLOOKUP([.B131];[.$AA$2:.$AB$302];2;0));VLOOKUP([.B131];[.$AA$2:.$AB$302];2;0);0)" office:value-type="float" office:value="0">
            <text:p>0</text:p>
          </table:table-cell>
          <table:table-cell table:formula="of:=IF(ISNUMBER(VLOOKUP([.B131];[.$AD$2:.$AE$33];2;0));VLOOKUP([.B131];[.$AD$2:.$AE$33];2;0);1)" office:value-type="float" office:value="1">
            <text:p>1</text:p>
          </table:table-cell>
          <table:table-cell table:formula="of:=IF(ISNUMBER(VLOOKUP([.B131];[.$AG$2:.$AH$41];2;0));VLOOKUP([.B131];[.$AG$2:.$AH$41];2;0);1)" office:value-type="float" office:value="1">
            <text:p>1</text:p>
          </table:table-cell>
          <table:table-cell table:number-columns-repeated="16"/>
          <table:table-cell office:value-type="string">
            <text:p>Marie-Anne Chapdelain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Jean-Claude Buisine</text:p>
          </table:table-cell>
          <table:table-cell table:formula="of:=IF(ISNUMBER(VLOOKUP([.B132];[.$L$2:.$M$202];2;0));VLOOKUP([.B132];[.$L$2:.$M$202];2;0);1)" office:value-type="float" office:value="1">
            <text:p>1</text:p>
          </table:table-cell>
          <table:table-cell table:formula="of:=IF(ISNUMBER(VLOOKUP([.B132];[.$O$2:.$P$12];2;0));VLOOKUP([.B132];[.$O$2:.$P$12];2;0);1)" office:value-type="float" office:value="1">
            <text:p>1</text:p>
          </table:table-cell>
          <table:table-cell table:formula="of:=IF(ISNUMBER(VLOOKUP([.B132];[.$R$2:.$S$46];2;0));VLOOKUP([.B13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2];[.$U$2:.$V$100];2;0));VLOOKUP([.B132];[.$U$2:.$V$100];2;0);1)" office:value-type="float" office:value="1">
            <text:p>1</text:p>
          </table:table-cell>
          <table:table-cell table:formula="of:=IF(ISNUMBER(VLOOKUP([.B132];[.$AA$2:.$AB$302];2;0));VLOOKUP([.B132];[.$AA$2:.$AB$302];2;0);0)" office:value-type="float" office:value="1">
            <text:p>1</text:p>
          </table:table-cell>
          <table:table-cell table:formula="of:=IF(ISNUMBER(VLOOKUP([.B132];[.$AD$2:.$AE$33];2;0));VLOOKUP([.B132];[.$AD$2:.$AE$33];2;0);1)" office:value-type="float" office:value="1">
            <text:p>1</text:p>
          </table:table-cell>
          <table:table-cell table:formula="of:=IF(ISNUMBER(VLOOKUP([.B132];[.$AG$2:.$AH$41];2;0));VLOOKUP([.B132];[.$AG$2:.$AH$41];2;0);1)" office:value-type="float" office:value="1">
            <text:p>1</text:p>
          </table:table-cell>
          <table:table-cell table:number-columns-repeated="16"/>
          <table:table-cell office:value-type="string">
            <text:p>Marie-Arlette Carlott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Jean-Claude Fruteau</text:p>
          </table:table-cell>
          <table:table-cell table:formula="of:=IF(ISNUMBER(VLOOKUP([.B133];[.$L$2:.$M$202];2;0));VLOOKUP([.B133];[.$L$2:.$M$202];2;0);1)" office:value-type="float" office:value="1">
            <text:p>1</text:p>
          </table:table-cell>
          <table:table-cell table:formula="of:=IF(ISNUMBER(VLOOKUP([.B133];[.$O$2:.$P$12];2;0));VLOOKUP([.B133];[.$O$2:.$P$12];2;0);1)" office:value-type="float" office:value="1">
            <text:p>1</text:p>
          </table:table-cell>
          <table:table-cell table:formula="of:=IF(ISNUMBER(VLOOKUP([.B133];[.$R$2:.$S$46];2;0));VLOOKUP([.B13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3];[.$U$2:.$V$100];2;0));VLOOKUP([.B133];[.$U$2:.$V$100];2;0);1)" office:value-type="float" office:value="1">
            <text:p>1</text:p>
          </table:table-cell>
          <table:table-cell table:formula="of:=IF(ISNUMBER(VLOOKUP([.B133];[.$AA$2:.$AB$302];2;0));VLOOKUP([.B133];[.$AA$2:.$AB$302];2;0);0)" office:value-type="float" office:value="1">
            <text:p>1</text:p>
          </table:table-cell>
          <table:table-cell table:formula="of:=IF(ISNUMBER(VLOOKUP([.B133];[.$AD$2:.$AE$33];2;0));VLOOKUP([.B133];[.$AD$2:.$AE$33];2;0);1)" office:value-type="float" office:value="1">
            <text:p>1</text:p>
          </table:table-cell>
          <table:table-cell table:formula="of:=IF(ISNUMBER(VLOOKUP([.B133];[.$AG$2:.$AH$41];2;0));VLOOKUP([.B133];[.$AG$2:.$AH$41];2;0);1)" office:value-type="float" office:value="1">
            <text:p>1</text:p>
          </table:table-cell>
          <table:table-cell table:number-columns-repeated="16"/>
          <table:table-cell office:value-type="string">
            <text:p>Marie-Françoise Clerg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Jean-Claude Perez</text:p>
          </table:table-cell>
          <table:table-cell table:formula="of:=IF(ISNUMBER(VLOOKUP([.B134];[.$L$2:.$M$202];2;0));VLOOKUP([.B134];[.$L$2:.$M$202];2;0);1)" office:value-type="float" office:value="1">
            <text:p>1</text:p>
          </table:table-cell>
          <table:table-cell table:formula="of:=IF(ISNUMBER(VLOOKUP([.B134];[.$O$2:.$P$12];2;0));VLOOKUP([.B134];[.$O$2:.$P$12];2;0);1)" office:value-type="float" office:value="1">
            <text:p>1</text:p>
          </table:table-cell>
          <table:table-cell table:formula="of:=IF(ISNUMBER(VLOOKUP([.B134];[.$R$2:.$S$46];2;0));VLOOKUP([.B13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4];[.$U$2:.$V$100];2;0));VLOOKUP([.B134];[.$U$2:.$V$100];2;0);1)" office:value-type="float" office:value="1">
            <text:p>1</text:p>
          </table:table-cell>
          <table:table-cell table:formula="of:=IF(ISNUMBER(VLOOKUP([.B134];[.$AA$2:.$AB$302];2;0));VLOOKUP([.B134];[.$AA$2:.$AB$302];2;0);0)" office:value-type="float" office:value="1">
            <text:p>1</text:p>
          </table:table-cell>
          <table:table-cell table:formula="of:=IF(ISNUMBER(VLOOKUP([.B134];[.$AD$2:.$AE$33];2;0));VLOOKUP([.B134];[.$AD$2:.$AE$33];2;0);1)" office:value-type="float" office:value="1">
            <text:p>1</text:p>
          </table:table-cell>
          <table:table-cell table:formula="of:=IF(ISNUMBER(VLOOKUP([.B134];[.$AG$2:.$AH$41];2;0));VLOOKUP([.B134];[.$AG$2:.$AH$41];2;0);1)" office:value-type="float" office:value="1">
            <text:p>1</text:p>
          </table:table-cell>
          <table:table-cell table:number-columns-repeated="16"/>
          <table:table-cell office:value-type="string">
            <text:p>Marie-Hélène Fab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Jean-David Ciot</text:p>
          </table:table-cell>
          <table:table-cell table:formula="of:=IF(ISNUMBER(VLOOKUP([.B135];[.$L$2:.$M$202];2;0));VLOOKUP([.B135];[.$L$2:.$M$202];2;0);1)" office:value-type="float" office:value="1">
            <text:p>1</text:p>
          </table:table-cell>
          <table:table-cell table:formula="of:=IF(ISNUMBER(VLOOKUP([.B135];[.$O$2:.$P$12];2;0));VLOOKUP([.B135];[.$O$2:.$P$12];2;0);1)" office:value-type="float" office:value="1">
            <text:p>1</text:p>
          </table:table-cell>
          <table:table-cell table:formula="of:=IF(ISNUMBER(VLOOKUP([.B135];[.$R$2:.$S$46];2;0));VLOOKUP([.B13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5];[.$U$2:.$V$100];2;0));VLOOKUP([.B135];[.$U$2:.$V$100];2;0);1)" office:value-type="float" office:value="1">
            <text:p>1</text:p>
          </table:table-cell>
          <table:table-cell table:formula="of:=IF(ISNUMBER(VLOOKUP([.B135];[.$AA$2:.$AB$302];2;0));VLOOKUP([.B135];[.$AA$2:.$AB$302];2;0);0)" office:value-type="float" office:value="1">
            <text:p>1</text:p>
          </table:table-cell>
          <table:table-cell table:formula="of:=IF(ISNUMBER(VLOOKUP([.B135];[.$AD$2:.$AE$33];2;0));VLOOKUP([.B135];[.$AD$2:.$AE$33];2;0);1)" office:value-type="float" office:value="1">
            <text:p>1</text:p>
          </table:table-cell>
          <table:table-cell table:formula="of:=IF(ISNUMBER(VLOOKUP([.B135];[.$AG$2:.$AH$41];2;0));VLOOKUP([.B135];[.$AG$2:.$AH$41];2;0);1)" office:value-type="float" office:value="1">
            <text:p>1</text:p>
          </table:table-cell>
          <table:table-cell table:number-columns-repeated="16"/>
          <table:table-cell office:value-type="string">
            <text:p>Marie-Noëlle Battist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Jean-Jacques Bridey</text:p>
          </table:table-cell>
          <table:table-cell table:formula="of:=IF(ISNUMBER(VLOOKUP([.B136];[.$L$2:.$M$202];2;0));VLOOKUP([.B136];[.$L$2:.$M$202];2;0);1)" office:value-type="float" office:value="1">
            <text:p>1</text:p>
          </table:table-cell>
          <table:table-cell table:formula="of:=IF(ISNUMBER(VLOOKUP([.B136];[.$O$2:.$P$12];2;0));VLOOKUP([.B136];[.$O$2:.$P$12];2;0);1)" office:value-type="float" office:value="1">
            <text:p>1</text:p>
          </table:table-cell>
          <table:table-cell table:formula="of:=IF(ISNUMBER(VLOOKUP([.B136];[.$R$2:.$S$46];2;0));VLOOKUP([.B13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6];[.$U$2:.$V$100];2;0));VLOOKUP([.B136];[.$U$2:.$V$100];2;0);1)" office:value-type="float" office:value="1">
            <text:p>1</text:p>
          </table:table-cell>
          <table:table-cell table:formula="of:=IF(ISNUMBER(VLOOKUP([.B136];[.$AA$2:.$AB$302];2;0));VLOOKUP([.B136];[.$AA$2:.$AB$302];2;0);0)" office:value-type="float" office:value="1">
            <text:p>1</text:p>
          </table:table-cell>
          <table:table-cell table:formula="of:=IF(ISNUMBER(VLOOKUP([.B136];[.$AD$2:.$AE$33];2;0));VLOOKUP([.B136];[.$AD$2:.$AE$33];2;0);1)" office:value-type="float" office:value="1">
            <text:p>1</text:p>
          </table:table-cell>
          <table:table-cell table:formula="of:=IF(ISNUMBER(VLOOKUP([.B136];[.$AG$2:.$AH$41];2;0));VLOOKUP([.B136];[.$AG$2:.$AH$41];2;0);1)" office:value-type="float" office:value="1">
            <text:p>1</text:p>
          </table:table-cell>
          <table:table-cell table:number-columns-repeated="16"/>
          <table:table-cell office:value-type="string">
            <text:p>Marietta Karamanl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Jean-Jacques Cottel</text:p>
          </table:table-cell>
          <table:table-cell table:formula="of:=IF(ISNUMBER(VLOOKUP([.B137];[.$L$2:.$M$202];2;0));VLOOKUP([.B137];[.$L$2:.$M$202];2;0);1)" office:value-type="float" office:value="0">
            <text:p>0</text:p>
          </table:table-cell>
          <table:table-cell table:formula="of:=IF(ISNUMBER(VLOOKUP([.B137];[.$O$2:.$P$12];2;0));VLOOKUP([.B137];[.$O$2:.$P$12];2;0);1)" office:value-type="float" office:value="1">
            <text:p>1</text:p>
          </table:table-cell>
          <table:table-cell table:formula="of:=IF(ISNUMBER(VLOOKUP([.B137];[.$R$2:.$S$46];2;0));VLOOKUP([.B13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7];[.$U$2:.$V$100];2;0));VLOOKUP([.B137];[.$U$2:.$V$100];2;0);1)" office:value-type="float" office:value="1">
            <text:p>1</text:p>
          </table:table-cell>
          <table:table-cell table:formula="of:=IF(ISNUMBER(VLOOKUP([.B137];[.$AA$2:.$AB$302];2;0));VLOOKUP([.B137];[.$AA$2:.$AB$302];2;0);0)" office:value-type="float" office:value="0">
            <text:p>0</text:p>
          </table:table-cell>
          <table:table-cell table:formula="of:=IF(ISNUMBER(VLOOKUP([.B137];[.$AD$2:.$AE$33];2;0));VLOOKUP([.B137];[.$AD$2:.$AE$33];2;0);1)" office:value-type="float" office:value="1">
            <text:p>1</text:p>
          </table:table-cell>
          <table:table-cell table:formula="of:=IF(ISNUMBER(VLOOKUP([.B137];[.$AG$2:.$AH$41];2;0));VLOOKUP([.B137];[.$AG$2:.$AH$41];2;0);1)" office:value-type="float" office:value="1">
            <text:p>1</text:p>
          </table:table-cell>
          <table:table-cell table:number-columns-repeated="16"/>
          <table:table-cell office:value-type="string">
            <text:p>Martine Carrillon-Couvreu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Jean-Jacques Urvoas</text:p>
          </table:table-cell>
          <table:table-cell table:formula="of:=IF(ISNUMBER(VLOOKUP([.B138];[.$L$2:.$M$202];2;0));VLOOKUP([.B138];[.$L$2:.$M$202];2;0);1)" office:value-type="float" office:value="1">
            <text:p>1</text:p>
          </table:table-cell>
          <table:table-cell table:formula="of:=IF(ISNUMBER(VLOOKUP([.B138];[.$O$2:.$P$12];2;0));VLOOKUP([.B138];[.$O$2:.$P$12];2;0);1)" office:value-type="float" office:value="1">
            <text:p>1</text:p>
          </table:table-cell>
          <table:table-cell table:formula="of:=IF(ISNUMBER(VLOOKUP([.B138];[.$R$2:.$S$46];2;0));VLOOKUP([.B13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8];[.$U$2:.$V$100];2;0));VLOOKUP([.B138];[.$U$2:.$V$100];2;0);1)" office:value-type="float" office:value="1">
            <text:p>1</text:p>
          </table:table-cell>
          <table:table-cell table:formula="of:=IF(ISNUMBER(VLOOKUP([.B138];[.$AA$2:.$AB$302];2;0));VLOOKUP([.B138];[.$AA$2:.$AB$302];2;0);0)" office:value-type="float" office:value="1">
            <text:p>1</text:p>
          </table:table-cell>
          <table:table-cell table:formula="of:=IF(ISNUMBER(VLOOKUP([.B138];[.$AD$2:.$AE$33];2;0));VLOOKUP([.B138];[.$AD$2:.$AE$33];2;0);1)" office:value-type="float" office:value="1">
            <text:p>1</text:p>
          </table:table-cell>
          <table:table-cell table:formula="of:=IF(ISNUMBER(VLOOKUP([.B138];[.$AG$2:.$AH$41];2;0));VLOOKUP([.B138];[.$AG$2:.$AH$41];2;0);1)" office:value-type="float" office:value="1">
            <text:p>1</text:p>
          </table:table-cell>
          <table:table-cell table:number-columns-repeated="16"/>
          <table:table-cell office:value-type="string">
            <text:p>Martine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Jean-Louis Bricout</text:p>
          </table:table-cell>
          <table:table-cell table:formula="of:=IF(ISNUMBER(VLOOKUP([.B139];[.$L$2:.$M$202];2;0));VLOOKUP([.B139];[.$L$2:.$M$202];2;0);1)" office:value-type="float" office:value="1">
            <text:p>1</text:p>
          </table:table-cell>
          <table:table-cell table:formula="of:=IF(ISNUMBER(VLOOKUP([.B139];[.$O$2:.$P$12];2;0));VLOOKUP([.B139];[.$O$2:.$P$12];2;0);1)" office:value-type="float" office:value="1">
            <text:p>1</text:p>
          </table:table-cell>
          <table:table-cell table:formula="of:=IF(ISNUMBER(VLOOKUP([.B139];[.$R$2:.$S$46];2;0));VLOOKUP([.B13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39];[.$U$2:.$V$100];2;0));VLOOKUP([.B139];[.$U$2:.$V$100];2;0);1)" office:value-type="float" office:value="1">
            <text:p>1</text:p>
          </table:table-cell>
          <table:table-cell table:formula="of:=IF(ISNUMBER(VLOOKUP([.B139];[.$AA$2:.$AB$302];2;0));VLOOKUP([.B139];[.$AA$2:.$AB$302];2;0);0)" office:value-type="float" office:value="1">
            <text:p>1</text:p>
          </table:table-cell>
          <table:table-cell table:formula="of:=IF(ISNUMBER(VLOOKUP([.B139];[.$AD$2:.$AE$33];2;0));VLOOKUP([.B139];[.$AD$2:.$AE$33];2;0);1)" office:value-type="float" office:value="1">
            <text:p>1</text:p>
          </table:table-cell>
          <table:table-cell table:formula="of:=IF(ISNUMBER(VLOOKUP([.B139];[.$AG$2:.$AH$41];2;0));VLOOKUP([.B139];[.$AG$2:.$AH$41];2;0);1)" office:value-type="float" office:value="0">
            <text:p>0</text:p>
          </table:table-cell>
          <table:table-cell table:number-columns-repeated="16"/>
          <table:table-cell office:value-type="string">
            <text:p>Martine Lignières-Cass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Jean-Louis Destans</text:p>
          </table:table-cell>
          <table:table-cell table:formula="of:=IF(ISNUMBER(VLOOKUP([.B140];[.$L$2:.$M$202];2;0));VLOOKUP([.B140];[.$L$2:.$M$202];2;0);1)" office:value-type="float" office:value="0">
            <text:p>0</text:p>
          </table:table-cell>
          <table:table-cell table:formula="of:=IF(ISNUMBER(VLOOKUP([.B140];[.$O$2:.$P$12];2;0));VLOOKUP([.B140];[.$O$2:.$P$12];2;0);1)" office:value-type="float" office:value="1">
            <text:p>1</text:p>
          </table:table-cell>
          <table:table-cell table:formula="of:=IF(ISNUMBER(VLOOKUP([.B140];[.$R$2:.$S$46];2;0));VLOOKUP([.B14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0];[.$U$2:.$V$100];2;0));VLOOKUP([.B140];[.$U$2:.$V$100];2;0);1)" office:value-type="float" office:value="1">
            <text:p>1</text:p>
          </table:table-cell>
          <table:table-cell table:formula="of:=IF(ISNUMBER(VLOOKUP([.B140];[.$AA$2:.$AB$302];2;0));VLOOKUP([.B140];[.$AA$2:.$AB$302];2;0);0)" office:value-type="float" office:value="0">
            <text:p>0</text:p>
          </table:table-cell>
          <table:table-cell table:formula="of:=IF(ISNUMBER(VLOOKUP([.B140];[.$AD$2:.$AE$33];2;0));VLOOKUP([.B140];[.$AD$2:.$AE$33];2;0);1)" office:value-type="float" office:value="1">
            <text:p>1</text:p>
          </table:table-cell>
          <table:table-cell table:formula="of:=IF(ISNUMBER(VLOOKUP([.B140];[.$AG$2:.$AH$41];2;0));VLOOKUP([.B140];[.$AG$2:.$AH$41];2;0);1)" office:value-type="float" office:value="1">
            <text:p>1</text:p>
          </table:table-cell>
          <table:table-cell table:number-columns-repeated="16"/>
          <table:table-cell office:value-type="string">
            <text:p>Martine Martin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Jean-Louis Dumont</text:p>
          </table:table-cell>
          <table:table-cell table:formula="of:=IF(ISNUMBER(VLOOKUP([.B141];[.$L$2:.$M$202];2;0));VLOOKUP([.B141];[.$L$2:.$M$202];2;0);1)" office:value-type="float" office:value="1">
            <text:p>1</text:p>
          </table:table-cell>
          <table:table-cell table:formula="of:=IF(ISNUMBER(VLOOKUP([.B141];[.$O$2:.$P$12];2;0));VLOOKUP([.B141];[.$O$2:.$P$12];2;0);1)" office:value-type="float" office:value="1">
            <text:p>1</text:p>
          </table:table-cell>
          <table:table-cell table:formula="of:=IF(ISNUMBER(VLOOKUP([.B141];[.$R$2:.$S$46];2;0));VLOOKUP([.B14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1];[.$U$2:.$V$100];2;0));VLOOKUP([.B141];[.$U$2:.$V$100];2;0);1)" office:value-type="float" office:value="1">
            <text:p>1</text:p>
          </table:table-cell>
          <table:table-cell table:formula="of:=IF(ISNUMBER(VLOOKUP([.B141];[.$AA$2:.$AB$302];2;0));VLOOKUP([.B141];[.$AA$2:.$AB$302];2;0);0)" office:value-type="float" office:value="1">
            <text:p>1</text:p>
          </table:table-cell>
          <table:table-cell table:formula="of:=IF(ISNUMBER(VLOOKUP([.B141];[.$AD$2:.$AE$33];2;0));VLOOKUP([.B141];[.$AD$2:.$AE$33];2;0);1)" office:value-type="float" office:value="1">
            <text:p>1</text:p>
          </table:table-cell>
          <table:table-cell table:formula="of:=IF(ISNUMBER(VLOOKUP([.B141];[.$AG$2:.$AH$41];2;0));VLOOKUP([.B141];[.$AG$2:.$AH$41];2;0);1)" office:value-type="float" office:value="1">
            <text:p>1</text:p>
          </table:table-cell>
          <table:table-cell table:number-columns-repeated="16"/>
          <table:table-cell office:value-type="string">
            <text:p>Martine Pinvi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Jean-Louis Gagnaire</text:p>
          </table:table-cell>
          <table:table-cell table:formula="of:=IF(ISNUMBER(VLOOKUP([.B142];[.$L$2:.$M$202];2;0));VLOOKUP([.B142];[.$L$2:.$M$202];2;0);1)" office:value-type="float" office:value="1">
            <text:p>1</text:p>
          </table:table-cell>
          <table:table-cell table:formula="of:=IF(ISNUMBER(VLOOKUP([.B142];[.$O$2:.$P$12];2;0));VLOOKUP([.B142];[.$O$2:.$P$12];2;0);1)" office:value-type="float" office:value="1">
            <text:p>1</text:p>
          </table:table-cell>
          <table:table-cell table:formula="of:=IF(ISNUMBER(VLOOKUP([.B142];[.$R$2:.$S$46];2;0));VLOOKUP([.B14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2];[.$U$2:.$V$100];2;0));VLOOKUP([.B142];[.$U$2:.$V$100];2;0);1)" office:value-type="float" office:value="1">
            <text:p>1</text:p>
          </table:table-cell>
          <table:table-cell table:formula="of:=IF(ISNUMBER(VLOOKUP([.B142];[.$AA$2:.$AB$302];2;0));VLOOKUP([.B142];[.$AA$2:.$AB$302];2;0);0)" office:value-type="float" office:value="1">
            <text:p>1</text:p>
          </table:table-cell>
          <table:table-cell table:formula="of:=IF(ISNUMBER(VLOOKUP([.B142];[.$AD$2:.$AE$33];2;0));VLOOKUP([.B142];[.$AD$2:.$AE$33];2;0);1)" office:value-type="float" office:value="1">
            <text:p>1</text:p>
          </table:table-cell>
          <table:table-cell table:formula="of:=IF(ISNUMBER(VLOOKUP([.B142];[.$AG$2:.$AH$41];2;0));VLOOKUP([.B142];[.$AG$2:.$AH$41];2;0);1)" office:value-type="float" office:value="1">
            <text:p>1</text:p>
          </table:table-cell>
          <table:table-cell table:number-columns-repeated="16"/>
          <table:table-cell office:value-type="string">
            <text:p>Matthias Fek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Jean-Louis Touraine</text:p>
          </table:table-cell>
          <table:table-cell table:formula="of:=IF(ISNUMBER(VLOOKUP([.B143];[.$L$2:.$M$202];2;0));VLOOKUP([.B143];[.$L$2:.$M$202];2;0);1)" office:value-type="float" office:value="1">
            <text:p>1</text:p>
          </table:table-cell>
          <table:table-cell table:formula="of:=IF(ISNUMBER(VLOOKUP([.B143];[.$O$2:.$P$12];2;0));VLOOKUP([.B143];[.$O$2:.$P$12];2;0);1)" office:value-type="float" office:value="1">
            <text:p>1</text:p>
          </table:table-cell>
          <table:table-cell table:formula="of:=IF(ISNUMBER(VLOOKUP([.B143];[.$R$2:.$S$46];2;0));VLOOKUP([.B14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3];[.$U$2:.$V$100];2;0));VLOOKUP([.B143];[.$U$2:.$V$100];2;0);1)" office:value-type="float" office:value="1">
            <text:p>1</text:p>
          </table:table-cell>
          <table:table-cell table:formula="of:=IF(ISNUMBER(VLOOKUP([.B143];[.$AA$2:.$AB$302];2;0));VLOOKUP([.B143];[.$AA$2:.$AB$302];2;0);0)" office:value-type="float" office:value="1">
            <text:p>1</text:p>
          </table:table-cell>
          <table:table-cell table:formula="of:=IF(ISNUMBER(VLOOKUP([.B143];[.$AD$2:.$AE$33];2;0));VLOOKUP([.B143];[.$AD$2:.$AE$33];2;0);1)" office:value-type="float" office:value="1">
            <text:p>1</text:p>
          </table:table-cell>
          <table:table-cell table:formula="of:=IF(ISNUMBER(VLOOKUP([.B143];[.$AG$2:.$AH$41];2;0));VLOOKUP([.B143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Dest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Jean-Luc Bleunven</text:p>
          </table:table-cell>
          <table:table-cell table:formula="of:=IF(ISNUMBER(VLOOKUP([.B144];[.$L$2:.$M$202];2;0));VLOOKUP([.B144];[.$L$2:.$M$202];2;0);1)" office:value-type="float" office:value="0">
            <text:p>0</text:p>
          </table:table-cell>
          <table:table-cell table:formula="of:=IF(ISNUMBER(VLOOKUP([.B144];[.$O$2:.$P$12];2;0));VLOOKUP([.B144];[.$O$2:.$P$12];2;0);1)" office:value-type="float" office:value="1">
            <text:p>1</text:p>
          </table:table-cell>
          <table:table-cell table:formula="of:=IF(ISNUMBER(VLOOKUP([.B144];[.$R$2:.$S$46];2;0));VLOOKUP([.B14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4];[.$U$2:.$V$100];2;0));VLOOKUP([.B144];[.$U$2:.$V$100];2;0);1)" office:value-type="float" office:value="1">
            <text:p>1</text:p>
          </table:table-cell>
          <table:table-cell table:formula="of:=IF(ISNUMBER(VLOOKUP([.B144];[.$AA$2:.$AB$302];2;0));VLOOKUP([.B144];[.$AA$2:.$AB$302];2;0);0)" office:value-type="float" office:value="1">
            <text:p>1</text:p>
          </table:table-cell>
          <table:table-cell table:formula="of:=IF(ISNUMBER(VLOOKUP([.B144];[.$AD$2:.$AE$33];2;0));VLOOKUP([.B144];[.$AD$2:.$AE$33];2;0);1)" office:value-type="float" office:value="1">
            <text:p>1</text:p>
          </table:table-cell>
          <table:table-cell table:formula="of:=IF(ISNUMBER(VLOOKUP([.B144];[.$AG$2:.$AH$41];2;0));VLOOKUP([.B144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Françai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Jean-Luc Laurent</text:p>
          </table:table-cell>
          <table:table-cell table:formula="of:=IF(ISNUMBER(VLOOKUP([.B145];[.$L$2:.$M$202];2;0));VLOOKUP([.B145];[.$L$2:.$M$202];2;0);1)" office:value-type="float" office:value="1">
            <text:p>1</text:p>
          </table:table-cell>
          <table:table-cell table:formula="of:=IF(ISNUMBER(VLOOKUP([.B145];[.$O$2:.$P$12];2;0));VLOOKUP([.B145];[.$O$2:.$P$12];2;0);1)" office:value-type="float" office:value="1">
            <text:p>1</text:p>
          </table:table-cell>
          <table:table-cell table:formula="of:=IF(ISNUMBER(VLOOKUP([.B145];[.$R$2:.$S$46];2;0));VLOOKUP([.B14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5];[.$U$2:.$V$100];2;0));VLOOKUP([.B145];[.$U$2:.$V$100];2;0);1)" office:value-type="float" office:value="1">
            <text:p>1</text:p>
          </table:table-cell>
          <table:table-cell table:formula="of:=IF(ISNUMBER(VLOOKUP([.B145];[.$AA$2:.$AB$302];2;0));VLOOKUP([.B145];[.$AA$2:.$AB$302];2;0);0)" office:value-type="float" office:value="0">
            <text:p>0</text:p>
          </table:table-cell>
          <table:table-cell table:formula="of:=IF(ISNUMBER(VLOOKUP([.B145];[.$AD$2:.$AE$33];2;0));VLOOKUP([.B145];[.$AD$2:.$AE$33];2;0);1)" office:value-type="float" office:value="0">
            <text:p>0</text:p>
          </table:table-cell>
          <table:table-cell table:formula="of:=IF(ISNUMBER(VLOOKUP([.B145];[.$AG$2:.$AH$41];2;0));VLOOKUP([.B145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Issindo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Jean-Marc Ayrault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6];[.$U$2:.$V$100];2;0));VLOOKUP([.B146];[.$U$2:.$V$100];2;0);1)" office:value-type="float" office:value="1">
            <text:p>1</text:p>
          </table:table-cell>
          <table:table-cell table:formula="of:=IF(ISNUMBER(VLOOKUP([.B146];[.$AA$2:.$AB$302];2;0));VLOOKUP([.B146];[.$AA$2:.$AB$302];2;0);0)" office:value-type="float" office:value="0">
            <text:p>0</text:p>
          </table:table-cell>
          <table:table-cell table:formula="of:=IF(ISNUMBER(VLOOKUP([.B146];[.$AD$2:.$AE$33];2;0));VLOOKUP([.B146];[.$AD$2:.$AE$33];2;0);1)" office:value-type="float" office:value="1">
            <text:p>1</text:p>
          </table:table-cell>
          <table:table-cell table:formula="of:=IF(ISNUMBER(VLOOKUP([.B146];[.$AG$2:.$AH$41];2;0));VLOOKUP([.B146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Lefai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Jean-Marc Fournel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147];[.$U$2:.$V$100];2;0));VLOOKUP([.B147];[.$U$2:.$V$100];2;0);1)" office:value-type="float" office:value="1">
            <text:p>1</text:p>
          </table:table-cell>
          <table:table-cell table:formula="of:=IF(ISNUMBER(VLOOKUP([.B147];[.$AA$2:.$AB$302];2;0));VLOOKUP([.B147];[.$AA$2:.$AB$302];2;0);0)" office:value-type="float" office:value="1">
            <text:p>1</text:p>
          </table:table-cell>
          <table:table-cell table:formula="of:=IF(ISNUMBER(VLOOKUP([.B147];[.$AD$2:.$AE$33];2;0));VLOOKUP([.B147];[.$AD$2:.$AE$33];2;0);1)" office:value-type="float" office:value="1">
            <text:p>1</text:p>
          </table:table-cell>
          <table:table-cell table:formula="of:=IF(ISNUMBER(VLOOKUP([.B147];[.$AG$2:.$AH$41];2;0));VLOOKUP([.B147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Liebgot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Jean-Marc Germain</text:p>
          </table:table-cell>
          <table:table-cell table:formula="of:=IF(ISNUMBER(VLOOKUP([.B148];[.$L$2:.$M$202];2;0));VLOOKUP([.B148];[.$L$2:.$M$202];2;0);1)" office:value-type="float" office:value="0">
            <text:p>0</text:p>
          </table:table-cell>
          <table:table-cell table:formula="of:=IF(ISNUMBER(VLOOKUP([.B148];[.$O$2:.$P$12];2;0));VLOOKUP([.B148];[.$O$2:.$P$12];2;0);1)" office:value-type="float" office:value="1">
            <text:p>1</text:p>
          </table:table-cell>
          <table:table-cell table:formula="of:=IF(ISNUMBER(VLOOKUP([.B148];[.$R$2:.$S$46];2;0));VLOOKUP([.B148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48];[.$U$2:.$V$100];2;0));VLOOKUP([.B148];[.$U$2:.$V$100];2;0);1)" office:value-type="float" office:value="0">
            <text:p>0</text:p>
          </table:table-cell>
          <table:table-cell table:formula="of:=IF(ISNUMBER(VLOOKUP([.B148];[.$AA$2:.$AB$302];2;0));VLOOKUP([.B148];[.$AA$2:.$AB$302];2;0);0)" office:value-type="float" office:value="0">
            <text:p>0</text:p>
          </table:table-cell>
          <table:table-cell table:formula="of:=IF(ISNUMBER(VLOOKUP([.B148];[.$AD$2:.$AE$33];2;0));VLOOKUP([.B148];[.$AD$2:.$AE$33];2;0);1)" office:value-type="float" office:value="0">
            <text:p>0</text:p>
          </table:table-cell>
          <table:table-cell table:formula="of:=IF(ISNUMBER(VLOOKUP([.B148];[.$AG$2:.$AH$41];2;0));VLOOKUP([.B148];[.$AG$2:.$AH$41];2;0);1)" office:value-type="float" office:value="0">
            <text:p>0</text:p>
          </table:table-cell>
          <table:table-cell table:number-columns-repeated="16"/>
          <table:table-cell office:value-type="string">
            <text:p>Michel Mén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Jean-Marie Beffara</text:p>
          </table:table-cell>
          <table:table-cell table:formula="of:=IF(ISNUMBER(VLOOKUP([.B149];[.$L$2:.$M$202];2;0));VLOOKUP([.B149];[.$L$2:.$M$202];2;0);1)" office:value-type="float" office:value="1">
            <text:p>1</text:p>
          </table:table-cell>
          <table:table-cell table:formula="of:=IF(ISNUMBER(VLOOKUP([.B149];[.$O$2:.$P$12];2;0));VLOOKUP([.B149];[.$O$2:.$P$12];2;0);1)" office:value-type="float" office:value="1">
            <text:p>1</text:p>
          </table:table-cell>
          <table:table-cell table:formula="of:=IF(ISNUMBER(VLOOKUP([.B149];[.$R$2:.$S$46];2;0));VLOOKUP([.B14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49];[.$U$2:.$V$100];2;0));VLOOKUP([.B149];[.$U$2:.$V$100];2;0);1)" office:value-type="float" office:value="1">
            <text:p>1</text:p>
          </table:table-cell>
          <table:table-cell table:formula="of:=IF(ISNUMBER(VLOOKUP([.B149];[.$AA$2:.$AB$302];2;0));VLOOKUP([.B149];[.$AA$2:.$AB$302];2;0);0)" office:value-type="float" office:value="1">
            <text:p>1</text:p>
          </table:table-cell>
          <table:table-cell table:formula="of:=IF(ISNUMBER(VLOOKUP([.B149];[.$AD$2:.$AE$33];2;0));VLOOKUP([.B149];[.$AD$2:.$AE$33];2;0);1)" office:value-type="float" office:value="1">
            <text:p>1</text:p>
          </table:table-cell>
          <table:table-cell table:formula="of:=IF(ISNUMBER(VLOOKUP([.B149];[.$AG$2:.$AH$41];2;0));VLOOKUP([.B149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Paj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Jean-Michel Clément</text:p>
          </table:table-cell>
          <table:table-cell table:formula="of:=IF(ISNUMBER(VLOOKUP([.B150];[.$L$2:.$M$202];2;0));VLOOKUP([.B150];[.$L$2:.$M$202];2;0);1)" office:value-type="float" office:value="0">
            <text:p>0</text:p>
          </table:table-cell>
          <table:table-cell table:formula="of:=IF(ISNUMBER(VLOOKUP([.B150];[.$O$2:.$P$12];2;0));VLOOKUP([.B150];[.$O$2:.$P$12];2;0);1)" office:value-type="float" office:value="1">
            <text:p>1</text:p>
          </table:table-cell>
          <table:table-cell table:formula="of:=IF(ISNUMBER(VLOOKUP([.B150];[.$R$2:.$S$46];2;0));VLOOKUP([.B15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0];[.$U$2:.$V$100];2;0));VLOOKUP([.B150];[.$U$2:.$V$100];2;0);1)" office:value-type="float" office:value="1">
            <text:p>1</text:p>
          </table:table-cell>
          <table:table-cell table:formula="of:=IF(ISNUMBER(VLOOKUP([.B150];[.$AA$2:.$AB$302];2;0));VLOOKUP([.B150];[.$AA$2:.$AB$302];2;0);0)" office:value-type="float" office:value="1">
            <text:p>1</text:p>
          </table:table-cell>
          <table:table-cell table:formula="of:=IF(ISNUMBER(VLOOKUP([.B150];[.$AD$2:.$AE$33];2;0));VLOOKUP([.B150];[.$AD$2:.$AE$33];2;0);1)" office:value-type="float" office:value="1">
            <text:p>1</text:p>
          </table:table-cell>
          <table:table-cell table:formula="of:=IF(ISNUMBER(VLOOKUP([.B150];[.$AG$2:.$AH$41];2;0));VLOOKUP([.B150];[.$AG$2:.$AH$41];2;0);1)" office:value-type="float" office:value="1">
            <text:p>1</text:p>
          </table:table-cell>
          <table:table-cell table:number-columns-repeated="16"/>
          <table:table-cell office:value-type="string">
            <text:p>Michel Vauzel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Jean-Michel Villaumé</text:p>
          </table:table-cell>
          <table:table-cell table:formula="of:=IF(ISNUMBER(VLOOKUP([.B151];[.$L$2:.$M$202];2;0));VLOOKUP([.B151];[.$L$2:.$M$202];2;0);1)" office:value-type="float" office:value="1">
            <text:p>1</text:p>
          </table:table-cell>
          <table:table-cell table:formula="of:=IF(ISNUMBER(VLOOKUP([.B151];[.$O$2:.$P$12];2;0));VLOOKUP([.B151];[.$O$2:.$P$12];2;0);1)" office:value-type="float" office:value="1">
            <text:p>1</text:p>
          </table:table-cell>
          <table:table-cell table:formula="of:=IF(ISNUMBER(VLOOKUP([.B151];[.$R$2:.$S$46];2;0));VLOOKUP([.B15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1];[.$U$2:.$V$100];2;0));VLOOKUP([.B151];[.$U$2:.$V$100];2;0);1)" office:value-type="float" office:value="1">
            <text:p>1</text:p>
          </table:table-cell>
          <table:table-cell table:formula="of:=IF(ISNUMBER(VLOOKUP([.B151];[.$AA$2:.$AB$302];2;0));VLOOKUP([.B151];[.$AA$2:.$AB$302];2;0);0)" office:value-type="float" office:value="1">
            <text:p>1</text:p>
          </table:table-cell>
          <table:table-cell table:formula="of:=IF(ISNUMBER(VLOOKUP([.B151];[.$AD$2:.$AE$33];2;0));VLOOKUP([.B151];[.$AD$2:.$AE$33];2;0);1)" office:value-type="float" office:value="1">
            <text:p>1</text:p>
          </table:table-cell>
          <table:table-cell table:formula="of:=IF(ISNUMBER(VLOOKUP([.B151];[.$AG$2:.$AH$41];2;0));VLOOKUP([.B151];[.$AG$2:.$AH$41];2;0);1)" office:value-type="float" office:value="1">
            <text:p>1</text:p>
          </table:table-cell>
          <table:table-cell table:number-columns-repeated="16"/>
          <table:table-cell office:value-type="string">
            <text:p>Michèle Delauna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Jean-Patrick Gille</text:p>
          </table:table-cell>
          <table:table-cell table:formula="of:=IF(ISNUMBER(VLOOKUP([.B152];[.$L$2:.$M$202];2;0));VLOOKUP([.B152];[.$L$2:.$M$202];2;0);1)" office:value-type="float" office:value="0">
            <text:p>0</text:p>
          </table:table-cell>
          <table:table-cell table:formula="of:=IF(ISNUMBER(VLOOKUP([.B152];[.$O$2:.$P$12];2;0));VLOOKUP([.B152];[.$O$2:.$P$12];2;0);1)" office:value-type="float" office:value="1">
            <text:p>1</text:p>
          </table:table-cell>
          <table:table-cell table:formula="of:=IF(ISNUMBER(VLOOKUP([.B152];[.$R$2:.$S$46];2;0));VLOOKUP([.B152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2];[.$U$2:.$V$100];2;0));VLOOKUP([.B152];[.$U$2:.$V$100];2;0);1)" office:value-type="float" office:value="0">
            <text:p>0</text:p>
          </table:table-cell>
          <table:table-cell table:formula="of:=IF(ISNUMBER(VLOOKUP([.B152];[.$AA$2:.$AB$302];2;0));VLOOKUP([.B152];[.$AA$2:.$AB$302];2;0);0)" office:value-type="float" office:value="0">
            <text:p>0</text:p>
          </table:table-cell>
          <table:table-cell table:formula="of:=IF(ISNUMBER(VLOOKUP([.B152];[.$AD$2:.$AE$33];2;0));VLOOKUP([.B152];[.$AD$2:.$AE$33];2;0);1)" office:value-type="float" office:value="1">
            <text:p>1</text:p>
          </table:table-cell>
          <table:table-cell table:formula="of:=IF(ISNUMBER(VLOOKUP([.B152];[.$AG$2:.$AH$41];2;0));VLOOKUP([.B152];[.$AG$2:.$AH$41];2;0);1)" office:value-type="float" office:value="0">
            <text:p>0</text:p>
          </table:table-cell>
          <table:table-cell table:number-columns-repeated="16"/>
          <table:table-cell office:value-type="string">
            <text:p>Michèle Fournier-Arm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ean-Paul Bacquet</text:p>
          </table:table-cell>
          <table:table-cell table:formula="of:=IF(ISNUMBER(VLOOKUP([.B153];[.$L$2:.$M$202];2;0));VLOOKUP([.B153];[.$L$2:.$M$202];2;0);1)" office:value-type="float" office:value="1">
            <text:p>1</text:p>
          </table:table-cell>
          <table:table-cell table:formula="of:=IF(ISNUMBER(VLOOKUP([.B153];[.$O$2:.$P$12];2;0));VLOOKUP([.B153];[.$O$2:.$P$12];2;0);1)" office:value-type="float" office:value="1">
            <text:p>1</text:p>
          </table:table-cell>
          <table:table-cell table:formula="of:=IF(ISNUMBER(VLOOKUP([.B153];[.$R$2:.$S$46];2;0));VLOOKUP([.B15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3];[.$U$2:.$V$100];2;0));VLOOKUP([.B153];[.$U$2:.$V$100];2;0);1)" office:value-type="float" office:value="1">
            <text:p>1</text:p>
          </table:table-cell>
          <table:table-cell table:formula="of:=IF(ISNUMBER(VLOOKUP([.B153];[.$AA$2:.$AB$302];2;0));VLOOKUP([.B153];[.$AA$2:.$AB$302];2;0);0)" office:value-type="float" office:value="1">
            <text:p>1</text:p>
          </table:table-cell>
          <table:table-cell table:formula="of:=IF(ISNUMBER(VLOOKUP([.B153];[.$AD$2:.$AE$33];2;0));VLOOKUP([.B153];[.$AD$2:.$AE$33];2;0);1)" office:value-type="float" office:value="1">
            <text:p>1</text:p>
          </table:table-cell>
          <table:table-cell table:formula="of:=IF(ISNUMBER(VLOOKUP([.B153];[.$AG$2:.$AH$41];2;0));VLOOKUP([.B153];[.$AG$2:.$AH$41];2;0);1)" office:value-type="float" office:value="1">
            <text:p>1</text:p>
          </table:table-cell>
          <table:table-cell table:number-columns-repeated="16"/>
          <table:table-cell office:value-type="string">
            <text:p>Monique Iborr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ean-Paul Chanteguet</text:p>
          </table:table-cell>
          <table:table-cell table:formula="of:=IF(ISNUMBER(VLOOKUP([.B154];[.$L$2:.$M$202];2;0));VLOOKUP([.B154];[.$L$2:.$M$202];2;0);1)" office:value-type="float" office:value="1">
            <text:p>1</text:p>
          </table:table-cell>
          <table:table-cell table:formula="of:=IF(ISNUMBER(VLOOKUP([.B154];[.$O$2:.$P$12];2;0));VLOOKUP([.B154];[.$O$2:.$P$12];2;0);1)" office:value-type="float" office:value="1">
            <text:p>1</text:p>
          </table:table-cell>
          <table:table-cell table:formula="of:=IF(ISNUMBER(VLOOKUP([.B154];[.$R$2:.$S$46];2;0));VLOOKUP([.B15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4];[.$U$2:.$V$100];2;0));VLOOKUP([.B154];[.$U$2:.$V$100];2;0);1)" office:value-type="float" office:value="1">
            <text:p>1</text:p>
          </table:table-cell>
          <table:table-cell table:formula="of:=IF(ISNUMBER(VLOOKUP([.B154];[.$AA$2:.$AB$302];2;0));VLOOKUP([.B154];[.$AA$2:.$AB$302];2;0);0)" office:value-type="float" office:value="1">
            <text:p>1</text:p>
          </table:table-cell>
          <table:table-cell table:formula="of:=IF(ISNUMBER(VLOOKUP([.B154];[.$AD$2:.$AE$33];2;0));VLOOKUP([.B154];[.$AD$2:.$AE$33];2;0);1)" office:value-type="float" office:value="1">
            <text:p>1</text:p>
          </table:table-cell>
          <table:table-cell table:formula="of:=IF(ISNUMBER(VLOOKUP([.B154];[.$AG$2:.$AH$41];2;0));VLOOKUP([.B154];[.$AG$2:.$AH$41];2;0);1)" office:value-type="float" office:value="1">
            <text:p>1</text:p>
          </table:table-cell>
          <table:table-cell table:number-columns-repeated="16"/>
          <table:table-cell office:value-type="string">
            <text:p>Monique Orph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ean-Paul Dupré</text:p>
          </table:table-cell>
          <table:table-cell table:formula="of:=IF(ISNUMBER(VLOOKUP([.B155];[.$L$2:.$M$202];2;0));VLOOKUP([.B155];[.$L$2:.$M$202];2;0);1)" office:value-type="float" office:value="1">
            <text:p>1</text:p>
          </table:table-cell>
          <table:table-cell table:formula="of:=IF(ISNUMBER(VLOOKUP([.B155];[.$O$2:.$P$12];2;0));VLOOKUP([.B155];[.$O$2:.$P$12];2;0);1)" office:value-type="float" office:value="1">
            <text:p>1</text:p>
          </table:table-cell>
          <table:table-cell table:formula="of:=IF(ISNUMBER(VLOOKUP([.B155];[.$R$2:.$S$46];2;0));VLOOKUP([.B15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5];[.$U$2:.$V$100];2;0));VLOOKUP([.B155];[.$U$2:.$V$100];2;0);1)" office:value-type="float" office:value="1">
            <text:p>1</text:p>
          </table:table-cell>
          <table:table-cell table:formula="of:=IF(ISNUMBER(VLOOKUP([.B155];[.$AA$2:.$AB$302];2;0));VLOOKUP([.B155];[.$AA$2:.$AB$302];2;0);0)" office:value-type="float" office:value="1">
            <text:p>1</text:p>
          </table:table-cell>
          <table:table-cell table:formula="of:=IF(ISNUMBER(VLOOKUP([.B155];[.$AD$2:.$AE$33];2;0));VLOOKUP([.B155];[.$AD$2:.$AE$33];2;0);1)" office:value-type="float" office:value="1">
            <text:p>1</text:p>
          </table:table-cell>
          <table:table-cell table:formula="of:=IF(ISNUMBER(VLOOKUP([.B155];[.$AG$2:.$AH$41];2;0));VLOOKUP([.B155];[.$AG$2:.$AH$41];2;0);1)" office:value-type="float" office:value="1">
            <text:p>1</text:p>
          </table:table-cell>
          <table:table-cell table:number-columns-repeated="16"/>
          <table:table-cell office:value-type="string">
            <text:p>Monique Rab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Jean-Philippe Mallé</text:p>
          </table:table-cell>
          <table:table-cell table:formula="of:=IF(ISNUMBER(VLOOKUP([.B156];[.$L$2:.$M$202];2;0));VLOOKUP([.B156];[.$L$2:.$M$202];2;0);1)" office:value-type="float" office:value="0">
            <text:p>0</text:p>
          </table:table-cell>
          <table:table-cell table:formula="of:=IF(ISNUMBER(VLOOKUP([.B156];[.$O$2:.$P$12];2;0));VLOOKUP([.B156];[.$O$2:.$P$12];2;0);1)" office:value-type="float" office:value="1">
            <text:p>1</text:p>
          </table:table-cell>
          <table:table-cell table:formula="of:=IF(ISNUMBER(VLOOKUP([.B156];[.$R$2:.$S$46];2;0));VLOOKUP([.B15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6];[.$U$2:.$V$100];2;0));VLOOKUP([.B156];[.$U$2:.$V$100];2;0);1)" office:value-type="float" office:value="1">
            <text:p>1</text:p>
          </table:table-cell>
          <table:table-cell table:formula="of:=IF(ISNUMBER(VLOOKUP([.B156];[.$AA$2:.$AB$302];2;0));VLOOKUP([.B156];[.$AA$2:.$AB$302];2;0);0)" office:value-type="float" office:value="0">
            <text:p>0</text:p>
          </table:table-cell>
          <table:table-cell table:formula="of:=IF(ISNUMBER(VLOOKUP([.B156];[.$AD$2:.$AE$33];2;0));VLOOKUP([.B156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string">
            <text:p>Nathalie Appér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Jean-Pierre Allossery</text:p>
          </table:table-cell>
          <table:table-cell table:formula="of:=IF(ISNUMBER(VLOOKUP([.B157];[.$L$2:.$M$202];2;0));VLOOKUP([.B157];[.$L$2:.$M$202];2;0);1)" office:value-type="float" office:value="1">
            <text:p>1</text:p>
          </table:table-cell>
          <table:table-cell table:formula="of:=IF(ISNUMBER(VLOOKUP([.B157];[.$O$2:.$P$12];2;0));VLOOKUP([.B157];[.$O$2:.$P$12];2;0);1)" office:value-type="float" office:value="1">
            <text:p>1</text:p>
          </table:table-cell>
          <table:table-cell table:formula="of:=IF(ISNUMBER(VLOOKUP([.B157];[.$R$2:.$S$46];2;0));VLOOKUP([.B15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57];[.$U$2:.$V$100];2;0));VLOOKUP([.B157];[.$U$2:.$V$100];2;0);1)" office:value-type="float" office:value="1">
            <text:p>1</text:p>
          </table:table-cell>
          <table:table-cell table:formula="of:=IF(ISNUMBER(VLOOKUP([.B157];[.$AA$2:.$AB$302];2;0));VLOOKUP([.B157];[.$AA$2:.$AB$302];2;0);0)" office:value-type="float" office:value="1">
            <text:p>1</text:p>
          </table:table-cell>
          <table:table-cell table:formula="of:=IF(ISNUMBER(VLOOKUP([.B157];[.$AD$2:.$AE$33];2;0));VLOOKUP([.B157];[.$AD$2:.$AE$33];2;0);1)" office:value-type="float" office:value="1">
            <text:p>1</text:p>
          </table:table-cell>
          <table:table-cell table:formula="of:=IF(ISNUMBER(VLOOKUP([.B157];[.$AG$2:.$AH$41];2;0));VLOOKUP([.B157];[.$AG$2:.$AH$41];2;0);1)" office:value-type="float" office:value="1">
            <text:p>1</text:p>
          </table:table-cell>
          <table:table-cell table:number-columns-repeated="16"/>
          <table:table-cell office:value-type="string">
            <text:p>Nathalie Nie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Jean-Pierre Blazy</text:p>
          </table:table-cell>
          <table:table-cell table:formula="of:=IF(ISNUMBER(VLOOKUP([.B158];[.$L$2:.$M$202];2;0));VLOOKUP([.B158];[.$L$2:.$M$202];2;0);1)" office:value-type="float" office:value="0">
            <text:p>0</text:p>
          </table:table-cell>
          <table:table-cell table:formula="of:=IF(ISNUMBER(VLOOKUP([.B158];[.$O$2:.$P$12];2;0));VLOOKUP([.B158];[.$O$2:.$P$12];2;0);1)" office:value-type="float" office:value="1">
            <text:p>1</text:p>
          </table:table-cell>
          <table:table-cell table:formula="of:=IF(ISNUMBER(VLOOKUP([.B158];[.$R$2:.$S$46];2;0));VLOOKUP([.B158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8];[.$U$2:.$V$100];2;0));VLOOKUP([.B158];[.$U$2:.$V$100];2;0);1)" office:value-type="float" office:value="0">
            <text:p>0</text:p>
          </table:table-cell>
          <table:table-cell table:formula="of:=IF(ISNUMBER(VLOOKUP([.B158];[.$AA$2:.$AB$302];2;0));VLOOKUP([.B158];[.$AA$2:.$AB$302];2;0);0)" office:value-type="float" office:value="0">
            <text:p>0</text:p>
          </table:table-cell>
          <table:table-cell table:formula="of:=IF(ISNUMBER(VLOOKUP([.B158];[.$AD$2:.$AE$33];2;0));VLOOKUP([.B158];[.$AD$2:.$AE$33];2;0);1)" office:value-type="float" office:value="0">
            <text:p>0</text:p>
          </table:table-cell>
          <table:table-cell table:formula="of:=IF(ISNUMBER(VLOOKUP([.B158];[.$AG$2:.$AH$41];2;0));VLOOKUP([.B158];[.$AG$2:.$AH$41];2;0);1)" office:value-type="float" office:value="0">
            <text:p>0</text:p>
          </table:table-cell>
          <table:table-cell table:number-columns-repeated="16"/>
          <table:table-cell office:value-type="string">
            <text:p>Nicolas Bay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Jean-Pierre Dufau</text:p>
          </table:table-cell>
          <table:table-cell table:formula="of:=IF(ISNUMBER(VLOOKUP([.B159];[.$L$2:.$M$202];2;0));VLOOKUP([.B159];[.$L$2:.$M$202];2;0);1)" office:value-type="float" office:value="0">
            <text:p>0</text:p>
          </table:table-cell>
          <table:table-cell table:formula="of:=IF(ISNUMBER(VLOOKUP([.B159];[.$O$2:.$P$12];2;0));VLOOKUP([.B159];[.$O$2:.$P$12];2;0);1)" office:value-type="float" office:value="0">
            <text:p>0</text:p>
          </table:table-cell>
          <table:table-cell table:formula="of:=IF(ISNUMBER(VLOOKUP([.B159];[.$R$2:.$S$46];2;0));VLOOKUP([.B159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59];[.$U$2:.$V$100];2;0));VLOOKUP([.B159];[.$U$2:.$V$100];2;0);1)" office:value-type="float" office:value="0">
            <text:p>0</text:p>
          </table:table-cell>
          <table:table-cell table:formula="of:=IF(ISNUMBER(VLOOKUP([.B159];[.$AA$2:.$AB$302];2;0));VLOOKUP([.B159];[.$AA$2:.$AB$302];2;0);0)" office:value-type="float" office:value="0">
            <text:p>0</text:p>
          </table:table-cell>
          <table:table-cell table:formula="of:=IF(ISNUMBER(VLOOKUP([.B159];[.$AD$2:.$AE$33];2;0));VLOOKUP([.B159];[.$AD$2:.$AE$33];2;0);1)" office:value-type="float" office:value="0">
            <text:p>0</text:p>
          </table:table-cell>
          <table:table-cell table:formula="of:=IF(ISNUMBER(VLOOKUP([.B159];[.$AG$2:.$AH$41];2;0));VLOOKUP([.B159];[.$AG$2:.$AH$41];2;0);1)" office:value-type="float" office:value="0">
            <text:p>0</text:p>
          </table:table-cell>
          <table:table-cell table:number-columns-repeated="16"/>
          <table:table-cell office:value-type="string">
            <text:p>Odile Saugu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Jean-Pierre Fougerat</text:p>
          </table:table-cell>
          <table:table-cell table:formula="of:=IF(ISNUMBER(VLOOKUP([.B160];[.$L$2:.$M$202];2;0));VLOOKUP([.B160];[.$L$2:.$M$202];2;0);1)" office:value-type="float" office:value="1">
            <text:p>1</text:p>
          </table:table-cell>
          <table:table-cell table:formula="of:=IF(ISNUMBER(VLOOKUP([.B160];[.$O$2:.$P$12];2;0));VLOOKUP([.B160];[.$O$2:.$P$12];2;0);1)" office:value-type="float" office:value="1">
            <text:p>1</text:p>
          </table:table-cell>
          <table:table-cell table:formula="of:=IF(ISNUMBER(VLOOKUP([.B160];[.$R$2:.$S$46];2;0));VLOOKUP([.B160];[.$R$2:.$S$46];2;0);1)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16"/>
          <table:table-cell office:value-type="string">
            <text:p>Olivier Fau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Jean-Pierre Le Roch</text:p>
          </table:table-cell>
          <table:table-cell table:formula="of:=IF(ISNUMBER(VLOOKUP([.B161];[.$L$2:.$M$202];2;0));VLOOKUP([.B161];[.$L$2:.$M$202];2;0);1)" office:value-type="float" office:value="1">
            <text:p>1</text:p>
          </table:table-cell>
          <table:table-cell table:formula="of:=IF(ISNUMBER(VLOOKUP([.B161];[.$O$2:.$P$12];2;0));VLOOKUP([.B161];[.$O$2:.$P$12];2;0);1)" office:value-type="float" office:value="1">
            <text:p>1</text:p>
          </table:table-cell>
          <table:table-cell table:formula="of:=IF(ISNUMBER(VLOOKUP([.B161];[.$R$2:.$S$46];2;0));VLOOKUP([.B16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1];[.$U$2:.$V$100];2;0));VLOOKUP([.B161];[.$U$2:.$V$100];2;0);1)" office:value-type="float" office:value="1">
            <text:p>1</text:p>
          </table:table-cell>
          <table:table-cell table:formula="of:=IF(ISNUMBER(VLOOKUP([.B161];[.$AA$2:.$AB$302];2;0));VLOOKUP([.B161];[.$AA$2:.$AB$302];2;0);0)" office:value-type="float" office:value="1">
            <text:p>1</text:p>
          </table:table-cell>
          <table:table-cell table:formula="of:=IF(ISNUMBER(VLOOKUP([.B161];[.$AD$2:.$AE$33];2;0));VLOOKUP([.B161];[.$AD$2:.$AE$33];2;0);1)" office:value-type="float" office:value="1">
            <text:p>1</text:p>
          </table:table-cell>
          <table:table-cell table:formula="of:=IF(ISNUMBER(VLOOKUP([.B161];[.$AG$2:.$AH$41];2;0));VLOOKUP([.B161];[.$AG$2:.$AH$41];2;0);1)" office:value-type="float" office:value="1">
            <text:p>1</text:p>
          </table:table-cell>
          <table:table-cell table:number-columns-repeated="16"/>
          <table:table-cell office:value-type="string">
            <text:p>Olivier Véra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Jean-Pierre Maggi</text:p>
          </table:table-cell>
          <table:table-cell table:formula="of:=IF(ISNUMBER(VLOOKUP([.B162];[.$L$2:.$M$202];2;0));VLOOKUP([.B162];[.$L$2:.$M$202];2;0);1)" office:value-type="float" office:value="0">
            <text:p>0</text:p>
          </table:table-cell>
          <table:table-cell table:formula="of:=IF(ISNUMBER(VLOOKUP([.B162];[.$O$2:.$P$12];2;0));VLOOKUP([.B162];[.$O$2:.$P$12];2;0);1)" office:value-type="float" office:value="1">
            <text:p>1</text:p>
          </table:table-cell>
          <table:table-cell table:formula="of:=IF(ISNUMBER(VLOOKUP([.B162];[.$R$2:.$S$46];2;0));VLOOKUP([.B16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2];[.$U$2:.$V$100];2;0));VLOOKUP([.B162];[.$U$2:.$V$100];2;0);1)" office:value-type="float" office:value="1">
            <text:p>1</text:p>
          </table:table-cell>
          <table:table-cell table:formula="of:=IF(ISNUMBER(VLOOKUP([.B162];[.$AA$2:.$AB$302];2;0));VLOOKUP([.B162];[.$AA$2:.$AB$302];2;0);0)" office:value-type="float" office:value="1">
            <text:p>1</text:p>
          </table:table-cell>
          <table:table-cell table:formula="of:=IF(ISNUMBER(VLOOKUP([.B162];[.$AD$2:.$AE$33];2;0));VLOOKUP([.B162];[.$AD$2:.$AE$33];2;0);1)" office:value-type="float" office:value="1">
            <text:p>1</text:p>
          </table:table-cell>
          <table:table-cell table:formula="of:=IF(ISNUMBER(VLOOKUP([.B162];[.$AG$2:.$AH$41];2;0));VLOOKUP([.B162];[.$AG$2:.$AH$41];2;0);1)" office:value-type="float" office:value="1">
            <text:p>1</text:p>
          </table:table-cell>
          <table:table-cell table:number-columns-repeated="16"/>
          <table:table-cell office:value-type="string">
            <text:p>Pascal Deguilhe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Jean-René Marsac</text:p>
          </table:table-cell>
          <table:table-cell table:formula="of:=IF(ISNUMBER(VLOOKUP([.B163];[.$L$2:.$M$202];2;0));VLOOKUP([.B163];[.$L$2:.$M$202];2;0);1)" office:value-type="float" office:value="0">
            <text:p>0</text:p>
          </table:table-cell>
          <table:table-cell table:formula="of:=IF(ISNUMBER(VLOOKUP([.B163];[.$O$2:.$P$12];2;0));VLOOKUP([.B163];[.$O$2:.$P$12];2;0);1)" office:value-type="float" office:value="1">
            <text:p>1</text:p>
          </table:table-cell>
          <table:table-cell table:formula="of:=IF(ISNUMBER(VLOOKUP([.B163];[.$R$2:.$S$46];2;0));VLOOKUP([.B16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3];[.$U$2:.$V$100];2;0));VLOOKUP([.B163];[.$U$2:.$V$100];2;0);1)" office:value-type="float" office:value="1">
            <text:p>1</text:p>
          </table:table-cell>
          <table:table-cell table:formula="of:=IF(ISNUMBER(VLOOKUP([.B163];[.$AA$2:.$AB$302];2;0));VLOOKUP([.B163];[.$AA$2:.$AB$302];2;0);0)" office:value-type="float" office:value="0">
            <text:p>0</text:p>
          </table:table-cell>
          <table:table-cell table:formula="of:=IF(ISNUMBER(VLOOKUP([.B163];[.$AD$2:.$AE$33];2;0));VLOOKUP([.B163];[.$AD$2:.$AE$33];2;0);1)" office:value-type="float" office:value="1">
            <text:p>1</text:p>
          </table:table-cell>
          <table:table-cell table:formula="of:=IF(ISNUMBER(VLOOKUP([.B163];[.$AG$2:.$AH$41];2;0));VLOOKUP([.B163];[.$AG$2:.$AH$41];2;0);1)" office:value-type="float" office:value="1">
            <text:p>1</text:p>
          </table:table-cell>
          <table:table-cell table:number-columns-repeated="16"/>
          <table:table-cell office:value-type="string">
            <text:p>Pascal Popel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Jean-Yves Caullet</text:p>
          </table:table-cell>
          <table:table-cell table:formula="of:=IF(ISNUMBER(VLOOKUP([.B164];[.$L$2:.$M$202];2;0));VLOOKUP([.B164];[.$L$2:.$M$202];2;0);1)" office:value-type="float" office:value="1">
            <text:p>1</text:p>
          </table:table-cell>
          <table:table-cell table:formula="of:=IF(ISNUMBER(VLOOKUP([.B164];[.$O$2:.$P$12];2;0));VLOOKUP([.B164];[.$O$2:.$P$12];2;0);1)" office:value-type="float" office:value="1">
            <text:p>1</text:p>
          </table:table-cell>
          <table:table-cell table:formula="of:=IF(ISNUMBER(VLOOKUP([.B164];[.$R$2:.$S$46];2;0));VLOOKUP([.B16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4];[.$U$2:.$V$100];2;0));VLOOKUP([.B164];[.$U$2:.$V$100];2;0);1)" office:value-type="float" office:value="1">
            <text:p>1</text:p>
          </table:table-cell>
          <table:table-cell table:formula="of:=IF(ISNUMBER(VLOOKUP([.B164];[.$AA$2:.$AB$302];2;0));VLOOKUP([.B164];[.$AA$2:.$AB$302];2;0);0)" office:value-type="float" office:value="1">
            <text:p>1</text:p>
          </table:table-cell>
          <table:table-cell table:formula="of:=IF(ISNUMBER(VLOOKUP([.B164];[.$AD$2:.$AE$33];2;0));VLOOKUP([.B164];[.$AD$2:.$AE$33];2;0);1)" office:value-type="float" office:value="1">
            <text:p>1</text:p>
          </table:table-cell>
          <table:table-cell table:formula="of:=IF(ISNUMBER(VLOOKUP([.B164];[.$AG$2:.$AH$41];2;0));VLOOKUP([.B164];[.$AG$2:.$AH$41];2;0);1)" office:value-type="float" office:value="1">
            <text:p>1</text:p>
          </table:table-cell>
          <table:table-cell table:number-columns-repeated="16"/>
          <table:table-cell office:value-type="string">
            <text:p>Pascale Boistar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Jean-Yves Le Bouillonnec</text:p>
          </table:table-cell>
          <table:table-cell table:formula="of:=IF(ISNUMBER(VLOOKUP([.B165];[.$L$2:.$M$202];2;0));VLOOKUP([.B165];[.$L$2:.$M$202];2;0);1)" office:value-type="float" office:value="1">
            <text:p>1</text:p>
          </table:table-cell>
          <table:table-cell table:formula="of:=IF(ISNUMBER(VLOOKUP([.B165];[.$O$2:.$P$12];2;0));VLOOKUP([.B165];[.$O$2:.$P$12];2;0);1)" office:value-type="float" office:value="1">
            <text:p>1</text:p>
          </table:table-cell>
          <table:table-cell table:formula="of:=IF(ISNUMBER(VLOOKUP([.B165];[.$R$2:.$S$46];2;0));VLOOKUP([.B16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5];[.$U$2:.$V$100];2;0));VLOOKUP([.B165];[.$U$2:.$V$100];2;0);1)" office:value-type="float" office:value="1">
            <text:p>1</text:p>
          </table:table-cell>
          <table:table-cell table:formula="of:=IF(ISNUMBER(VLOOKUP([.B165];[.$AA$2:.$AB$302];2;0));VLOOKUP([.B165];[.$AA$2:.$AB$302];2;0);0)" office:value-type="float" office:value="1">
            <text:p>1</text:p>
          </table:table-cell>
          <table:table-cell table:formula="of:=IF(ISNUMBER(VLOOKUP([.B165];[.$AD$2:.$AE$33];2;0));VLOOKUP([.B165];[.$AD$2:.$AE$33];2;0);1)" office:value-type="float" office:value="1">
            <text:p>1</text:p>
          </table:table-cell>
          <table:table-cell table:formula="of:=IF(ISNUMBER(VLOOKUP([.B165];[.$AG$2:.$AH$41];2;0));VLOOKUP([.B165];[.$AG$2:.$AH$41];2;0);1)" office:value-type="float" office:value="1">
            <text:p>1</text:p>
          </table:table-cell>
          <table:table-cell table:number-columns-repeated="16"/>
          <table:table-cell office:value-type="string">
            <text:p>Pascale Go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Jean-Yves Le Déaut</text:p>
          </table:table-cell>
          <table:table-cell table:formula="of:=IF(ISNUMBER(VLOOKUP([.B166];[.$L$2:.$M$202];2;0));VLOOKUP([.B166];[.$L$2:.$M$202];2;0);1)" office:value-type="float" office:value="1">
            <text:p>1</text:p>
          </table:table-cell>
          <table:table-cell table:formula="of:=IF(ISNUMBER(VLOOKUP([.B166];[.$O$2:.$P$12];2;0));VLOOKUP([.B166];[.$O$2:.$P$12];2;0);1)" office:value-type="float" office:value="1">
            <text:p>1</text:p>
          </table:table-cell>
          <table:table-cell table:formula="of:=IF(ISNUMBER(VLOOKUP([.B166];[.$R$2:.$S$46];2;0));VLOOKUP([.B16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6];[.$U$2:.$V$100];2;0));VLOOKUP([.B166];[.$U$2:.$V$100];2;0);1)" office:value-type="float" office:value="1">
            <text:p>1</text:p>
          </table:table-cell>
          <table:table-cell table:formula="of:=IF(ISNUMBER(VLOOKUP([.B166];[.$AA$2:.$AB$302];2;0));VLOOKUP([.B166];[.$AA$2:.$AB$302];2;0);0)" office:value-type="float" office:value="1">
            <text:p>1</text:p>
          </table:table-cell>
          <table:table-cell table:formula="of:=IF(ISNUMBER(VLOOKUP([.B166];[.$AD$2:.$AE$33];2;0));VLOOKUP([.B166];[.$AD$2:.$AE$33];2;0);1)" office:value-type="float" office:value="1">
            <text:p>1</text:p>
          </table:table-cell>
          <table:table-cell table:formula="of:=IF(ISNUMBER(VLOOKUP([.B166];[.$AG$2:.$AH$41];2;0));VLOOKUP([.B166];[.$AG$2:.$AH$41];2;0);1)" office:value-type="float" office:value="1">
            <text:p>1</text:p>
          </table:table-cell>
          <table:table-cell table:number-columns-repeated="16"/>
          <table:table-cell office:value-type="string">
            <text:p>Patricia Adam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Jérôme Guedj</text:p>
          </table:table-cell>
          <table:table-cell table:formula="of:=IF(ISNUMBER(VLOOKUP([.B167];[.$L$2:.$M$202];2;0));VLOOKUP([.B167];[.$L$2:.$M$202];2;0);1)" office:value-type="float" office:value="0">
            <text:p>0</text:p>
          </table:table-cell>
          <table:table-cell table:formula="of:=IF(ISNUMBER(VLOOKUP([.B167];[.$O$2:.$P$12];2;0));VLOOKUP([.B167];[.$O$2:.$P$12];2;0);1)" office:value-type="float" office:value="0">
            <text:p>0</text:p>
          </table:table-cell>
          <table:table-cell table:formula="of:=IF(ISNUMBER(VLOOKUP([.B167];[.$R$2:.$S$46];2;0));VLOOKUP([.B167];[.$R$2:.$S$46];2;0);1)"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table:number-columns-repeated="16"/>
          <table:table-cell office:value-type="string">
            <text:p>Patrick Blo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Joaquim Pueyo</text:p>
          </table:table-cell>
          <table:table-cell table:formula="of:=IF(ISNUMBER(VLOOKUP([.B168];[.$L$2:.$M$202];2;0));VLOOKUP([.B168];[.$L$2:.$M$202];2;0);1)" office:value-type="float" office:value="1">
            <text:p>1</text:p>
          </table:table-cell>
          <table:table-cell table:formula="of:=IF(ISNUMBER(VLOOKUP([.B168];[.$O$2:.$P$12];2;0));VLOOKUP([.B168];[.$O$2:.$P$12];2;0);1)" office:value-type="float" office:value="1">
            <text:p>1</text:p>
          </table:table-cell>
          <table:table-cell table:formula="of:=IF(ISNUMBER(VLOOKUP([.B168];[.$R$2:.$S$46];2;0));VLOOKUP([.B16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8];[.$U$2:.$V$100];2;0));VLOOKUP([.B168];[.$U$2:.$V$100];2;0);1)" office:value-type="float" office:value="1">
            <text:p>1</text:p>
          </table:table-cell>
          <table:table-cell table:formula="of:=IF(ISNUMBER(VLOOKUP([.B168];[.$AA$2:.$AB$302];2;0));VLOOKUP([.B168];[.$AA$2:.$AB$302];2;0);0)" office:value-type="float" office:value="1">
            <text:p>1</text:p>
          </table:table-cell>
          <table:table-cell table:formula="of:=IF(ISNUMBER(VLOOKUP([.B168];[.$AD$2:.$AE$33];2;0));VLOOKUP([.B168];[.$AD$2:.$AE$33];2;0);1)" office:value-type="float" office:value="1">
            <text:p>1</text:p>
          </table:table-cell>
          <table:table-cell table:formula="of:=IF(ISNUMBER(VLOOKUP([.B168];[.$AG$2:.$AH$41];2;0));VLOOKUP([.B168];[.$AG$2:.$AH$41];2;0);1)" office:value-type="float" office:value="1">
            <text:p>1</text:p>
          </table:table-cell>
          <table:table-cell table:number-columns-repeated="16"/>
          <table:table-cell office:value-type="string">
            <text:p>Patrick Lebret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Joël Aviragnet</text:p>
          </table:table-cell>
          <table:table-cell table:formula="of:=IF(ISNUMBER(VLOOKUP([.B169];[.$L$2:.$M$202];2;0));VLOOKUP([.B169];[.$L$2:.$M$202];2;0);1)" office:value-type="float" office:value="1">
            <text:p>1</text:p>
          </table:table-cell>
          <table:table-cell table:formula="of:=IF(ISNUMBER(VLOOKUP([.B169];[.$O$2:.$P$12];2;0));VLOOKUP([.B169];[.$O$2:.$P$12];2;0);1)" office:value-type="float" office:value="1">
            <text:p>1</text:p>
          </table:table-cell>
          <table:table-cell table:formula="of:=IF(ISNUMBER(VLOOKUP([.B169];[.$R$2:.$S$46];2;0));VLOOKUP([.B16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69];[.$U$2:.$V$100];2;0));VLOOKUP([.B169];[.$U$2:.$V$100];2;0);1)" office:value-type="float" office:value="1">
            <text:p>1</text:p>
          </table:table-cell>
          <table:table-cell table:formula="of:=IF(ISNUMBER(VLOOKUP([.B169];[.$AA$2:.$AB$302];2;0));VLOOKUP([.B169];[.$AA$2:.$AB$302];2;0);0)" office:value-type="float" office:value="1">
            <text:p>1</text:p>
          </table:table-cell>
          <table:table-cell table:formula="of:=IF(ISNUMBER(VLOOKUP([.B169];[.$AD$2:.$AE$33];2;0));VLOOKUP([.B169];[.$AD$2:.$AE$33];2;0);1)" office:value-type="float" office:value="1">
            <text:p>1</text:p>
          </table:table-cell>
          <table:table-cell table:formula="of:=IF(ISNUMBER(VLOOKUP([.B169];[.$AG$2:.$AH$41];2;0));VLOOKUP([.B169];[.$AG$2:.$AH$41];2;0);1)" office:value-type="float" office:value="1">
            <text:p>1</text:p>
          </table:table-cell>
          <table:table-cell table:number-columns-repeated="16"/>
          <table:table-cell office:value-type="string">
            <text:p>Patrick Lemasl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Joëlle Huillier</text:p>
          </table:table-cell>
          <table:table-cell table:formula="of:=IF(ISNUMBER(VLOOKUP([.B170];[.$L$2:.$M$202];2;0));VLOOKUP([.B170];[.$L$2:.$M$202];2;0);1)" office:value-type="float" office:value="1">
            <text:p>1</text:p>
          </table:table-cell>
          <table:table-cell table:formula="of:=IF(ISNUMBER(VLOOKUP([.B170];[.$O$2:.$P$12];2;0));VLOOKUP([.B170];[.$O$2:.$P$12];2;0);1)" office:value-type="float" office:value="1">
            <text:p>1</text:p>
          </table:table-cell>
          <table:table-cell table:formula="of:=IF(ISNUMBER(VLOOKUP([.B170];[.$R$2:.$S$46];2;0));VLOOKUP([.B17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0];[.$U$2:.$V$100];2;0));VLOOKUP([.B170];[.$U$2:.$V$100];2;0);1)" office:value-type="float" office:value="1">
            <text:p>1</text:p>
          </table:table-cell>
          <table:table-cell table:formula="of:=IF(ISNUMBER(VLOOKUP([.B170];[.$AA$2:.$AB$302];2;0));VLOOKUP([.B170];[.$AA$2:.$AB$302];2;0);0)" office:value-type="float" office:value="1">
            <text:p>1</text:p>
          </table:table-cell>
          <table:table-cell table:formula="of:=IF(ISNUMBER(VLOOKUP([.B170];[.$AD$2:.$AE$33];2;0));VLOOKUP([.B170];[.$AD$2:.$AE$33];2;0);1)" office:value-type="float" office:value="1">
            <text:p>1</text:p>
          </table:table-cell>
          <table:table-cell table:formula="of:=IF(ISNUMBER(VLOOKUP([.B170];[.$AG$2:.$AH$41];2;0));VLOOKUP([.B170];[.$AG$2:.$AH$41];2;0);1)" office:value-type="float" office:value="1">
            <text:p>1</text:p>
          </table:table-cell>
          <table:table-cell table:number-columns-repeated="16"/>
          <table:table-cell office:value-type="string">
            <text:p>Patrick Mennucc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Julie Sommaruga</text:p>
          </table:table-cell>
          <table:table-cell table:formula="of:=IF(ISNUMBER(VLOOKUP([.B171];[.$L$2:.$M$202];2;0));VLOOKUP([.B171];[.$L$2:.$M$202];2;0);1)" office:value-type="float" office:value="0">
            <text:p>0</text:p>
          </table:table-cell>
          <table:table-cell table:formula="of:=IF(ISNUMBER(VLOOKUP([.B171];[.$O$2:.$P$12];2;0));VLOOKUP([.B171];[.$O$2:.$P$12];2;0);1)" office:value-type="float" office:value="1">
            <text:p>1</text:p>
          </table:table-cell>
          <table:table-cell table:formula="of:=IF(ISNUMBER(VLOOKUP([.B171];[.$R$2:.$S$46];2;0));VLOOKUP([.B17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1];[.$U$2:.$V$100];2;0));VLOOKUP([.B171];[.$U$2:.$V$100];2;0);1)" office:value-type="float" office:value="1">
            <text:p>1</text:p>
          </table:table-cell>
          <table:table-cell table:formula="of:=IF(ISNUMBER(VLOOKUP([.B171];[.$AA$2:.$AB$302];2;0));VLOOKUP([.B171];[.$AA$2:.$AB$302];2;0);0)" office:value-type="float" office:value="1">
            <text:p>1</text:p>
          </table:table-cell>
          <table:table-cell table:formula="of:=IF(ISNUMBER(VLOOKUP([.B171];[.$AD$2:.$AE$33];2;0));VLOOKUP([.B171];[.$AD$2:.$AE$33];2;0);1)" office:value-type="float" office:value="1">
            <text:p>1</text:p>
          </table:table-cell>
          <table:table-cell table:formula="of:=IF(ISNUMBER(VLOOKUP([.B171];[.$AG$2:.$AH$41];2;0));VLOOKUP([.B171];[.$AG$2:.$AH$41];2;0);1)" office:value-type="float" office:value="1">
            <text:p>1</text:p>
          </table:table-cell>
          <table:table-cell table:number-columns-repeated="16"/>
          <table:table-cell office:value-type="string">
            <text:p>Patrick Vigna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Karine Berger</text:p>
          </table:table-cell>
          <table:table-cell table:formula="of:=IF(ISNUMBER(VLOOKUP([.B172];[.$L$2:.$M$202];2;0));VLOOKUP([.B172];[.$L$2:.$M$202];2;0);1)" office:value-type="float" office:value="1">
            <text:p>1</text:p>
          </table:table-cell>
          <table:table-cell table:formula="of:=IF(ISNUMBER(VLOOKUP([.B172];[.$O$2:.$P$12];2;0));VLOOKUP([.B172];[.$O$2:.$P$12];2;0);1)" office:value-type="float" office:value="1">
            <text:p>1</text:p>
          </table:table-cell>
          <table:table-cell table:formula="of:=IF(ISNUMBER(VLOOKUP([.B172];[.$R$2:.$S$46];2;0));VLOOKUP([.B17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2];[.$U$2:.$V$100];2;0));VLOOKUP([.B172];[.$U$2:.$V$100];2;0);1)" office:value-type="float" office:value="1">
            <text:p>1</text:p>
          </table:table-cell>
          <table:table-cell table:formula="of:=IF(ISNUMBER(VLOOKUP([.B172];[.$AA$2:.$AB$302];2;0));VLOOKUP([.B172];[.$AA$2:.$AB$302];2;0);0)" office:value-type="float" office:value="0">
            <text:p>0</text:p>
          </table:table-cell>
          <table:table-cell table:formula="of:=IF(ISNUMBER(VLOOKUP([.B172];[.$AD$2:.$AE$33];2;0));VLOOKUP([.B172];[.$AD$2:.$AE$33];2;0);1)" office:value-type="float" office:value="1">
            <text:p>1</text:p>
          </table:table-cell>
          <table:table-cell table:formula="of:=IF(ISNUMBER(VLOOKUP([.B172];[.$AG$2:.$AH$41];2;0));VLOOKUP([.B172];[.$AG$2:.$AH$41];2;0);1)" office:value-type="float" office:value="1">
            <text:p>1</text:p>
          </table:table-cell>
          <table:table-cell table:number-columns-repeated="16"/>
          <table:table-cell office:value-type="string">
            <text:p>Philip Corder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Kheira Bouziane</text:p>
          </table:table-cell>
          <table:table-cell table:formula="of:=IF(ISNUMBER(VLOOKUP([.B173];[.$L$2:.$M$202];2;0));VLOOKUP([.B173];[.$L$2:.$M$202];2;0);1)" office:value-type="float" office:value="0">
            <text:p>0</text:p>
          </table:table-cell>
          <table:table-cell table:formula="of:=IF(ISNUMBER(VLOOKUP([.B173];[.$O$2:.$P$12];2;0));VLOOKUP([.B173];[.$O$2:.$P$12];2;0);1)" office:value-type="float" office:value="1">
            <text:p>1</text:p>
          </table:table-cell>
          <table:table-cell table:formula="of:=IF(ISNUMBER(VLOOKUP([.B173];[.$R$2:.$S$46];2;0));VLOOKUP([.B17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3];[.$U$2:.$V$100];2;0));VLOOKUP([.B173];[.$U$2:.$V$100];2;0);1)" office:value-type="float" office:value="0">
            <text:p>0</text:p>
          </table:table-cell>
          <table:table-cell table:formula="of:=IF(ISNUMBER(VLOOKUP([.B173];[.$AA$2:.$AB$302];2;0));VLOOKUP([.B173];[.$AA$2:.$AB$302];2;0);0)" office:value-type="float" office:value="0">
            <text:p>0</text:p>
          </table:table-cell>
          <table:table-cell table:formula="of:=IF(ISNUMBER(VLOOKUP([.B173];[.$AD$2:.$AE$33];2;0));VLOOKUP([.B173];[.$AD$2:.$AE$33];2;0);1)" office:value-type="float" office:value="0">
            <text:p>0</text:p>
          </table:table-cell>
          <table:table-cell table:formula="of:=IF(ISNUMBER(VLOOKUP([.B173];[.$AG$2:.$AH$41];2;0));VLOOKUP([.B173];[.$AG$2:.$AH$41];2;0);1)" office:value-type="float" office:value="0">
            <text:p>0</text:p>
          </table:table-cell>
          <table:table-cell table:number-columns-repeated="16"/>
          <table:table-cell office:value-type="string">
            <text:p>Philippe Bie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Kléber Mesquida</text:p>
          </table:table-cell>
          <table:table-cell table:formula="of:=IF(ISNUMBER(VLOOKUP([.B174];[.$L$2:.$M$202];2;0));VLOOKUP([.B174];[.$L$2:.$M$202];2;0);1)" office:value-type="float" office:value="1">
            <text:p>1</text:p>
          </table:table-cell>
          <table:table-cell table:formula="of:=IF(ISNUMBER(VLOOKUP([.B174];[.$O$2:.$P$12];2;0));VLOOKUP([.B174];[.$O$2:.$P$12];2;0);1)" office:value-type="float" office:value="1">
            <text:p>1</text:p>
          </table:table-cell>
          <table:table-cell table:formula="of:=IF(ISNUMBER(VLOOKUP([.B174];[.$R$2:.$S$46];2;0));VLOOKUP([.B174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4];[.$U$2:.$V$100];2;0));VLOOKUP([.B174];[.$U$2:.$V$100];2;0);1)" office:value-type="float" office:value="0">
            <text:p>0</text:p>
          </table:table-cell>
          <table:table-cell table:formula="of:=IF(ISNUMBER(VLOOKUP([.B174];[.$AA$2:.$AB$302];2;0));VLOOKUP([.B174];[.$AA$2:.$AB$302];2;0);0)" office:value-type="float" office:value="0">
            <text:p>0</text:p>
          </table:table-cell>
          <table:table-cell table:formula="of:=IF(ISNUMBER(VLOOKUP([.B174];[.$AD$2:.$AE$33];2;0));VLOOKUP([.B174];[.$AD$2:.$AE$33];2;0);1)" office:value-type="float" office:value="0">
            <text:p>0</text:p>
          </table:table-cell>
          <table:table-cell table:formula="of:=IF(ISNUMBER(VLOOKUP([.B174];[.$AG$2:.$AH$41];2;0));VLOOKUP([.B174];[.$AG$2:.$AH$41];2;0);1)" office:value-type="float" office:value="0">
            <text:p>0</text:p>
          </table:table-cell>
          <table:table-cell table:number-columns-repeated="16"/>
          <table:table-cell office:value-type="string">
            <text:p>Philipp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Laurence Dumont</text:p>
          </table:table-cell>
          <table:table-cell table:formula="of:=IF(ISNUMBER(VLOOKUP([.B175];[.$L$2:.$M$202];2;0));VLOOKUP([.B175];[.$L$2:.$M$202];2;0);1)" office:value-type="float" office:value="0">
            <text:p>0</text:p>
          </table:table-cell>
          <table:table-cell table:formula="of:=IF(ISNUMBER(VLOOKUP([.B175];[.$O$2:.$P$12];2;0));VLOOKUP([.B175];[.$O$2:.$P$12];2;0);1)" office:value-type="float" office:value="1">
            <text:p>1</text:p>
          </table:table-cell>
          <table:table-cell table:formula="of:=IF(ISNUMBER(VLOOKUP([.B175];[.$R$2:.$S$46];2;0));VLOOKUP([.B17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5];[.$U$2:.$V$100];2;0));VLOOKUP([.B175];[.$U$2:.$V$100];2;0);1)" office:value-type="float" office:value="1">
            <text:p>1</text:p>
          </table:table-cell>
          <table:table-cell table:formula="of:=IF(ISNUMBER(VLOOKUP([.B175];[.$AA$2:.$AB$302];2;0));VLOOKUP([.B175];[.$AA$2:.$AB$302];2;0);0)" office:value-type="float" office:value="0">
            <text:p>0</text:p>
          </table:table-cell>
          <table:table-cell table:formula="of:=IF(ISNUMBER(VLOOKUP([.B175];[.$AD$2:.$AE$33];2;0));VLOOKUP([.B175];[.$AD$2:.$AE$33];2;0);1)" office:value-type="float" office:value="1">
            <text:p>1</text:p>
          </table:table-cell>
          <table:table-cell table:formula="of:=IF(ISNUMBER(VLOOKUP([.B175];[.$AG$2:.$AH$41];2;0));VLOOKUP([.B175];[.$AG$2:.$AH$41];2;0);1)" office:value-type="float" office:value="1">
            <text:p>1</text:p>
          </table:table-cell>
          <table:table-cell table:number-columns-repeated="16"/>
          <table:table-cell office:value-type="string">
            <text:p>Philippe Du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Laurent Baumel</text:p>
          </table:table-cell>
          <table:table-cell table:formula="of:=IF(ISNUMBER(VLOOKUP([.B176];[.$L$2:.$M$202];2;0));VLOOKUP([.B176];[.$L$2:.$M$202];2;0);1)" office:value-type="float" office:value="0">
            <text:p>0</text:p>
          </table:table-cell>
          <table:table-cell table:formula="of:=IF(ISNUMBER(VLOOKUP([.B176];[.$O$2:.$P$12];2;0));VLOOKUP([.B176];[.$O$2:.$P$12];2;0);1)" office:value-type="float" office:value="1">
            <text:p>1</text:p>
          </table:table-cell>
          <table:table-cell table:formula="of:=IF(ISNUMBER(VLOOKUP([.B176];[.$R$2:.$S$46];2;0));VLOOKUP([.B176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76];[.$U$2:.$V$100];2;0));VLOOKUP([.B176];[.$U$2:.$V$100];2;0);1)" office:value-type="float" office:value="0">
            <text:p>0</text:p>
          </table:table-cell>
          <table:table-cell table:formula="of:=IF(ISNUMBER(VLOOKUP([.B176];[.$AA$2:.$AB$302];2;0));VLOOKUP([.B176];[.$AA$2:.$AB$302];2;0);0)" office:value-type="float" office:value="0">
            <text:p>0</text:p>
          </table:table-cell>
          <table:table-cell table:formula="of:=IF(ISNUMBER(VLOOKUP([.B176];[.$AD$2:.$AE$33];2;0));VLOOKUP([.B176];[.$AD$2:.$AE$33];2;0);1)" office:value-type="float" office:value="0">
            <text:p>0</text:p>
          </table:table-cell>
          <table:table-cell table:formula="of:=IF(ISNUMBER(VLOOKUP([.B176];[.$AG$2:.$AH$41];2;0));VLOOKUP([.B176];[.$AG$2:.$AH$41];2;0);1)" office:value-type="float" office:value="0">
            <text:p>0</text:p>
          </table:table-cell>
          <table:table-cell table:number-columns-repeated="16"/>
          <table:table-cell office:value-type="string">
            <text:p>Philippe Nauch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Laurent Cathala</text:p>
          </table:table-cell>
          <table:table-cell table:formula="of:=IF(ISNUMBER(VLOOKUP([.B177];[.$L$2:.$M$202];2;0));VLOOKUP([.B177];[.$L$2:.$M$202];2;0);1)" office:value-type="float" office:value="1">
            <text:p>1</text:p>
          </table:table-cell>
          <table:table-cell table:formula="of:=IF(ISNUMBER(VLOOKUP([.B177];[.$O$2:.$P$12];2;0));VLOOKUP([.B177];[.$O$2:.$P$12];2;0);1)" office:value-type="float" office:value="1">
            <text:p>1</text:p>
          </table:table-cell>
          <table:table-cell table:formula="of:=IF(ISNUMBER(VLOOKUP([.B177];[.$R$2:.$S$46];2;0));VLOOKUP([.B17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7];[.$U$2:.$V$100];2;0));VLOOKUP([.B177];[.$U$2:.$V$100];2;0);1)" office:value-type="float" office:value="1">
            <text:p>1</text:p>
          </table:table-cell>
          <table:table-cell table:formula="of:=IF(ISNUMBER(VLOOKUP([.B177];[.$AA$2:.$AB$302];2;0));VLOOKUP([.B177];[.$AA$2:.$AB$302];2;0);0)" office:value-type="float" office:value="1">
            <text:p>1</text:p>
          </table:table-cell>
          <table:table-cell table:formula="of:=IF(ISNUMBER(VLOOKUP([.B177];[.$AD$2:.$AE$33];2;0));VLOOKUP([.B177];[.$AD$2:.$AE$33];2;0);1)" office:value-type="float" office:value="1">
            <text:p>1</text:p>
          </table:table-cell>
          <table:table-cell table:formula="of:=IF(ISNUMBER(VLOOKUP([.B177];[.$AG$2:.$AH$41];2;0));VLOOKUP([.B177];[.$AG$2:.$AH$41];2;0);1)" office:value-type="float" office:value="1">
            <text:p>1</text:p>
          </table:table-cell>
          <table:table-cell table:number-columns-repeated="16"/>
          <table:table-cell office:value-type="string">
            <text:p>Philippe Pliss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Laurent Grandguillaume</text:p>
          </table:table-cell>
          <table:table-cell table:formula="of:=IF(ISNUMBER(VLOOKUP([.B178];[.$L$2:.$M$202];2;0));VLOOKUP([.B178];[.$L$2:.$M$202];2;0);1)" office:value-type="float" office:value="1">
            <text:p>1</text:p>
          </table:table-cell>
          <table:table-cell table:formula="of:=IF(ISNUMBER(VLOOKUP([.B178];[.$O$2:.$P$12];2;0));VLOOKUP([.B178];[.$O$2:.$P$12];2;0);1)" office:value-type="float" office:value="1">
            <text:p>1</text:p>
          </table:table-cell>
          <table:table-cell table:formula="of:=IF(ISNUMBER(VLOOKUP([.B178];[.$R$2:.$S$46];2;0));VLOOKUP([.B17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8];[.$U$2:.$V$100];2;0));VLOOKUP([.B178];[.$U$2:.$V$100];2;0);1)" office:value-type="float" office:value="1">
            <text:p>1</text:p>
          </table:table-cell>
          <table:table-cell table:formula="of:=IF(ISNUMBER(VLOOKUP([.B178];[.$AA$2:.$AB$302];2;0));VLOOKUP([.B178];[.$AA$2:.$AB$302];2;0);0)" office:value-type="float" office:value="1">
            <text:p>1</text:p>
          </table:table-cell>
          <table:table-cell table:formula="of:=IF(ISNUMBER(VLOOKUP([.B178];[.$AD$2:.$AE$33];2;0));VLOOKUP([.B178];[.$AD$2:.$AE$33];2;0);1)" office:value-type="float" office:value="1">
            <text:p>1</text:p>
          </table:table-cell>
          <table:table-cell table:formula="of:=IF(ISNUMBER(VLOOKUP([.B178];[.$AG$2:.$AH$41];2;0));VLOOKUP([.B178];[.$AG$2:.$AH$41];2;0);1)" office:value-type="float" office:value="1">
            <text:p>1</text:p>
          </table:table-cell>
          <table:table-cell table:number-columns-repeated="16"/>
          <table:table-cell office:value-type="string">
            <text:p>Pierre Aylag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Laurent Kalinowski</text:p>
          </table:table-cell>
          <table:table-cell table:formula="of:=IF(ISNUMBER(VLOOKUP([.B179];[.$L$2:.$M$202];2;0));VLOOKUP([.B179];[.$L$2:.$M$202];2;0);1)" office:value-type="float" office:value="0">
            <text:p>0</text:p>
          </table:table-cell>
          <table:table-cell table:formula="of:=IF(ISNUMBER(VLOOKUP([.B179];[.$O$2:.$P$12];2;0));VLOOKUP([.B179];[.$O$2:.$P$12];2;0);1)" office:value-type="float" office:value="1">
            <text:p>1</text:p>
          </table:table-cell>
          <table:table-cell table:formula="of:=IF(ISNUMBER(VLOOKUP([.B179];[.$R$2:.$S$46];2;0));VLOOKUP([.B17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79];[.$U$2:.$V$100];2;0));VLOOKUP([.B179];[.$U$2:.$V$100];2;0);1)" office:value-type="float" office:value="1">
            <text:p>1</text:p>
          </table:table-cell>
          <table:table-cell table:formula="of:=IF(ISNUMBER(VLOOKUP([.B179];[.$AA$2:.$AB$302];2;0));VLOOKUP([.B179];[.$AA$2:.$AB$302];2;0);0)" office:value-type="float" office:value="0">
            <text:p>0</text:p>
          </table:table-cell>
          <table:table-cell table:formula="of:=IF(ISNUMBER(VLOOKUP([.B179];[.$AD$2:.$AE$33];2;0));VLOOKUP([.B179];[.$AD$2:.$AE$33];2;0);1)" office:value-type="float" office:value="1">
            <text:p>1</text:p>
          </table:table-cell>
          <table:table-cell table:formula="of:=IF(ISNUMBER(VLOOKUP([.B179];[.$AG$2:.$AH$41];2;0));VLOOKUP([.B179];[.$AG$2:.$AH$41];2;0);1)" office:value-type="float" office:value="1">
            <text:p>1</text:p>
          </table:table-cell>
          <table:table-cell table:number-columns-repeated="16"/>
          <table:table-cell office:value-type="string">
            <text:p>Pierre-Yves Le Borgn'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Linda Gourjade</text:p>
          </table:table-cell>
          <table:table-cell table:formula="of:=IF(ISNUMBER(VLOOKUP([.B180];[.$L$2:.$M$202];2;0));VLOOKUP([.B180];[.$L$2:.$M$202];2;0);1)" office:value-type="float" office:value="0">
            <text:p>0</text:p>
          </table:table-cell>
          <table:table-cell table:formula="of:=IF(ISNUMBER(VLOOKUP([.B180];[.$O$2:.$P$12];2;0));VLOOKUP([.B180];[.$O$2:.$P$12];2;0);1)" office:value-type="float" office:value="1">
            <text:p>1</text:p>
          </table:table-cell>
          <table:table-cell table:formula="of:=IF(ISNUMBER(VLOOKUP([.B180];[.$R$2:.$S$46];2;0));VLOOKUP([.B180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180];[.$U$2:.$V$100];2;0));VLOOKUP([.B180];[.$U$2:.$V$100];2;0);1)" office:value-type="float" office:value="0">
            <text:p>0</text:p>
          </table:table-cell>
          <table:table-cell table:formula="of:=IF(ISNUMBER(VLOOKUP([.B180];[.$AA$2:.$AB$302];2;0));VLOOKUP([.B180];[.$AA$2:.$AB$302];2;0);0)" office:value-type="float" office:value="0">
            <text:p>0</text:p>
          </table:table-cell>
          <table:table-cell table:formula="of:=IF(ISNUMBER(VLOOKUP([.B180];[.$AD$2:.$AE$33];2;0));VLOOKUP([.B180];[.$AD$2:.$AE$33];2;0);1)" office:value-type="float" office:value="0">
            <text:p>0</text:p>
          </table:table-cell>
          <table:table-cell table:formula="of:=IF(ISNUMBER(VLOOKUP([.B180];[.$AG$2:.$AH$41];2;0));VLOOKUP([.B180];[.$AG$2:.$AH$41];2;0);1)" office:value-type="float" office:value="0">
            <text:p>0</text:p>
          </table:table-cell>
          <table:table-cell table:number-columns-repeated="16"/>
          <table:table-cell office:value-type="string">
            <text:p>Razzy Hammad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Luc Belot</text:p>
          </table:table-cell>
          <table:table-cell table:formula="of:=IF(ISNUMBER(VLOOKUP([.B181];[.$L$2:.$M$202];2;0));VLOOKUP([.B181];[.$L$2:.$M$202];2;0);1)" office:value-type="float" office:value="1">
            <text:p>1</text:p>
          </table:table-cell>
          <table:table-cell table:formula="of:=IF(ISNUMBER(VLOOKUP([.B181];[.$O$2:.$P$12];2;0));VLOOKUP([.B181];[.$O$2:.$P$12];2;0);1)" office:value-type="float" office:value="1">
            <text:p>1</text:p>
          </table:table-cell>
          <table:table-cell table:formula="of:=IF(ISNUMBER(VLOOKUP([.B181];[.$R$2:.$S$46];2;0));VLOOKUP([.B18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1];[.$U$2:.$V$100];2;0));VLOOKUP([.B181];[.$U$2:.$V$100];2;0);1)" office:value-type="float" office:value="1">
            <text:p>1</text:p>
          </table:table-cell>
          <table:table-cell table:formula="of:=IF(ISNUMBER(VLOOKUP([.B181];[.$AA$2:.$AB$302];2;0));VLOOKUP([.B181];[.$AA$2:.$AB$302];2;0);0)" office:value-type="float" office:value="1">
            <text:p>1</text:p>
          </table:table-cell>
          <table:table-cell table:formula="of:=IF(ISNUMBER(VLOOKUP([.B181];[.$AD$2:.$AE$33];2;0));VLOOKUP([.B181];[.$AD$2:.$AE$33];2;0);1)" office:value-type="float" office:value="1">
            <text:p>1</text:p>
          </table:table-cell>
          <table:table-cell table:formula="of:=IF(ISNUMBER(VLOOKUP([.B181];[.$AG$2:.$AH$41];2;0));VLOOKUP([.B181];[.$AG$2:.$AH$41];2;0);1)" office:value-type="float" office:value="1">
            <text:p>1</text:p>
          </table:table-cell>
          <table:table-cell table:number-columns-repeated="16"/>
          <table:table-cell office:value-type="string">
            <text:p>Rémi Pauvro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uce Pane</text:p>
          </table:table-cell>
          <table:table-cell table:formula="of:=IF(ISNUMBER(VLOOKUP([.B182];[.$L$2:.$M$202];2;0));VLOOKUP([.B182];[.$L$2:.$M$202];2;0);1)" office:value-type="float" office:value="1">
            <text:p>1</text:p>
          </table:table-cell>
          <table:table-cell table:formula="of:=IF(ISNUMBER(VLOOKUP([.B182];[.$O$2:.$P$12];2;0));VLOOKUP([.B182];[.$O$2:.$P$12];2;0);1)" office:value-type="float" office:value="1">
            <text:p>1</text:p>
          </table:table-cell>
          <table:table-cell table:formula="of:=IF(ISNUMBER(VLOOKUP([.B182];[.$R$2:.$S$46];2;0));VLOOKUP([.B18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2];[.$U$2:.$V$100];2;0));VLOOKUP([.B182];[.$U$2:.$V$100];2;0);1)" office:value-type="float" office:value="1">
            <text:p>1</text:p>
          </table:table-cell>
          <table:table-cell table:formula="of:=IF(ISNUMBER(VLOOKUP([.B182];[.$AA$2:.$AB$302];2;0));VLOOKUP([.B182];[.$AA$2:.$AB$302];2;0);0)" office:value-type="float" office:value="1">
            <text:p>1</text:p>
          </table:table-cell>
          <table:table-cell table:formula="of:=IF(ISNUMBER(VLOOKUP([.B182];[.$AD$2:.$AE$33];2;0));VLOOKUP([.B182];[.$AD$2:.$AE$33];2;0);1)" office:value-type="float" office:value="1">
            <text:p>1</text:p>
          </table:table-cell>
          <table:table-cell table:formula="of:=IF(ISNUMBER(VLOOKUP([.B182];[.$AG$2:.$AH$41];2;0));VLOOKUP([.B182];[.$AG$2:.$AH$41];2;0);1)" office:value-type="float" office:value="1">
            <text:p>1</text:p>
          </table:table-cell>
          <table:table-cell table:number-columns-repeated="16"/>
          <table:table-cell office:value-type="string">
            <text:p>René Dosiè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Lucette Lousteau</text:p>
          </table:table-cell>
          <table:table-cell table:formula="of:=IF(ISNUMBER(VLOOKUP([.B183];[.$L$2:.$M$202];2;0));VLOOKUP([.B183];[.$L$2:.$M$202];2;0);1)" office:value-type="float" office:value="0">
            <text:p>0</text:p>
          </table:table-cell>
          <table:table-cell table:formula="of:=IF(ISNUMBER(VLOOKUP([.B183];[.$O$2:.$P$12];2;0));VLOOKUP([.B183];[.$O$2:.$P$12];2;0);1)" office:value-type="float" office:value="1">
            <text:p>1</text:p>
          </table:table-cell>
          <table:table-cell table:formula="of:=IF(ISNUMBER(VLOOKUP([.B183];[.$R$2:.$S$46];2;0));VLOOKUP([.B18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3];[.$U$2:.$V$100];2;0));VLOOKUP([.B183];[.$U$2:.$V$100];2;0);1)" office:value-type="float" office:value="1">
            <text:p>1</text:p>
          </table:table-cell>
          <table:table-cell table:formula="of:=IF(ISNUMBER(VLOOKUP([.B183];[.$AA$2:.$AB$302];2;0));VLOOKUP([.B183];[.$AA$2:.$AB$302];2;0);0)" office:value-type="float" office:value="0">
            <text:p>0</text:p>
          </table:table-cell>
          <table:table-cell table:formula="of:=IF(ISNUMBER(VLOOKUP([.B183];[.$AD$2:.$AE$33];2;0));VLOOKUP([.B183];[.$AD$2:.$AE$33];2;0);1)" office:value-type="float" office:value="1">
            <text:p>1</text:p>
          </table:table-cell>
          <table:table-cell table:formula="of:=IF(ISNUMBER(VLOOKUP([.B183];[.$AG$2:.$AH$41];2;0));VLOOKUP([.B183];[.$AG$2:.$AH$41];2;0);1)" office:value-type="float" office:value="1">
            <text:p>1</text:p>
          </table:table-cell>
          <table:table-cell table:number-columns-repeated="16"/>
          <table:table-cell office:value-type="string">
            <text:p>René Rouqu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alek Boutih</text:p>
          </table:table-cell>
          <table:table-cell table:formula="of:=IF(ISNUMBER(VLOOKUP([.B184];[.$L$2:.$M$202];2;0));VLOOKUP([.B184];[.$L$2:.$M$202];2;0);1)" office:value-type="float" office:value="1">
            <text:p>1</text:p>
          </table:table-cell>
          <table:table-cell table:formula="of:=IF(ISNUMBER(VLOOKUP([.B184];[.$O$2:.$P$12];2;0));VLOOKUP([.B184];[.$O$2:.$P$12];2;0);1)" office:value-type="float" office:value="1">
            <text:p>1</text:p>
          </table:table-cell>
          <table:table-cell table:formula="of:=IF(ISNUMBER(VLOOKUP([.B184];[.$R$2:.$S$46];2;0));VLOOKUP([.B18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4];[.$U$2:.$V$100];2;0));VLOOKUP([.B184];[.$U$2:.$V$100];2;0);1)" office:value-type="float" office:value="1">
            <text:p>1</text:p>
          </table:table-cell>
          <table:table-cell table:formula="of:=IF(ISNUMBER(VLOOKUP([.B184];[.$AA$2:.$AB$302];2;0));VLOOKUP([.B184];[.$AA$2:.$AB$302];2;0);0)" office:value-type="float" office:value="0">
            <text:p>0</text:p>
          </table:table-cell>
          <table:table-cell table:formula="of:=IF(ISNUMBER(VLOOKUP([.B184];[.$AD$2:.$AE$33];2;0));VLOOKUP([.B184];[.$AD$2:.$AE$33];2;0);1)" office:value-type="float" office:value="1">
            <text:p>1</text:p>
          </table:table-cell>
          <table:table-cell table:formula="of:=IF(ISNUMBER(VLOOKUP([.B184];[.$AG$2:.$AH$41];2;0));VLOOKUP([.B184];[.$AG$2:.$AH$41];2;0);1)" office:value-type="float" office:value="1">
            <text:p>1</text:p>
          </table:table-cell>
          <table:table-cell table:number-columns-repeated="16"/>
          <table:table-cell office:value-type="string">
            <text:p>Robert Oliv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Marc Goua</text:p>
          </table:table-cell>
          <table:table-cell table:formula="of:=IF(ISNUMBER(VLOOKUP([.B185];[.$L$2:.$M$202];2;0));VLOOKUP([.B185];[.$L$2:.$M$202];2;0);1)" office:value-type="float" office:value="1">
            <text:p>1</text:p>
          </table:table-cell>
          <table:table-cell table:formula="of:=IF(ISNUMBER(VLOOKUP([.B185];[.$O$2:.$P$12];2;0));VLOOKUP([.B185];[.$O$2:.$P$12];2;0);1)" office:value-type="float" office:value="1">
            <text:p>1</text:p>
          </table:table-cell>
          <table:table-cell table:formula="of:=IF(ISNUMBER(VLOOKUP([.B185];[.$R$2:.$S$46];2;0));VLOOKUP([.B18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5];[.$U$2:.$V$100];2;0));VLOOKUP([.B185];[.$U$2:.$V$100];2;0);1)" office:value-type="float" office:value="1">
            <text:p>1</text:p>
          </table:table-cell>
          <table:table-cell table:formula="of:=IF(ISNUMBER(VLOOKUP([.B185];[.$AA$2:.$AB$302];2;0));VLOOKUP([.B185];[.$AA$2:.$AB$302];2;0);0)" office:value-type="float" office:value="1">
            <text:p>1</text:p>
          </table:table-cell>
          <table:table-cell table:formula="of:=IF(ISNUMBER(VLOOKUP([.B185];[.$AD$2:.$AE$33];2;0));VLOOKUP([.B185];[.$AD$2:.$AE$33];2;0);1)" office:value-type="float" office:value="1">
            <text:p>1</text:p>
          </table:table-cell>
          <table:table-cell table:formula="of:=IF(ISNUMBER(VLOOKUP([.B185];[.$AG$2:.$AH$41];2;0));VLOOKUP([.B185];[.$AG$2:.$AH$41];2;0);1)" office:value-type="float" office:value="1">
            <text:p>1</text:p>
          </table:table-cell>
          <table:table-cell table:number-columns-repeated="16"/>
          <table:table-cell office:value-type="string">
            <text:p>Sabine Bui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arcel Rogemont</text:p>
          </table:table-cell>
          <table:table-cell table:formula="of:=IF(ISNUMBER(VLOOKUP([.B186];[.$L$2:.$M$202];2;0));VLOOKUP([.B186];[.$L$2:.$M$202];2;0);1)" office:value-type="float" office:value="1">
            <text:p>1</text:p>
          </table:table-cell>
          <table:table-cell table:formula="of:=IF(ISNUMBER(VLOOKUP([.B186];[.$O$2:.$P$12];2;0));VLOOKUP([.B186];[.$O$2:.$P$12];2;0);1)" office:value-type="float" office:value="1">
            <text:p>1</text:p>
          </table:table-cell>
          <table:table-cell table:formula="of:=IF(ISNUMBER(VLOOKUP([.B186];[.$R$2:.$S$46];2;0));VLOOKUP([.B18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6];[.$U$2:.$V$100];2;0));VLOOKUP([.B186];[.$U$2:.$V$100];2;0);1)" office:value-type="float" office:value="1">
            <text:p>1</text:p>
          </table:table-cell>
          <table:table-cell table:formula="of:=IF(ISNUMBER(VLOOKUP([.B186];[.$AA$2:.$AB$302];2;0));VLOOKUP([.B186];[.$AA$2:.$AB$302];2;0);0)" office:value-type="float" office:value="1">
            <text:p>1</text:p>
          </table:table-cell>
          <table:table-cell table:formula="of:=IF(ISNUMBER(VLOOKUP([.B186];[.$AD$2:.$AE$33];2;0));VLOOKUP([.B186];[.$AD$2:.$AE$33];2;0);1)" office:value-type="float" office:value="1">
            <text:p>1</text:p>
          </table:table-cell>
          <table:table-cell table:formula="of:=IF(ISNUMBER(VLOOKUP([.B186];[.$AG$2:.$AH$41];2;0));VLOOKUP([.B186];[.$AG$2:.$AH$41];2;0);1)" office:value-type="float" office:value="1">
            <text:p>1</text:p>
          </table:table-cell>
          <table:table-cell table:number-columns-repeated="16"/>
          <table:table-cell office:value-type="string">
            <text:p>Sandrine Douce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arie Récalde</text:p>
          </table:table-cell>
          <table:table-cell table:formula="of:=IF(ISNUMBER(VLOOKUP([.B187];[.$L$2:.$M$202];2;0));VLOOKUP([.B187];[.$L$2:.$M$202];2;0);1)" office:value-type="float" office:value="1">
            <text:p>1</text:p>
          </table:table-cell>
          <table:table-cell table:formula="of:=IF(ISNUMBER(VLOOKUP([.B187];[.$O$2:.$P$12];2;0));VLOOKUP([.B187];[.$O$2:.$P$12];2;0);1)" office:value-type="float" office:value="1">
            <text:p>1</text:p>
          </table:table-cell>
          <table:table-cell table:formula="of:=IF(ISNUMBER(VLOOKUP([.B187];[.$R$2:.$S$46];2;0));VLOOKUP([.B18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7];[.$U$2:.$V$100];2;0));VLOOKUP([.B187];[.$U$2:.$V$100];2;0);1)" office:value-type="float" office:value="1">
            <text:p>1</text:p>
          </table:table-cell>
          <table:table-cell table:formula="of:=IF(ISNUMBER(VLOOKUP([.B187];[.$AA$2:.$AB$302];2;0));VLOOKUP([.B187];[.$AA$2:.$AB$302];2;0);0)" office:value-type="float" office:value="1">
            <text:p>1</text:p>
          </table:table-cell>
          <table:table-cell table:formula="of:=IF(ISNUMBER(VLOOKUP([.B187];[.$AD$2:.$AE$33];2;0));VLOOKUP([.B187];[.$AD$2:.$AE$33];2;0);1)" office:value-type="float" office:value="1">
            <text:p>1</text:p>
          </table:table-cell>
          <table:table-cell table:formula="of:=IF(ISNUMBER(VLOOKUP([.B187];[.$AG$2:.$AH$41];2;0));VLOOKUP([.B187];[.$AG$2:.$AH$41];2;0);1)" office:value-type="float" office:value="1">
            <text:p>1</text:p>
          </table:table-cell>
          <table:table-cell table:number-columns-repeated="16"/>
          <table:table-cell office:value-type="string">
            <text:p>Sandrine H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arie-Anne Chapdelaine</text:p>
          </table:table-cell>
          <table:table-cell table:formula="of:=IF(ISNUMBER(VLOOKUP([.B188];[.$L$2:.$M$202];2;0));VLOOKUP([.B188];[.$L$2:.$M$202];2;0);1)" office:value-type="float" office:value="1">
            <text:p>1</text:p>
          </table:table-cell>
          <table:table-cell table:formula="of:=IF(ISNUMBER(VLOOKUP([.B188];[.$O$2:.$P$12];2;0));VLOOKUP([.B188];[.$O$2:.$P$12];2;0);1)" office:value-type="float" office:value="1">
            <text:p>1</text:p>
          </table:table-cell>
          <table:table-cell table:formula="of:=IF(ISNUMBER(VLOOKUP([.B188];[.$R$2:.$S$46];2;0));VLOOKUP([.B18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8];[.$U$2:.$V$100];2;0));VLOOKUP([.B188];[.$U$2:.$V$100];2;0);1)" office:value-type="float" office:value="1">
            <text:p>1</text:p>
          </table:table-cell>
          <table:table-cell table:formula="of:=IF(ISNUMBER(VLOOKUP([.B188];[.$AA$2:.$AB$302];2;0));VLOOKUP([.B188];[.$AA$2:.$AB$302];2;0);0)" office:value-type="float" office:value="1">
            <text:p>1</text:p>
          </table:table-cell>
          <table:table-cell table:formula="of:=IF(ISNUMBER(VLOOKUP([.B188];[.$AD$2:.$AE$33];2;0));VLOOKUP([.B188];[.$AD$2:.$AE$33];2;0);1)" office:value-type="float" office:value="1">
            <text:p>1</text:p>
          </table:table-cell>
          <table:table-cell table:formula="of:=IF(ISNUMBER(VLOOKUP([.B188];[.$AG$2:.$AH$41];2;0));VLOOKUP([.B188];[.$AG$2:.$AH$41];2;0);1)" office:value-type="float" office:value="1">
            <text:p>1</text:p>
          </table:table-cell>
          <table:table-cell table:number-columns-repeated="16"/>
          <table:table-cell office:value-type="string">
            <text:p>Sandrine Mazetier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arie-Arlette Carlotti</text:p>
          </table:table-cell>
          <table:table-cell table:formula="of:=IF(ISNUMBER(VLOOKUP([.B189];[.$L$2:.$M$202];2;0));VLOOKUP([.B189];[.$L$2:.$M$202];2;0);1)" office:value-type="float" office:value="1">
            <text:p>1</text:p>
          </table:table-cell>
          <table:table-cell table:formula="of:=IF(ISNUMBER(VLOOKUP([.B189];[.$O$2:.$P$12];2;0));VLOOKUP([.B189];[.$O$2:.$P$12];2;0);1)" office:value-type="float" office:value="1">
            <text:p>1</text:p>
          </table:table-cell>
          <table:table-cell table:formula="of:=IF(ISNUMBER(VLOOKUP([.B189];[.$R$2:.$S$46];2;0));VLOOKUP([.B18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89];[.$U$2:.$V$100];2;0));VLOOKUP([.B189];[.$U$2:.$V$100];2;0);1)" office:value-type="float" office:value="1">
            <text:p>1</text:p>
          </table:table-cell>
          <table:table-cell table:formula="of:=IF(ISNUMBER(VLOOKUP([.B189];[.$AA$2:.$AB$302];2;0));VLOOKUP([.B189];[.$AA$2:.$AB$302];2;0);0)" office:value-type="float" office:value="1">
            <text:p>1</text:p>
          </table:table-cell>
          <table:table-cell table:formula="of:=IF(ISNUMBER(VLOOKUP([.B189];[.$AD$2:.$AE$33];2;0));VLOOKUP([.B189];[.$AD$2:.$AE$33];2;0);1)" office:value-type="float" office:value="1">
            <text:p>1</text:p>
          </table:table-cell>
          <table:table-cell table:formula="of:=IF(ISNUMBER(VLOOKUP([.B189];[.$AG$2:.$AH$41];2;0));VLOOKUP([.B189];[.$AG$2:.$AH$41];2;0);1)" office:value-type="float" office:value="1">
            <text:p>1</text:p>
          </table:table-cell>
          <table:table-cell table:number-columns-repeated="16"/>
          <table:table-cell office:value-type="string">
            <text:p>Sébastien Denaj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arie-Françoise Bechtel</text:p>
          </table:table-cell>
          <table:table-cell table:formula="of:=IF(ISNUMBER(VLOOKUP([.B190];[.$L$2:.$M$202];2;0));VLOOKUP([.B190];[.$L$2:.$M$202];2;0);1)" office:value-type="float" office:value="1">
            <text:p>1</text:p>
          </table:table-cell>
          <table:table-cell table:formula="of:=IF(ISNUMBER(VLOOKUP([.B190];[.$O$2:.$P$12];2;0));VLOOKUP([.B190];[.$O$2:.$P$12];2;0);1)" office:value-type="float" office:value="1">
            <text:p>1</text:p>
          </table:table-cell>
          <table:table-cell table:formula="of:=IF(ISNUMBER(VLOOKUP([.B190];[.$R$2:.$S$46];2;0));VLOOKUP([.B19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0];[.$U$2:.$V$100];2;0));VLOOKUP([.B190];[.$U$2:.$V$100];2;0);1)" office:value-type="float" office:value="1">
            <text:p>1</text:p>
          </table:table-cell>
          <table:table-cell table:formula="of:=IF(ISNUMBER(VLOOKUP([.B190];[.$AA$2:.$AB$302];2;0));VLOOKUP([.B190];[.$AA$2:.$AB$302];2;0);0)" office:value-type="float" office:value="0">
            <text:p>0</text:p>
          </table:table-cell>
          <table:table-cell table:formula="of:=IF(ISNUMBER(VLOOKUP([.B190];[.$AD$2:.$AE$33];2;0));VLOOKUP([.B190];[.$AD$2:.$AE$33];2;0);1)" office:value-type="float" office:value="0">
            <text:p>0</text:p>
          </table:table-cell>
          <table:table-cell table:formula="of:=IF(ISNUMBER(VLOOKUP([.B190];[.$AG$2:.$AH$41];2;0));VLOOKUP([.B190];[.$AG$2:.$AH$41];2;0);1)" office:value-type="float" office:value="1">
            <text:p>1</text:p>
          </table:table-cell>
          <table:table-cell table:number-columns-repeated="16"/>
          <table:table-cell office:value-type="string">
            <text:p>Sébastien Pietrasant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arie-Françoise Clergeau</text:p>
          </table:table-cell>
          <table:table-cell table:formula="of:=IF(ISNUMBER(VLOOKUP([.B191];[.$L$2:.$M$202];2;0));VLOOKUP([.B191];[.$L$2:.$M$202];2;0);1)" office:value-type="float" office:value="1">
            <text:p>1</text:p>
          </table:table-cell>
          <table:table-cell table:formula="of:=IF(ISNUMBER(VLOOKUP([.B191];[.$O$2:.$P$12];2;0));VLOOKUP([.B191];[.$O$2:.$P$12];2;0);1)" office:value-type="float" office:value="1">
            <text:p>1</text:p>
          </table:table-cell>
          <table:table-cell table:formula="of:=IF(ISNUMBER(VLOOKUP([.B191];[.$R$2:.$S$46];2;0));VLOOKUP([.B19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1];[.$U$2:.$V$100];2;0));VLOOKUP([.B191];[.$U$2:.$V$100];2;0);1)" office:value-type="float" office:value="1">
            <text:p>1</text:p>
          </table:table-cell>
          <table:table-cell table:formula="of:=IF(ISNUMBER(VLOOKUP([.B191];[.$AA$2:.$AB$302];2;0));VLOOKUP([.B191];[.$AA$2:.$AB$302];2;0);0)" office:value-type="float" office:value="1">
            <text:p>1</text:p>
          </table:table-cell>
          <table:table-cell table:formula="of:=IF(ISNUMBER(VLOOKUP([.B191];[.$AD$2:.$AE$33];2;0));VLOOKUP([.B191];[.$AD$2:.$AE$33];2;0);1)" office:value-type="float" office:value="1">
            <text:p>1</text:p>
          </table:table-cell>
          <table:table-cell table:formula="of:=IF(ISNUMBER(VLOOKUP([.B191];[.$AG$2:.$AH$41];2;0));VLOOKUP([.B191];[.$AG$2:.$AH$41];2;0);1)" office:value-type="float" office:value="1">
            <text:p>1</text:p>
          </table:table-cell>
          <table:table-cell table:number-columns-repeated="16"/>
          <table:table-cell office:value-type="string">
            <text:p>Serge Janqu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rie-Hélène Fabre</text:p>
          </table:table-cell>
          <table:table-cell table:formula="of:=IF(ISNUMBER(VLOOKUP([.B192];[.$L$2:.$M$202];2;0));VLOOKUP([.B192];[.$L$2:.$M$202];2;0);1)" office:value-type="float" office:value="1">
            <text:p>1</text:p>
          </table:table-cell>
          <table:table-cell table:formula="of:=IF(ISNUMBER(VLOOKUP([.B192];[.$O$2:.$P$12];2;0));VLOOKUP([.B192];[.$O$2:.$P$12];2;0);1)" office:value-type="float" office:value="1">
            <text:p>1</text:p>
          </table:table-cell>
          <table:table-cell table:formula="of:=IF(ISNUMBER(VLOOKUP([.B192];[.$R$2:.$S$46];2;0));VLOOKUP([.B19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2];[.$U$2:.$V$100];2;0));VLOOKUP([.B192];[.$U$2:.$V$100];2;0);1)" office:value-type="float" office:value="1">
            <text:p>1</text:p>
          </table:table-cell>
          <table:table-cell table:formula="of:=IF(ISNUMBER(VLOOKUP([.B192];[.$AA$2:.$AB$302];2;0));VLOOKUP([.B192];[.$AA$2:.$AB$302];2;0);0)" office:value-type="float" office:value="1">
            <text:p>1</text:p>
          </table:table-cell>
          <table:table-cell table:formula="of:=IF(ISNUMBER(VLOOKUP([.B192];[.$AD$2:.$AE$33];2;0));VLOOKUP([.B192];[.$AD$2:.$AE$33];2;0);1)" office:value-type="float" office:value="1">
            <text:p>1</text:p>
          </table:table-cell>
          <table:table-cell table:formula="of:=IF(ISNUMBER(VLOOKUP([.B192];[.$AG$2:.$AH$41];2;0));VLOOKUP([.B192];[.$AG$2:.$AH$41];2;0);1)" office:value-type="float" office:value="1">
            <text:p>1</text:p>
          </table:table-cell>
          <table:table-cell table:number-columns-repeated="16"/>
          <table:table-cell office:value-type="string">
            <text:p>Serge Letchimy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arie-Line Reynaud</text:p>
          </table:table-cell>
          <table:table-cell table:formula="of:=IF(ISNUMBER(VLOOKUP([.B193];[.$L$2:.$M$202];2;0));VLOOKUP([.B193];[.$L$2:.$M$202];2;0);1)" office:value-type="float" office:value="0">
            <text:p>0</text:p>
          </table:table-cell>
          <table:table-cell table:formula="of:=IF(ISNUMBER(VLOOKUP([.B193];[.$O$2:.$P$12];2;0));VLOOKUP([.B193];[.$O$2:.$P$12];2;0);1)" office:value-type="float" office:value="1">
            <text:p>1</text:p>
          </table:table-cell>
          <table:table-cell table:formula="of:=IF(ISNUMBER(VLOOKUP([.B193];[.$R$2:.$S$46];2;0));VLOOKUP([.B19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3];[.$U$2:.$V$100];2;0));VLOOKUP([.B193];[.$U$2:.$V$100];2;0);1)" office:value-type="float" office:value="1">
            <text:p>1</text:p>
          </table:table-cell>
          <table:table-cell table:formula="of:=IF(ISNUMBER(VLOOKUP([.B193];[.$AA$2:.$AB$302];2;0));VLOOKUP([.B193];[.$AA$2:.$AB$302];2;0);0)" office:value-type="float" office:value="0">
            <text:p>0</text:p>
          </table:table-cell>
          <table:table-cell table:formula="of:=IF(ISNUMBER(VLOOKUP([.B193];[.$AD$2:.$AE$33];2;0));VLOOKUP([.B193];[.$AD$2:.$AE$33];2;0);1)" office:value-type="float" office:value="1">
            <text:p>1</text:p>
          </table:table-cell>
          <table:table-cell table:formula="of:=IF(ISNUMBER(VLOOKUP([.B193];[.$AG$2:.$AH$41];2;0));VLOOKUP([.B193];[.$AG$2:.$AH$41];2;0);1)" office:value-type="float" office:value="1">
            <text:p>1</text:p>
          </table:table-cell>
          <table:table-cell table:number-columns-repeated="16"/>
          <table:table-cell office:value-type="string">
            <text:p>Seybah Dagoma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arie-Lou Marcel</text:p>
          </table:table-cell>
          <table:table-cell table:formula="of:=IF(ISNUMBER(VLOOKUP([.B194];[.$L$2:.$M$202];2;0));VLOOKUP([.B194];[.$L$2:.$M$202];2;0);1)" office:value-type="float" office:value="0">
            <text:p>0</text:p>
          </table:table-cell>
          <table:table-cell table:formula="of:=IF(ISNUMBER(VLOOKUP([.B194];[.$O$2:.$P$12];2;0));VLOOKUP([.B194];[.$O$2:.$P$12];2;0);1)" office:value-type="float" office:value="1">
            <text:p>1</text:p>
          </table:table-cell>
          <table:table-cell table:formula="of:=IF(ISNUMBER(VLOOKUP([.B194];[.$R$2:.$S$46];2;0));VLOOKUP([.B19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4];[.$U$2:.$V$100];2;0));VLOOKUP([.B194];[.$U$2:.$V$100];2;0);1)" office:value-type="float" office:value="1">
            <text:p>1</text:p>
          </table:table-cell>
          <table:table-cell table:formula="of:=IF(ISNUMBER(VLOOKUP([.B194];[.$AA$2:.$AB$302];2;0));VLOOKUP([.B194];[.$AA$2:.$AB$302];2;0);0)" office:value-type="float" office:value="0">
            <text:p>0</text:p>
          </table:table-cell>
          <table:table-cell table:formula="of:=IF(ISNUMBER(VLOOKUP([.B194];[.$AD$2:.$AE$33];2;0));VLOOKUP([.B194];[.$AD$2:.$AE$33];2;0);1)" office:value-type="float" office:value="1">
            <text:p>1</text:p>
          </table:table-cell>
          <table:table-cell table:formula="of:=IF(ISNUMBER(VLOOKUP([.B194];[.$AG$2:.$AH$41];2;0));VLOOKUP([.B194];[.$AG$2:.$AH$41];2;0);1)" office:value-type="float" office:value="1">
            <text:p>1</text:p>
          </table:table-cell>
          <table:table-cell table:number-columns-repeated="16"/>
          <table:table-cell office:value-type="string">
            <text:p>Sophie Dessu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arie-Noëlle Battistel</text:p>
          </table:table-cell>
          <table:table-cell table:formula="of:=IF(ISNUMBER(VLOOKUP([.B195];[.$L$2:.$M$202];2;0));VLOOKUP([.B195];[.$L$2:.$M$202];2;0);1)" office:value-type="float" office:value="1">
            <text:p>1</text:p>
          </table:table-cell>
          <table:table-cell table:formula="of:=IF(ISNUMBER(VLOOKUP([.B195];[.$O$2:.$P$12];2;0));VLOOKUP([.B195];[.$O$2:.$P$12];2;0);1)" office:value-type="float" office:value="1">
            <text:p>1</text:p>
          </table:table-cell>
          <table:table-cell table:formula="of:=IF(ISNUMBER(VLOOKUP([.B195];[.$R$2:.$S$46];2;0));VLOOKUP([.B19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5];[.$U$2:.$V$100];2;0));VLOOKUP([.B195];[.$U$2:.$V$100];2;0);1)" office:value-type="float" office:value="1">
            <text:p>1</text:p>
          </table:table-cell>
          <table:table-cell table:formula="of:=IF(ISNUMBER(VLOOKUP([.B195];[.$AA$2:.$AB$302];2;0));VLOOKUP([.B195];[.$AA$2:.$AB$302];2;0);0)" office:value-type="float" office:value="1">
            <text:p>1</text:p>
          </table:table-cell>
          <table:table-cell table:formula="of:=IF(ISNUMBER(VLOOKUP([.B195];[.$AD$2:.$AE$33];2;0));VLOOKUP([.B195];[.$AD$2:.$AE$33];2;0);1)" office:value-type="float" office:value="1">
            <text:p>1</text:p>
          </table:table-cell>
          <table:table-cell table:formula="of:=IF(ISNUMBER(VLOOKUP([.B195];[.$AG$2:.$AH$41];2;0));VLOOKUP([.B195];[.$AG$2:.$AH$41];2;0);1)" office:value-type="float" office:value="1">
            <text:p>1</text:p>
          </table:table-cell>
          <table:table-cell table:number-columns-repeated="16"/>
          <table:table-cell office:value-type="string">
            <text:p>Sophie Errant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arie-Odile Bouillé</text:p>
          </table:table-cell>
          <table:table-cell table:formula="of:=IF(ISNUMBER(VLOOKUP([.B196];[.$L$2:.$M$202];2;0));VLOOKUP([.B196];[.$L$2:.$M$202];2;0);1)" office:value-type="float" office:value="1">
            <text:p>1</text:p>
          </table:table-cell>
          <table:table-cell table:formula="of:=IF(ISNUMBER(VLOOKUP([.B196];[.$O$2:.$P$12];2;0));VLOOKUP([.B196];[.$O$2:.$P$12];2;0);1)" office:value-type="float" office:value="1">
            <text:p>1</text:p>
          </table:table-cell>
          <table:table-cell table:formula="of:=IF(ISNUMBER(VLOOKUP([.B196];[.$R$2:.$S$46];2;0));VLOOKUP([.B19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6];[.$U$2:.$V$100];2;0));VLOOKUP([.B196];[.$U$2:.$V$100];2;0);1)" office:value-type="float" office:value="1">
            <text:p>1</text:p>
          </table:table-cell>
          <table:table-cell table:formula="of:=IF(ISNUMBER(VLOOKUP([.B196];[.$AA$2:.$AB$302];2;0));VLOOKUP([.B196];[.$AA$2:.$AB$302];2;0);0)" office:value-type="float" office:value="0">
            <text:p>0</text:p>
          </table:table-cell>
          <table:table-cell table:formula="of:=IF(ISNUMBER(VLOOKUP([.B196];[.$AD$2:.$AE$33];2;0));VLOOKUP([.B196];[.$AD$2:.$AE$33];2;0);1)" office:value-type="float" office:value="1">
            <text:p>1</text:p>
          </table:table-cell>
          <table:table-cell table:formula="of:=IF(ISNUMBER(VLOOKUP([.B196];[.$AG$2:.$AH$41];2;0));VLOOKUP([.B196];[.$AG$2:.$AH$41];2;0);1)" office:value-type="float" office:value="1">
            <text:p>1</text:p>
          </table:table-cell>
          <table:table-cell table:number-columns-repeated="16"/>
          <table:table-cell office:value-type="string">
            <text:p>Sylviane Alaux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arietta Karamanli</text:p>
          </table:table-cell>
          <table:table-cell table:formula="of:=IF(ISNUMBER(VLOOKUP([.B197];[.$L$2:.$M$202];2;0));VLOOKUP([.B197];[.$L$2:.$M$202];2;0);1)" office:value-type="float" office:value="1">
            <text:p>1</text:p>
          </table:table-cell>
          <table:table-cell table:formula="of:=IF(ISNUMBER(VLOOKUP([.B197];[.$O$2:.$P$12];2;0));VLOOKUP([.B197];[.$O$2:.$P$12];2;0);1)" office:value-type="float" office:value="1">
            <text:p>1</text:p>
          </table:table-cell>
          <table:table-cell table:formula="of:=IF(ISNUMBER(VLOOKUP([.B197];[.$R$2:.$S$46];2;0));VLOOKUP([.B19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7];[.$U$2:.$V$100];2;0));VLOOKUP([.B197];[.$U$2:.$V$100];2;0);1)" office:value-type="float" office:value="1">
            <text:p>1</text:p>
          </table:table-cell>
          <table:table-cell table:formula="of:=IF(ISNUMBER(VLOOKUP([.B197];[.$AA$2:.$AB$302];2;0));VLOOKUP([.B197];[.$AA$2:.$AB$302];2;0);0)" office:value-type="float" office:value="1">
            <text:p>1</text:p>
          </table:table-cell>
          <table:table-cell table:formula="of:=IF(ISNUMBER(VLOOKUP([.B197];[.$AD$2:.$AE$33];2;0));VLOOKUP([.B197];[.$AD$2:.$AE$33];2;0);1)" office:value-type="float" office:value="1">
            <text:p>1</text:p>
          </table:table-cell>
          <table:table-cell table:formula="of:=IF(ISNUMBER(VLOOKUP([.B197];[.$AG$2:.$AH$41];2;0));VLOOKUP([.B197];[.$AG$2:.$AH$41];2;0);1)" office:value-type="float" office:value="1">
            <text:p>1</text:p>
          </table:table-cell>
          <table:table-cell table:number-columns-repeated="16"/>
          <table:table-cell office:value-type="string">
            <text:p>Sylviane Bulteau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artine Carrillon-Couvreur</text:p>
          </table:table-cell>
          <table:table-cell table:formula="of:=IF(ISNUMBER(VLOOKUP([.B198];[.$L$2:.$M$202];2;0));VLOOKUP([.B198];[.$L$2:.$M$202];2;0);1)" office:value-type="float" office:value="1">
            <text:p>1</text:p>
          </table:table-cell>
          <table:table-cell table:formula="of:=IF(ISNUMBER(VLOOKUP([.B198];[.$O$2:.$P$12];2;0));VLOOKUP([.B198];[.$O$2:.$P$12];2;0);1)" office:value-type="float" office:value="1">
            <text:p>1</text:p>
          </table:table-cell>
          <table:table-cell table:formula="of:=IF(ISNUMBER(VLOOKUP([.B198];[.$R$2:.$S$46];2;0));VLOOKUP([.B19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8];[.$U$2:.$V$100];2;0));VLOOKUP([.B198];[.$U$2:.$V$100];2;0);1)" office:value-type="float" office:value="1">
            <text:p>1</text:p>
          </table:table-cell>
          <table:table-cell table:formula="of:=IF(ISNUMBER(VLOOKUP([.B198];[.$AA$2:.$AB$302];2;0));VLOOKUP([.B198];[.$AA$2:.$AB$302];2;0);0)" office:value-type="float" office:value="1">
            <text:p>1</text:p>
          </table:table-cell>
          <table:table-cell table:formula="of:=IF(ISNUMBER(VLOOKUP([.B198];[.$AD$2:.$AE$33];2;0));VLOOKUP([.B198];[.$AD$2:.$AE$33];2;0);1)" office:value-type="float" office:value="1">
            <text:p>1</text:p>
          </table:table-cell>
          <table:table-cell table:formula="of:=IF(ISNUMBER(VLOOKUP([.B198];[.$AG$2:.$AH$41];2;0));VLOOKUP([.B198];[.$AG$2:.$AH$41];2;0);1)" office:value-type="float" office:value="1">
            <text:p>1</text:p>
          </table:table-cell>
          <table:table-cell table:number-columns-repeated="16"/>
          <table:table-cell office:value-type="string">
            <text:p>Sylvie Tolmon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artine Faure</text:p>
          </table:table-cell>
          <table:table-cell table:formula="of:=IF(ISNUMBER(VLOOKUP([.B199];[.$L$2:.$M$202];2;0));VLOOKUP([.B199];[.$L$2:.$M$202];2;0);1)" office:value-type="float" office:value="1">
            <text:p>1</text:p>
          </table:table-cell>
          <table:table-cell table:formula="of:=IF(ISNUMBER(VLOOKUP([.B199];[.$O$2:.$P$12];2;0));VLOOKUP([.B199];[.$O$2:.$P$12];2;0);1)" office:value-type="float" office:value="1">
            <text:p>1</text:p>
          </table:table-cell>
          <table:table-cell table:formula="of:=IF(ISNUMBER(VLOOKUP([.B199];[.$R$2:.$S$46];2;0));VLOOKUP([.B19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199];[.$U$2:.$V$100];2;0));VLOOKUP([.B199];[.$U$2:.$V$100];2;0);1)" office:value-type="float" office:value="1">
            <text:p>1</text:p>
          </table:table-cell>
          <table:table-cell table:formula="of:=IF(ISNUMBER(VLOOKUP([.B199];[.$AA$2:.$AB$302];2;0));VLOOKUP([.B199];[.$AA$2:.$AB$302];2;0);0)" office:value-type="float" office:value="1">
            <text:p>1</text:p>
          </table:table-cell>
          <table:table-cell table:formula="of:=IF(ISNUMBER(VLOOKUP([.B199];[.$AD$2:.$AE$33];2;0));VLOOKUP([.B199];[.$AD$2:.$AE$33];2;0);1)" office:value-type="float" office:value="1">
            <text:p>1</text:p>
          </table:table-cell>
          <table:table-cell table:formula="of:=IF(ISNUMBER(VLOOKUP([.B199];[.$AG$2:.$AH$41];2;0));VLOOKUP([.B199];[.$AG$2:.$AH$41];2;0);1)" office:value-type="float" office:value="1">
            <text:p>1</text:p>
          </table:table-cell>
          <table:table-cell table:number-columns-repeated="16"/>
          <table:table-cell office:value-type="string">
            <text:p>Thérèse Guilbert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artine Lignières-Cassou</text:p>
          </table:table-cell>
          <table:table-cell table:formula="of:=IF(ISNUMBER(VLOOKUP([.B200];[.$L$2:.$M$202];2;0));VLOOKUP([.B200];[.$L$2:.$M$202];2;0);1)" office:value-type="float" office:value="1">
            <text:p>1</text:p>
          </table:table-cell>
          <table:table-cell table:formula="of:=IF(ISNUMBER(VLOOKUP([.B200];[.$O$2:.$P$12];2;0));VLOOKUP([.B200];[.$O$2:.$P$12];2;0);1)" office:value-type="float" office:value="1">
            <text:p>1</text:p>
          </table:table-cell>
          <table:table-cell table:formula="of:=IF(ISNUMBER(VLOOKUP([.B200];[.$R$2:.$S$46];2;0));VLOOKUP([.B20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0];[.$U$2:.$V$100];2;0));VLOOKUP([.B200];[.$U$2:.$V$100];2;0);1)" office:value-type="float" office:value="1">
            <text:p>1</text:p>
          </table:table-cell>
          <table:table-cell table:formula="of:=IF(ISNUMBER(VLOOKUP([.B200];[.$AA$2:.$AB$302];2;0));VLOOKUP([.B200];[.$AA$2:.$AB$302];2;0);0)" office:value-type="float" office:value="1">
            <text:p>1</text:p>
          </table:table-cell>
          <table:table-cell table:formula="of:=IF(ISNUMBER(VLOOKUP([.B200];[.$AD$2:.$AE$33];2;0));VLOOKUP([.B200];[.$AD$2:.$AE$33];2;0);1)" office:value-type="float" office:value="1">
            <text:p>1</text:p>
          </table:table-cell>
          <table:table-cell table:formula="of:=IF(ISNUMBER(VLOOKUP([.B200];[.$AG$2:.$AH$41];2;0));VLOOKUP([.B200];[.$AG$2:.$AH$41];2;0);1)" office:value-type="float" office:value="1">
            <text:p>1</text:p>
          </table:table-cell>
          <table:table-cell table:number-columns-repeated="16"/>
          <table:table-cell office:value-type="string">
            <text:p>Thomas Thévenou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artine Martinel</text:p>
          </table:table-cell>
          <table:table-cell table:formula="of:=IF(ISNUMBER(VLOOKUP([.B201];[.$L$2:.$M$202];2;0));VLOOKUP([.B201];[.$L$2:.$M$202];2;0);1)" office:value-type="float" office:value="1">
            <text:p>1</text:p>
          </table:table-cell>
          <table:table-cell table:formula="of:=IF(ISNUMBER(VLOOKUP([.B201];[.$O$2:.$P$12];2;0));VLOOKUP([.B201];[.$O$2:.$P$12];2;0);1)" office:value-type="float" office:value="1">
            <text:p>1</text:p>
          </table:table-cell>
          <table:table-cell table:formula="of:=IF(ISNUMBER(VLOOKUP([.B201];[.$R$2:.$S$46];2;0));VLOOKUP([.B20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1];[.$U$2:.$V$100];2;0));VLOOKUP([.B201];[.$U$2:.$V$100];2;0);1)" office:value-type="float" office:value="1">
            <text:p>1</text:p>
          </table:table-cell>
          <table:table-cell table:formula="of:=IF(ISNUMBER(VLOOKUP([.B201];[.$AA$2:.$AB$302];2;0));VLOOKUP([.B201];[.$AA$2:.$AB$302];2;0);0)" office:value-type="float" office:value="1">
            <text:p>1</text:p>
          </table:table-cell>
          <table:table-cell table:formula="of:=IF(ISNUMBER(VLOOKUP([.B201];[.$AD$2:.$AE$33];2;0));VLOOKUP([.B201];[.$AD$2:.$AE$33];2;0);1)" office:value-type="float" office:value="1">
            <text:p>1</text:p>
          </table:table-cell>
          <table:table-cell table:formula="of:=IF(ISNUMBER(VLOOKUP([.B201];[.$AG$2:.$AH$41];2;0));VLOOKUP([.B201];[.$AG$2:.$AH$41];2;0);1)" office:value-type="float" office:value="1">
            <text:p>1</text:p>
          </table:table-cell>
          <table:table-cell table:number-columns-repeated="16"/>
          <table:table-cell office:value-type="string">
            <text:p>Valérie Corre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artine Pinville</text:p>
          </table:table-cell>
          <table:table-cell table:formula="of:=IF(ISNUMBER(VLOOKUP([.B202];[.$L$2:.$M$202];2;0));VLOOKUP([.B202];[.$L$2:.$M$202];2;0);1)" office:value-type="float" office:value="1">
            <text:p>1</text:p>
          </table:table-cell>
          <table:table-cell table:formula="of:=IF(ISNUMBER(VLOOKUP([.B202];[.$O$2:.$P$12];2;0));VLOOKUP([.B202];[.$O$2:.$P$12];2;0);1)" office:value-type="float" office:value="1">
            <text:p>1</text:p>
          </table:table-cell>
          <table:table-cell table:formula="of:=IF(ISNUMBER(VLOOKUP([.B202];[.$R$2:.$S$46];2;0));VLOOKUP([.B20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2];[.$U$2:.$V$100];2;0));VLOOKUP([.B202];[.$U$2:.$V$100];2;0);1)" office:value-type="float" office:value="1">
            <text:p>1</text:p>
          </table:table-cell>
          <table:table-cell table:formula="of:=IF(ISNUMBER(VLOOKUP([.B202];[.$AA$2:.$AB$302];2;0));VLOOKUP([.B202];[.$AA$2:.$AB$302];2;0);0)" office:value-type="float" office:value="1">
            <text:p>1</text:p>
          </table:table-cell>
          <table:table-cell table:formula="of:=IF(ISNUMBER(VLOOKUP([.B202];[.$AD$2:.$AE$33];2;0));VLOOKUP([.B202];[.$AD$2:.$AE$33];2;0);1)" office:value-type="float" office:value="1">
            <text:p>1</text:p>
          </table:table-cell>
          <table:table-cell table:formula="of:=IF(ISNUMBER(VLOOKUP([.B202];[.$AG$2:.$AH$41];2;0));VLOOKUP([.B202];[.$AG$2:.$AH$41];2;0);1)" office:value-type="float" office:value="1">
            <text:p>1</text:p>
          </table:table-cell>
          <table:table-cell table:number-columns-repeated="16"/>
          <table:table-cell office:value-type="string">
            <text:p>Valérie Fourneyro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athieu Hanotin</text:p>
          </table:table-cell>
          <table:table-cell table:formula="of:=IF(ISNUMBER(VLOOKUP([.B203];[.$L$2:.$M$202];2;0));VLOOKUP([.B203];[.$L$2:.$M$202];2;0);1)" office:value-type="float" office:value="0">
            <text:p>0</text:p>
          </table:table-cell>
          <table:table-cell table:formula="of:=IF(ISNUMBER(VLOOKUP([.B203];[.$O$2:.$P$12];2;0));VLOOKUP([.B203];[.$O$2:.$P$12];2;0);1)" office:value-type="float" office:value="1">
            <text:p>1</text:p>
          </table:table-cell>
          <table:table-cell table:formula="of:=IF(ISNUMBER(VLOOKUP([.B203];[.$R$2:.$S$46];2;0));VLOOKUP([.B20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03];[.$U$2:.$V$100];2;0));VLOOKUP([.B203];[.$U$2:.$V$100];2;0);1)" office:value-type="float" office:value="0">
            <text:p>0</text:p>
          </table:table-cell>
          <table:table-cell table:formula="of:=IF(ISNUMBER(VLOOKUP([.B203];[.$AA$2:.$AB$302];2;0));VLOOKUP([.B203];[.$AA$2:.$AB$302];2;0);0)" office:value-type="float" office:value="0">
            <text:p>0</text:p>
          </table:table-cell>
          <table:table-cell table:formula="of:=IF(ISNUMBER(VLOOKUP([.B203];[.$AD$2:.$AE$33];2;0));VLOOKUP([.B203];[.$AD$2:.$AE$33];2;0);1)" office:value-type="float" office:value="0">
            <text:p>0</text:p>
          </table:table-cell>
          <table:table-cell table:formula="of:=IF(ISNUMBER(VLOOKUP([.B203];[.$AG$2:.$AH$41];2;0));VLOOKUP([.B203];[.$AG$2:.$AH$41];2;0);1)" office:value-type="float" office:value="0">
            <text:p>0</text:p>
          </table:table-cell>
          <table:table-cell table:number-columns-repeated="16"/>
          <table:table-cell office:value-type="string">
            <text:p>Victorin Lur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atthias Fekl</text:p>
          </table:table-cell>
          <table:table-cell table:formula="of:=IF(ISNUMBER(VLOOKUP([.B204];[.$L$2:.$M$202];2;0));VLOOKUP([.B204];[.$L$2:.$M$202];2;0);1)" office:value-type="float" office:value="1">
            <text:p>1</text:p>
          </table:table-cell>
          <table:table-cell table:formula="of:=IF(ISNUMBER(VLOOKUP([.B204];[.$O$2:.$P$12];2;0));VLOOKUP([.B204];[.$O$2:.$P$12];2;0);1)" office:value-type="float" office:value="1">
            <text:p>1</text:p>
          </table:table-cell>
          <table:table-cell table:formula="of:=IF(ISNUMBER(VLOOKUP([.B204];[.$R$2:.$S$46];2;0));VLOOKUP([.B20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4];[.$U$2:.$V$100];2;0));VLOOKUP([.B204];[.$U$2:.$V$100];2;0);1)" office:value-type="float" office:value="1">
            <text:p>1</text:p>
          </table:table-cell>
          <table:table-cell table:formula="of:=IF(ISNUMBER(VLOOKUP([.B204];[.$AA$2:.$AB$302];2;0));VLOOKUP([.B204];[.$AA$2:.$AB$302];2;0);0)" office:value-type="float" office:value="1">
            <text:p>1</text:p>
          </table:table-cell>
          <table:table-cell table:formula="of:=IF(ISNUMBER(VLOOKUP([.B204];[.$AD$2:.$AE$33];2;0));VLOOKUP([.B204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/>
          <table:table-cell office:value-type="string">
            <text:p>Vincent Burroni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aud Olivier</text:p>
          </table:table-cell>
          <table:table-cell table:formula="of:=IF(ISNUMBER(VLOOKUP([.B205];[.$L$2:.$M$202];2;0));VLOOKUP([.B205];[.$L$2:.$M$202];2;0);1)" office:value-type="float" office:value="0">
            <text:p>0</text:p>
          </table:table-cell>
          <table:table-cell table:formula="of:=IF(ISNUMBER(VLOOKUP([.B205];[.$O$2:.$P$12];2;0));VLOOKUP([.B205];[.$O$2:.$P$12];2;0);1)" office:value-type="float" office:value="1">
            <text:p>1</text:p>
          </table:table-cell>
          <table:table-cell table:formula="of:=IF(ISNUMBER(VLOOKUP([.B205];[.$R$2:.$S$46];2;0));VLOOKUP([.B20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5];[.$U$2:.$V$100];2;0));VLOOKUP([.B205];[.$U$2:.$V$100];2;0);1)" office:value-type="float" office:value="1">
            <text:p>1</text:p>
          </table:table-cell>
          <table:table-cell table:formula="of:=IF(ISNUMBER(VLOOKUP([.B205];[.$AA$2:.$AB$302];2;0));VLOOKUP([.B205];[.$AA$2:.$AB$302];2;0);0)" office:value-type="float" office:value="0">
            <text:p>0</text:p>
          </table:table-cell>
          <table:table-cell table:formula="of:=IF(ISNUMBER(VLOOKUP([.B205];[.$AD$2:.$AE$33];2;0));VLOOKUP([.B205];[.$AD$2:.$AE$33];2;0);1)" office:value-type="float" office:value="1">
            <text:p>1</text:p>
          </table:table-cell>
          <table:table-cell table:formula="of:=IF(ISNUMBER(VLOOKUP([.B205];[.$AG$2:.$AH$41];2;0));VLOOKUP([.B205];[.$AG$2:.$AH$41];2;0);1)" office:value-type="float" office:value="1">
            <text:p>1</text:p>
          </table:table-cell>
          <table:table-cell table:number-columns-repeated="16"/>
          <table:table-cell office:value-type="string">
            <text:p>William Dumas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ichel Destot</text:p>
          </table:table-cell>
          <table:table-cell table:formula="of:=IF(ISNUMBER(VLOOKUP([.B206];[.$L$2:.$M$202];2;0));VLOOKUP([.B206];[.$L$2:.$M$202];2;0);1)" office:value-type="float" office:value="1">
            <text:p>1</text:p>
          </table:table-cell>
          <table:table-cell table:formula="of:=IF(ISNUMBER(VLOOKUP([.B206];[.$O$2:.$P$12];2;0));VLOOKUP([.B206];[.$O$2:.$P$12];2;0);1)" office:value-type="float" office:value="1">
            <text:p>1</text:p>
          </table:table-cell>
          <table:table-cell table:formula="of:=IF(ISNUMBER(VLOOKUP([.B206];[.$R$2:.$S$46];2;0));VLOOKUP([.B20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6];[.$U$2:.$V$100];2;0));VLOOKUP([.B206];[.$U$2:.$V$100];2;0);1)" office:value-type="float" office:value="1">
            <text:p>1</text:p>
          </table:table-cell>
          <table:table-cell table:formula="of:=IF(ISNUMBER(VLOOKUP([.B206];[.$AA$2:.$AB$302];2;0));VLOOKUP([.B206];[.$AA$2:.$AB$302];2;0);0)" office:value-type="float" office:value="1">
            <text:p>1</text:p>
          </table:table-cell>
          <table:table-cell table:formula="of:=IF(ISNUMBER(VLOOKUP([.B206];[.$AD$2:.$AE$33];2;0));VLOOKUP([.B206];[.$AD$2:.$AE$33];2;0);1)" office:value-type="float" office:value="1">
            <text:p>1</text:p>
          </table:table-cell>
          <table:table-cell table:formula="of:=IF(ISNUMBER(VLOOKUP([.B206];[.$AG$2:.$AH$41];2;0));VLOOKUP([.B206];[.$AG$2:.$AH$41];2;0);1)" office:value-type="float" office:value="1">
            <text:p>1</text:p>
          </table:table-cell>
          <table:table-cell table:number-columns-repeated="16"/>
          <table:table-cell office:value-type="string">
            <text:p>Yves Blein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ichel Françaix</text:p>
          </table:table-cell>
          <table:table-cell table:formula="of:=IF(ISNUMBER(VLOOKUP([.B207];[.$L$2:.$M$202];2;0));VLOOKUP([.B207];[.$L$2:.$M$202];2;0);1)" office:value-type="float" office:value="1">
            <text:p>1</text:p>
          </table:table-cell>
          <table:table-cell table:formula="of:=IF(ISNUMBER(VLOOKUP([.B207];[.$O$2:.$P$12];2;0));VLOOKUP([.B207];[.$O$2:.$P$12];2;0);1)" office:value-type="float" office:value="1">
            <text:p>1</text:p>
          </table:table-cell>
          <table:table-cell table:formula="of:=IF(ISNUMBER(VLOOKUP([.B207];[.$R$2:.$S$46];2;0));VLOOKUP([.B20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7];[.$U$2:.$V$100];2;0));VLOOKUP([.B207];[.$U$2:.$V$100];2;0);1)" office:value-type="float" office:value="1">
            <text:p>1</text:p>
          </table:table-cell>
          <table:table-cell table:formula="of:=IF(ISNUMBER(VLOOKUP([.B207];[.$AA$2:.$AB$302];2;0));VLOOKUP([.B207];[.$AA$2:.$AB$302];2;0);0)" office:value-type="float" office:value="1">
            <text:p>1</text:p>
          </table:table-cell>
          <table:table-cell table:formula="of:=IF(ISNUMBER(VLOOKUP([.B207];[.$AD$2:.$AE$33];2;0));VLOOKUP([.B207];[.$AD$2:.$AE$33];2;0);1)" office:value-type="float" office:value="1">
            <text:p>1</text:p>
          </table:table-cell>
          <table:table-cell table:formula="of:=IF(ISNUMBER(VLOOKUP([.B207];[.$AG$2:.$AH$41];2;0));VLOOKUP([.B207];[.$AG$2:.$AH$41];2;0);1)" office:value-type="float" office:value="1">
            <text:p>1</text:p>
          </table:table-cell>
          <table:table-cell table:number-columns-repeated="16"/>
          <table:table-cell office:value-type="string">
            <text:p>Yves Daniel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ichel Issindou</text:p>
          </table:table-cell>
          <table:table-cell table:formula="of:=IF(ISNUMBER(VLOOKUP([.B208];[.$L$2:.$M$202];2;0));VLOOKUP([.B208];[.$L$2:.$M$202];2;0);1)" office:value-type="float" office:value="1">
            <text:p>1</text:p>
          </table:table-cell>
          <table:table-cell table:formula="of:=IF(ISNUMBER(VLOOKUP([.B208];[.$O$2:.$P$12];2;0));VLOOKUP([.B208];[.$O$2:.$P$12];2;0);1)" office:value-type="float" office:value="1">
            <text:p>1</text:p>
          </table:table-cell>
          <table:table-cell table:formula="of:=IF(ISNUMBER(VLOOKUP([.B208];[.$R$2:.$S$46];2;0));VLOOKUP([.B20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8];[.$U$2:.$V$100];2;0));VLOOKUP([.B208];[.$U$2:.$V$100];2;0);1)" office:value-type="float" office:value="1">
            <text:p>1</text:p>
          </table:table-cell>
          <table:table-cell table:formula="of:=IF(ISNUMBER(VLOOKUP([.B208];[.$AA$2:.$AB$302];2;0));VLOOKUP([.B208];[.$AA$2:.$AB$302];2;0);0)" office:value-type="float" office:value="1">
            <text:p>1</text:p>
          </table:table-cell>
          <table:table-cell table:formula="of:=IF(ISNUMBER(VLOOKUP([.B208];[.$AD$2:.$AE$33];2;0));VLOOKUP([.B208];[.$AD$2:.$AE$33];2;0);1)" office:value-type="float" office:value="1">
            <text:p>1</text:p>
          </table:table-cell>
          <table:table-cell table:formula="of:=IF(ISNUMBER(VLOOKUP([.B208];[.$AG$2:.$AH$41];2;0));VLOOKUP([.B208];[.$AG$2:.$AH$41];2;0);1)" office:value-type="float" office:value="1">
            <text:p>1</text:p>
          </table:table-cell>
          <table:table-cell table:number-columns-repeated="16"/>
          <table:table-cell office:value-type="string">
            <text:p>Yves Durand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ichel Lefait</text:p>
          </table:table-cell>
          <table:table-cell table:formula="of:=IF(ISNUMBER(VLOOKUP([.B209];[.$L$2:.$M$202];2;0));VLOOKUP([.B209];[.$L$2:.$M$202];2;0);1)" office:value-type="float" office:value="0">
            <text:p>0</text:p>
          </table:table-cell>
          <table:table-cell table:formula="of:=IF(ISNUMBER(VLOOKUP([.B209];[.$O$2:.$P$12];2;0));VLOOKUP([.B209];[.$O$2:.$P$12];2;0);1)" office:value-type="float" office:value="1">
            <text:p>1</text:p>
          </table:table-cell>
          <table:table-cell table:formula="of:=IF(ISNUMBER(VLOOKUP([.B209];[.$R$2:.$S$46];2;0));VLOOKUP([.B20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09];[.$U$2:.$V$100];2;0));VLOOKUP([.B209];[.$U$2:.$V$100];2;0);1)" office:value-type="float" office:value="1">
            <text:p>1</text:p>
          </table:table-cell>
          <table:table-cell table:formula="of:=IF(ISNUMBER(VLOOKUP([.B209];[.$AA$2:.$AB$302];2;0));VLOOKUP([.B209];[.$AA$2:.$AB$302];2;0);0)" office:value-type="float" office:value="1">
            <text:p>1</text:p>
          </table:table-cell>
          <table:table-cell table:formula="of:=IF(ISNUMBER(VLOOKUP([.B209];[.$AD$2:.$AE$33];2;0));VLOOKUP([.B209];[.$AD$2:.$AE$33];2;0);1)" office:value-type="float" office:value="1">
            <text:p>1</text:p>
          </table:table-cell>
          <table:table-cell table:formula="of:=IF(ISNUMBER(VLOOKUP([.B209];[.$AG$2:.$AH$41];2;0));VLOOKUP([.B209];[.$AG$2:.$AH$41];2;0);1)" office:value-type="float" office:value="1">
            <text:p>1</text:p>
          </table:table-cell>
          <table:table-cell table:number-columns-repeated="16"/>
          <table:table-cell office:value-type="string">
            <text:p>Yves Goasdoué</text:p>
          </table:table-cell>
          <table:table-cell office:value-type="float" office:value="1">
            <text:p>1</text:p>
          </table:table-cell>
          <table:table-cell table:number-columns-repeated="191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ichel Lesage</text:p>
          </table:table-cell>
          <table:table-cell table:formula="of:=IF(ISNUMBER(VLOOKUP([.B210];[.$L$2:.$M$202];2;0));VLOOKUP([.B210];[.$L$2:.$M$202];2;0);1)" office:value-type="float" office:value="0">
            <text:p>0</text:p>
          </table:table-cell>
          <table:table-cell table:formula="of:=IF(ISNUMBER(VLOOKUP([.B210];[.$O$2:.$P$12];2;0));VLOOKUP([.B210];[.$O$2:.$P$12];2;0);1)" office:value-type="float" office:value="1">
            <text:p>1</text:p>
          </table:table-cell>
          <table:table-cell table:formula="of:=IF(ISNUMBER(VLOOKUP([.B210];[.$R$2:.$S$46];2;0));VLOOKUP([.B21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0];[.$U$2:.$V$100];2;0));VLOOKUP([.B210];[.$U$2:.$V$100];2;0);1)" office:value-type="float" office:value="0">
            <text:p>0</text:p>
          </table:table-cell>
          <table:table-cell table:formula="of:=IF(ISNUMBER(VLOOKUP([.B210];[.$AA$2:.$AB$302];2;0));VLOOKUP([.B210];[.$AA$2:.$AB$302];2;0);0)" office:value-type="float" office:value="0">
            <text:p>0</text:p>
          </table:table-cell>
          <table:table-cell table:formula="of:=IF(ISNUMBER(VLOOKUP([.B210];[.$AD$2:.$AE$33];2;0));VLOOKUP([.B210];[.$AD$2:.$AE$33];2;0);1)" office:value-type="float" office:value="1">
            <text:p>1</text:p>
          </table:table-cell>
          <table:table-cell table:formula="of:=IF(ISNUMBER(VLOOKUP([.B210];[.$AG$2:.$AH$41];2;0));VLOOKUP([.B21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ichel Liebgott</text:p>
          </table:table-cell>
          <table:table-cell table:formula="of:=IF(ISNUMBER(VLOOKUP([.B211];[.$L$2:.$M$202];2;0));VLOOKUP([.B211];[.$L$2:.$M$202];2;0);1)" office:value-type="float" office:value="1">
            <text:p>1</text:p>
          </table:table-cell>
          <table:table-cell table:formula="of:=IF(ISNUMBER(VLOOKUP([.B211];[.$O$2:.$P$12];2;0));VLOOKUP([.B211];[.$O$2:.$P$12];2;0);1)" office:value-type="float" office:value="1">
            <text:p>1</text:p>
          </table:table-cell>
          <table:table-cell table:formula="of:=IF(ISNUMBER(VLOOKUP([.B211];[.$R$2:.$S$46];2;0));VLOOKUP([.B21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1];[.$U$2:.$V$100];2;0));VLOOKUP([.B211];[.$U$2:.$V$100];2;0);1)" office:value-type="float" office:value="1">
            <text:p>1</text:p>
          </table:table-cell>
          <table:table-cell table:formula="of:=IF(ISNUMBER(VLOOKUP([.B211];[.$AA$2:.$AB$302];2;0));VLOOKUP([.B211];[.$AA$2:.$AB$302];2;0);0)" office:value-type="float" office:value="1">
            <text:p>1</text:p>
          </table:table-cell>
          <table:table-cell table:formula="of:=IF(ISNUMBER(VLOOKUP([.B211];[.$AD$2:.$AE$33];2;0));VLOOKUP([.B211];[.$AD$2:.$AE$33];2;0);1)" office:value-type="float" office:value="1">
            <text:p>1</text:p>
          </table:table-cell>
          <table:table-cell table:formula="of:=IF(ISNUMBER(VLOOKUP([.B211];[.$AG$2:.$AH$41];2;0));VLOOKUP([.B21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ichel Ménard</text:p>
          </table:table-cell>
          <table:table-cell table:formula="of:=IF(ISNUMBER(VLOOKUP([.B212];[.$L$2:.$M$202];2;0));VLOOKUP([.B212];[.$L$2:.$M$202];2;0);1)" office:value-type="float" office:value="1">
            <text:p>1</text:p>
          </table:table-cell>
          <table:table-cell table:formula="of:=IF(ISNUMBER(VLOOKUP([.B212];[.$O$2:.$P$12];2;0));VLOOKUP([.B212];[.$O$2:.$P$12];2;0);1)" office:value-type="float" office:value="1">
            <text:p>1</text:p>
          </table:table-cell>
          <table:table-cell table:formula="of:=IF(ISNUMBER(VLOOKUP([.B212];[.$R$2:.$S$46];2;0));VLOOKUP([.B21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2];[.$U$2:.$V$100];2;0));VLOOKUP([.B212];[.$U$2:.$V$100];2;0);1)" office:value-type="float" office:value="1">
            <text:p>1</text:p>
          </table:table-cell>
          <table:table-cell table:formula="of:=IF(ISNUMBER(VLOOKUP([.B212];[.$AA$2:.$AB$302];2;0));VLOOKUP([.B212];[.$AA$2:.$AB$302];2;0);0)" office:value-type="float" office:value="1">
            <text:p>1</text:p>
          </table:table-cell>
          <table:table-cell table:formula="of:=IF(ISNUMBER(VLOOKUP([.B212];[.$AD$2:.$AE$33];2;0));VLOOKUP([.B212];[.$AD$2:.$AE$33];2;0);1)" office:value-type="float" office:value="1">
            <text:p>1</text:p>
          </table:table-cell>
          <table:table-cell table:formula="of:=IF(ISNUMBER(VLOOKUP([.B212];[.$AG$2:.$AH$41];2;0));VLOOKUP([.B21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ichel Pajon</text:p>
          </table:table-cell>
          <table:table-cell table:formula="of:=IF(ISNUMBER(VLOOKUP([.B213];[.$L$2:.$M$202];2;0));VLOOKUP([.B213];[.$L$2:.$M$202];2;0);1)" office:value-type="float" office:value="1">
            <text:p>1</text:p>
          </table:table-cell>
          <table:table-cell table:formula="of:=IF(ISNUMBER(VLOOKUP([.B213];[.$O$2:.$P$12];2;0));VLOOKUP([.B213];[.$O$2:.$P$12];2;0);1)" office:value-type="float" office:value="1">
            <text:p>1</text:p>
          </table:table-cell>
          <table:table-cell table:formula="of:=IF(ISNUMBER(VLOOKUP([.B213];[.$R$2:.$S$46];2;0));VLOOKUP([.B21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3];[.$U$2:.$V$100];2;0));VLOOKUP([.B213];[.$U$2:.$V$100];2;0);1)" office:value-type="float" office:value="1">
            <text:p>1</text:p>
          </table:table-cell>
          <table:table-cell table:formula="of:=IF(ISNUMBER(VLOOKUP([.B213];[.$AA$2:.$AB$302];2;0));VLOOKUP([.B213];[.$AA$2:.$AB$302];2;0);0)" office:value-type="float" office:value="1">
            <text:p>1</text:p>
          </table:table-cell>
          <table:table-cell table:formula="of:=IF(ISNUMBER(VLOOKUP([.B213];[.$AD$2:.$AE$33];2;0));VLOOKUP([.B213];[.$AD$2:.$AE$33];2;0);1)" office:value-type="float" office:value="1">
            <text:p>1</text:p>
          </table:table-cell>
          <table:table-cell table:formula="of:=IF(ISNUMBER(VLOOKUP([.B213];[.$AG$2:.$AH$41];2;0));VLOOKUP([.B21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ichel Pouzol</text:p>
          </table:table-cell>
          <table:table-cell table:formula="of:=IF(ISNUMBER(VLOOKUP([.B214];[.$L$2:.$M$202];2;0));VLOOKUP([.B214];[.$L$2:.$M$202];2;0);1)" office:value-type="float" office:value="0">
            <text:p>0</text:p>
          </table:table-cell>
          <table:table-cell table:formula="of:=IF(ISNUMBER(VLOOKUP([.B214];[.$O$2:.$P$12];2;0));VLOOKUP([.B214];[.$O$2:.$P$12];2;0);1)" office:value-type="float" office:value="1">
            <text:p>1</text:p>
          </table:table-cell>
          <table:table-cell table:formula="of:=IF(ISNUMBER(VLOOKUP([.B214];[.$R$2:.$S$46];2;0));VLOOKUP([.B214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14];[.$U$2:.$V$100];2;0));VLOOKUP([.B214];[.$U$2:.$V$100];2;0);1)" office:value-type="float" office:value="1">
            <text:p>1</text:p>
          </table:table-cell>
          <table:table-cell table:formula="of:=IF(ISNUMBER(VLOOKUP([.B214];[.$AA$2:.$AB$302];2;0));VLOOKUP([.B214];[.$AA$2:.$AB$302];2;0);0)" office:value-type="float" office:value="0">
            <text:p>0</text:p>
          </table:table-cell>
          <table:table-cell table:formula="of:=IF(ISNUMBER(VLOOKUP([.B214];[.$AD$2:.$AE$33];2;0));VLOOKUP([.B214];[.$AD$2:.$AE$33];2;0);1)" office:value-type="float" office:value="0">
            <text:p>0</text:p>
          </table:table-cell>
          <table:table-cell table:formula="of:=IF(ISNUMBER(VLOOKUP([.B214];[.$AG$2:.$AH$41];2;0));VLOOKUP([.B214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ichel Vauzelle</text:p>
          </table:table-cell>
          <table:table-cell table:formula="of:=IF(ISNUMBER(VLOOKUP([.B215];[.$L$2:.$M$202];2;0));VLOOKUP([.B215];[.$L$2:.$M$202];2;0);1)" office:value-type="float" office:value="1">
            <text:p>1</text:p>
          </table:table-cell>
          <table:table-cell table:formula="of:=IF(ISNUMBER(VLOOKUP([.B215];[.$O$2:.$P$12];2;0));VLOOKUP([.B215];[.$O$2:.$P$12];2;0);1)" office:value-type="float" office:value="1">
            <text:p>1</text:p>
          </table:table-cell>
          <table:table-cell table:formula="of:=IF(ISNUMBER(VLOOKUP([.B215];[.$R$2:.$S$46];2;0));VLOOKUP([.B21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5];[.$U$2:.$V$100];2;0));VLOOKUP([.B215];[.$U$2:.$V$100];2;0);1)" office:value-type="float" office:value="1">
            <text:p>1</text:p>
          </table:table-cell>
          <table:table-cell table:formula="of:=IF(ISNUMBER(VLOOKUP([.B215];[.$AA$2:.$AB$302];2;0));VLOOKUP([.B215];[.$AA$2:.$AB$302];2;0);0)" office:value-type="float" office:value="1">
            <text:p>1</text:p>
          </table:table-cell>
          <table:table-cell table:formula="of:=IF(ISNUMBER(VLOOKUP([.B215];[.$AD$2:.$AE$33];2;0));VLOOKUP([.B215];[.$AD$2:.$AE$33];2;0);1)" office:value-type="float" office:value="1">
            <text:p>1</text:p>
          </table:table-cell>
          <table:table-cell table:formula="of:=IF(ISNUMBER(VLOOKUP([.B215];[.$AG$2:.$AH$41];2;0));VLOOKUP([.B21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ichel Vergnier</text:p>
          </table:table-cell>
          <table:table-cell table:formula="of:=IF(ISNUMBER(VLOOKUP([.B216];[.$L$2:.$M$202];2;0));VLOOKUP([.B216];[.$L$2:.$M$202];2;0);1)" office:value-type="float" office:value="0">
            <text:p>0</text:p>
          </table:table-cell>
          <table:table-cell table:formula="of:=IF(ISNUMBER(VLOOKUP([.B216];[.$O$2:.$P$12];2;0));VLOOKUP([.B216];[.$O$2:.$P$12];2;0);1)" office:value-type="float" office:value="1">
            <text:p>1</text:p>
          </table:table-cell>
          <table:table-cell table:formula="of:=IF(ISNUMBER(VLOOKUP([.B216];[.$R$2:.$S$46];2;0));VLOOKUP([.B21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6];[.$U$2:.$V$100];2;0));VLOOKUP([.B216];[.$U$2:.$V$100];2;0);1)" office:value-type="float" office:value="1">
            <text:p>1</text:p>
          </table:table-cell>
          <table:table-cell table:formula="of:=IF(ISNUMBER(VLOOKUP([.B216];[.$AA$2:.$AB$302];2;0));VLOOKUP([.B216];[.$AA$2:.$AB$302];2;0);0)" office:value-type="float" office:value="0">
            <text:p>0</text:p>
          </table:table-cell>
          <table:table-cell table:formula="of:=IF(ISNUMBER(VLOOKUP([.B216];[.$AD$2:.$AE$33];2;0));VLOOKUP([.B216];[.$AD$2:.$AE$33];2;0);1)" office:value-type="float" office:value="0">
            <text:p>0</text:p>
          </table:table-cell>
          <table:table-cell table:formula="of:=IF(ISNUMBER(VLOOKUP([.B216];[.$AG$2:.$AH$41];2;0));VLOOKUP([.B216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Michèle Delaunay</text:p>
          </table:table-cell>
          <table:table-cell table:formula="of:=IF(ISNUMBER(VLOOKUP([.B217];[.$L$2:.$M$202];2;0));VLOOKUP([.B217];[.$L$2:.$M$202];2;0);1)" office:value-type="float" office:value="1">
            <text:p>1</text:p>
          </table:table-cell>
          <table:table-cell table:formula="of:=IF(ISNUMBER(VLOOKUP([.B217];[.$O$2:.$P$12];2;0));VLOOKUP([.B217];[.$O$2:.$P$12];2;0);1)" office:value-type="float" office:value="1">
            <text:p>1</text:p>
          </table:table-cell>
          <table:table-cell table:formula="of:=IF(ISNUMBER(VLOOKUP([.B217];[.$R$2:.$S$46];2;0));VLOOKUP([.B21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7];[.$U$2:.$V$100];2;0));VLOOKUP([.B217];[.$U$2:.$V$100];2;0);1)" office:value-type="float" office:value="1">
            <text:p>1</text:p>
          </table:table-cell>
          <table:table-cell table:formula="of:=IF(ISNUMBER(VLOOKUP([.B217];[.$AA$2:.$AB$302];2;0));VLOOKUP([.B217];[.$AA$2:.$AB$302];2;0);0)" office:value-type="float" office:value="1">
            <text:p>1</text:p>
          </table:table-cell>
          <table:table-cell table:formula="of:=IF(ISNUMBER(VLOOKUP([.B217];[.$AD$2:.$AE$33];2;0));VLOOKUP([.B217];[.$AD$2:.$AE$33];2;0);1)" office:value-type="float" office:value="1">
            <text:p>1</text:p>
          </table:table-cell>
          <table:table-cell table:formula="of:=IF(ISNUMBER(VLOOKUP([.B217];[.$AG$2:.$AH$41];2;0));VLOOKUP([.B21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ichèle Fournier-Armand</text:p>
          </table:table-cell>
          <table:table-cell table:formula="of:=IF(ISNUMBER(VLOOKUP([.B218];[.$L$2:.$M$202];2;0));VLOOKUP([.B218];[.$L$2:.$M$202];2;0);1)" office:value-type="float" office:value="1">
            <text:p>1</text:p>
          </table:table-cell>
          <table:table-cell table:formula="of:=IF(ISNUMBER(VLOOKUP([.B218];[.$O$2:.$P$12];2;0));VLOOKUP([.B218];[.$O$2:.$P$12];2;0);1)" office:value-type="float" office:value="1">
            <text:p>1</text:p>
          </table:table-cell>
          <table:table-cell table:formula="of:=IF(ISNUMBER(VLOOKUP([.B218];[.$R$2:.$S$46];2;0));VLOOKUP([.B21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8];[.$U$2:.$V$100];2;0));VLOOKUP([.B218];[.$U$2:.$V$100];2;0);1)" office:value-type="float" office:value="1">
            <text:p>1</text:p>
          </table:table-cell>
          <table:table-cell table:formula="of:=IF(ISNUMBER(VLOOKUP([.B218];[.$AA$2:.$AB$302];2;0));VLOOKUP([.B218];[.$AA$2:.$AB$302];2;0);0)" office:value-type="float" office:value="1">
            <text:p>1</text:p>
          </table:table-cell>
          <table:table-cell table:formula="of:=IF(ISNUMBER(VLOOKUP([.B218];[.$AD$2:.$AE$33];2;0));VLOOKUP([.B218];[.$AD$2:.$AE$33];2;0);1)" office:value-type="float" office:value="1">
            <text:p>1</text:p>
          </table:table-cell>
          <table:table-cell table:formula="of:=IF(ISNUMBER(VLOOKUP([.B218];[.$AG$2:.$AH$41];2;0));VLOOKUP([.B21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onique Iborra</text:p>
          </table:table-cell>
          <table:table-cell table:formula="of:=IF(ISNUMBER(VLOOKUP([.B219];[.$L$2:.$M$202];2;0));VLOOKUP([.B219];[.$L$2:.$M$202];2;0);1)" office:value-type="float" office:value="1">
            <text:p>1</text:p>
          </table:table-cell>
          <table:table-cell table:formula="of:=IF(ISNUMBER(VLOOKUP([.B219];[.$O$2:.$P$12];2;0));VLOOKUP([.B219];[.$O$2:.$P$12];2;0);1)" office:value-type="float" office:value="1">
            <text:p>1</text:p>
          </table:table-cell>
          <table:table-cell table:formula="of:=IF(ISNUMBER(VLOOKUP([.B219];[.$R$2:.$S$46];2;0));VLOOKUP([.B21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19];[.$U$2:.$V$100];2;0));VLOOKUP([.B219];[.$U$2:.$V$100];2;0);1)" office:value-type="float" office:value="1">
            <text:p>1</text:p>
          </table:table-cell>
          <table:table-cell table:formula="of:=IF(ISNUMBER(VLOOKUP([.B219];[.$AA$2:.$AB$302];2;0));VLOOKUP([.B219];[.$AA$2:.$AB$302];2;0);0)" office:value-type="float" office:value="1">
            <text:p>1</text:p>
          </table:table-cell>
          <table:table-cell table:formula="of:=IF(ISNUMBER(VLOOKUP([.B219];[.$AD$2:.$AE$33];2;0));VLOOKUP([.B219];[.$AD$2:.$AE$33];2;0);1)" office:value-type="float" office:value="1">
            <text:p>1</text:p>
          </table:table-cell>
          <table:table-cell table:formula="of:=IF(ISNUMBER(VLOOKUP([.B219];[.$AG$2:.$AH$41];2;0));VLOOKUP([.B21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onique Orphé</text:p>
          </table:table-cell>
          <table:table-cell table:formula="of:=IF(ISNUMBER(VLOOKUP([.B220];[.$L$2:.$M$202];2;0));VLOOKUP([.B220];[.$L$2:.$M$202];2;0);1)" office:value-type="float" office:value="1">
            <text:p>1</text:p>
          </table:table-cell>
          <table:table-cell table:formula="of:=IF(ISNUMBER(VLOOKUP([.B220];[.$O$2:.$P$12];2;0));VLOOKUP([.B220];[.$O$2:.$P$12];2;0);1)" office:value-type="float" office:value="1">
            <text:p>1</text:p>
          </table:table-cell>
          <table:table-cell table:formula="of:=IF(ISNUMBER(VLOOKUP([.B220];[.$R$2:.$S$46];2;0));VLOOKUP([.B22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0];[.$U$2:.$V$100];2;0));VLOOKUP([.B220];[.$U$2:.$V$100];2;0);1)" office:value-type="float" office:value="1">
            <text:p>1</text:p>
          </table:table-cell>
          <table:table-cell table:formula="of:=IF(ISNUMBER(VLOOKUP([.B220];[.$AA$2:.$AB$302];2;0));VLOOKUP([.B220];[.$AA$2:.$AB$302];2;0);0)" office:value-type="float" office:value="1">
            <text:p>1</text:p>
          </table:table-cell>
          <table:table-cell table:formula="of:=IF(ISNUMBER(VLOOKUP([.B220];[.$AD$2:.$AE$33];2;0));VLOOKUP([.B220];[.$AD$2:.$AE$33];2;0);1)" office:value-type="float" office:value="1">
            <text:p>1</text:p>
          </table:table-cell>
          <table:table-cell table:formula="of:=IF(ISNUMBER(VLOOKUP([.B220];[.$AG$2:.$AH$41];2;0));VLOOKUP([.B22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onique Rabin</text:p>
          </table:table-cell>
          <table:table-cell table:formula="of:=IF(ISNUMBER(VLOOKUP([.B221];[.$L$2:.$M$202];2;0));VLOOKUP([.B221];[.$L$2:.$M$202];2;0);1)" office:value-type="float" office:value="1">
            <text:p>1</text:p>
          </table:table-cell>
          <table:table-cell table:formula="of:=IF(ISNUMBER(VLOOKUP([.B221];[.$O$2:.$P$12];2;0));VLOOKUP([.B221];[.$O$2:.$P$12];2;0);1)" office:value-type="float" office:value="1">
            <text:p>1</text:p>
          </table:table-cell>
          <table:table-cell table:formula="of:=IF(ISNUMBER(VLOOKUP([.B221];[.$R$2:.$S$46];2;0));VLOOKUP([.B22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1];[.$U$2:.$V$100];2;0));VLOOKUP([.B221];[.$U$2:.$V$100];2;0);1)" office:value-type="float" office:value="1">
            <text:p>1</text:p>
          </table:table-cell>
          <table:table-cell table:formula="of:=IF(ISNUMBER(VLOOKUP([.B221];[.$AA$2:.$AB$302];2;0));VLOOKUP([.B221];[.$AA$2:.$AB$302];2;0);0)" office:value-type="float" office:value="1">
            <text:p>1</text:p>
          </table:table-cell>
          <table:table-cell table:formula="of:=IF(ISNUMBER(VLOOKUP([.B221];[.$AD$2:.$AE$33];2;0));VLOOKUP([.B221];[.$AD$2:.$AE$33];2;0);1)" office:value-type="float" office:value="1">
            <text:p>1</text:p>
          </table:table-cell>
          <table:table-cell table:formula="of:=IF(ISNUMBER(VLOOKUP([.B221];[.$AG$2:.$AH$41];2;0));VLOOKUP([.B22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apole Polutélé</text:p>
          </table:table-cell>
          <table:table-cell table:formula="of:=IF(ISNUMBER(VLOOKUP([.B222];[.$L$2:.$M$202];2;0));VLOOKUP([.B222];[.$L$2:.$M$202];2;0);1)" office:value-type="float" office:value="1">
            <text:p>1</text:p>
          </table:table-cell>
          <table:table-cell table:formula="of:=IF(ISNUMBER(VLOOKUP([.B222];[.$O$2:.$P$12];2;0));VLOOKUP([.B222];[.$O$2:.$P$12];2;0);1)" office:value-type="float" office:value="1">
            <text:p>1</text:p>
          </table:table-cell>
          <table:table-cell table:formula="of:=IF(ISNUMBER(VLOOKUP([.B222];[.$R$2:.$S$46];2;0));VLOOKUP([.B22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2];[.$U$2:.$V$100];2;0));VLOOKUP([.B222];[.$U$2:.$V$100];2;0);1)" office:value-type="float" office:value="1">
            <text:p>1</text:p>
          </table:table-cell>
          <table:table-cell table:formula="of:=IF(ISNUMBER(VLOOKUP([.B222];[.$AA$2:.$AB$302];2;0));VLOOKUP([.B222];[.$AA$2:.$AB$302];2;0);0)" office:value-type="float" office:value="0">
            <text:p>0</text:p>
          </table:table-cell>
          <table:table-cell table:formula="of:=IF(ISNUMBER(VLOOKUP([.B222];[.$AD$2:.$AE$33];2;0));VLOOKUP([.B222];[.$AD$2:.$AE$33];2;0);1)" office:value-type="float" office:value="1">
            <text:p>1</text:p>
          </table:table-cell>
          <table:table-cell table:formula="of:=IF(ISNUMBER(VLOOKUP([.B222];[.$AG$2:.$AH$41];2;0));VLOOKUP([.B22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athalie Appéré</text:p>
          </table:table-cell>
          <table:table-cell table:formula="of:=IF(ISNUMBER(VLOOKUP([.B223];[.$L$2:.$M$202];2;0));VLOOKUP([.B223];[.$L$2:.$M$202];2;0);1)" office:value-type="float" office:value="1">
            <text:p>1</text:p>
          </table:table-cell>
          <table:table-cell table:formula="of:=IF(ISNUMBER(VLOOKUP([.B223];[.$O$2:.$P$12];2;0));VLOOKUP([.B223];[.$O$2:.$P$12];2;0);1)" office:value-type="float" office:value="1">
            <text:p>1</text:p>
          </table:table-cell>
          <table:table-cell table:formula="of:=IF(ISNUMBER(VLOOKUP([.B223];[.$R$2:.$S$46];2;0));VLOOKUP([.B22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3];[.$U$2:.$V$100];2;0));VLOOKUP([.B223];[.$U$2:.$V$100];2;0);1)" office:value-type="float" office:value="1">
            <text:p>1</text:p>
          </table:table-cell>
          <table:table-cell table:formula="of:=IF(ISNUMBER(VLOOKUP([.B223];[.$AA$2:.$AB$302];2;0));VLOOKUP([.B223];[.$AA$2:.$AB$302];2;0);0)" office:value-type="float" office:value="1">
            <text:p>1</text:p>
          </table:table-cell>
          <table:table-cell table:formula="of:=IF(ISNUMBER(VLOOKUP([.B223];[.$AD$2:.$AE$33];2;0));VLOOKUP([.B223];[.$AD$2:.$AE$33];2;0);1)" office:value-type="float" office:value="1">
            <text:p>1</text:p>
          </table:table-cell>
          <table:table-cell table:formula="of:=IF(ISNUMBER(VLOOKUP([.B223];[.$AG$2:.$AH$41];2;0));VLOOKUP([.B22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athalie Chabanne</text:p>
          </table:table-cell>
          <table:table-cell table:formula="of:=IF(ISNUMBER(VLOOKUP([.B224];[.$L$2:.$M$202];2;0));VLOOKUP([.B224];[.$L$2:.$M$202];2;0);1)" office:value-type="float" office:value="0">
            <text:p>0</text:p>
          </table:table-cell>
          <table:table-cell table:formula="of:=IF(ISNUMBER(VLOOKUP([.B224];[.$O$2:.$P$12];2;0));VLOOKUP([.B224];[.$O$2:.$P$12];2;0);1)" office:value-type="float" office:value="0">
            <text:p>0</text:p>
          </table:table-cell>
          <table:table-cell table:formula="of:=IF(ISNUMBER(VLOOKUP([.B224];[.$R$2:.$S$46];2;0));VLOOKUP([.B224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24];[.$U$2:.$V$100];2;0));VLOOKUP([.B224];[.$U$2:.$V$100];2;0);1)" office:value-type="float" office:value="0">
            <text:p>0</text:p>
          </table:table-cell>
          <table:table-cell table:formula="of:=IF(ISNUMBER(VLOOKUP([.B224];[.$AA$2:.$AB$302];2;0));VLOOKUP([.B224];[.$AA$2:.$AB$302];2;0);0)" office:value-type="float" office:value="0">
            <text:p>0</text:p>
          </table:table-cell>
          <table:table-cell table:formula="of:=IF(ISNUMBER(VLOOKUP([.B224];[.$AD$2:.$AE$33];2;0));VLOOKUP([.B224];[.$AD$2:.$AE$33];2;0);1)" office:value-type="float" office:value="0">
            <text:p>0</text:p>
          </table:table-cell>
          <table:table-cell table:formula="of:=IF(ISNUMBER(VLOOKUP([.B224];[.$AG$2:.$AH$41];2;0));VLOOKUP([.B224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Nathalie Nieson</text:p>
          </table:table-cell>
          <table:table-cell table:formula="of:=IF(ISNUMBER(VLOOKUP([.B225];[.$L$2:.$M$202];2;0));VLOOKUP([.B225];[.$L$2:.$M$202];2;0);1)" office:value-type="float" office:value="1">
            <text:p>1</text:p>
          </table:table-cell>
          <table:table-cell table:formula="of:=IF(ISNUMBER(VLOOKUP([.B225];[.$O$2:.$P$12];2;0));VLOOKUP([.B225];[.$O$2:.$P$12];2;0);1)" office:value-type="float" office:value="1">
            <text:p>1</text:p>
          </table:table-cell>
          <table:table-cell table:formula="of:=IF(ISNUMBER(VLOOKUP([.B225];[.$R$2:.$S$46];2;0));VLOOKUP([.B22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5];[.$U$2:.$V$100];2;0));VLOOKUP([.B225];[.$U$2:.$V$100];2;0);1)" office:value-type="float" office:value="1">
            <text:p>1</text:p>
          </table:table-cell>
          <table:table-cell table:formula="of:=IF(ISNUMBER(VLOOKUP([.B225];[.$AA$2:.$AB$302];2;0));VLOOKUP([.B225];[.$AA$2:.$AB$302];2;0);0)" office:value-type="float" office:value="1">
            <text:p>1</text:p>
          </table:table-cell>
          <table:table-cell table:formula="of:=IF(ISNUMBER(VLOOKUP([.B225];[.$AD$2:.$AE$33];2;0));VLOOKUP([.B225];[.$AD$2:.$AE$33];2;0);1)" office:value-type="float" office:value="1">
            <text:p>1</text:p>
          </table:table-cell>
          <table:table-cell table:formula="of:=IF(ISNUMBER(VLOOKUP([.B225];[.$AG$2:.$AH$41];2;0));VLOOKUP([.B22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Nicolas Bays</text:p>
          </table:table-cell>
          <table:table-cell table:formula="of:=IF(ISNUMBER(VLOOKUP([.B226];[.$L$2:.$M$202];2;0));VLOOKUP([.B226];[.$L$2:.$M$202];2;0);1)" office:value-type="float" office:value="1">
            <text:p>1</text:p>
          </table:table-cell>
          <table:table-cell table:formula="of:=IF(ISNUMBER(VLOOKUP([.B226];[.$O$2:.$P$12];2;0));VLOOKUP([.B226];[.$O$2:.$P$12];2;0);1)" office:value-type="float" office:value="1">
            <text:p>1</text:p>
          </table:table-cell>
          <table:table-cell table:formula="of:=IF(ISNUMBER(VLOOKUP([.B226];[.$R$2:.$S$46];2;0));VLOOKUP([.B22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6];[.$U$2:.$V$100];2;0));VLOOKUP([.B226];[.$U$2:.$V$100];2;0);1)" office:value-type="float" office:value="1">
            <text:p>1</text:p>
          </table:table-cell>
          <table:table-cell table:formula="of:=IF(ISNUMBER(VLOOKUP([.B226];[.$AA$2:.$AB$302];2;0));VLOOKUP([.B226];[.$AA$2:.$AB$302];2;0);0)" office:value-type="float" office:value="1">
            <text:p>1</text:p>
          </table:table-cell>
          <table:table-cell table:formula="of:=IF(ISNUMBER(VLOOKUP([.B226];[.$AD$2:.$AE$33];2;0));VLOOKUP([.B226];[.$AD$2:.$AE$33];2;0);1)" office:value-type="float" office:value="1">
            <text:p>1</text:p>
          </table:table-cell>
          <table:table-cell table:formula="of:=IF(ISNUMBER(VLOOKUP([.B226];[.$AG$2:.$AH$41];2;0));VLOOKUP([.B22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Odile Saugues</text:p>
          </table:table-cell>
          <table:table-cell table:formula="of:=IF(ISNUMBER(VLOOKUP([.B227];[.$L$2:.$M$202];2;0));VLOOKUP([.B227];[.$L$2:.$M$202];2;0);1)" office:value-type="float" office:value="1">
            <text:p>1</text:p>
          </table:table-cell>
          <table:table-cell table:formula="of:=IF(ISNUMBER(VLOOKUP([.B227];[.$O$2:.$P$12];2;0));VLOOKUP([.B227];[.$O$2:.$P$12];2;0);1)" office:value-type="float" office:value="1">
            <text:p>1</text:p>
          </table:table-cell>
          <table:table-cell table:formula="of:=IF(ISNUMBER(VLOOKUP([.B227];[.$R$2:.$S$46];2;0));VLOOKUP([.B22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7];[.$U$2:.$V$100];2;0));VLOOKUP([.B227];[.$U$2:.$V$100];2;0);1)" office:value-type="float" office:value="1">
            <text:p>1</text:p>
          </table:table-cell>
          <table:table-cell table:formula="of:=IF(ISNUMBER(VLOOKUP([.B227];[.$AA$2:.$AB$302];2;0));VLOOKUP([.B227];[.$AA$2:.$AB$302];2;0);0)" office:value-type="float" office:value="1">
            <text:p>1</text:p>
          </table:table-cell>
          <table:table-cell table:formula="of:=IF(ISNUMBER(VLOOKUP([.B227];[.$AD$2:.$AE$33];2;0));VLOOKUP([.B227];[.$AD$2:.$AE$33];2;0);1)" office:value-type="float" office:value="1">
            <text:p>1</text:p>
          </table:table-cell>
          <table:table-cell table:formula="of:=IF(ISNUMBER(VLOOKUP([.B227];[.$AG$2:.$AH$41];2;0));VLOOKUP([.B22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Olivier Dussopt</text:p>
          </table:table-cell>
          <table:table-cell table:formula="of:=IF(ISNUMBER(VLOOKUP([.B228];[.$L$2:.$M$202];2;0));VLOOKUP([.B228];[.$L$2:.$M$202];2;0);1)" office:value-type="float" office:value="0">
            <text:p>0</text:p>
          </table:table-cell>
          <table:table-cell table:formula="of:=IF(ISNUMBER(VLOOKUP([.B228];[.$O$2:.$P$12];2;0));VLOOKUP([.B228];[.$O$2:.$P$12];2;0);1)" office:value-type="float" office:value="1">
            <text:p>1</text:p>
          </table:table-cell>
          <table:table-cell table:formula="of:=IF(ISNUMBER(VLOOKUP([.B228];[.$R$2:.$S$46];2;0));VLOOKUP([.B22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8];[.$U$2:.$V$100];2;0));VLOOKUP([.B228];[.$U$2:.$V$100];2;0);1)" office:value-type="float" office:value="1">
            <text:p>1</text:p>
          </table:table-cell>
          <table:table-cell table:formula="of:=IF(ISNUMBER(VLOOKUP([.B228];[.$AA$2:.$AB$302];2;0));VLOOKUP([.B228];[.$AA$2:.$AB$302];2;0);0)" office:value-type="float" office:value="0">
            <text:p>0</text:p>
          </table:table-cell>
          <table:table-cell table:formula="of:=IF(ISNUMBER(VLOOKUP([.B228];[.$AD$2:.$AE$33];2;0));VLOOKUP([.B228];[.$AD$2:.$AE$33];2;0);1)" office:value-type="float" office:value="1">
            <text:p>1</text:p>
          </table:table-cell>
          <table:table-cell table:formula="of:=IF(ISNUMBER(VLOOKUP([.B228];[.$AG$2:.$AH$41];2;0));VLOOKUP([.B22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Olivier Faure</text:p>
          </table:table-cell>
          <table:table-cell table:formula="of:=IF(ISNUMBER(VLOOKUP([.B229];[.$L$2:.$M$202];2;0));VLOOKUP([.B229];[.$L$2:.$M$202];2;0);1)" office:value-type="float" office:value="1">
            <text:p>1</text:p>
          </table:table-cell>
          <table:table-cell table:formula="of:=IF(ISNUMBER(VLOOKUP([.B229];[.$O$2:.$P$12];2;0));VLOOKUP([.B229];[.$O$2:.$P$12];2;0);1)" office:value-type="float" office:value="1">
            <text:p>1</text:p>
          </table:table-cell>
          <table:table-cell table:formula="of:=IF(ISNUMBER(VLOOKUP([.B229];[.$R$2:.$S$46];2;0));VLOOKUP([.B22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29];[.$U$2:.$V$100];2;0));VLOOKUP([.B229];[.$U$2:.$V$100];2;0);1)" office:value-type="float" office:value="1">
            <text:p>1</text:p>
          </table:table-cell>
          <table:table-cell table:formula="of:=IF(ISNUMBER(VLOOKUP([.B229];[.$AA$2:.$AB$302];2;0));VLOOKUP([.B229];[.$AA$2:.$AB$302];2;0);0)" office:value-type="float" office:value="1">
            <text:p>1</text:p>
          </table:table-cell>
          <table:table-cell table:formula="of:=IF(ISNUMBER(VLOOKUP([.B229];[.$AD$2:.$AE$33];2;0));VLOOKUP([.B229];[.$AD$2:.$AE$33];2;0);1)" office:value-type="float" office:value="1">
            <text:p>1</text:p>
          </table:table-cell>
          <table:table-cell table:formula="of:=IF(ISNUMBER(VLOOKUP([.B229];[.$AG$2:.$AH$41];2;0));VLOOKUP([.B22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Olivier Véran</text:p>
          </table:table-cell>
          <table:table-cell table:formula="of:=IF(ISNUMBER(VLOOKUP([.B230];[.$L$2:.$M$202];2;0));VLOOKUP([.B230];[.$L$2:.$M$202];2;0);1)" office:value-type="float" office:value="1">
            <text:p>1</text:p>
          </table:table-cell>
          <table:table-cell table:formula="of:=IF(ISNUMBER(VLOOKUP([.B230];[.$O$2:.$P$12];2;0));VLOOKUP([.B230];[.$O$2:.$P$12];2;0);1)" office:value-type="float" office:value="1">
            <text:p>1</text:p>
          </table:table-cell>
          <table:table-cell table:formula="of:=IF(ISNUMBER(VLOOKUP([.B230];[.$R$2:.$S$46];2;0));VLOOKUP([.B23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0];[.$U$2:.$V$100];2;0));VLOOKUP([.B230];[.$U$2:.$V$100];2;0);1)" office:value-type="float" office:value="1">
            <text:p>1</text:p>
          </table:table-cell>
          <table:table-cell table:formula="of:=IF(ISNUMBER(VLOOKUP([.B230];[.$AA$2:.$AB$302];2;0));VLOOKUP([.B230];[.$AA$2:.$AB$302];2;0);0)" office:value-type="float" office:value="1">
            <text:p>1</text:p>
          </table:table-cell>
          <table:table-cell table:formula="of:=IF(ISNUMBER(VLOOKUP([.B230];[.$AD$2:.$AE$33];2;0));VLOOKUP([.B230];[.$AD$2:.$AE$33];2;0);1)" office:value-type="float" office:value="1">
            <text:p>1</text:p>
          </table:table-cell>
          <table:table-cell table:formula="of:=IF(ISNUMBER(VLOOKUP([.B230];[.$AG$2:.$AH$41];2;0));VLOOKUP([.B23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aola Zanetti</text:p>
          </table:table-cell>
          <table:table-cell table:formula="of:=IF(ISNUMBER(VLOOKUP([.B231];[.$L$2:.$M$202];2;0));VLOOKUP([.B231];[.$L$2:.$M$202];2;0);1)" office:value-type="float" office:value="0">
            <text:p>0</text:p>
          </table:table-cell>
          <table:table-cell table:formula="of:=IF(ISNUMBER(VLOOKUP([.B231];[.$O$2:.$P$12];2;0));VLOOKUP([.B231];[.$O$2:.$P$12];2;0);1)" office:value-type="float" office:value="1">
            <text:p>1</text:p>
          </table:table-cell>
          <table:table-cell table:formula="of:=IF(ISNUMBER(VLOOKUP([.B231];[.$R$2:.$S$46];2;0));VLOOKUP([.B231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31];[.$U$2:.$V$100];2;0));VLOOKUP([.B231];[.$U$2:.$V$100];2;0);1)" office:value-type="float" office:value="0">
            <text:p>0</text:p>
          </table:table-cell>
          <table:table-cell table:formula="of:=IF(ISNUMBER(VLOOKUP([.B231];[.$AA$2:.$AB$302];2;0));VLOOKUP([.B231];[.$AA$2:.$AB$302];2;0);0)" office:value-type="float" office:value="0">
            <text:p>0</text:p>
          </table:table-cell>
          <table:table-cell table:formula="of:=IF(ISNUMBER(VLOOKUP([.B231];[.$AD$2:.$AE$33];2;0));VLOOKUP([.B231];[.$AD$2:.$AE$33];2;0);1)" office:value-type="float" office:value="1">
            <text:p>1</text:p>
          </table:table-cell>
          <table:table-cell table:formula="of:=IF(ISNUMBER(VLOOKUP([.B231];[.$AG$2:.$AH$41];2;0));VLOOKUP([.B23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ascal Cherki</text:p>
          </table:table-cell>
          <table:table-cell table:formula="of:=IF(ISNUMBER(VLOOKUP([.B232];[.$L$2:.$M$202];2;0));VLOOKUP([.B232];[.$L$2:.$M$202];2;0);1)" office:value-type="float" office:value="0">
            <text:p>0</text:p>
          </table:table-cell>
          <table:table-cell table:formula="of:=IF(ISNUMBER(VLOOKUP([.B232];[.$O$2:.$P$12];2;0));VLOOKUP([.B232];[.$O$2:.$P$12];2;0);1)" office:value-type="float" office:value="0">
            <text:p>0</text:p>
          </table:table-cell>
          <table:table-cell table:formula="of:=IF(ISNUMBER(VLOOKUP([.B232];[.$R$2:.$S$46];2;0));VLOOKUP([.B232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32];[.$U$2:.$V$100];2;0));VLOOKUP([.B232];[.$U$2:.$V$100];2;0);1)" office:value-type="float" office:value="0">
            <text:p>0</text:p>
          </table:table-cell>
          <table:table-cell table:formula="of:=IF(ISNUMBER(VLOOKUP([.B232];[.$AA$2:.$AB$302];2;0));VLOOKUP([.B232];[.$AA$2:.$AB$302];2;0);0)" office:value-type="float" office:value="0">
            <text:p>0</text:p>
          </table:table-cell>
          <table:table-cell table:formula="of:=IF(ISNUMBER(VLOOKUP([.B232];[.$AD$2:.$AE$33];2;0));VLOOKUP([.B232];[.$AD$2:.$AE$33];2;0);1)" office:value-type="float" office:value="0">
            <text:p>0</text:p>
          </table:table-cell>
          <table:table-cell table:formula="of:=IF(ISNUMBER(VLOOKUP([.B232];[.$AG$2:.$AH$41];2;0));VLOOKUP([.B232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ascal Deguilhem</text:p>
          </table:table-cell>
          <table:table-cell table:formula="of:=IF(ISNUMBER(VLOOKUP([.B233];[.$L$2:.$M$202];2;0));VLOOKUP([.B233];[.$L$2:.$M$202];2;0);1)" office:value-type="float" office:value="1">
            <text:p>1</text:p>
          </table:table-cell>
          <table:table-cell table:formula="of:=IF(ISNUMBER(VLOOKUP([.B233];[.$O$2:.$P$12];2;0));VLOOKUP([.B233];[.$O$2:.$P$12];2;0);1)" office:value-type="float" office:value="1">
            <text:p>1</text:p>
          </table:table-cell>
          <table:table-cell table:formula="of:=IF(ISNUMBER(VLOOKUP([.B233];[.$R$2:.$S$46];2;0));VLOOKUP([.B23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3];[.$U$2:.$V$100];2;0));VLOOKUP([.B233];[.$U$2:.$V$100];2;0);1)" office:value-type="float" office:value="1">
            <text:p>1</text:p>
          </table:table-cell>
          <table:table-cell table:formula="of:=IF(ISNUMBER(VLOOKUP([.B233];[.$AA$2:.$AB$302];2;0));VLOOKUP([.B233];[.$AA$2:.$AB$302];2;0);0)" office:value-type="float" office:value="1">
            <text:p>1</text:p>
          </table:table-cell>
          <table:table-cell table:formula="of:=IF(ISNUMBER(VLOOKUP([.B233];[.$AD$2:.$AE$33];2;0));VLOOKUP([.B233];[.$AD$2:.$AE$33];2;0);1)" office:value-type="float" office:value="1">
            <text:p>1</text:p>
          </table:table-cell>
          <table:table-cell table:formula="of:=IF(ISNUMBER(VLOOKUP([.B233];[.$AG$2:.$AH$41];2;0));VLOOKUP([.B23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ascal Demarthe</text:p>
          </table:table-cell>
          <table:table-cell table:number-columns-repeated="4"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IF(ISNUMBER(VLOOKUP([.B234];[.$AG$2:.$AH$41];2;0));VLOOKUP([.B234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ascal Popelin</text:p>
          </table:table-cell>
          <table:table-cell table:formula="of:=IF(ISNUMBER(VLOOKUP([.B235];[.$L$2:.$M$202];2;0));VLOOKUP([.B235];[.$L$2:.$M$202];2;0);1)" office:value-type="float" office:value="1">
            <text:p>1</text:p>
          </table:table-cell>
          <table:table-cell table:formula="of:=IF(ISNUMBER(VLOOKUP([.B235];[.$O$2:.$P$12];2;0));VLOOKUP([.B235];[.$O$2:.$P$12];2;0);1)" office:value-type="float" office:value="1">
            <text:p>1</text:p>
          </table:table-cell>
          <table:table-cell table:formula="of:=IF(ISNUMBER(VLOOKUP([.B235];[.$R$2:.$S$46];2;0));VLOOKUP([.B23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5];[.$U$2:.$V$100];2;0));VLOOKUP([.B235];[.$U$2:.$V$100];2;0);1)" office:value-type="float" office:value="1">
            <text:p>1</text:p>
          </table:table-cell>
          <table:table-cell table:formula="of:=IF(ISNUMBER(VLOOKUP([.B235];[.$AA$2:.$AB$302];2;0));VLOOKUP([.B235];[.$AA$2:.$AB$302];2;0);0)" office:value-type="float" office:value="1">
            <text:p>1</text:p>
          </table:table-cell>
          <table:table-cell table:formula="of:=IF(ISNUMBER(VLOOKUP([.B235];[.$AD$2:.$AE$33];2;0));VLOOKUP([.B235];[.$AD$2:.$AE$33];2;0);1)" office:value-type="float" office:value="1">
            <text:p>1</text:p>
          </table:table-cell>
          <table:table-cell table:formula="of:=IF(ISNUMBER(VLOOKUP([.B235];[.$AG$2:.$AH$41];2;0));VLOOKUP([.B23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ascal Terrasse</text:p>
          </table:table-cell>
          <table:table-cell table:formula="of:=IF(ISNUMBER(VLOOKUP([.B236];[.$L$2:.$M$202];2;0));VLOOKUP([.B236];[.$L$2:.$M$202];2;0);1)" office:value-type="float" office:value="1">
            <text:p>1</text:p>
          </table:table-cell>
          <table:table-cell table:formula="of:=IF(ISNUMBER(VLOOKUP([.B236];[.$O$2:.$P$12];2;0));VLOOKUP([.B236];[.$O$2:.$P$12];2;0);1)" office:value-type="float" office:value="1">
            <text:p>1</text:p>
          </table:table-cell>
          <table:table-cell table:formula="of:=IF(ISNUMBER(VLOOKUP([.B236];[.$R$2:.$S$46];2;0));VLOOKUP([.B23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6];[.$U$2:.$V$100];2;0));VLOOKUP([.B236];[.$U$2:.$V$100];2;0);1)" office:value-type="float" office:value="1">
            <text:p>1</text:p>
          </table:table-cell>
          <table:table-cell table:formula="of:=IF(ISNUMBER(VLOOKUP([.B236];[.$AA$2:.$AB$302];2;0));VLOOKUP([.B236];[.$AA$2:.$AB$302];2;0);0)" office:value-type="float" office:value="0">
            <text:p>0</text:p>
          </table:table-cell>
          <table:table-cell table:formula="of:=IF(ISNUMBER(VLOOKUP([.B236];[.$AD$2:.$AE$33];2;0));VLOOKUP([.B236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9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ascale Boistard</text:p>
          </table:table-cell>
          <table:table-cell table:formula="of:=IF(ISNUMBER(VLOOKUP([.B237];[.$L$2:.$M$202];2;0));VLOOKUP([.B237];[.$L$2:.$M$202];2;0);1)" office:value-type="float" office:value="1">
            <text:p>1</text:p>
          </table:table-cell>
          <table:table-cell table:formula="of:=IF(ISNUMBER(VLOOKUP([.B237];[.$O$2:.$P$12];2;0));VLOOKUP([.B237];[.$O$2:.$P$12];2;0);1)" office:value-type="float" office:value="1">
            <text:p>1</text:p>
          </table:table-cell>
          <table:table-cell table:formula="of:=IF(ISNUMBER(VLOOKUP([.B237];[.$R$2:.$S$46];2;0));VLOOKUP([.B23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7];[.$U$2:.$V$100];2;0));VLOOKUP([.B237];[.$U$2:.$V$100];2;0);1)" office:value-type="float" office:value="1">
            <text:p>1</text:p>
          </table:table-cell>
          <table:table-cell table:formula="of:=IF(ISNUMBER(VLOOKUP([.B237];[.$AA$2:.$AB$302];2;0));VLOOKUP([.B237];[.$AA$2:.$AB$302];2;0);0)" office:value-type="float" office:value="1">
            <text:p>1</text:p>
          </table:table-cell>
          <table:table-cell table:formula="of:=IF(ISNUMBER(VLOOKUP([.B237];[.$AD$2:.$AE$33];2;0));VLOOKUP([.B237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9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ascale Crozon</text:p>
          </table:table-cell>
          <table:table-cell table:formula="of:=IF(ISNUMBER(VLOOKUP([.B238];[.$L$2:.$M$202];2;0));VLOOKUP([.B238];[.$L$2:.$M$202];2;0);1)" office:value-type="float" office:value="0">
            <text:p>0</text:p>
          </table:table-cell>
          <table:table-cell table:formula="of:=IF(ISNUMBER(VLOOKUP([.B238];[.$O$2:.$P$12];2;0));VLOOKUP([.B238];[.$O$2:.$P$12];2;0);1)" office:value-type="float" office:value="1">
            <text:p>1</text:p>
          </table:table-cell>
          <table:table-cell table:formula="of:=IF(ISNUMBER(VLOOKUP([.B238];[.$R$2:.$S$46];2;0));VLOOKUP([.B23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8];[.$U$2:.$V$100];2;0));VLOOKUP([.B238];[.$U$2:.$V$100];2;0);1)" office:value-type="float" office:value="1">
            <text:p>1</text:p>
          </table:table-cell>
          <table:table-cell table:formula="of:=IF(ISNUMBER(VLOOKUP([.B238];[.$AA$2:.$AB$302];2;0));VLOOKUP([.B238];[.$AA$2:.$AB$302];2;0);0)" office:value-type="float" office:value="0">
            <text:p>0</text:p>
          </table:table-cell>
          <table:table-cell table:formula="of:=IF(ISNUMBER(VLOOKUP([.B238];[.$AD$2:.$AE$33];2;0));VLOOKUP([.B238];[.$AD$2:.$AE$33];2;0);1)" office:value-type="float" office:value="1">
            <text:p>1</text:p>
          </table:table-cell>
          <table:table-cell table:formula="of:=IF(ISNUMBER(VLOOKUP([.B238];[.$AG$2:.$AH$41];2;0));VLOOKUP([.B23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ascale Got</text:p>
          </table:table-cell>
          <table:table-cell table:formula="of:=IF(ISNUMBER(VLOOKUP([.B239];[.$L$2:.$M$202];2;0));VLOOKUP([.B239];[.$L$2:.$M$202];2;0);1)" office:value-type="float" office:value="1">
            <text:p>1</text:p>
          </table:table-cell>
          <table:table-cell table:formula="of:=IF(ISNUMBER(VLOOKUP([.B239];[.$O$2:.$P$12];2;0));VLOOKUP([.B239];[.$O$2:.$P$12];2;0);1)" office:value-type="float" office:value="1">
            <text:p>1</text:p>
          </table:table-cell>
          <table:table-cell table:formula="of:=IF(ISNUMBER(VLOOKUP([.B239];[.$R$2:.$S$46];2;0));VLOOKUP([.B23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39];[.$U$2:.$V$100];2;0));VLOOKUP([.B239];[.$U$2:.$V$100];2;0);1)" office:value-type="float" office:value="1">
            <text:p>1</text:p>
          </table:table-cell>
          <table:table-cell table:formula="of:=IF(ISNUMBER(VLOOKUP([.B239];[.$AA$2:.$AB$302];2;0));VLOOKUP([.B239];[.$AA$2:.$AB$302];2;0);0)" office:value-type="float" office:value="1">
            <text:p>1</text:p>
          </table:table-cell>
          <table:table-cell table:formula="of:=IF(ISNUMBER(VLOOKUP([.B239];[.$AD$2:.$AE$33];2;0));VLOOKUP([.B239];[.$AD$2:.$AE$33];2;0);1)" office:value-type="float" office:value="1">
            <text:p>1</text:p>
          </table:table-cell>
          <table:table-cell table:formula="of:=IF(ISNUMBER(VLOOKUP([.B239];[.$AG$2:.$AH$41];2;0));VLOOKUP([.B23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atrice Prat</text:p>
          </table:table-cell>
          <table:table-cell table:formula="of:=IF(ISNUMBER(VLOOKUP([.B240];[.$L$2:.$M$202];2;0));VLOOKUP([.B240];[.$L$2:.$M$202];2;0);1)" office:value-type="float" office:value="1">
            <text:p>1</text:p>
          </table:table-cell>
          <table:table-cell table:formula="of:=IF(ISNUMBER(VLOOKUP([.B240];[.$O$2:.$P$12];2;0));VLOOKUP([.B240];[.$O$2:.$P$12];2;0);1)" office:value-type="float" office:value="1">
            <text:p>1</text:p>
          </table:table-cell>
          <table:table-cell table:formula="of:=IF(ISNUMBER(VLOOKUP([.B240];[.$R$2:.$S$46];2;0));VLOOKUP([.B24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0];[.$U$2:.$V$100];2;0));VLOOKUP([.B240];[.$U$2:.$V$100];2;0);1)" office:value-type="float" office:value="0">
            <text:p>0</text:p>
          </table:table-cell>
          <table:table-cell table:formula="of:=IF(ISNUMBER(VLOOKUP([.B240];[.$AA$2:.$AB$302];2;0));VLOOKUP([.B240];[.$AA$2:.$AB$302];2;0);0)" office:value-type="float" office:value="0">
            <text:p>0</text:p>
          </table:table-cell>
          <table:table-cell table:formula="of:=IF(ISNUMBER(VLOOKUP([.B240];[.$AD$2:.$AE$33];2;0));VLOOKUP([.B240];[.$AD$2:.$AE$33];2;0);1)" office:value-type="float" office:value="1">
            <text:p>1</text:p>
          </table:table-cell>
          <table:table-cell table:formula="of:=IF(ISNUMBER(VLOOKUP([.B240];[.$AG$2:.$AH$41];2;0));VLOOKUP([.B240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atricia Adam</text:p>
          </table:table-cell>
          <table:table-cell table:formula="of:=IF(ISNUMBER(VLOOKUP([.B241];[.$L$2:.$M$202];2;0));VLOOKUP([.B241];[.$L$2:.$M$202];2;0);1)" office:value-type="float" office:value="1">
            <text:p>1</text:p>
          </table:table-cell>
          <table:table-cell table:formula="of:=IF(ISNUMBER(VLOOKUP([.B241];[.$O$2:.$P$12];2;0));VLOOKUP([.B241];[.$O$2:.$P$12];2;0);1)" office:value-type="float" office:value="1">
            <text:p>1</text:p>
          </table:table-cell>
          <table:table-cell table:formula="of:=IF(ISNUMBER(VLOOKUP([.B241];[.$R$2:.$S$46];2;0));VLOOKUP([.B24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1];[.$U$2:.$V$100];2;0));VLOOKUP([.B241];[.$U$2:.$V$100];2;0);1)" office:value-type="float" office:value="1">
            <text:p>1</text:p>
          </table:table-cell>
          <table:table-cell table:formula="of:=IF(ISNUMBER(VLOOKUP([.B241];[.$AA$2:.$AB$302];2;0));VLOOKUP([.B241];[.$AA$2:.$AB$302];2;0);0)" office:value-type="float" office:value="1">
            <text:p>1</text:p>
          </table:table-cell>
          <table:table-cell table:formula="of:=IF(ISNUMBER(VLOOKUP([.B241];[.$AD$2:.$AE$33];2;0));VLOOKUP([.B241];[.$AD$2:.$AE$33];2;0);1)" office:value-type="float" office:value="1">
            <text:p>1</text:p>
          </table:table-cell>
          <table:table-cell table:formula="of:=IF(ISNUMBER(VLOOKUP([.B241];[.$AG$2:.$AH$41];2;0));VLOOKUP([.B24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atrick Bloche</text:p>
          </table:table-cell>
          <table:table-cell table:formula="of:=IF(ISNUMBER(VLOOKUP([.B242];[.$L$2:.$M$202];2;0));VLOOKUP([.B242];[.$L$2:.$M$202];2;0);1)" office:value-type="float" office:value="0">
            <text:p>0</text:p>
          </table:table-cell>
          <table:table-cell table:formula="of:=IF(ISNUMBER(VLOOKUP([.B242];[.$O$2:.$P$12];2;0));VLOOKUP([.B242];[.$O$2:.$P$12];2;0);1)" office:value-type="float" office:value="1">
            <text:p>1</text:p>
          </table:table-cell>
          <table:table-cell table:formula="of:=IF(ISNUMBER(VLOOKUP([.B242];[.$R$2:.$S$46];2;0));VLOOKUP([.B24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2];[.$U$2:.$V$100];2;0));VLOOKUP([.B242];[.$U$2:.$V$100];2;0);1)" office:value-type="float" office:value="1">
            <text:p>1</text:p>
          </table:table-cell>
          <table:table-cell table:formula="of:=IF(ISNUMBER(VLOOKUP([.B242];[.$AA$2:.$AB$302];2;0));VLOOKUP([.B242];[.$AA$2:.$AB$302];2;0);0)" office:value-type="float" office:value="1">
            <text:p>1</text:p>
          </table:table-cell>
          <table:table-cell table:formula="of:=IF(ISNUMBER(VLOOKUP([.B242];[.$AD$2:.$AE$33];2;0));VLOOKUP([.B242];[.$AD$2:.$AE$33];2;0);1)" office:value-type="float" office:value="1">
            <text:p>1</text:p>
          </table:table-cell>
          <table:table-cell table:formula="of:=IF(ISNUMBER(VLOOKUP([.B242];[.$AG$2:.$AH$41];2;0));VLOOKUP([.B24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atrick Lebreton</text:p>
          </table:table-cell>
          <table:table-cell table:formula="of:=IF(ISNUMBER(VLOOKUP([.B243];[.$L$2:.$M$202];2;0));VLOOKUP([.B243];[.$L$2:.$M$202];2;0);1)" office:value-type="float" office:value="1">
            <text:p>1</text:p>
          </table:table-cell>
          <table:table-cell table:formula="of:=IF(ISNUMBER(VLOOKUP([.B243];[.$O$2:.$P$12];2;0));VLOOKUP([.B243];[.$O$2:.$P$12];2;0);1)" office:value-type="float" office:value="1">
            <text:p>1</text:p>
          </table:table-cell>
          <table:table-cell table:formula="of:=IF(ISNUMBER(VLOOKUP([.B243];[.$R$2:.$S$46];2;0));VLOOKUP([.B24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3];[.$U$2:.$V$100];2;0));VLOOKUP([.B243];[.$U$2:.$V$100];2;0);1)" office:value-type="float" office:value="1">
            <text:p>1</text:p>
          </table:table-cell>
          <table:table-cell table:formula="of:=IF(ISNUMBER(VLOOKUP([.B243];[.$AA$2:.$AB$302];2;0));VLOOKUP([.B243];[.$AA$2:.$AB$302];2;0);0)" office:value-type="float" office:value="1">
            <text:p>1</text:p>
          </table:table-cell>
          <table:table-cell table:formula="of:=IF(ISNUMBER(VLOOKUP([.B243];[.$AD$2:.$AE$33];2;0));VLOOKUP([.B243];[.$AD$2:.$AE$33];2;0);1)" office:value-type="float" office:value="1">
            <text:p>1</text:p>
          </table:table-cell>
          <table:table-cell table:formula="of:=IF(ISNUMBER(VLOOKUP([.B243];[.$AG$2:.$AH$41];2;0));VLOOKUP([.B24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atrick Lemasle</text:p>
          </table:table-cell>
          <table:table-cell table:formula="of:=IF(ISNUMBER(VLOOKUP([.B244];[.$L$2:.$M$202];2;0));VLOOKUP([.B244];[.$L$2:.$M$202];2;0);1)" office:value-type="float" office:value="1">
            <text:p>1</text:p>
          </table:table-cell>
          <table:table-cell table:formula="of:=IF(ISNUMBER(VLOOKUP([.B244];[.$O$2:.$P$12];2;0));VLOOKUP([.B244];[.$O$2:.$P$12];2;0);1)" office:value-type="float" office:value="1">
            <text:p>1</text:p>
          </table:table-cell>
          <table:table-cell table:formula="of:=IF(ISNUMBER(VLOOKUP([.B244];[.$R$2:.$S$46];2;0));VLOOKUP([.B24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4];[.$U$2:.$V$100];2;0));VLOOKUP([.B244];[.$U$2:.$V$100];2;0);1)" office:value-type="float" office:value="1">
            <text:p>1</text:p>
          </table:table-cell>
          <table:table-cell table:formula="of:=IF(ISNUMBER(VLOOKUP([.B244];[.$AA$2:.$AB$302];2;0));VLOOKUP([.B244];[.$AA$2:.$AB$302];2;0);0)" office:value-type="float" office:value="1">
            <text:p>1</text:p>
          </table:table-cell>
          <table:table-cell table:formula="of:=IF(ISNUMBER(VLOOKUP([.B244];[.$AD$2:.$AE$33];2;0));VLOOKUP([.B244];[.$AD$2:.$AE$33];2;0);1)" office:value-type="float" office:value="1">
            <text:p>1</text:p>
          </table:table-cell>
          <table:table-cell table:formula="of:=IF(ISNUMBER(VLOOKUP([.B244];[.$AG$2:.$AH$41];2;0));VLOOKUP([.B244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atrick Mennucci</text:p>
          </table:table-cell>
          <table:table-cell table:formula="of:=IF(ISNUMBER(VLOOKUP([.B245];[.$L$2:.$M$202];2;0));VLOOKUP([.B245];[.$L$2:.$M$202];2;0);1)" office:value-type="float" office:value="1">
            <text:p>1</text:p>
          </table:table-cell>
          <table:table-cell table:formula="of:=IF(ISNUMBER(VLOOKUP([.B245];[.$O$2:.$P$12];2;0));VLOOKUP([.B245];[.$O$2:.$P$12];2;0);1)" office:value-type="float" office:value="1">
            <text:p>1</text:p>
          </table:table-cell>
          <table:table-cell table:formula="of:=IF(ISNUMBER(VLOOKUP([.B245];[.$R$2:.$S$46];2;0));VLOOKUP([.B24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5];[.$U$2:.$V$100];2;0));VLOOKUP([.B245];[.$U$2:.$V$100];2;0);1)" office:value-type="float" office:value="1">
            <text:p>1</text:p>
          </table:table-cell>
          <table:table-cell table:formula="of:=IF(ISNUMBER(VLOOKUP([.B245];[.$AA$2:.$AB$302];2;0));VLOOKUP([.B245];[.$AA$2:.$AB$302];2;0);0)" office:value-type="float" office:value="1">
            <text:p>1</text:p>
          </table:table-cell>
          <table:table-cell table:formula="of:=IF(ISNUMBER(VLOOKUP([.B245];[.$AD$2:.$AE$33];2;0));VLOOKUP([.B245];[.$AD$2:.$AE$33];2;0);1)" office:value-type="float" office:value="1">
            <text:p>1</text:p>
          </table:table-cell>
          <table:table-cell table:formula="of:=IF(ISNUMBER(VLOOKUP([.B245];[.$AG$2:.$AH$41];2;0));VLOOKUP([.B24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atrick Vignal</text:p>
          </table:table-cell>
          <table:table-cell table:formula="of:=IF(ISNUMBER(VLOOKUP([.B246];[.$L$2:.$M$202];2;0));VLOOKUP([.B246];[.$L$2:.$M$202];2;0);1)" office:value-type="float" office:value="1">
            <text:p>1</text:p>
          </table:table-cell>
          <table:table-cell table:formula="of:=IF(ISNUMBER(VLOOKUP([.B246];[.$O$2:.$P$12];2;0));VLOOKUP([.B246];[.$O$2:.$P$12];2;0);1)" office:value-type="float" office:value="1">
            <text:p>1</text:p>
          </table:table-cell>
          <table:table-cell table:formula="of:=IF(ISNUMBER(VLOOKUP([.B246];[.$R$2:.$S$46];2;0));VLOOKUP([.B24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6];[.$U$2:.$V$100];2;0));VLOOKUP([.B246];[.$U$2:.$V$100];2;0);1)" office:value-type="float" office:value="1">
            <text:p>1</text:p>
          </table:table-cell>
          <table:table-cell table:formula="of:=IF(ISNUMBER(VLOOKUP([.B246];[.$AA$2:.$AB$302];2;0));VLOOKUP([.B246];[.$AA$2:.$AB$302];2;0);0)" office:value-type="float" office:value="1">
            <text:p>1</text:p>
          </table:table-cell>
          <table:table-cell table:formula="of:=IF(ISNUMBER(VLOOKUP([.B246];[.$AD$2:.$AE$33];2;0));VLOOKUP([.B246];[.$AD$2:.$AE$33];2;0);1)" office:value-type="float" office:value="1">
            <text:p>1</text:p>
          </table:table-cell>
          <table:table-cell table:formula="of:=IF(ISNUMBER(VLOOKUP([.B246];[.$AG$2:.$AH$41];2;0));VLOOKUP([.B24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hilip Cordery</text:p>
          </table:table-cell>
          <table:table-cell table:formula="of:=IF(ISNUMBER(VLOOKUP([.B247];[.$L$2:.$M$202];2;0));VLOOKUP([.B247];[.$L$2:.$M$202];2;0);1)" office:value-type="float" office:value="1">
            <text:p>1</text:p>
          </table:table-cell>
          <table:table-cell table:formula="of:=IF(ISNUMBER(VLOOKUP([.B247];[.$O$2:.$P$12];2;0));VLOOKUP([.B247];[.$O$2:.$P$12];2;0);1)" office:value-type="float" office:value="1">
            <text:p>1</text:p>
          </table:table-cell>
          <table:table-cell table:formula="of:=IF(ISNUMBER(VLOOKUP([.B247];[.$R$2:.$S$46];2;0));VLOOKUP([.B24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7];[.$U$2:.$V$100];2;0));VLOOKUP([.B247];[.$U$2:.$V$100];2;0);1)" office:value-type="float" office:value="1">
            <text:p>1</text:p>
          </table:table-cell>
          <table:table-cell table:formula="of:=IF(ISNUMBER(VLOOKUP([.B247];[.$AA$2:.$AB$302];2;0));VLOOKUP([.B247];[.$AA$2:.$AB$302];2;0);0)" office:value-type="float" office:value="1">
            <text:p>1</text:p>
          </table:table-cell>
          <table:table-cell table:formula="of:=IF(ISNUMBER(VLOOKUP([.B247];[.$AD$2:.$AE$33];2;0));VLOOKUP([.B247];[.$AD$2:.$AE$33];2;0);1)" office:value-type="float" office:value="1">
            <text:p>1</text:p>
          </table:table-cell>
          <table:table-cell table:formula="of:=IF(ISNUMBER(VLOOKUP([.B247];[.$AG$2:.$AH$41];2;0));VLOOKUP([.B24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hilippe Baumel</text:p>
          </table:table-cell>
          <table:table-cell table:formula="of:=IF(ISNUMBER(VLOOKUP([.B248];[.$L$2:.$M$202];2;0));VLOOKUP([.B248];[.$L$2:.$M$202];2;0);1)" office:value-type="float" office:value="0">
            <text:p>0</text:p>
          </table:table-cell>
          <table:table-cell table:formula="of:=IF(ISNUMBER(VLOOKUP([.B248];[.$O$2:.$P$12];2;0));VLOOKUP([.B248];[.$O$2:.$P$12];2;0);1)" office:value-type="float" office:value="1">
            <text:p>1</text:p>
          </table:table-cell>
          <table:table-cell table:formula="of:=IF(ISNUMBER(VLOOKUP([.B248];[.$R$2:.$S$46];2;0));VLOOKUP([.B248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48];[.$U$2:.$V$100];2;0));VLOOKUP([.B248];[.$U$2:.$V$100];2;0);1)" office:value-type="float" office:value="0">
            <text:p>0</text:p>
          </table:table-cell>
          <table:table-cell table:formula="of:=IF(ISNUMBER(VLOOKUP([.B248];[.$AA$2:.$AB$302];2;0));VLOOKUP([.B248];[.$AA$2:.$AB$302];2;0);0)" office:value-type="float" office:value="0">
            <text:p>0</text:p>
          </table:table-cell>
          <table:table-cell table:formula="of:=IF(ISNUMBER(VLOOKUP([.B248];[.$AD$2:.$AE$33];2;0));VLOOKUP([.B248];[.$AD$2:.$AE$33];2;0);1)" office:value-type="float" office:value="1">
            <text:p>1</text:p>
          </table:table-cell>
          <table:table-cell table:formula="of:=IF(ISNUMBER(VLOOKUP([.B248];[.$AG$2:.$AH$41];2;0));VLOOKUP([.B248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hilippe Bies</text:p>
          </table:table-cell>
          <table:table-cell table:formula="of:=IF(ISNUMBER(VLOOKUP([.B249];[.$L$2:.$M$202];2;0));VLOOKUP([.B249];[.$L$2:.$M$202];2;0);1)" office:value-type="float" office:value="1">
            <text:p>1</text:p>
          </table:table-cell>
          <table:table-cell table:formula="of:=IF(ISNUMBER(VLOOKUP([.B249];[.$O$2:.$P$12];2;0));VLOOKUP([.B249];[.$O$2:.$P$12];2;0);1)" office:value-type="float" office:value="1">
            <text:p>1</text:p>
          </table:table-cell>
          <table:table-cell table:formula="of:=IF(ISNUMBER(VLOOKUP([.B249];[.$R$2:.$S$46];2;0));VLOOKUP([.B24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49];[.$U$2:.$V$100];2;0));VLOOKUP([.B249];[.$U$2:.$V$100];2;0);1)" office:value-type="float" office:value="1">
            <text:p>1</text:p>
          </table:table-cell>
          <table:table-cell table:formula="of:=IF(ISNUMBER(VLOOKUP([.B249];[.$AA$2:.$AB$302];2;0));VLOOKUP([.B249];[.$AA$2:.$AB$302];2;0);0)" office:value-type="float" office:value="1">
            <text:p>1</text:p>
          </table:table-cell>
          <table:table-cell table:formula="of:=IF(ISNUMBER(VLOOKUP([.B249];[.$AD$2:.$AE$33];2;0));VLOOKUP([.B249];[.$AD$2:.$AE$33];2;0);1)" office:value-type="float" office:value="1">
            <text:p>1</text:p>
          </table:table-cell>
          <table:table-cell table:formula="of:=IF(ISNUMBER(VLOOKUP([.B249];[.$AG$2:.$AH$41];2;0));VLOOKUP([.B24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hilippe Doucet</text:p>
          </table:table-cell>
          <table:table-cell table:formula="of:=IF(ISNUMBER(VLOOKUP([.B250];[.$L$2:.$M$202];2;0));VLOOKUP([.B250];[.$L$2:.$M$202];2;0);1)" office:value-type="float" office:value="0">
            <text:p>0</text:p>
          </table:table-cell>
          <table:table-cell table:formula="of:=IF(ISNUMBER(VLOOKUP([.B250];[.$O$2:.$P$12];2;0));VLOOKUP([.B250];[.$O$2:.$P$12];2;0);1)" office:value-type="float" office:value="1">
            <text:p>1</text:p>
          </table:table-cell>
          <table:table-cell table:formula="of:=IF(ISNUMBER(VLOOKUP([.B250];[.$R$2:.$S$46];2;0));VLOOKUP([.B25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0];[.$U$2:.$V$100];2;0));VLOOKUP([.B250];[.$U$2:.$V$100];2;0);1)" office:value-type="float" office:value="1">
            <text:p>1</text:p>
          </table:table-cell>
          <table:table-cell table:formula="of:=IF(ISNUMBER(VLOOKUP([.B250];[.$AA$2:.$AB$302];2;0));VLOOKUP([.B250];[.$AA$2:.$AB$302];2;0);0)" office:value-type="float" office:value="1">
            <text:p>1</text:p>
          </table:table-cell>
          <table:table-cell table:formula="of:=IF(ISNUMBER(VLOOKUP([.B250];[.$AD$2:.$AE$33];2;0));VLOOKUP([.B250];[.$AD$2:.$AE$33];2;0);1)" office:value-type="float" office:value="1">
            <text:p>1</text:p>
          </table:table-cell>
          <table:table-cell table:formula="of:=IF(ISNUMBER(VLOOKUP([.B250];[.$AG$2:.$AH$41];2;0));VLOOKUP([.B25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hilippe Duron</text:p>
          </table:table-cell>
          <table:table-cell table:formula="of:=IF(ISNUMBER(VLOOKUP([.B251];[.$L$2:.$M$202];2;0));VLOOKUP([.B251];[.$L$2:.$M$202];2;0);1)" office:value-type="float" office:value="1">
            <text:p>1</text:p>
          </table:table-cell>
          <table:table-cell table:formula="of:=IF(ISNUMBER(VLOOKUP([.B251];[.$O$2:.$P$12];2;0));VLOOKUP([.B251];[.$O$2:.$P$12];2;0);1)" office:value-type="float" office:value="1">
            <text:p>1</text:p>
          </table:table-cell>
          <table:table-cell table:formula="of:=IF(ISNUMBER(VLOOKUP([.B251];[.$R$2:.$S$46];2;0));VLOOKUP([.B25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1];[.$U$2:.$V$100];2;0));VLOOKUP([.B251];[.$U$2:.$V$100];2;0);1)" office:value-type="float" office:value="1">
            <text:p>1</text:p>
          </table:table-cell>
          <table:table-cell table:formula="of:=IF(ISNUMBER(VLOOKUP([.B251];[.$AA$2:.$AB$302];2;0));VLOOKUP([.B251];[.$AA$2:.$AB$302];2;0);0)" office:value-type="float" office:value="1">
            <text:p>1</text:p>
          </table:table-cell>
          <table:table-cell table:formula="of:=IF(ISNUMBER(VLOOKUP([.B251];[.$AD$2:.$AE$33];2;0));VLOOKUP([.B251];[.$AD$2:.$AE$33];2;0);1)" office:value-type="float" office:value="1">
            <text:p>1</text:p>
          </table:table-cell>
          <table:table-cell table:formula="of:=IF(ISNUMBER(VLOOKUP([.B251];[.$AG$2:.$AH$41];2;0));VLOOKUP([.B25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hilippe Kemel</text:p>
          </table:table-cell>
          <table:table-cell table:formula="of:=IF(ISNUMBER(VLOOKUP([.B252];[.$L$2:.$M$202];2;0));VLOOKUP([.B252];[.$L$2:.$M$202];2;0);1)" office:value-type="float" office:value="0">
            <text:p>0</text:p>
          </table:table-cell>
          <table:table-cell table:formula="of:=IF(ISNUMBER(VLOOKUP([.B252];[.$O$2:.$P$12];2;0));VLOOKUP([.B252];[.$O$2:.$P$12];2;0);1)" office:value-type="float" office:value="1">
            <text:p>1</text:p>
          </table:table-cell>
          <table:table-cell table:formula="of:=IF(ISNUMBER(VLOOKUP([.B252];[.$R$2:.$S$46];2;0));VLOOKUP([.B25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2];[.$U$2:.$V$100];2;0));VLOOKUP([.B252];[.$U$2:.$V$100];2;0);1)" office:value-type="float" office:value="1">
            <text:p>1</text:p>
          </table:table-cell>
          <table:table-cell table:formula="of:=IF(ISNUMBER(VLOOKUP([.B252];[.$AA$2:.$AB$302];2;0));VLOOKUP([.B252];[.$AA$2:.$AB$302];2;0);0)" office:value-type="float" office:value="0">
            <text:p>0</text:p>
          </table:table-cell>
          <table:table-cell table:formula="of:=IF(ISNUMBER(VLOOKUP([.B252];[.$AD$2:.$AE$33];2;0));VLOOKUP([.B252];[.$AD$2:.$AE$33];2;0);1)" office:value-type="float" office:value="1">
            <text:p>1</text:p>
          </table:table-cell>
          <table:table-cell table:formula="of:=IF(ISNUMBER(VLOOKUP([.B252];[.$AG$2:.$AH$41];2;0));VLOOKUP([.B25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hilippe Marti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53];[.$U$2:.$V$100];2;0));VLOOKUP([.B253];[.$U$2:.$V$100];2;0);1)" office:value-type="float" office:value="1">
            <text:p>1</text:p>
          </table:table-cell>
          <table:table-cell table:formula="of:=IF(ISNUMBER(VLOOKUP([.B253];[.$AA$2:.$AB$302];2;0));VLOOKUP([.B253];[.$AA$2:.$AB$302];2;0);0)" office:value-type="float" office:value="0">
            <text:p>0</text:p>
          </table:table-cell>
          <table:table-cell table:formula="of:=IF(ISNUMBER(VLOOKUP([.B253];[.$AD$2:.$AE$33];2;0));VLOOKUP([.B253];[.$AD$2:.$AE$33];2;0);1)" office:value-type="float" office:value="1">
            <text:p>1</text:p>
          </table:table-cell>
          <table:table-cell table:formula="of:=IF(ISNUMBER(VLOOKUP([.B253];[.$AG$2:.$AH$41];2;0));VLOOKUP([.B25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hilippe Nauche</text:p>
          </table:table-cell>
          <table:table-cell table:formula="of:=IF(ISNUMBER(VLOOKUP([.B254];[.$L$2:.$M$202];2;0));VLOOKUP([.B254];[.$L$2:.$M$202];2;0);1)" office:value-type="float" office:value="1">
            <text:p>1</text:p>
          </table:table-cell>
          <table:table-cell table:formula="of:=IF(ISNUMBER(VLOOKUP([.B254];[.$O$2:.$P$12];2;0));VLOOKUP([.B254];[.$O$2:.$P$12];2;0);1)" office:value-type="float" office:value="1">
            <text:p>1</text:p>
          </table:table-cell>
          <table:table-cell table:formula="of:=IF(ISNUMBER(VLOOKUP([.B254];[.$R$2:.$S$46];2;0));VLOOKUP([.B25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4];[.$U$2:.$V$100];2;0));VLOOKUP([.B254];[.$U$2:.$V$100];2;0);1)" office:value-type="float" office:value="1">
            <text:p>1</text:p>
          </table:table-cell>
          <table:table-cell table:formula="of:=IF(ISNUMBER(VLOOKUP([.B254];[.$AA$2:.$AB$302];2;0));VLOOKUP([.B254];[.$AA$2:.$AB$302];2;0);0)" office:value-type="float" office:value="1">
            <text:p>1</text:p>
          </table:table-cell>
          <table:table-cell table:formula="of:=IF(ISNUMBER(VLOOKUP([.B254];[.$AD$2:.$AE$33];2;0));VLOOKUP([.B254];[.$AD$2:.$AE$33];2;0);1)" office:value-type="float" office:value="1">
            <text:p>1</text:p>
          </table:table-cell>
          <table:table-cell table:formula="of:=IF(ISNUMBER(VLOOKUP([.B254];[.$AG$2:.$AH$41];2;0));VLOOKUP([.B254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hilippe Noguès</text:p>
          </table:table-cell>
          <table:table-cell table:formula="of:=IF(ISNUMBER(VLOOKUP([.B255];[.$L$2:.$M$202];2;0));VLOOKUP([.B255];[.$L$2:.$M$202];2;0);1)" office:value-type="float" office:value="0">
            <text:p>0</text:p>
          </table:table-cell>
          <table:table-cell table:formula="of:=IF(ISNUMBER(VLOOKUP([.B255];[.$O$2:.$P$12];2;0));VLOOKUP([.B255];[.$O$2:.$P$12];2;0);1)" office:value-type="float" office:value="0">
            <text:p>0</text:p>
          </table:table-cell>
          <table:table-cell table:formula="of:=IF(ISNUMBER(VLOOKUP([.B255];[.$R$2:.$S$46];2;0));VLOOKUP([.B255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5];[.$U$2:.$V$100];2;0));VLOOKUP([.B255];[.$U$2:.$V$100];2;0);1)" office:value-type="float" office:value="0">
            <text:p>0</text:p>
          </table:table-cell>
          <table:table-cell table:formula="of:=IF(ISNUMBER(VLOOKUP([.B255];[.$AA$2:.$AB$302];2;0));VLOOKUP([.B255];[.$AA$2:.$AB$302];2;0);0)" office:value-type="float" office:value="0">
            <text:p>0</text:p>
          </table:table-cell>
          <table:table-cell table:formula="of:=IF(ISNUMBER(VLOOKUP([.B255];[.$AD$2:.$AE$33];2;0));VLOOKUP([.B255];[.$AD$2:.$AE$33];2;0);1)" office:value-type="float" office:value="0">
            <text:p>0</text:p>
          </table:table-cell>
          <table:table-cell table:formula="of:=IF(ISNUMBER(VLOOKUP([.B255];[.$AG$2:.$AH$41];2;0));VLOOKUP([.B255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hilippe Plisson</text:p>
          </table:table-cell>
          <table:table-cell table:formula="of:=IF(ISNUMBER(VLOOKUP([.B256];[.$L$2:.$M$202];2;0));VLOOKUP([.B256];[.$L$2:.$M$202];2;0);1)" office:value-type="float" office:value="1">
            <text:p>1</text:p>
          </table:table-cell>
          <table:table-cell table:formula="of:=IF(ISNUMBER(VLOOKUP([.B256];[.$O$2:.$P$12];2;0));VLOOKUP([.B256];[.$O$2:.$P$12];2;0);1)" office:value-type="float" office:value="1">
            <text:p>1</text:p>
          </table:table-cell>
          <table:table-cell table:formula="of:=IF(ISNUMBER(VLOOKUP([.B256];[.$R$2:.$S$46];2;0));VLOOKUP([.B25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6];[.$U$2:.$V$100];2;0));VLOOKUP([.B256];[.$U$2:.$V$100];2;0);1)" office:value-type="float" office:value="1">
            <text:p>1</text:p>
          </table:table-cell>
          <table:table-cell table:formula="of:=IF(ISNUMBER(VLOOKUP([.B256];[.$AA$2:.$AB$302];2;0));VLOOKUP([.B256];[.$AA$2:.$AB$302];2;0);0)" office:value-type="float" office:value="1">
            <text:p>1</text:p>
          </table:table-cell>
          <table:table-cell table:formula="of:=IF(ISNUMBER(VLOOKUP([.B256];[.$AD$2:.$AE$33];2;0));VLOOKUP([.B256];[.$AD$2:.$AE$33];2;0);1)" office:value-type="float" office:value="1">
            <text:p>1</text:p>
          </table:table-cell>
          <table:table-cell table:formula="of:=IF(ISNUMBER(VLOOKUP([.B256];[.$AG$2:.$AH$41];2;0));VLOOKUP([.B25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ierre Aylagas</text:p>
          </table:table-cell>
          <table:table-cell table:formula="of:=IF(ISNUMBER(VLOOKUP([.B257];[.$L$2:.$M$202];2;0));VLOOKUP([.B257];[.$L$2:.$M$202];2;0);1)" office:value-type="float" office:value="1">
            <text:p>1</text:p>
          </table:table-cell>
          <table:table-cell table:formula="of:=IF(ISNUMBER(VLOOKUP([.B257];[.$O$2:.$P$12];2;0));VLOOKUP([.B257];[.$O$2:.$P$12];2;0);1)" office:value-type="float" office:value="1">
            <text:p>1</text:p>
          </table:table-cell>
          <table:table-cell table:formula="of:=IF(ISNUMBER(VLOOKUP([.B257];[.$R$2:.$S$46];2;0));VLOOKUP([.B25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57];[.$U$2:.$V$100];2;0));VLOOKUP([.B257];[.$U$2:.$V$100];2;0);1)" office:value-type="float" office:value="1">
            <text:p>1</text:p>
          </table:table-cell>
          <table:table-cell table:formula="of:=IF(ISNUMBER(VLOOKUP([.B257];[.$AA$2:.$AB$302];2;0));VLOOKUP([.B257];[.$AA$2:.$AB$302];2;0);0)" office:value-type="float" office:value="1">
            <text:p>1</text:p>
          </table:table-cell>
          <table:table-cell table:formula="of:=IF(ISNUMBER(VLOOKUP([.B257];[.$AD$2:.$AE$33];2;0));VLOOKUP([.B257];[.$AD$2:.$AE$33];2;0);1)" office:value-type="float" office:value="1">
            <text:p>1</text:p>
          </table:table-cell>
          <table:table-cell table:formula="of:=IF(ISNUMBER(VLOOKUP([.B257];[.$AG$2:.$AH$41];2;0));VLOOKUP([.B25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ierre Moscovici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ISNUMBER(VLOOKUP([.B258];[.$U$2:.$V$100];2;0));VLOOKUP([.B258];[.$U$2:.$V$100];2;0);1)" office:value-type="float" office:value="1">
            <text:p>1</text:p>
          </table:table-cell>
          <table:table-cell table:formula="of:=IF(ISNUMBER(VLOOKUP([.B258];[.$AA$2:.$AB$302];2;0));VLOOKUP([.B258];[.$AA$2:.$AB$302];2;0);0)" office:value-type="float" office:value="0">
            <text:p>0</text:p>
          </table:table-cell>
          <table:table-cell table:formula="of:=IF(ISNUMBER(VLOOKUP([.B258];[.$AD$2:.$AE$33];2;0));VLOOKUP([.B258];[.$AD$2:.$AE$33];2;0);1)" office:value-type="float" office:value="1">
            <text:p>1</text:p>
          </table:table-cell>
          <table:table-cell table:formula="of:=IF(ISNUMBER(VLOOKUP([.B258];[.$AG$2:.$AH$41];2;0));VLOOKUP([.B25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erre-Alain Muet</text:p>
          </table:table-cell>
          <table:table-cell table:formula="of:=IF(ISNUMBER(VLOOKUP([.B259];[.$L$2:.$M$202];2;0));VLOOKUP([.B259];[.$L$2:.$M$202];2;0);1)" office:value-type="float" office:value="0">
            <text:p>0</text:p>
          </table:table-cell>
          <table:table-cell table:formula="of:=IF(ISNUMBER(VLOOKUP([.B259];[.$O$2:.$P$12];2;0));VLOOKUP([.B259];[.$O$2:.$P$12];2;0);1)" office:value-type="float" office:value="1">
            <text:p>1</text:p>
          </table:table-cell>
          <table:table-cell table:formula="of:=IF(ISNUMBER(VLOOKUP([.B259];[.$R$2:.$S$46];2;0));VLOOKUP([.B259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59];[.$U$2:.$V$100];2;0));VLOOKUP([.B259];[.$U$2:.$V$100];2;0);1)" office:value-type="float" office:value="0">
            <text:p>0</text:p>
          </table:table-cell>
          <table:table-cell table:formula="of:=IF(ISNUMBER(VLOOKUP([.B259];[.$AA$2:.$AB$302];2;0));VLOOKUP([.B259];[.$AA$2:.$AB$302];2;0);0)" office:value-type="float" office:value="0">
            <text:p>0</text:p>
          </table:table-cell>
          <table:table-cell table:formula="of:=IF(ISNUMBER(VLOOKUP([.B259];[.$AD$2:.$AE$33];2;0));VLOOKUP([.B259];[.$AD$2:.$AE$33];2;0);1)" office:value-type="float" office:value="1">
            <text:p>1</text:p>
          </table:table-cell>
          <table:table-cell table:formula="of:=IF(ISNUMBER(VLOOKUP([.B259];[.$AG$2:.$AH$41];2;0));VLOOKUP([.B259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ierre-Yves Le Borgn'</text:p>
          </table:table-cell>
          <table:table-cell table:formula="of:=IF(ISNUMBER(VLOOKUP([.B260];[.$L$2:.$M$202];2;0));VLOOKUP([.B260];[.$L$2:.$M$202];2;0);1)" office:value-type="float" office:value="1">
            <text:p>1</text:p>
          </table:table-cell>
          <table:table-cell table:formula="of:=IF(ISNUMBER(VLOOKUP([.B260];[.$O$2:.$P$12];2;0));VLOOKUP([.B260];[.$O$2:.$P$12];2;0);1)" office:value-type="float" office:value="1">
            <text:p>1</text:p>
          </table:table-cell>
          <table:table-cell table:formula="of:=IF(ISNUMBER(VLOOKUP([.B260];[.$R$2:.$S$46];2;0));VLOOKUP([.B26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0];[.$U$2:.$V$100];2;0));VLOOKUP([.B260];[.$U$2:.$V$100];2;0);1)" office:value-type="float" office:value="1">
            <text:p>1</text:p>
          </table:table-cell>
          <table:table-cell table:formula="of:=IF(ISNUMBER(VLOOKUP([.B260];[.$AA$2:.$AB$302];2;0));VLOOKUP([.B260];[.$AA$2:.$AB$302];2;0);0)" office:value-type="float" office:value="1">
            <text:p>1</text:p>
          </table:table-cell>
          <table:table-cell table:formula="of:=IF(ISNUMBER(VLOOKUP([.B260];[.$AD$2:.$AE$33];2;0));VLOOKUP([.B260];[.$AD$2:.$AE$33];2;0);1)" office:value-type="float" office:value="1">
            <text:p>1</text:p>
          </table:table-cell>
          <table:table-cell table:formula="of:=IF(ISNUMBER(VLOOKUP([.B260];[.$AG$2:.$AH$41];2;0));VLOOKUP([.B26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ouria Amirshahi</text:p>
          </table:table-cell>
          <table:table-cell table:formula="of:=IF(ISNUMBER(VLOOKUP([.B261];[.$L$2:.$M$202];2;0));VLOOKUP([.B261];[.$L$2:.$M$202];2;0);1)" office:value-type="float" office:value="0">
            <text:p>0</text:p>
          </table:table-cell>
          <table:table-cell table:formula="of:=IF(ISNUMBER(VLOOKUP([.B261];[.$O$2:.$P$12];2;0));VLOOKUP([.B261];[.$O$2:.$P$12];2;0);1)" office:value-type="float" office:value="0">
            <text:p>0</text:p>
          </table:table-cell>
          <table:table-cell table:formula="of:=IF(ISNUMBER(VLOOKUP([.B261];[.$R$2:.$S$46];2;0));VLOOKUP([.B261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61];[.$U$2:.$V$100];2;0));VLOOKUP([.B261];[.$U$2:.$V$100];2;0);1)" office:value-type="float" office:value="0">
            <text:p>0</text:p>
          </table:table-cell>
          <table:table-cell table:formula="of:=IF(ISNUMBER(VLOOKUP([.B261];[.$AA$2:.$AB$302];2;0));VLOOKUP([.B261];[.$AA$2:.$AB$302];2;0);0)" office:value-type="float" office:value="0">
            <text:p>0</text:p>
          </table:table-cell>
          <table:table-cell table:formula="of:=IF(ISNUMBER(VLOOKUP([.B261];[.$AD$2:.$AE$33];2;0));VLOOKUP([.B261];[.$AD$2:.$AE$33];2;0);1)" office:value-type="float" office:value="0">
            <text:p>0</text:p>
          </table:table-cell>
          <table:table-cell table:formula="of:=IF(ISNUMBER(VLOOKUP([.B261];[.$AG$2:.$AH$41];2;0));VLOOKUP([.B261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azzy Hammadi</text:p>
          </table:table-cell>
          <table:table-cell table:formula="of:=IF(ISNUMBER(VLOOKUP([.B262];[.$L$2:.$M$202];2;0));VLOOKUP([.B262];[.$L$2:.$M$202];2;0);1)" office:value-type="float" office:value="0">
            <text:p>0</text:p>
          </table:table-cell>
          <table:table-cell table:formula="of:=IF(ISNUMBER(VLOOKUP([.B262];[.$O$2:.$P$12];2;0));VLOOKUP([.B262];[.$O$2:.$P$12];2;0);1)" office:value-type="float" office:value="1">
            <text:p>1</text:p>
          </table:table-cell>
          <table:table-cell table:formula="of:=IF(ISNUMBER(VLOOKUP([.B262];[.$R$2:.$S$46];2;0));VLOOKUP([.B26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2];[.$U$2:.$V$100];2;0));VLOOKUP([.B262];[.$U$2:.$V$100];2;0);1)" office:value-type="float" office:value="1">
            <text:p>1</text:p>
          </table:table-cell>
          <table:table-cell table:formula="of:=IF(ISNUMBER(VLOOKUP([.B262];[.$AA$2:.$AB$302];2;0));VLOOKUP([.B262];[.$AA$2:.$AB$302];2;0);0)" office:value-type="float" office:value="1">
            <text:p>1</text:p>
          </table:table-cell>
          <table:table-cell table:formula="of:=IF(ISNUMBER(VLOOKUP([.B262];[.$AD$2:.$AE$33];2;0));VLOOKUP([.B262];[.$AD$2:.$AE$33];2;0);1)" office:value-type="float" office:value="1">
            <text:p>1</text:p>
          </table:table-cell>
          <table:table-cell table:formula="of:=IF(ISNUMBER(VLOOKUP([.B262];[.$AG$2:.$AH$41];2;0));VLOOKUP([.B26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égine Povéda</text:p>
          </table:table-cell>
          <table:table-cell table:number-columns-repeated="4"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IF(ISNUMBER(VLOOKUP([.B263];[.$AG$2:.$AH$41];2;0));VLOOKUP([.B26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Régis Juanico</text:p>
          </table:table-cell>
          <table:table-cell table:formula="of:=IF(ISNUMBER(VLOOKUP([.B264];[.$L$2:.$M$202];2;0));VLOOKUP([.B264];[.$L$2:.$M$202];2;0);1)" office:value-type="float" office:value="0">
            <text:p>0</text:p>
          </table:table-cell>
          <table:table-cell table:formula="of:=IF(ISNUMBER(VLOOKUP([.B264];[.$O$2:.$P$12];2;0));VLOOKUP([.B264];[.$O$2:.$P$12];2;0);1)" office:value-type="float" office:value="1">
            <text:p>1</text:p>
          </table:table-cell>
          <table:table-cell table:formula="of:=IF(ISNUMBER(VLOOKUP([.B264];[.$R$2:.$S$46];2;0));VLOOKUP([.B26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4];[.$U$2:.$V$100];2;0));VLOOKUP([.B264];[.$U$2:.$V$100];2;0);1)" office:value-type="float" office:value="1">
            <text:p>1</text:p>
          </table:table-cell>
          <table:table-cell table:formula="of:=IF(ISNUMBER(VLOOKUP([.B264];[.$AA$2:.$AB$302];2;0));VLOOKUP([.B264];[.$AA$2:.$AB$302];2;0);0)" office:value-type="float" office:value="0">
            <text:p>0</text:p>
          </table:table-cell>
          <table:table-cell table:formula="of:=IF(ISNUMBER(VLOOKUP([.B264];[.$AD$2:.$AE$33];2;0));VLOOKUP([.B264];[.$AD$2:.$AE$33];2;0);1)" office:value-type="float" office:value="1">
            <text:p>1</text:p>
          </table:table-cell>
          <table:table-cell table:formula="of:=IF(ISNUMBER(VLOOKUP([.B264];[.$AG$2:.$AH$41];2;0));VLOOKUP([.B264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émi Pauvros</text:p>
          </table:table-cell>
          <table:table-cell table:formula="of:=IF(ISNUMBER(VLOOKUP([.B265];[.$L$2:.$M$202];2;0));VLOOKUP([.B265];[.$L$2:.$M$202];2;0);1)" office:value-type="float" office:value="1">
            <text:p>1</text:p>
          </table:table-cell>
          <table:table-cell table:formula="of:=IF(ISNUMBER(VLOOKUP([.B265];[.$O$2:.$P$12];2;0));VLOOKUP([.B265];[.$O$2:.$P$12];2;0);1)" office:value-type="float" office:value="1">
            <text:p>1</text:p>
          </table:table-cell>
          <table:table-cell table:formula="of:=IF(ISNUMBER(VLOOKUP([.B265];[.$R$2:.$S$46];2;0));VLOOKUP([.B26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5];[.$U$2:.$V$100];2;0));VLOOKUP([.B265];[.$U$2:.$V$100];2;0);1)" office:value-type="float" office:value="1">
            <text:p>1</text:p>
          </table:table-cell>
          <table:table-cell table:formula="of:=IF(ISNUMBER(VLOOKUP([.B265];[.$AA$2:.$AB$302];2;0));VLOOKUP([.B265];[.$AA$2:.$AB$302];2;0);0)" office:value-type="float" office:value="1">
            <text:p>1</text:p>
          </table:table-cell>
          <table:table-cell table:formula="of:=IF(ISNUMBER(VLOOKUP([.B265];[.$AD$2:.$AE$33];2;0));VLOOKUP([.B265];[.$AD$2:.$AE$33];2;0);1)" office:value-type="float" office:value="1">
            <text:p>1</text:p>
          </table:table-cell>
          <table:table-cell table:formula="of:=IF(ISNUMBER(VLOOKUP([.B265];[.$AG$2:.$AH$41];2;0));VLOOKUP([.B26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René Dosière</text:p>
          </table:table-cell>
          <table:table-cell table:formula="of:=IF(ISNUMBER(VLOOKUP([.B266];[.$L$2:.$M$202];2;0));VLOOKUP([.B266];[.$L$2:.$M$202];2;0);1)" office:value-type="float" office:value="1">
            <text:p>1</text:p>
          </table:table-cell>
          <table:table-cell table:formula="of:=IF(ISNUMBER(VLOOKUP([.B266];[.$O$2:.$P$12];2;0));VLOOKUP([.B266];[.$O$2:.$P$12];2;0);1)" office:value-type="float" office:value="1">
            <text:p>1</text:p>
          </table:table-cell>
          <table:table-cell table:formula="of:=IF(ISNUMBER(VLOOKUP([.B266];[.$R$2:.$S$46];2;0));VLOOKUP([.B26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6];[.$U$2:.$V$100];2;0));VLOOKUP([.B266];[.$U$2:.$V$100];2;0);1)" office:value-type="float" office:value="1">
            <text:p>1</text:p>
          </table:table-cell>
          <table:table-cell table:formula="of:=IF(ISNUMBER(VLOOKUP([.B266];[.$AA$2:.$AB$302];2;0));VLOOKUP([.B266];[.$AA$2:.$AB$302];2;0);0)" office:value-type="float" office:value="1">
            <text:p>1</text:p>
          </table:table-cell>
          <table:table-cell table:formula="of:=IF(ISNUMBER(VLOOKUP([.B266];[.$AD$2:.$AE$33];2;0));VLOOKUP([.B266];[.$AD$2:.$AE$33];2;0);1)" office:value-type="float" office:value="1">
            <text:p>1</text:p>
          </table:table-cell>
          <table:table-cell table:formula="of:=IF(ISNUMBER(VLOOKUP([.B266];[.$AG$2:.$AH$41];2;0));VLOOKUP([.B26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René Rouquet</text:p>
          </table:table-cell>
          <table:table-cell table:formula="of:=IF(ISNUMBER(VLOOKUP([.B267];[.$L$2:.$M$202];2;0));VLOOKUP([.B267];[.$L$2:.$M$202];2;0);1)" office:value-type="float" office:value="1">
            <text:p>1</text:p>
          </table:table-cell>
          <table:table-cell table:formula="of:=IF(ISNUMBER(VLOOKUP([.B267];[.$O$2:.$P$12];2;0));VLOOKUP([.B267];[.$O$2:.$P$12];2;0);1)" office:value-type="float" office:value="1">
            <text:p>1</text:p>
          </table:table-cell>
          <table:table-cell table:formula="of:=IF(ISNUMBER(VLOOKUP([.B267];[.$R$2:.$S$46];2;0));VLOOKUP([.B26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7];[.$U$2:.$V$100];2;0));VLOOKUP([.B267];[.$U$2:.$V$100];2;0);1)" office:value-type="float" office:value="1">
            <text:p>1</text:p>
          </table:table-cell>
          <table:table-cell table:formula="of:=IF(ISNUMBER(VLOOKUP([.B267];[.$AA$2:.$AB$302];2;0));VLOOKUP([.B267];[.$AA$2:.$AB$302];2;0);0)" office:value-type="float" office:value="1">
            <text:p>1</text:p>
          </table:table-cell>
          <table:table-cell table:formula="of:=IF(ISNUMBER(VLOOKUP([.B267];[.$AD$2:.$AE$33];2;0));VLOOKUP([.B267];[.$AD$2:.$AE$33];2;0);1)" office:value-type="float" office:value="1">
            <text:p>1</text:p>
          </table:table-cell>
          <table:table-cell table:formula="of:=IF(ISNUMBER(VLOOKUP([.B267];[.$AG$2:.$AH$41];2;0));VLOOKUP([.B26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Richard Ferrand</text:p>
          </table:table-cell>
          <table:table-cell table:formula="of:=IF(ISNUMBER(VLOOKUP([.B268];[.$L$2:.$M$202];2;0));VLOOKUP([.B268];[.$L$2:.$M$202];2;0);1)" office:value-type="float" office:value="0">
            <text:p>0</text:p>
          </table:table-cell>
          <table:table-cell table:formula="of:=IF(ISNUMBER(VLOOKUP([.B268];[.$O$2:.$P$12];2;0));VLOOKUP([.B268];[.$O$2:.$P$12];2;0);1)" office:value-type="float" office:value="1">
            <text:p>1</text:p>
          </table:table-cell>
          <table:table-cell table:formula="of:=IF(ISNUMBER(VLOOKUP([.B268];[.$R$2:.$S$46];2;0));VLOOKUP([.B268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68];[.$U$2:.$V$100];2;0));VLOOKUP([.B268];[.$U$2:.$V$100];2;0);1)" office:value-type="float" office:value="1">
            <text:p>1</text:p>
          </table:table-cell>
          <table:table-cell table:formula="of:=IF(ISNUMBER(VLOOKUP([.B268];[.$AA$2:.$AB$302];2;0));VLOOKUP([.B268];[.$AA$2:.$AB$302];2;0);0)" office:value-type="float" office:value="0">
            <text:p>0</text:p>
          </table:table-cell>
          <table:table-cell table:formula="of:=IF(ISNUMBER(VLOOKUP([.B268];[.$AD$2:.$AE$33];2;0));VLOOKUP([.B268];[.$AD$2:.$AE$33];2;0);1)" office:value-type="float" office:value="1">
            <text:p>1</text:p>
          </table:table-cell>
          <table:table-cell table:formula="of:=IF(ISNUMBER(VLOOKUP([.B268];[.$AG$2:.$AH$41];2;0));VLOOKUP([.B26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Robert Olive</text:p>
          </table:table-cell>
          <table:table-cell table:formula="of:=IF(ISNUMBER(VLOOKUP([.B269];[.$L$2:.$M$202];2;0));VLOOKUP([.B269];[.$L$2:.$M$202];2;0);1)" office:value-type="float" office:value="1">
            <text:p>1</text:p>
          </table:table-cell>
          <table:table-cell table:formula="of:=IF(ISNUMBER(VLOOKUP([.B269];[.$O$2:.$P$12];2;0));VLOOKUP([.B269];[.$O$2:.$P$12];2;0);1)" office:value-type="float" office:value="1">
            <text:p>1</text:p>
          </table:table-cell>
          <table:table-cell table:formula="of:=IF(ISNUMBER(VLOOKUP([.B269];[.$R$2:.$S$46];2;0));VLOOKUP([.B26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69];[.$U$2:.$V$100];2;0));VLOOKUP([.B269];[.$U$2:.$V$100];2;0);1)" office:value-type="float" office:value="1">
            <text:p>1</text:p>
          </table:table-cell>
          <table:table-cell table:formula="of:=IF(ISNUMBER(VLOOKUP([.B269];[.$AA$2:.$AB$302];2;0));VLOOKUP([.B269];[.$AA$2:.$AB$302];2;0);0)" office:value-type="float" office:value="1">
            <text:p>1</text:p>
          </table:table-cell>
          <table:table-cell table:formula="of:=IF(ISNUMBER(VLOOKUP([.B269];[.$AD$2:.$AE$33];2;0));VLOOKUP([.B269];[.$AD$2:.$AE$33];2;0);1)" office:value-type="float" office:value="1">
            <text:p>1</text:p>
          </table:table-cell>
          <table:table-cell table:formula="of:=IF(ISNUMBER(VLOOKUP([.B269];[.$AG$2:.$AH$41];2;0));VLOOKUP([.B26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Romain Colas</text:p>
          </table:table-cell>
          <table:table-cell table:formula="of:=IF(ISNUMBER(VLOOKUP([.B270];[.$L$2:.$M$202];2;0));VLOOKUP([.B270];[.$L$2:.$M$202];2;0);1)" office:value-type="float" office:value="1">
            <text:p>1</text:p>
          </table:table-cell>
          <table:table-cell table:formula="of:=IF(ISNUMBER(VLOOKUP([.B270];[.$O$2:.$P$12];2;0));VLOOKUP([.B270];[.$O$2:.$P$12];2;0);1)" office:value-type="float" office:value="1">
            <text:p>1</text:p>
          </table:table-cell>
          <table:table-cell table:formula="of:=IF(ISNUMBER(VLOOKUP([.B270];[.$R$2:.$S$46];2;0));VLOOKUP([.B27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0];[.$U$2:.$V$100];2;0));VLOOKUP([.B270];[.$U$2:.$V$100];2;0);1)" office:value-type="float" office:value="1">
            <text:p>1</text:p>
          </table:table-cell>
          <table:table-cell table:formula="of:=IF(ISNUMBER(VLOOKUP([.B270];[.$AA$2:.$AB$302];2;0));VLOOKUP([.B270];[.$AA$2:.$AB$302];2;0);0)" office:value-type="float" office:value="0">
            <text:p>0</text:p>
          </table:table-cell>
          <table:table-cell table:formula="of:=IF(ISNUMBER(VLOOKUP([.B270];[.$AD$2:.$AE$33];2;0));VLOOKUP([.B270];[.$AD$2:.$AE$33];2;0);1)" office:value-type="float" office:value="1">
            <text:p>1</text:p>
          </table:table-cell>
          <table:table-cell table:formula="of:=IF(ISNUMBER(VLOOKUP([.B270];[.$AG$2:.$AH$41];2;0));VLOOKUP([.B27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Sabine Buis</text:p>
          </table:table-cell>
          <table:table-cell table:formula="of:=IF(ISNUMBER(VLOOKUP([.B271];[.$L$2:.$M$202];2;0));VLOOKUP([.B271];[.$L$2:.$M$202];2;0);1)" office:value-type="float" office:value="1">
            <text:p>1</text:p>
          </table:table-cell>
          <table:table-cell table:formula="of:=IF(ISNUMBER(VLOOKUP([.B271];[.$O$2:.$P$12];2;0));VLOOKUP([.B271];[.$O$2:.$P$12];2;0);1)" office:value-type="float" office:value="1">
            <text:p>1</text:p>
          </table:table-cell>
          <table:table-cell table:formula="of:=IF(ISNUMBER(VLOOKUP([.B271];[.$R$2:.$S$46];2;0));VLOOKUP([.B27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1];[.$U$2:.$V$100];2;0));VLOOKUP([.B271];[.$U$2:.$V$100];2;0);1)" office:value-type="float" office:value="1">
            <text:p>1</text:p>
          </table:table-cell>
          <table:table-cell table:formula="of:=IF(ISNUMBER(VLOOKUP([.B271];[.$AA$2:.$AB$302];2;0));VLOOKUP([.B271];[.$AA$2:.$AB$302];2;0);0)" office:value-type="float" office:value="1">
            <text:p>1</text:p>
          </table:table-cell>
          <table:table-cell table:formula="of:=IF(ISNUMBER(VLOOKUP([.B271];[.$AD$2:.$AE$33];2;0));VLOOKUP([.B271];[.$AD$2:.$AE$33];2;0);1)" office:value-type="float" office:value="1">
            <text:p>1</text:p>
          </table:table-cell>
          <table:table-cell table:formula="of:=IF(ISNUMBER(VLOOKUP([.B271];[.$AG$2:.$AH$41];2;0));VLOOKUP([.B27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andrine Doucet</text:p>
          </table:table-cell>
          <table:table-cell table:formula="of:=IF(ISNUMBER(VLOOKUP([.B272];[.$L$2:.$M$202];2;0));VLOOKUP([.B272];[.$L$2:.$M$202];2;0);1)" office:value-type="float" office:value="0">
            <text:p>0</text:p>
          </table:table-cell>
          <table:table-cell table:formula="of:=IF(ISNUMBER(VLOOKUP([.B272];[.$O$2:.$P$12];2;0));VLOOKUP([.B272];[.$O$2:.$P$12];2;0);1)" office:value-type="float" office:value="1">
            <text:p>1</text:p>
          </table:table-cell>
          <table:table-cell table:formula="of:=IF(ISNUMBER(VLOOKUP([.B272];[.$R$2:.$S$46];2;0));VLOOKUP([.B27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2];[.$U$2:.$V$100];2;0));VLOOKUP([.B272];[.$U$2:.$V$100];2;0);1)" office:value-type="float" office:value="0">
            <text:p>0</text:p>
          </table:table-cell>
          <table:table-cell table:formula="of:=IF(ISNUMBER(VLOOKUP([.B272];[.$AA$2:.$AB$302];2;0));VLOOKUP([.B272];[.$AA$2:.$AB$302];2;0);0)" office:value-type="float" office:value="1">
            <text:p>1</text:p>
          </table:table-cell>
          <table:table-cell table:formula="of:=IF(ISNUMBER(VLOOKUP([.B272];[.$AD$2:.$AE$33];2;0));VLOOKUP([.B272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9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andrine Hurel</text:p>
          </table:table-cell>
          <table:table-cell table:formula="of:=IF(ISNUMBER(VLOOKUP([.B273];[.$L$2:.$M$202];2;0));VLOOKUP([.B273];[.$L$2:.$M$202];2;0);1)" office:value-type="float" office:value="0">
            <text:p>0</text:p>
          </table:table-cell>
          <table:table-cell table:formula="of:=IF(ISNUMBER(VLOOKUP([.B273];[.$O$2:.$P$12];2;0));VLOOKUP([.B273];[.$O$2:.$P$12];2;0);1)" office:value-type="float" office:value="1">
            <text:p>1</text:p>
          </table:table-cell>
          <table:table-cell table:formula="of:=IF(ISNUMBER(VLOOKUP([.B273];[.$R$2:.$S$46];2;0));VLOOKUP([.B27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3];[.$U$2:.$V$100];2;0));VLOOKUP([.B273];[.$U$2:.$V$100];2;0);1)" office:value-type="float" office:value="1">
            <text:p>1</text:p>
          </table:table-cell>
          <table:table-cell table:formula="of:=IF(ISNUMBER(VLOOKUP([.B273];[.$AA$2:.$AB$302];2;0));VLOOKUP([.B273];[.$AA$2:.$AB$302];2;0);0)" office:value-type="float" office:value="1">
            <text:p>1</text:p>
          </table:table-cell>
          <table:table-cell table:formula="of:=IF(ISNUMBER(VLOOKUP([.B273];[.$AD$2:.$AE$33];2;0));VLOOKUP([.B273];[.$AD$2:.$AE$33];2;0);1)" office:value-type="float" office:value="1">
            <text:p>1</text:p>
          </table:table-cell>
          <table:table-cell table:formula="of:=IF(ISNUMBER(VLOOKUP([.B273];[.$AG$2:.$AH$41];2;0));VLOOKUP([.B27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andrine Mazetier</text:p>
          </table:table-cell>
          <table:table-cell table:formula="of:=IF(ISNUMBER(VLOOKUP([.B274];[.$L$2:.$M$202];2;0));VLOOKUP([.B274];[.$L$2:.$M$202];2;0);1)" office:value-type="float" office:value="1">
            <text:p>1</text:p>
          </table:table-cell>
          <table:table-cell table:formula="of:=IF(ISNUMBER(VLOOKUP([.B274];[.$O$2:.$P$12];2;0));VLOOKUP([.B274];[.$O$2:.$P$12];2;0);1)" office:value-type="float" office:value="1">
            <text:p>1</text:p>
          </table:table-cell>
          <table:table-cell table:formula="of:=IF(ISNUMBER(VLOOKUP([.B274];[.$R$2:.$S$46];2;0));VLOOKUP([.B27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4];[.$U$2:.$V$100];2;0));VLOOKUP([.B274];[.$U$2:.$V$100];2;0);1)" office:value-type="float" office:value="1">
            <text:p>1</text:p>
          </table:table-cell>
          <table:table-cell table:formula="of:=IF(ISNUMBER(VLOOKUP([.B274];[.$AA$2:.$AB$302];2;0));VLOOKUP([.B274];[.$AA$2:.$AB$302];2;0);0)" office:value-type="float" office:value="1">
            <text:p>1</text:p>
          </table:table-cell>
          <table:table-cell table:formula="of:=IF(ISNUMBER(VLOOKUP([.B274];[.$AD$2:.$AE$33];2;0));VLOOKUP([.B274];[.$AD$2:.$AE$33];2;0);1)" office:value-type="float" office:value="1">
            <text:p>1</text:p>
          </table:table-cell>
          <table:table-cell table:formula="of:=IF(ISNUMBER(VLOOKUP([.B274];[.$AG$2:.$AH$41];2;0));VLOOKUP([.B274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ébastien Denaja</text:p>
          </table:table-cell>
          <table:table-cell table:formula="of:=IF(ISNUMBER(VLOOKUP([.B275];[.$L$2:.$M$202];2;0));VLOOKUP([.B275];[.$L$2:.$M$202];2;0);1)" office:value-type="float" office:value="1">
            <text:p>1</text:p>
          </table:table-cell>
          <table:table-cell table:formula="of:=IF(ISNUMBER(VLOOKUP([.B275];[.$O$2:.$P$12];2;0));VLOOKUP([.B275];[.$O$2:.$P$12];2;0);1)" office:value-type="float" office:value="1">
            <text:p>1</text:p>
          </table:table-cell>
          <table:table-cell table:formula="of:=IF(ISNUMBER(VLOOKUP([.B275];[.$R$2:.$S$46];2;0));VLOOKUP([.B27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5];[.$U$2:.$V$100];2;0));VLOOKUP([.B275];[.$U$2:.$V$100];2;0);1)" office:value-type="float" office:value="1">
            <text:p>1</text:p>
          </table:table-cell>
          <table:table-cell table:formula="of:=IF(ISNUMBER(VLOOKUP([.B275];[.$AA$2:.$AB$302];2;0));VLOOKUP([.B275];[.$AA$2:.$AB$302];2;0);0)" office:value-type="float" office:value="1">
            <text:p>1</text:p>
          </table:table-cell>
          <table:table-cell table:formula="of:=IF(ISNUMBER(VLOOKUP([.B275];[.$AD$2:.$AE$33];2;0));VLOOKUP([.B275];[.$AD$2:.$AE$33];2;0);1)" office:value-type="float" office:value="1">
            <text:p>1</text:p>
          </table:table-cell>
          <table:table-cell table:formula="of:=IF(ISNUMBER(VLOOKUP([.B275];[.$AG$2:.$AH$41];2;0));VLOOKUP([.B27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ébastien Pietrasanta</text:p>
          </table:table-cell>
          <table:table-cell table:formula="of:=IF(ISNUMBER(VLOOKUP([.B276];[.$L$2:.$M$202];2;0));VLOOKUP([.B276];[.$L$2:.$M$202];2;0);1)" office:value-type="float" office:value="1">
            <text:p>1</text:p>
          </table:table-cell>
          <table:table-cell table:formula="of:=IF(ISNUMBER(VLOOKUP([.B276];[.$O$2:.$P$12];2;0));VLOOKUP([.B276];[.$O$2:.$P$12];2;0);1)" office:value-type="float" office:value="1">
            <text:p>1</text:p>
          </table:table-cell>
          <table:table-cell table:formula="of:=IF(ISNUMBER(VLOOKUP([.B276];[.$R$2:.$S$46];2;0));VLOOKUP([.B27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6];[.$U$2:.$V$100];2;0));VLOOKUP([.B276];[.$U$2:.$V$100];2;0);1)" office:value-type="float" office:value="1">
            <text:p>1</text:p>
          </table:table-cell>
          <table:table-cell table:formula="of:=IF(ISNUMBER(VLOOKUP([.B276];[.$AA$2:.$AB$302];2;0));VLOOKUP([.B276];[.$AA$2:.$AB$302];2;0);0)" office:value-type="float" office:value="1">
            <text:p>1</text:p>
          </table:table-cell>
          <table:table-cell table:formula="of:=IF(ISNUMBER(VLOOKUP([.B276];[.$AD$2:.$AE$33];2;0));VLOOKUP([.B276];[.$AD$2:.$AE$33];2;0);1)" office:value-type="float" office:value="1">
            <text:p>1</text:p>
          </table:table-cell>
          <table:table-cell table:formula="of:=IF(ISNUMBER(VLOOKUP([.B276];[.$AG$2:.$AH$41];2;0));VLOOKUP([.B27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erge Bardy</text:p>
          </table:table-cell>
          <table:table-cell table:formula="of:=IF(ISNUMBER(VLOOKUP([.B277];[.$L$2:.$M$202];2;0));VLOOKUP([.B277];[.$L$2:.$M$202];2;0);1)" office:value-type="float" office:value="0">
            <text:p>0</text:p>
          </table:table-cell>
          <table:table-cell table:formula="of:=IF(ISNUMBER(VLOOKUP([.B277];[.$O$2:.$P$12];2;0));VLOOKUP([.B277];[.$O$2:.$P$12];2;0);1)" office:value-type="float" office:value="1">
            <text:p>1</text:p>
          </table:table-cell>
          <table:table-cell table:formula="of:=IF(ISNUMBER(VLOOKUP([.B277];[.$R$2:.$S$46];2;0));VLOOKUP([.B277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77];[.$U$2:.$V$100];2;0));VLOOKUP([.B277];[.$U$2:.$V$100];2;0);1)" office:value-type="float" office:value="1">
            <text:p>1</text:p>
          </table:table-cell>
          <table:table-cell table:formula="of:=IF(ISNUMBER(VLOOKUP([.B277];[.$AA$2:.$AB$302];2;0));VLOOKUP([.B277];[.$AA$2:.$AB$302];2;0);0)" office:value-type="float" office:value="0">
            <text:p>0</text:p>
          </table:table-cell>
          <table:table-cell table:formula="of:=IF(ISNUMBER(VLOOKUP([.B277];[.$AD$2:.$AE$33];2;0));VLOOKUP([.B277];[.$AD$2:.$AE$33];2;0);1)" office:value-type="float" office:value="0">
            <text:p>0</text:p>
          </table:table-cell>
          <table:table-cell table:formula="of:=IF(ISNUMBER(VLOOKUP([.B277];[.$AG$2:.$AH$41];2;0));VLOOKUP([.B277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erge Janquin</text:p>
          </table:table-cell>
          <table:table-cell table:formula="of:=IF(ISNUMBER(VLOOKUP([.B278];[.$L$2:.$M$202];2;0));VLOOKUP([.B278];[.$L$2:.$M$202];2;0);1)" office:value-type="float" office:value="0">
            <text:p>0</text:p>
          </table:table-cell>
          <table:table-cell table:formula="of:=IF(ISNUMBER(VLOOKUP([.B278];[.$O$2:.$P$12];2;0));VLOOKUP([.B278];[.$O$2:.$P$12];2;0);1)" office:value-type="float" office:value="1">
            <text:p>1</text:p>
          </table:table-cell>
          <table:table-cell table:formula="of:=IF(ISNUMBER(VLOOKUP([.B278];[.$R$2:.$S$46];2;0));VLOOKUP([.B27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8];[.$U$2:.$V$100];2;0));VLOOKUP([.B278];[.$U$2:.$V$100];2;0);1)" office:value-type="float" office:value="1">
            <text:p>1</text:p>
          </table:table-cell>
          <table:table-cell table:formula="of:=IF(ISNUMBER(VLOOKUP([.B278];[.$AA$2:.$AB$302];2;0));VLOOKUP([.B278];[.$AA$2:.$AB$302];2;0);0)" office:value-type="float" office:value="1">
            <text:p>1</text:p>
          </table:table-cell>
          <table:table-cell table:formula="of:=IF(ISNUMBER(VLOOKUP([.B278];[.$AD$2:.$AE$33];2;0));VLOOKUP([.B278];[.$AD$2:.$AE$33];2;0);1)" office:value-type="float" office:value="1">
            <text:p>1</text:p>
          </table:table-cell>
          <table:table-cell table:formula="of:=IF(ISNUMBER(VLOOKUP([.B278];[.$AG$2:.$AH$41];2;0));VLOOKUP([.B27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erge Letchimy</text:p>
          </table:table-cell>
          <table:table-cell table:formula="of:=IF(ISNUMBER(VLOOKUP([.B279];[.$L$2:.$M$202];2;0));VLOOKUP([.B279];[.$L$2:.$M$202];2;0);1)" office:value-type="float" office:value="1">
            <text:p>1</text:p>
          </table:table-cell>
          <table:table-cell table:formula="of:=IF(ISNUMBER(VLOOKUP([.B279];[.$O$2:.$P$12];2;0));VLOOKUP([.B279];[.$O$2:.$P$12];2;0);1)" office:value-type="float" office:value="1">
            <text:p>1</text:p>
          </table:table-cell>
          <table:table-cell table:formula="of:=IF(ISNUMBER(VLOOKUP([.B279];[.$R$2:.$S$46];2;0));VLOOKUP([.B27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79];[.$U$2:.$V$100];2;0));VLOOKUP([.B279];[.$U$2:.$V$100];2;0);1)" office:value-type="float" office:value="1">
            <text:p>1</text:p>
          </table:table-cell>
          <table:table-cell table:formula="of:=IF(ISNUMBER(VLOOKUP([.B279];[.$AA$2:.$AB$302];2;0));VLOOKUP([.B279];[.$AA$2:.$AB$302];2;0);0)" office:value-type="float" office:value="1">
            <text:p>1</text:p>
          </table:table-cell>
          <table:table-cell table:formula="of:=IF(ISNUMBER(VLOOKUP([.B279];[.$AD$2:.$AE$33];2;0));VLOOKUP([.B279];[.$AD$2:.$AE$33];2;0);1)" office:value-type="float" office:value="1">
            <text:p>1</text:p>
          </table:table-cell>
          <table:table-cell table:formula="of:=IF(ISNUMBER(VLOOKUP([.B279];[.$AG$2:.$AH$41];2;0));VLOOKUP([.B27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Seybah Dagoma</text:p>
          </table:table-cell>
          <table:table-cell table:formula="of:=IF(ISNUMBER(VLOOKUP([.B280];[.$L$2:.$M$202];2;0));VLOOKUP([.B280];[.$L$2:.$M$202];2;0);1)" office:value-type="float" office:value="1">
            <text:p>1</text:p>
          </table:table-cell>
          <table:table-cell table:formula="of:=IF(ISNUMBER(VLOOKUP([.B280];[.$O$2:.$P$12];2;0));VLOOKUP([.B280];[.$O$2:.$P$12];2;0);1)" office:value-type="float" office:value="1">
            <text:p>1</text:p>
          </table:table-cell>
          <table:table-cell table:formula="of:=IF(ISNUMBER(VLOOKUP([.B280];[.$R$2:.$S$46];2;0));VLOOKUP([.B28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0];[.$U$2:.$V$100];2;0));VLOOKUP([.B280];[.$U$2:.$V$100];2;0);1)" office:value-type="float" office:value="1">
            <text:p>1</text:p>
          </table:table-cell>
          <table:table-cell table:formula="of:=IF(ISNUMBER(VLOOKUP([.B280];[.$AA$2:.$AB$302];2;0));VLOOKUP([.B280];[.$AA$2:.$AB$302];2;0);0)" office:value-type="float" office:value="1">
            <text:p>1</text:p>
          </table:table-cell>
          <table:table-cell table:formula="of:=IF(ISNUMBER(VLOOKUP([.B280];[.$AD$2:.$AE$33];2;0));VLOOKUP([.B280];[.$AD$2:.$AE$33];2;0);1)" office:value-type="float" office:value="1">
            <text:p>1</text:p>
          </table:table-cell>
          <table:table-cell table:formula="of:=IF(ISNUMBER(VLOOKUP([.B280];[.$AG$2:.$AH$41];2;0));VLOOKUP([.B28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ophie Dessus</text:p>
          </table:table-cell>
          <table:table-cell table:formula="of:=IF(ISNUMBER(VLOOKUP([.B281];[.$L$2:.$M$202];2;0));VLOOKUP([.B281];[.$L$2:.$M$202];2;0);1)" office:value-type="float" office:value="1">
            <text:p>1</text:p>
          </table:table-cell>
          <table:table-cell table:formula="of:=IF(ISNUMBER(VLOOKUP([.B281];[.$O$2:.$P$12];2;0));VLOOKUP([.B281];[.$O$2:.$P$12];2;0);1)" office:value-type="float" office:value="1">
            <text:p>1</text:p>
          </table:table-cell>
          <table:table-cell table:formula="of:=IF(ISNUMBER(VLOOKUP([.B281];[.$R$2:.$S$46];2;0));VLOOKUP([.B28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1];[.$U$2:.$V$100];2;0));VLOOKUP([.B281];[.$U$2:.$V$100];2;0);1)" office:value-type="float" office:value="1">
            <text:p>1</text:p>
          </table:table-cell>
          <table:table-cell table:formula="of:=IF(ISNUMBER(VLOOKUP([.B281];[.$AA$2:.$AB$302];2;0));VLOOKUP([.B281];[.$AA$2:.$AB$302];2;0);0)" office:value-type="float" office:value="1">
            <text:p>1</text:p>
          </table:table-cell>
          <table:table-cell table:formula="of:=IF(ISNUMBER(VLOOKUP([.B281];[.$AD$2:.$AE$33];2;0));VLOOKUP([.B281];[.$AD$2:.$AE$33];2;0);1)" office:value-type="float" office:value="1">
            <text:p>1</text:p>
          </table:table-cell>
          <table:table-cell table:formula="of:=IF(ISNUMBER(VLOOKUP([.B281];[.$AG$2:.$AH$41];2;0));VLOOKUP([.B28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Sophie Errante</text:p>
          </table:table-cell>
          <table:table-cell table:formula="of:=IF(ISNUMBER(VLOOKUP([.B282];[.$L$2:.$M$202];2;0));VLOOKUP([.B282];[.$L$2:.$M$202];2;0);1)" office:value-type="float" office:value="1">
            <text:p>1</text:p>
          </table:table-cell>
          <table:table-cell table:formula="of:=IF(ISNUMBER(VLOOKUP([.B282];[.$O$2:.$P$12];2;0));VLOOKUP([.B282];[.$O$2:.$P$12];2;0);1)" office:value-type="float" office:value="1">
            <text:p>1</text:p>
          </table:table-cell>
          <table:table-cell table:formula="of:=IF(ISNUMBER(VLOOKUP([.B282];[.$R$2:.$S$46];2;0));VLOOKUP([.B28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2];[.$U$2:.$V$100];2;0));VLOOKUP([.B282];[.$U$2:.$V$100];2;0);1)" office:value-type="float" office:value="1">
            <text:p>1</text:p>
          </table:table-cell>
          <table:table-cell table:formula="of:=IF(ISNUMBER(VLOOKUP([.B282];[.$AA$2:.$AB$302];2;0));VLOOKUP([.B282];[.$AA$2:.$AB$302];2;0);0)" office:value-type="float" office:value="1">
            <text:p>1</text:p>
          </table:table-cell>
          <table:table-cell table:formula="of:=IF(ISNUMBER(VLOOKUP([.B282];[.$AD$2:.$AE$33];2;0));VLOOKUP([.B282];[.$AD$2:.$AE$33];2;0);1)" office:value-type="float" office:value="1">
            <text:p>1</text:p>
          </table:table-cell>
          <table:table-cell table:formula="of:=IF(ISNUMBER(VLOOKUP([.B282];[.$AG$2:.$AH$41];2;0));VLOOKUP([.B28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téphane Travert</text:p>
          </table:table-cell>
          <table:table-cell table:formula="of:=IF(ISNUMBER(VLOOKUP([.B283];[.$L$2:.$M$202];2;0));VLOOKUP([.B283];[.$L$2:.$M$202];2;0);1)" office:value-type="float" office:value="0">
            <text:p>0</text:p>
          </table:table-cell>
          <table:table-cell table:formula="of:=IF(ISNUMBER(VLOOKUP([.B283];[.$O$2:.$P$12];2;0));VLOOKUP([.B283];[.$O$2:.$P$12];2;0);1)" office:value-type="float" office:value="1">
            <text:p>1</text:p>
          </table:table-cell>
          <table:table-cell table:formula="of:=IF(ISNUMBER(VLOOKUP([.B283];[.$R$2:.$S$46];2;0));VLOOKUP([.B283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83];[.$U$2:.$V$100];2;0));VLOOKUP([.B283];[.$U$2:.$V$100];2;0);1)" office:value-type="float" office:value="1">
            <text:p>1</text:p>
          </table:table-cell>
          <table:table-cell table:formula="of:=IF(ISNUMBER(VLOOKUP([.B283];[.$AA$2:.$AB$302];2;0));VLOOKUP([.B283];[.$AA$2:.$AB$302];2;0);0)" office:value-type="float" office:value="0">
            <text:p>0</text:p>
          </table:table-cell>
          <table:table-cell table:formula="of:=IF(ISNUMBER(VLOOKUP([.B283];[.$AD$2:.$AE$33];2;0));VLOOKUP([.B283];[.$AD$2:.$AE$33];2;0);1)" office:value-type="float" office:value="1">
            <text:p>1</text:p>
          </table:table-cell>
          <table:table-cell table:formula="of:=IF(ISNUMBER(VLOOKUP([.B283];[.$AG$2:.$AH$41];2;0));VLOOKUP([.B28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Suzanne Tallard</text:p>
          </table:table-cell>
          <table:table-cell table:formula="of:=IF(ISNUMBER(VLOOKUP([.B284];[.$L$2:.$M$202];2;0));VLOOKUP([.B284];[.$L$2:.$M$202];2;0);1)" office:value-type="float" office:value="0">
            <text:p>0</text:p>
          </table:table-cell>
          <table:table-cell table:formula="of:=IF(ISNUMBER(VLOOKUP([.B284];[.$O$2:.$P$12];2;0));VLOOKUP([.B284];[.$O$2:.$P$12];2;0);1)" office:value-type="float" office:value="0">
            <text:p>0</text:p>
          </table:table-cell>
          <table:table-cell table:formula="of:=IF(ISNUMBER(VLOOKUP([.B284];[.$R$2:.$S$46];2;0));VLOOKUP([.B284];[.$R$2:.$S$46];2;0);1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ISNUMBER(VLOOKUP([.B284];[.$U$2:.$V$100];2;0));VLOOKUP([.B284];[.$U$2:.$V$100];2;0);1)" office:value-type="float" office:value="0">
            <text:p>0</text:p>
          </table:table-cell>
          <table:table-cell table:formula="of:=IF(ISNUMBER(VLOOKUP([.B284];[.$AA$2:.$AB$302];2;0));VLOOKUP([.B284];[.$AA$2:.$AB$302];2;0);0)" office:value-type="float" office:value="0">
            <text:p>0</text:p>
          </table:table-cell>
          <table:table-cell table:formula="of:=IF(ISNUMBER(VLOOKUP([.B284];[.$AD$2:.$AE$33];2;0));VLOOKUP([.B284];[.$AD$2:.$AE$33];2;0);1)" office:value-type="float" office:value="0">
            <text:p>0</text:p>
          </table:table-cell>
          <table:table-cell table:formula="of:=IF(ISNUMBER(VLOOKUP([.B284];[.$AG$2:.$AH$41];2;0));VLOOKUP([.B284];[.$AG$2:.$AH$41];2;0);1)" office:value-type="float" office:value="0">
            <text:p>0</text:p>
          </table:table-cell>
          <table:table-cell table:number-columns-repeated="209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ylviane Alaux</text:p>
          </table:table-cell>
          <table:table-cell table:formula="of:=IF(ISNUMBER(VLOOKUP([.B285];[.$L$2:.$M$202];2;0));VLOOKUP([.B285];[.$L$2:.$M$202];2;0);1)" office:value-type="float" office:value="1">
            <text:p>1</text:p>
          </table:table-cell>
          <table:table-cell table:formula="of:=IF(ISNUMBER(VLOOKUP([.B285];[.$O$2:.$P$12];2;0));VLOOKUP([.B285];[.$O$2:.$P$12];2;0);1)" office:value-type="float" office:value="1">
            <text:p>1</text:p>
          </table:table-cell>
          <table:table-cell table:formula="of:=IF(ISNUMBER(VLOOKUP([.B285];[.$R$2:.$S$46];2;0));VLOOKUP([.B28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5];[.$U$2:.$V$100];2;0));VLOOKUP([.B285];[.$U$2:.$V$100];2;0);1)" office:value-type="float" office:value="1">
            <text:p>1</text:p>
          </table:table-cell>
          <table:table-cell table:formula="of:=IF(ISNUMBER(VLOOKUP([.B285];[.$AA$2:.$AB$302];2;0));VLOOKUP([.B285];[.$AA$2:.$AB$302];2;0);0)" office:value-type="float" office:value="1">
            <text:p>1</text:p>
          </table:table-cell>
          <table:table-cell table:formula="of:=IF(ISNUMBER(VLOOKUP([.B285];[.$AD$2:.$AE$33];2;0));VLOOKUP([.B285];[.$AD$2:.$AE$33];2;0);1)" office:value-type="float" office:value="1">
            <text:p>1</text:p>
          </table:table-cell>
          <table:table-cell table:formula="of:=IF(ISNUMBER(VLOOKUP([.B285];[.$AG$2:.$AH$41];2;0));VLOOKUP([.B28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Sylviane Bulteau</text:p>
          </table:table-cell>
          <table:table-cell table:formula="of:=IF(ISNUMBER(VLOOKUP([.B286];[.$L$2:.$M$202];2;0));VLOOKUP([.B286];[.$L$2:.$M$202];2;0);1)" office:value-type="float" office:value="1">
            <text:p>1</text:p>
          </table:table-cell>
          <table:table-cell table:formula="of:=IF(ISNUMBER(VLOOKUP([.B286];[.$O$2:.$P$12];2;0));VLOOKUP([.B286];[.$O$2:.$P$12];2;0);1)" office:value-type="float" office:value="1">
            <text:p>1</text:p>
          </table:table-cell>
          <table:table-cell table:formula="of:=IF(ISNUMBER(VLOOKUP([.B286];[.$R$2:.$S$46];2;0));VLOOKUP([.B28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6];[.$U$2:.$V$100];2;0));VLOOKUP([.B286];[.$U$2:.$V$100];2;0);1)" office:value-type="float" office:value="1">
            <text:p>1</text:p>
          </table:table-cell>
          <table:table-cell table:formula="of:=IF(ISNUMBER(VLOOKUP([.B286];[.$AA$2:.$AB$302];2;0));VLOOKUP([.B286];[.$AA$2:.$AB$302];2;0);0)" office:value-type="float" office:value="1">
            <text:p>1</text:p>
          </table:table-cell>
          <table:table-cell table:formula="of:=IF(ISNUMBER(VLOOKUP([.B286];[.$AD$2:.$AE$33];2;0));VLOOKUP([.B286];[.$AD$2:.$AE$33];2;0);1)" office:value-type="float" office:value="1">
            <text:p>1</text:p>
          </table:table-cell>
          <table:table-cell table:formula="of:=IF(ISNUMBER(VLOOKUP([.B286];[.$AG$2:.$AH$41];2;0));VLOOKUP([.B28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ylvie Tolmont</text:p>
          </table:table-cell>
          <table:table-cell table:formula="of:=IF(ISNUMBER(VLOOKUP([.B287];[.$L$2:.$M$202];2;0));VLOOKUP([.B287];[.$L$2:.$M$202];2;0);1)" office:value-type="float" office:value="1">
            <text:p>1</text:p>
          </table:table-cell>
          <table:table-cell table:formula="of:=IF(ISNUMBER(VLOOKUP([.B287];[.$O$2:.$P$12];2;0));VLOOKUP([.B287];[.$O$2:.$P$12];2;0);1)" office:value-type="float" office:value="1">
            <text:p>1</text:p>
          </table:table-cell>
          <table:table-cell table:formula="of:=IF(ISNUMBER(VLOOKUP([.B287];[.$R$2:.$S$46];2;0));VLOOKUP([.B28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7];[.$U$2:.$V$100];2;0));VLOOKUP([.B287];[.$U$2:.$V$100];2;0);1)" office:value-type="float" office:value="1">
            <text:p>1</text:p>
          </table:table-cell>
          <table:table-cell table:formula="of:=IF(ISNUMBER(VLOOKUP([.B287];[.$AA$2:.$AB$302];2;0));VLOOKUP([.B287];[.$AA$2:.$AB$302];2;0);0)" office:value-type="float" office:value="1">
            <text:p>1</text:p>
          </table:table-cell>
          <table:table-cell table:formula="of:=IF(ISNUMBER(VLOOKUP([.B287];[.$AD$2:.$AE$33];2;0));VLOOKUP([.B287];[.$AD$2:.$AE$33];2;0);1)" office:value-type="float" office:value="1">
            <text:p>1</text:p>
          </table:table-cell>
          <table:table-cell table:formula="of:=IF(ISNUMBER(VLOOKUP([.B287];[.$AG$2:.$AH$41];2;0));VLOOKUP([.B28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hérèse Guilbert</text:p>
          </table:table-cell>
          <table:table-cell table:formula="of:=IF(ISNUMBER(VLOOKUP([.B288];[.$L$2:.$M$202];2;0));VLOOKUP([.B288];[.$L$2:.$M$202];2;0);1)" office:value-type="float" office:value="1">
            <text:p>1</text:p>
          </table:table-cell>
          <table:table-cell table:formula="of:=IF(ISNUMBER(VLOOKUP([.B288];[.$O$2:.$P$12];2;0));VLOOKUP([.B288];[.$O$2:.$P$12];2;0);1)" office:value-type="float" office:value="1">
            <text:p>1</text:p>
          </table:table-cell>
          <table:table-cell table:formula="of:=IF(ISNUMBER(VLOOKUP([.B288];[.$R$2:.$S$46];2;0));VLOOKUP([.B28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8];[.$U$2:.$V$100];2;0));VLOOKUP([.B288];[.$U$2:.$V$100];2;0);1)" office:value-type="float" office:value="1">
            <text:p>1</text:p>
          </table:table-cell>
          <table:table-cell table:formula="of:=IF(ISNUMBER(VLOOKUP([.B288];[.$AA$2:.$AB$302];2;0));VLOOKUP([.B288];[.$AA$2:.$AB$302];2;0);0)" office:value-type="float" office:value="1">
            <text:p>1</text:p>
          </table:table-cell>
          <table:table-cell table:formula="of:=IF(ISNUMBER(VLOOKUP([.B288];[.$AD$2:.$AE$33];2;0));VLOOKUP([.B288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Thomas Thévenoud</text:p>
          </table:table-cell>
          <table:table-cell table:formula="of:=IF(ISNUMBER(VLOOKUP([.B289];[.$L$2:.$M$202];2;0));VLOOKUP([.B289];[.$L$2:.$M$202];2;0);1)" office:value-type="float" office:value="1">
            <text:p>1</text:p>
          </table:table-cell>
          <table:table-cell table:formula="of:=IF(ISNUMBER(VLOOKUP([.B289];[.$O$2:.$P$12];2;0));VLOOKUP([.B289];[.$O$2:.$P$12];2;0);1)" office:value-type="float" office:value="1">
            <text:p>1</text:p>
          </table:table-cell>
          <table:table-cell table:formula="of:=IF(ISNUMBER(VLOOKUP([.B289];[.$R$2:.$S$46];2;0));VLOOKUP([.B28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89];[.$U$2:.$V$100];2;0));VLOOKUP([.B289];[.$U$2:.$V$100];2;0);1)" office:value-type="float" office:value="1">
            <text:p>1</text:p>
          </table:table-cell>
          <table:table-cell table:formula="of:=IF(ISNUMBER(VLOOKUP([.B289];[.$AA$2:.$AB$302];2;0));VLOOKUP([.B289];[.$AA$2:.$AB$302];2;0);0)" office:value-type="float" office:value="1">
            <text:p>1</text:p>
          </table:table-cell>
          <table:table-cell table:formula="of:=IF(ISNUMBER(VLOOKUP([.B289];[.$AD$2:.$AE$33];2;0));VLOOKUP([.B289];[.$AD$2:.$AE$33];2;0);1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9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Valérie Corre</text:p>
          </table:table-cell>
          <table:table-cell table:formula="of:=IF(ISNUMBER(VLOOKUP([.B290];[.$L$2:.$M$202];2;0));VLOOKUP([.B290];[.$L$2:.$M$202];2;0);1)" office:value-type="float" office:value="1">
            <text:p>1</text:p>
          </table:table-cell>
          <table:table-cell table:formula="of:=IF(ISNUMBER(VLOOKUP([.B290];[.$O$2:.$P$12];2;0));VLOOKUP([.B290];[.$O$2:.$P$12];2;0);1)" office:value-type="float" office:value="1">
            <text:p>1</text:p>
          </table:table-cell>
          <table:table-cell table:formula="of:=IF(ISNUMBER(VLOOKUP([.B290];[.$R$2:.$S$46];2;0));VLOOKUP([.B29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0];[.$U$2:.$V$100];2;0));VLOOKUP([.B290];[.$U$2:.$V$100];2;0);1)" office:value-type="float" office:value="1">
            <text:p>1</text:p>
          </table:table-cell>
          <table:table-cell table:formula="of:=IF(ISNUMBER(VLOOKUP([.B290];[.$AA$2:.$AB$302];2;0));VLOOKUP([.B290];[.$AA$2:.$AB$302];2;0);0)" office:value-type="float" office:value="1">
            <text:p>1</text:p>
          </table:table-cell>
          <table:table-cell table:formula="of:=IF(ISNUMBER(VLOOKUP([.B290];[.$AD$2:.$AE$33];2;0));VLOOKUP([.B290];[.$AD$2:.$AE$33];2;0);1)" office:value-type="float" office:value="1">
            <text:p>1</text:p>
          </table:table-cell>
          <table:table-cell table:formula="of:=IF(ISNUMBER(VLOOKUP([.B290];[.$AG$2:.$AH$41];2;0));VLOOKUP([.B29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Valérie Fourneyron</text:p>
          </table:table-cell>
          <table:table-cell table:number-columns-repeated="4" office:value-type="float" office:value="2">
            <text:p>2</text:p>
          </table:table-cell>
          <table:table-cell table:formula="of:=IF(ISNUMBER(VLOOKUP([.B291];[.$U$2:.$V$100];2;0));VLOOKUP([.B291];[.$U$2:.$V$100];2;0);1)" office:value-type="float" office:value="1">
            <text:p>1</text:p>
          </table:table-cell>
          <table:table-cell table:formula="of:=IF(ISNUMBER(VLOOKUP([.B291];[.$AA$2:.$AB$302];2;0));VLOOKUP([.B291];[.$AA$2:.$AB$302];2;0);0)" office:value-type="float" office:value="1">
            <text:p>1</text:p>
          </table:table-cell>
          <table:table-cell table:formula="of:=IF(ISNUMBER(VLOOKUP([.B291];[.$AD$2:.$AE$33];2;0));VLOOKUP([.B291];[.$AD$2:.$AE$33];2;0);1)" office:value-type="float" office:value="1">
            <text:p>1</text:p>
          </table:table-cell>
          <table:table-cell table:formula="of:=IF(ISNUMBER(VLOOKUP([.B291];[.$AG$2:.$AH$41];2;0));VLOOKUP([.B29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Valérie Rabault</text:p>
          </table:table-cell>
          <table:table-cell table:formula="of:=IF(ISNUMBER(VLOOKUP([.B292];[.$L$2:.$M$202];2;0));VLOOKUP([.B292];[.$L$2:.$M$202];2;0);1)" office:value-type="float" office:value="1">
            <text:p>1</text:p>
          </table:table-cell>
          <table:table-cell table:formula="of:=IF(ISNUMBER(VLOOKUP([.B292];[.$O$2:.$P$12];2;0));VLOOKUP([.B292];[.$O$2:.$P$12];2;0);1)" office:value-type="float" office:value="1">
            <text:p>1</text:p>
          </table:table-cell>
          <table:table-cell table:formula="of:=IF(ISNUMBER(VLOOKUP([.B292];[.$R$2:.$S$46];2;0));VLOOKUP([.B29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2];[.$U$2:.$V$100];2;0));VLOOKUP([.B292];[.$U$2:.$V$100];2;0);1)" office:value-type="float" office:value="1">
            <text:p>1</text:p>
          </table:table-cell>
          <table:table-cell table:formula="of:=IF(ISNUMBER(VLOOKUP([.B292];[.$AA$2:.$AB$302];2;0));VLOOKUP([.B292];[.$AA$2:.$AB$302];2;0);0)" office:value-type="float" office:value="0">
            <text:p>0</text:p>
          </table:table-cell>
          <table:table-cell table:formula="of:=IF(ISNUMBER(VLOOKUP([.B292];[.$AD$2:.$AE$33];2;0));VLOOKUP([.B292];[.$AD$2:.$AE$33];2;0);1)" office:value-type="float" office:value="1">
            <text:p>1</text:p>
          </table:table-cell>
          <table:table-cell table:formula="of:=IF(ISNUMBER(VLOOKUP([.B292];[.$AG$2:.$AH$41];2;0));VLOOKUP([.B292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Victorin Lurel</text:p>
          </table:table-cell>
          <table:table-cell table:formula="of:=IF(ISNUMBER(VLOOKUP([.B293];[.$L$2:.$M$202];2;0));VLOOKUP([.B293];[.$L$2:.$M$202];2;0);1)" office:value-type="float" office:value="1">
            <text:p>1</text:p>
          </table:table-cell>
          <table:table-cell table:formula="of:=IF(ISNUMBER(VLOOKUP([.B293];[.$O$2:.$P$12];2;0));VLOOKUP([.B293];[.$O$2:.$P$12];2;0);1)" office:value-type="float" office:value="1">
            <text:p>1</text:p>
          </table:table-cell>
          <table:table-cell table:formula="of:=IF(ISNUMBER(VLOOKUP([.B293];[.$R$2:.$S$46];2;0));VLOOKUP([.B293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3];[.$U$2:.$V$100];2;0));VLOOKUP([.B293];[.$U$2:.$V$100];2;0);1)" office:value-type="float" office:value="1">
            <text:p>1</text:p>
          </table:table-cell>
          <table:table-cell table:formula="of:=IF(ISNUMBER(VLOOKUP([.B293];[.$AA$2:.$AB$302];2;0));VLOOKUP([.B293];[.$AA$2:.$AB$302];2;0);0)" office:value-type="float" office:value="1">
            <text:p>1</text:p>
          </table:table-cell>
          <table:table-cell table:formula="of:=IF(ISNUMBER(VLOOKUP([.B293];[.$AD$2:.$AE$33];2;0));VLOOKUP([.B293];[.$AD$2:.$AE$33];2;0);1)" office:value-type="float" office:value="1">
            <text:p>1</text:p>
          </table:table-cell>
          <table:table-cell table:formula="of:=IF(ISNUMBER(VLOOKUP([.B293];[.$AG$2:.$AH$41];2;0));VLOOKUP([.B293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Vincent Burroni</text:p>
          </table:table-cell>
          <table:table-cell table:formula="of:=IF(ISNUMBER(VLOOKUP([.B294];[.$L$2:.$M$202];2;0));VLOOKUP([.B294];[.$L$2:.$M$202];2;0);1)" office:value-type="float" office:value="1">
            <text:p>1</text:p>
          </table:table-cell>
          <table:table-cell table:formula="of:=IF(ISNUMBER(VLOOKUP([.B294];[.$O$2:.$P$12];2;0));VLOOKUP([.B294];[.$O$2:.$P$12];2;0);1)" office:value-type="float" office:value="1">
            <text:p>1</text:p>
          </table:table-cell>
          <table:table-cell table:formula="of:=IF(ISNUMBER(VLOOKUP([.B294];[.$R$2:.$S$46];2;0));VLOOKUP([.B294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4];[.$U$2:.$V$100];2;0));VLOOKUP([.B294];[.$U$2:.$V$100];2;0);1)" office:value-type="float" office:value="1">
            <text:p>1</text:p>
          </table:table-cell>
          <table:table-cell table:formula="of:=IF(ISNUMBER(VLOOKUP([.B294];[.$AA$2:.$AB$302];2;0));VLOOKUP([.B294];[.$AA$2:.$AB$302];2;0);0)" office:value-type="float" office:value="1">
            <text:p>1</text:p>
          </table:table-cell>
          <table:table-cell table:formula="of:=IF(ISNUMBER(VLOOKUP([.B294];[.$AD$2:.$AE$33];2;0));VLOOKUP([.B294];[.$AD$2:.$AE$33];2;0);1)" office:value-type="float" office:value="1">
            <text:p>1</text:p>
          </table:table-cell>
          <table:table-cell table:formula="of:=IF(ISNUMBER(VLOOKUP([.B294];[.$AG$2:.$AH$41];2;0));VLOOKUP([.B294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Viviane Le Dissez</text:p>
          </table:table-cell>
          <table:table-cell table:formula="of:=IF(ISNUMBER(VLOOKUP([.B295];[.$L$2:.$M$202];2;0));VLOOKUP([.B295];[.$L$2:.$M$202];2;0);1)" office:value-type="float" office:value="0">
            <text:p>0</text:p>
          </table:table-cell>
          <table:table-cell table:formula="of:=IF(ISNUMBER(VLOOKUP([.B295];[.$O$2:.$P$12];2;0));VLOOKUP([.B295];[.$O$2:.$P$12];2;0);1)" office:value-type="float" office:value="1">
            <text:p>1</text:p>
          </table:table-cell>
          <table:table-cell table:formula="of:=IF(ISNUMBER(VLOOKUP([.B295];[.$R$2:.$S$46];2;0));VLOOKUP([.B295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5];[.$U$2:.$V$100];2;0));VLOOKUP([.B295];[.$U$2:.$V$100];2;0);1)" office:value-type="float" office:value="1">
            <text:p>1</text:p>
          </table:table-cell>
          <table:table-cell table:formula="of:=IF(ISNUMBER(VLOOKUP([.B295];[.$AA$2:.$AB$302];2;0));VLOOKUP([.B295];[.$AA$2:.$AB$302];2;0);0)" office:value-type="float" office:value="0">
            <text:p>0</text:p>
          </table:table-cell>
          <table:table-cell table:formula="of:=IF(ISNUMBER(VLOOKUP([.B295];[.$AD$2:.$AE$33];2;0));VLOOKUP([.B295];[.$AD$2:.$AE$33];2;0);1)" office:value-type="float" office:value="1">
            <text:p>1</text:p>
          </table:table-cell>
          <table:table-cell table:formula="of:=IF(ISNUMBER(VLOOKUP([.B295];[.$AG$2:.$AH$41];2;0));VLOOKUP([.B295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William Dumas</text:p>
          </table:table-cell>
          <table:table-cell table:formula="of:=IF(ISNUMBER(VLOOKUP([.B296];[.$L$2:.$M$202];2;0));VLOOKUP([.B296];[.$L$2:.$M$202];2;0);1)" office:value-type="float" office:value="1">
            <text:p>1</text:p>
          </table:table-cell>
          <table:table-cell table:formula="of:=IF(ISNUMBER(VLOOKUP([.B296];[.$O$2:.$P$12];2;0));VLOOKUP([.B296];[.$O$2:.$P$12];2;0);1)" office:value-type="float" office:value="1">
            <text:p>1</text:p>
          </table:table-cell>
          <table:table-cell table:formula="of:=IF(ISNUMBER(VLOOKUP([.B296];[.$R$2:.$S$46];2;0));VLOOKUP([.B296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6];[.$U$2:.$V$100];2;0));VLOOKUP([.B296];[.$U$2:.$V$100];2;0);1)" office:value-type="float" office:value="1">
            <text:p>1</text:p>
          </table:table-cell>
          <table:table-cell table:formula="of:=IF(ISNUMBER(VLOOKUP([.B296];[.$AA$2:.$AB$302];2;0));VLOOKUP([.B296];[.$AA$2:.$AB$302];2;0);0)" office:value-type="float" office:value="1">
            <text:p>1</text:p>
          </table:table-cell>
          <table:table-cell table:formula="of:=IF(ISNUMBER(VLOOKUP([.B296];[.$AD$2:.$AE$33];2;0));VLOOKUP([.B296];[.$AD$2:.$AE$33];2;0);1)" office:value-type="float" office:value="1">
            <text:p>1</text:p>
          </table:table-cell>
          <table:table-cell table:formula="of:=IF(ISNUMBER(VLOOKUP([.B296];[.$AG$2:.$AH$41];2;0));VLOOKUP([.B296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Yann Capet</text:p>
          </table:table-cell>
          <table:table-cell table:formula="of:=IF(ISNUMBER(VLOOKUP([.B297];[.$L$2:.$M$202];2;0));VLOOKUP([.B297];[.$L$2:.$M$202];2;0);1)" office:value-type="float" office:value="1">
            <text:p>1</text:p>
          </table:table-cell>
          <table:table-cell table:formula="of:=IF(ISNUMBER(VLOOKUP([.B297];[.$O$2:.$P$12];2;0));VLOOKUP([.B297];[.$O$2:.$P$12];2;0);1)" office:value-type="float" office:value="1">
            <text:p>1</text:p>
          </table:table-cell>
          <table:table-cell table:formula="of:=IF(ISNUMBER(VLOOKUP([.B297];[.$R$2:.$S$46];2;0));VLOOKUP([.B297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7];[.$U$2:.$V$100];2;0));VLOOKUP([.B297];[.$U$2:.$V$100];2;0);1)" office:value-type="float" office:value="1">
            <text:p>1</text:p>
          </table:table-cell>
          <table:table-cell table:formula="of:=IF(ISNUMBER(VLOOKUP([.B297];[.$AA$2:.$AB$302];2;0));VLOOKUP([.B297];[.$AA$2:.$AB$302];2;0);0)" office:value-type="float" office:value="0">
            <text:p>0</text:p>
          </table:table-cell>
          <table:table-cell table:formula="of:=IF(ISNUMBER(VLOOKUP([.B297];[.$AD$2:.$AE$33];2;0));VLOOKUP([.B297];[.$AD$2:.$AE$33];2;0);1)" office:value-type="float" office:value="1">
            <text:p>1</text:p>
          </table:table-cell>
          <table:table-cell table:formula="of:=IF(ISNUMBER(VLOOKUP([.B297];[.$AG$2:.$AH$41];2;0));VLOOKUP([.B297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Yann Galut</text:p>
          </table:table-cell>
          <table:table-cell table:formula="of:=IF(ISNUMBER(VLOOKUP([.B298];[.$L$2:.$M$202];2;0));VLOOKUP([.B298];[.$L$2:.$M$202];2;0);1)" office:value-type="float" office:value="1">
            <text:p>1</text:p>
          </table:table-cell>
          <table:table-cell table:formula="of:=IF(ISNUMBER(VLOOKUP([.B298];[.$O$2:.$P$12];2;0));VLOOKUP([.B298];[.$O$2:.$P$12];2;0);1)" office:value-type="float" office:value="1">
            <text:p>1</text:p>
          </table:table-cell>
          <table:table-cell table:formula="of:=IF(ISNUMBER(VLOOKUP([.B298];[.$R$2:.$S$46];2;0));VLOOKUP([.B298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8];[.$U$2:.$V$100];2;0));VLOOKUP([.B298];[.$U$2:.$V$100];2;0);1)" office:value-type="float" office:value="1">
            <text:p>1</text:p>
          </table:table-cell>
          <table:table-cell table:formula="of:=IF(ISNUMBER(VLOOKUP([.B298];[.$AA$2:.$AB$302];2;0));VLOOKUP([.B298];[.$AA$2:.$AB$302];2;0);0)" office:value-type="float" office:value="0">
            <text:p>0</text:p>
          </table:table-cell>
          <table:table-cell table:formula="of:=IF(ISNUMBER(VLOOKUP([.B298];[.$AD$2:.$AE$33];2;0));VLOOKUP([.B298];[.$AD$2:.$AE$33];2;0);1)" office:value-type="float" office:value="1">
            <text:p>1</text:p>
          </table:table-cell>
          <table:table-cell table:formula="of:=IF(ISNUMBER(VLOOKUP([.B298];[.$AG$2:.$AH$41];2;0));VLOOKUP([.B298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Yves Blein</text:p>
          </table:table-cell>
          <table:table-cell table:formula="of:=IF(ISNUMBER(VLOOKUP([.B299];[.$L$2:.$M$202];2;0));VLOOKUP([.B299];[.$L$2:.$M$202];2;0);1)" office:value-type="float" office:value="1">
            <text:p>1</text:p>
          </table:table-cell>
          <table:table-cell table:formula="of:=IF(ISNUMBER(VLOOKUP([.B299];[.$O$2:.$P$12];2;0));VLOOKUP([.B299];[.$O$2:.$P$12];2;0);1)" office:value-type="float" office:value="1">
            <text:p>1</text:p>
          </table:table-cell>
          <table:table-cell table:formula="of:=IF(ISNUMBER(VLOOKUP([.B299];[.$R$2:.$S$46];2;0));VLOOKUP([.B299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299];[.$U$2:.$V$100];2;0));VLOOKUP([.B299];[.$U$2:.$V$100];2;0);1)" office:value-type="float" office:value="1">
            <text:p>1</text:p>
          </table:table-cell>
          <table:table-cell table:formula="of:=IF(ISNUMBER(VLOOKUP([.B299];[.$AA$2:.$AB$302];2;0));VLOOKUP([.B299];[.$AA$2:.$AB$302];2;0);0)" office:value-type="float" office:value="1">
            <text:p>1</text:p>
          </table:table-cell>
          <table:table-cell table:formula="of:=IF(ISNUMBER(VLOOKUP([.B299];[.$AD$2:.$AE$33];2;0));VLOOKUP([.B299];[.$AD$2:.$AE$33];2;0);1)" office:value-type="float" office:value="1">
            <text:p>1</text:p>
          </table:table-cell>
          <table:table-cell table:formula="of:=IF(ISNUMBER(VLOOKUP([.B299];[.$AG$2:.$AH$41];2;0));VLOOKUP([.B299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Yves Daniel</text:p>
          </table:table-cell>
          <table:table-cell table:formula="of:=IF(ISNUMBER(VLOOKUP([.B300];[.$L$2:.$M$202];2;0));VLOOKUP([.B300];[.$L$2:.$M$202];2;0);1)" office:value-type="float" office:value="0">
            <text:p>0</text:p>
          </table:table-cell>
          <table:table-cell table:formula="of:=IF(ISNUMBER(VLOOKUP([.B300];[.$O$2:.$P$12];2;0));VLOOKUP([.B300];[.$O$2:.$P$12];2;0);1)" office:value-type="float" office:value="1">
            <text:p>1</text:p>
          </table:table-cell>
          <table:table-cell table:formula="of:=IF(ISNUMBER(VLOOKUP([.B300];[.$R$2:.$S$46];2;0));VLOOKUP([.B300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0];[.$U$2:.$V$100];2;0));VLOOKUP([.B300];[.$U$2:.$V$100];2;0);1)" office:value-type="float" office:value="1">
            <text:p>1</text:p>
          </table:table-cell>
          <table:table-cell table:formula="of:=IF(ISNUMBER(VLOOKUP([.B300];[.$AA$2:.$AB$302];2;0));VLOOKUP([.B300];[.$AA$2:.$AB$302];2;0);0)" office:value-type="float" office:value="1">
            <text:p>1</text:p>
          </table:table-cell>
          <table:table-cell table:formula="of:=IF(ISNUMBER(VLOOKUP([.B300];[.$AD$2:.$AE$33];2;0));VLOOKUP([.B300];[.$AD$2:.$AE$33];2;0);1)" office:value-type="float" office:value="1">
            <text:p>1</text:p>
          </table:table-cell>
          <table:table-cell table:formula="of:=IF(ISNUMBER(VLOOKUP([.B300];[.$AG$2:.$AH$41];2;0));VLOOKUP([.B300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Yves Durand</text:p>
          </table:table-cell>
          <table:table-cell table:formula="of:=IF(ISNUMBER(VLOOKUP([.B301];[.$L$2:.$M$202];2;0));VLOOKUP([.B301];[.$L$2:.$M$202];2;0);1)" office:value-type="float" office:value="1">
            <text:p>1</text:p>
          </table:table-cell>
          <table:table-cell table:formula="of:=IF(ISNUMBER(VLOOKUP([.B301];[.$O$2:.$P$12];2;0));VLOOKUP([.B301];[.$O$2:.$P$12];2;0);1)" office:value-type="float" office:value="1">
            <text:p>1</text:p>
          </table:table-cell>
          <table:table-cell table:formula="of:=IF(ISNUMBER(VLOOKUP([.B301];[.$R$2:.$S$46];2;0));VLOOKUP([.B301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1];[.$U$2:.$V$100];2;0));VLOOKUP([.B301];[.$U$2:.$V$100];2;0);1)" office:value-type="float" office:value="1">
            <text:p>1</text:p>
          </table:table-cell>
          <table:table-cell table:formula="of:=IF(ISNUMBER(VLOOKUP([.B301];[.$AA$2:.$AB$302];2;0));VLOOKUP([.B301];[.$AA$2:.$AB$302];2;0);0)" office:value-type="float" office:value="1">
            <text:p>1</text:p>
          </table:table-cell>
          <table:table-cell table:formula="of:=IF(ISNUMBER(VLOOKUP([.B301];[.$AD$2:.$AE$33];2;0));VLOOKUP([.B301];[.$AD$2:.$AE$33];2;0);1)" office:value-type="float" office:value="1">
            <text:p>1</text:p>
          </table:table-cell>
          <table:table-cell table:formula="of:=IF(ISNUMBER(VLOOKUP([.B301];[.$AG$2:.$AH$41];2;0));VLOOKUP([.B301];[.$AG$2:.$AH$41];2;0);1)" office:value-type="float" office:value="1">
            <text:p>1</text:p>
          </table:table-cell>
          <table:table-cell table:number-columns-repeated="209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Yves Goasdoué</text:p>
          </table:table-cell>
          <table:table-cell table:formula="of:=IF(ISNUMBER(VLOOKUP([.B302];[.$L$2:.$M$202];2;0));VLOOKUP([.B302];[.$L$2:.$M$202];2;0);1)" office:value-type="float" office:value="1">
            <text:p>1</text:p>
          </table:table-cell>
          <table:table-cell table:formula="of:=IF(ISNUMBER(VLOOKUP([.B302];[.$O$2:.$P$12];2;0));VLOOKUP([.B302];[.$O$2:.$P$12];2;0);1)" office:value-type="float" office:value="1">
            <text:p>1</text:p>
          </table:table-cell>
          <table:table-cell table:formula="of:=IF(ISNUMBER(VLOOKUP([.B302];[.$R$2:.$S$46];2;0));VLOOKUP([.B302];[.$R$2:.$S$46];2;0);1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ISNUMBER(VLOOKUP([.B302];[.$U$2:.$V$100];2;0));VLOOKUP([.B302];[.$U$2:.$V$100];2;0);1)" office:value-type="float" office:value="1">
            <text:p>1</text:p>
          </table:table-cell>
          <table:table-cell table:formula="of:=IF(ISNUMBER(VLOOKUP([.B302];[.$AA$2:.$AB$302];2;0));VLOOKUP([.B302];[.$AA$2:.$AB$302];2;0);0)" office:value-type="float" office:value="1">
            <text:p>1</text:p>
          </table:table-cell>
          <table:table-cell table:formula="of:=IF(ISNUMBER(VLOOKUP([.B302];[.$AD$2:.$AE$33];2;0));VLOOKUP([.B302];[.$AD$2:.$AE$33];2;0);1)" office:value-type="float" office:value="1">
            <text:p>1</text:p>
          </table:table-cell>
          <table:table-cell table:formula="of:=IF(ISNUMBER(VLOOKUP([.B302];[.$AG$2:.$AH$41];2;0));VLOOKUP([.B302];[.$AG$2:.$AH$41];2;0);1)" office:value-type="float" office:value="1">
            <text:p>1</text:p>
          </table:table-cell>
          <table:table-cell table:number-columns-repeated="209"/>
        </table:table-row>
        <table:table-row table:style-name="ro1" table:number-rows-repeated="1048273">
          <table:table-cell table:number-columns-repeated="219"/>
        </table:table-row>
        <table:table-row table:style-name="ro1">
          <table:table-cell table:number-columns-repeated="219"/>
        </table:table-row>
      </table:table>
      <table:table table:name="Feuille3" table:style-name="ta1" table:print="false">
        <table:table-column table:style-name="co75" table:default-cell-style-name="ce2"/>
        <table:table-row table:style-name="ro2">
          <table:table-cell office:value-type="string">
            <text:p>Pouria Amirshahi</text:p>
          </table:table-cell>
        </table:table-row>
        <table:table-row table:style-name="ro3">
          <table:table-cell office:value-type="string">
            <text:p>Serge Bardy</text:p>
          </table:table-cell>
        </table:table-row>
        <table:table-row table:style-name="ro2">
          <table:table-cell office:value-type="string">
            <text:p>Laurent Baumel</text:p>
          </table:table-cell>
        </table:table-row>
        <table:table-row table:style-name="ro4">
          <table:table-cell office:value-type="string">
            <text:p>Marie-Françoise Bechtel</text:p>
          </table:table-cell>
        </table:table-row>
        <table:table-row table:style-name="ro2">
          <table:table-cell office:value-type="string">
            <text:p>Jean-Pierre Blazy</text:p>
          </table:table-cell>
        </table:table-row>
        <table:table-row table:style-name="ro2">
          <table:table-cell office:value-type="string">
            <text:p>Kheira Bouziane-Laroussi</text:p>
          </table:table-cell>
        </table:table-row>
        <table:table-row table:style-name="ro2">
          <table:table-cell office:value-type="string">
            <text:p>Fanélie Carrey-Conte</text:p>
          </table:table-cell>
        </table:table-row>
        <table:table-row table:style-name="ro2">
          <table:table-cell office:value-type="string">
            <text:p>Nathalie Chabanne</text:p>
          </table:table-cell>
        </table:table-row>
        <table:table-row table:style-name="ro2">
          <table:table-cell office:value-type="string">
            <text:p>Dominique Chauvel</text:p>
          </table:table-cell>
        </table:table-row>
        <table:table-row table:style-name="ro3">
          <table:table-cell office:value-type="string">
            <text:p>Pascal Cherki</text:p>
          </table:table-cell>
        </table:table-row>
        <table:table-row table:style-name="ro2">
          <table:table-cell office:value-type="string">
            <text:p>Jean-Pierre Dufau</text:p>
          </table:table-cell>
        </table:table-row>
        <table:table-row table:style-name="ro4">
          <table:table-cell office:value-type="string">
            <text:p>Anne-Lise Dufour-Tonini</text:p>
          </table:table-cell>
        </table:table-row>
        <table:table-row table:style-name="ro2">
          <table:table-cell office:value-type="string">
            <text:p>Henri Emmanuelli</text:p>
          </table:table-cell>
        </table:table-row>
        <table:table-row table:style-name="ro3">
          <table:table-cell office:value-type="string">
            <text:p>Hervé Féron</text:p>
          </table:table-cell>
        </table:table-row>
        <table:table-row table:style-name="ro2">
          <table:table-cell office:value-type="string">
            <text:p>Jean-Marc Germain</text:p>
          </table:table-cell>
        </table:table-row>
        <table:table-row table:style-name="ro2">
          <table:table-cell office:value-type="string">
            <text:p>Daniel Goldberg</text:p>
          </table:table-cell>
        </table:table-row>
        <table:table-row table:style-name="ro2">
          <table:table-cell office:value-type="string">
            <text:p>Edith Gueugneau</text:p>
          </table:table-cell>
        </table:table-row>
        <table:table-row table:style-name="ro2">
          <table:table-cell office:value-type="string">
            <text:p>Mathieu Hanotin</text:p>
          </table:table-cell>
        </table:table-row>
        <table:table-row table:style-name="ro2">
          <table:table-cell office:value-type="string">
            <text:p>Christian Hutin</text:p>
          </table:table-cell>
        </table:table-row>
        <table:table-row table:style-name="ro2">
          <table:table-cell office:value-type="string">
            <text:p>François Lamy</text:p>
          </table:table-cell>
        </table:table-row>
        <table:table-row table:style-name="ro2">
          <table:table-cell office:value-type="string">
            <text:p>Jean-Luc Laurent</text:p>
          </table:table-cell>
        </table:table-row>
        <table:table-row table:style-name="ro2">
          <table:table-cell office:value-type="string">
            <text:p>Christophe Léonard</text:p>
          </table:table-cell>
        </table:table-row>
        <table:table-row table:style-name="ro2">
          <table:table-cell office:value-type="string">
            <text:p>Kléber Mesquida</text:p>
          </table:table-cell>
        </table:table-row>
        <table:table-row table:style-name="ro2">
          <table:table-cell office:value-type="string">
            <text:p>Philippe Noguès</text:p>
          </table:table-cell>
        </table:table-row>
        <table:table-row table:style-name="ro3">
          <table:table-cell office:value-type="string">
            <text:p>Christian Paul</text:p>
          </table:table-cell>
        </table:table-row>
        <table:table-row table:style-name="ro3">
          <table:table-cell office:value-type="string">
            <text:p>Michel Pouzol</text:p>
          </table:table-cell>
        </table:table-row>
        <table:table-row table:style-name="ro2">
          <table:table-cell office:value-type="string">
            <text:p>Denys Robiliard</text:p>
          </table:table-cell>
        </table:table-row>
        <table:table-row table:style-name="ro2">
          <table:table-cell office:value-type="string">
            <text:p>Barbara Romagnan</text:p>
          </table:table-cell>
        </table:table-row>
        <table:table-row table:style-name="ro2">
          <table:table-cell office:value-type="string">
            <text:p>Gérard Sebaoun</text:p>
          </table:table-cell>
        </table:table-row>
        <table:table-row table:style-name="ro2">
          <table:table-cell office:value-type="string">
            <text:p>Suzanne Tallard</text:p>
          </table:table-cell>
        </table:table-row>
        <table:table-row table:style-name="ro2">
          <table:table-cell office:value-type="string">
            <text:p>Michel Vergnier</text:p>
          </table:table-cell>
        </table:table-row>
      </table:table>
      <table:table table:name="Feuille2" table:style-name="ta1" table:print="false">
        <table:table-column table:style-name="co74" table:number-columns-repeated="7" table:default-cell-style-name="Default"/>
        <table:table-row table:style-name="ro3">
          <table:table-cell/>
          <table:table-cell office:value-type="string">
            <text:p>Nom</text:p>
          </table:table-cell>
          <table:table-cell office:value-type="string">
            <text:p>Part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Chréti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Ge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lain Leboeuf</text:p>
          </table:table-cell>
          <table:table-cell office:value-type="string">
            <text:p><text:s/>UM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« Appel des 100 »</text:p>
          </table:table-cell>
          <table:table-cell office:value-type="string">
            <text:p>Le 5 avril 2014, quelques jours avant le discours de politique générale de Manuel Valls, &lt;a href='<text:a xlink:href="http://www.lejdd.fr/Politique/La-liste-des-90-frondeurs-du-PS-pour-un-nouveau-contrat-de-majorite-660292">http://www.lejdd.fr/Politique/La-liste-des-90-frondeurs-du-PS-pour-un-nouveau-contrat-de-majorite-660292</text:a>' target='_blank'&gt;90 hauts responsables du PS&lt;/a&gt; (dont 82 députés du groupe socialiste) &lt;a href='<text:a xlink:href="http://www.lemonde.fr/politique/article/2014/04/05/cent-deputes-ps-en-colere-reclament-un-contrat-de-majorite_4396241_823448.html">www.lemonde.fr/politique/article/2014/04/05/cent-deputes-ps-en-colere-reclament-un-contrat-de-majorite_4396241_823448.html</text:a>' target='_blank'&gt;réclament au premier ministre un « contrat de majorité »&lt;/a&gt;.</text:p>
          </table:table-cell>
        </table:table-row>
        <table:table-row table:style-name="ro5">
          <table:table-cell/>
          <table:table-cell office:value-type="string">
            <text:p>Alain Marc</text:p>
          </table:table-cell>
          <table:table-cell office:value-type="string">
            <text:p><text:s/>UM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ote de confiance</text:p>
          </table:table-cell>
          <table:table-cell office:value-type="string">
            <text:p>Le 8 avril 2014, &lt;a href='<text:a xlink:href="http://www.lemonde.fr/politique/article/2014/04/08/les-premieres-annonces-de-manuel-valls_4397700_823448.html">www.lemonde.fr/politique/article/2014/04/08/les-premieres-annonces-de-manuel-valls_4397700_823448.html</text:a>' target='_blank'&gt;11 députés socialistes s'abstiennent&lt;/a&gt; lors du vote de confiance à Manuel Valls.</text:p>
          </table:table-cell>
        </table:table-row>
        <table:table-row table:style-name="ro5">
          <table:table-cell/>
          <table:table-cell office:value-type="string">
            <text:p>Alain Marleix</text:p>
          </table:table-cell>
          <table:table-cell office:value-type="string">
            <text:p><text:s/>U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ogramme de stabilité</text:p>
          </table:table-cell>
          <table:table-cell office:value-type="string">
            <text:p>Le 29 avril 2014, 41 députés socialistes &lt;a href='<text:a xlink:href="http://www.lemonde.fr/politique/article/2014/04/29/le-programme-de-stabilite-budgetaire-approuve-par-les-deputes_4409378_823448.html">www.lemonde.fr/politique/article/2014/04/29/le-programme-de-stabilite-budgetaire-approuve-par-les-deputes_4409378_823448.html</text:a>' target='_blank'&gt;s'abstiennent lors du vote sur le programme de stabilité budgétaire&lt;/a&gt;, entérinant des économies de 50 milliards d'euros.</text:p>
          </table:table-cell>
        </table:table-row>
        <table:table-row table:style-name="ro5">
          <table:table-cell/>
          <table:table-cell office:value-type="string">
            <text:p>Alain Marsaud</text:p>
          </table:table-cell>
          <table:table-cell office:value-type="string">
            <text:p><text:s/>UMP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udget rectificatif</text:p>
          </table:table-cell>
          <table:table-cell office:value-type="string">
            <text:p>Le 1er juillet, Christophe Léonard est le seul député socialiste à s'abstenir en première lecture &lt;a href='<text:a xlink:href="http://www.lemonde.fr/politique/article/2014/07/01/les-frondeurs-du-ps-vont-voter-le-budget-rectificatif_4448800_823448.html">http://www.lemonde.fr/politique/article/2014/07/01/les-frondeurs-du-ps-vont-voter-le-budget-rectificatif_4448800_823448.html</text:a>' target= '_blank'&gt;sur le budget rectificatif (PLFR)&lt;/a&gt;. Le vote à main levée empêche de faire le compte pour la lecture définitive.</text:p>
          </table:table-cell>
        </table:table-row>
        <table:table-row table:style-name="ro5">
          <table:table-cell/>
          <table:table-cell office:value-type="string">
            <text:p>Alain Marty</text:p>
          </table:table-cell>
          <table:table-cell office:value-type="string">
            <text:p><text:s/>UM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udget rectificatif de la « Sécu »</text:p>
          </table:table-cell>
          <table:table-cell office:value-type="string">
            <text:p>Le 8 juillet, &lt;a href='<text:a xlink:href="http://www.lemonde.fr/politique/article/2014/07/08/budget-de-la-secu-les-frondeurs-du-ps-devraient-s-abstenir_4453099_823448.html">www.lemonde.fr/politique/article/2014/07/08/budget-de-la-secu-les-frondeurs-du-ps-devraient-s-abstenir_4453099_823448.html</text:a>' target= '_blank'&gt;35 « frondeurs » socialistes s'abstiennent&lt;/a&gt; sur le budget rectificatif de la sécurité sociale (PLFRSS).</text:p>
          </table:table-cell>
        </table:table-row>
        <table:table-row table:style-name="ro5">
          <table:table-cell/>
          <table:table-cell office:value-type="string">
            <text:p>Alain Moyne-Bressand</text:p>
          </table:table-cell>
          <table:table-cell office:value-type="string">
            <text:p><text:s/>UM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« Appel des 200 »</text:p>
          </table:table-cell>
          <table:table-cell office:value-type="string">
            <text:p>Le 28 août, 208 députés signent dans &lt;em&gt;Le Monde&lt;/em&gt; &lt;a href='<text:a xlink:href="http://www.lemonde.fr/idees/article/2014/08/28/l-appel-des-200-deputes-socialistes-ni-godillots-ni-deloyaux_4477879_3232.html">www.lemonde.fr/idees/article/2014/08/28/l-appel-des-200-deputes-socialistes-ni-godillots-ni-deloyaux_4477879_3232.html</text:a>' target='_blank'&gt;« L'appel des 200 » députés ni godillots, ni déloyaux&lt;/a&gt;, soutenant le gouvernement. La tribune a été écrite avant le remaniement gouvernemental.</text:p>
          </table:table-cell>
        </table:table-row>
        <table:table-row table:style-name="ro5">
          <table:table-cell/>
          <table:table-cell office:value-type="string">
            <text:p>Alain Sugue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Schneid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 Grommer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e Genev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toine H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lette Grossko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obin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xel Poniat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noist Appar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érengère Pol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Acc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Broch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Deb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Deflessell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Gér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Perru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Reynè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Mai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mille de Rocca Serr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Vautr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leste Let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les de La Verpill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les-Ange Gines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Estro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Jacob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K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Guillot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Prio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de Gan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Goasgu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Greff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Stur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ine Schmi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ien Aba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ien Mesl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Fasque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Gibb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Do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is Jacqua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idier Quen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no Cinier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Busse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Do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Le Mèn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Nachur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T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douard Courti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ouard Philipp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lie Abou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Cio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Strau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Woert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Étienne Blan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rnand Si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Gil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Mar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Riest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Ba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Cornut-Gentill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de Mazièr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F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Sce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Vann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Guég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Lefebv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Reis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iève Lev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es Fene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orges Ginest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ld Darman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Cherp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Carr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les Lur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énhaël Hu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Chevr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Larriv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uy Geoffro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Te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Guain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Gaym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Mari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Le Callennec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Alain Bénis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Kossowsk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Lamb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My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Péliss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eonett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arles Taugourd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Bou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Guiba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ath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Claude Mign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Cop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Lamo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François Manc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Frédéric Poiss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Guill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Chri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Cost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uc Reitz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uc Wars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Serm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Teta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ouv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arb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ecoo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oo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Gir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Gorge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Vig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Sébastien Via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érôme Chart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sette Pon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ien Aube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 de La Raudi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Arribag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Furs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Marcangel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Wauquie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onel Tard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onnel Luc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 Cha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ien Degauch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Francina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Laffine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Le Fu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-Philippe Daub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el Bonn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anne Duboi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Christine Dalloz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Jo Zimmerman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ise For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al Sadd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Heinri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Herb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Sord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Ter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el Vois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èle Tabaro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Kosciusko-Moriz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Dhuicq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e Ameli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Audibert Tro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Carré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Dassaul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Marleix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e Martin-Laland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Verch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Balkan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Devedjia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Hetz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abaun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Oll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Sale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Armand Mart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Bri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Coche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Gosse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Gouj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Houil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Le Ray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eun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Vitel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Lellouc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Lequi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rang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rel-A-L'Huissi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mi Delat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uveur Gandolfi-Scheit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Huygh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Grouar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phie D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phie Rohfritsch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ain Berrios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Lazar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Marian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Solèr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alérie Boy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Lacrout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Pécress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éronique Louwagie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rginie Duby-Muller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ertrand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Xavier Bret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ick Moreau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Albarello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Censi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Foul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Fromio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Nicolin</text:p>
          </table:table-cell>
          <table:table-cell office:value-type="string">
            <text:p><text:s/>UM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Santini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naud Richard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trand Panch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rles de Cours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is Hillmey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is Vercam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ck Reyn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Rochebloin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Sauvade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-Xavier Villa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Mor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Fromanti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Tuaiva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nas Tahuaitu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Degallaix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ina Sag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urice Lero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yer Habib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iron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Zumkell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Follio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Gom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Vigier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udy Salles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nia Lagarde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Demilly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ierry Benoit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nnick Favennec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Jégo</text:p>
          </table:table-cell>
          <table:table-cell office:value-type="string">
            <text:p><text:s/>UD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Calmet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Clae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Fau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Rod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Rouss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Vidal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exis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Christine La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Lise Dufour-Toni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e-Yvonne Le D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nnick Le L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ck Lepet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nie Le Houer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rmand Jun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naud Le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udrey Linkenhel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bara Romagn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éatrice Sant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dette Lacla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rnard Lester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ernard Rom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inali Sai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igitte Bourguign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Bruno Le Ro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rlos Da Silv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Beaubat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Cout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Lemor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Qu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therine Troalli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cile Unterma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antal Berth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ntal Guitt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ynesse Khirou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Assaf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Bata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Franque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ian Hu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an Pau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ine Pires Beau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rg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Bouill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res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stan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Christophe Léo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Prem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Sirugu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aude Bartolo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lotilde Valt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ette Capdevi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lette Langl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chita Lacu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rinne Erh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Boisseri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 Goldbe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niel Vailla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avid Habib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lphine Bath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ys Robili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Ba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Chauv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Lefebv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Dominique Po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Raimbour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ith Gueug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duardo Rihan Cyp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lisabeth Guig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isabeth Poch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eric Bréh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milienne Poumir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Jal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ricka Bareigt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rwann Bi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stelle Gre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abrice Verd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nélie Carrey-Co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nny Dombre Cos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lorent Boudi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 And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Brott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La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Lonc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Pupp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Descamps-Cros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Dub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Françoise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e Im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c Roig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édérique Mass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abrielle Louis-Ca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eneviève Ga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viève Gosselin-Fleu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Ba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Sebaou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érard Terr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rminal Peir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bert Le Br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bert Sauv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les Sava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sèle Biémour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Bachel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illaume Gar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Chambefo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 Delcou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y-Michel Chauv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wendal Roui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wenegan Bu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Hélène Geoffro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Emmanuel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nri Jibray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Fé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ervé Pello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gues Four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brahim Aboubaca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Brun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line Ma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Cres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Vala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Glavan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Gre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Jacques Vlo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hristophe Cambadél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Buis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Fru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Claude Per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David Ci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Bride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Cot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Urvo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Brico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Destan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Gagnai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ouis Tour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Bleunve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Luc Laur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c Ayr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c Four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arc Germa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arie Beffa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Michel Cléme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Michel Villaum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atrick G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Bac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Chanteg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aul Dup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hilippe Ma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Alloss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Blaz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Duf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ean-Pierre Le Roc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ierre Magg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René Marsa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Caull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Le Bouillonnec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Yves Le Déa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aquim Puey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 Aviragn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le Huill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lie Sommarug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arine Berg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Kheira Bouzi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léber Mesquid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Du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Cathal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Grandguillaum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t Kalinows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nda Gourja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 Bel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e Pa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ucette Lous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lek Boutih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 Gou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cel Roge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 Récald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Anne Chapdelai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Arlette Carlo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Françoise Bech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Françoise Clerg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Hélène Fab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Line Reyna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Lou Marc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-Noëlle Battist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Odile Bouil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etta Karamanl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Carrillon-Couvreu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tine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Lignières-Cass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Martin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tine Pinvi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hieu Hano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 Fek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ud Oliv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Dest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Françai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Issindo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efai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esag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Liebgot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Mén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aj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Pouzo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Vauzel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el Vergn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Delauna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ichèle Fournier-Arm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Iborr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Orph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nique Rab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pole Polutél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Appér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Chabann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athalie Nie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Bay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dile Saugu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Dussop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Olivier Fau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Véra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ola Zanett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Cherk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Deguilhe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 Popel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 Terrass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scale Boist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e Croz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scale Go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Pra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ia Adam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atrick Blo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ebret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Lemasl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Mennuc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k Vigna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 Corder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Bau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Bie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Du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Kem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hilippe Mart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Nauch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Noguè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hilippe Pliss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Aylag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 Moscovic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ierre-Alain M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ierre-Yves Le Borgn'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uria Amirshah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zzy Hammad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gis Juanico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émi Pauvro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é Dosiè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né Rouqu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chard Fer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obert Oliv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main Col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bine Bui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andrine Douc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drine H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drine Mazetier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Denaj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ébastien Pietrasant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Bard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Janqu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e Letchimy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ybah Dagoma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Dessu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ophie Errant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Trav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zanne Tallar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ane Alaux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ane Bulteau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e Tolmon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érèse Guilber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homas Thévenou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Corre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Fourneyro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érie Rabaul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ctorin Lur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ncent Burroni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viane Le Dissez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William Dumas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ann Cape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ann Galut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Blein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Yves Daniel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Durand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Yves Goasdoué</text:p>
          </table:table-cell>
          <table:table-cell office:value-type="string">
            <text:p><text:s/>SR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lain Tourre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y Chalus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que Orliac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érard Charasse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da H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Krabal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s Moignar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Noël Carpentier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ine Dubi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érôme Lam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ël Giraud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livier Falorn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Giacobbi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oger-Gérard Schwartzenberg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éphane Claireaux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téphane Saint-André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Thierry Robert</text:p>
          </table:table-cell>
          <table:table-cell office:value-type="string">
            <text:p><text:s/>RRD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ilbert Coll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illes Bourdoulei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Jacques Bompard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 Lassall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rion Maréchal-Le Pe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Dupont-Aignan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ylvie Andrieux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éronique Besse</text:p>
          </table:table-cell>
          <table:table-cell office:value-type="string">
            <text:p><text:s/>NI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ain Bocqu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lfred Marie-Jean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é Chassaign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uno Nestor Azero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Asensi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briel Servill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aby Charroux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uguette Bell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acqueline Fraysse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Jacques Candelie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Philippe Nilor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c Dolez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rie-George Buffet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icolas Sansu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trice Carvalho</text:p>
          </table:table-cell>
          <table:table-cell office:value-type="string">
            <text:p><text:s/>GD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arbara Pompil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igitte Alla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écile Duflo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e Cav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ielle Auroi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nis Baupi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Éric Alauze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va S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 de Rugy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çois-Michel Lambert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abelle Attard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ean-Louis Roumegas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urence Abeill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èle Bonneton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ël Mamère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aul Molac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gio Coronado</text:p>
          </table:table-cell>
          <table:table-cell office:value-type="string">
            <text:p><text:s/>Ecol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éronique Massonneau</text:p>
          </table:table-cell>
          <table:table-cell office:value-type="string">
            <text:p><text:s/>Ecolo</text:p>
          </table:table-cell>
          <table:table-cell table:number-columns-repeated="4"/>
        </table:table-row>
      </table:table>
      <table:database-ranges>
        <table:database-range table:target-range-address="Feuille1.AG2:Feuille1.AG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ff00"/>
    </style:style>
    <style:style style:name="Sans_20_nom2" style:display-name="Sans nom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/10/2014</text:date>, <text:time>14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8T14:20:03.04</dc:date>
    <meta:generator>OpenOffice.org/3.4.1$Win32 OpenOffice.org_project/341m1$Build-9593</meta:generator>
    <meta:editing-duration>P1DT14H36M31S</meta:editing-duration>
    <meta:editing-cycles>5</meta:editing-cycles>
    <meta:document-statistic meta:table-count="3" meta:cell-count="5161" meta:object-count="0"/>
  </office:meta>
</office:document-meta>
</file>